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FA000003DFFD4B0A49FC71B1CF.png" manifest:media-type="image/png"/>
  <manifest:file-entry manifest:full-path="Pictures/100002010000046B0000036DC8C97E3B32F2F2F0.png" manifest:media-type="image/png"/>
  <manifest:file-entry manifest:full-path="Pictures/100000000000024E000001939F8B857D2D514567.png" manifest:media-type="image/png"/>
  <manifest:file-entry manifest:full-path="Pictures/1000020100000286000001DAC95CE4E51E6561F9.png" manifest:media-type="image/png"/>
  <manifest:file-entry manifest:full-path="Pictures/1000000000000291000001E105F84EEA5E2853F3.png" manifest:media-type="image/png"/>
  <manifest:file-entry manifest:full-path="Pictures/10000201000002090000014BAF3FBA6E2C465816.png" manifest:media-type="image/png"/>
  <manifest:file-entry manifest:full-path="Pictures/100002010000046B0000036DC54A9E62D48624D2.png" manifest:media-type="image/png"/>
  <manifest:file-entry manifest:full-path="Pictures/100000000000034F000002DD296845C33873C5D1.png" manifest:media-type="image/png"/>
  <manifest:file-entry manifest:full-path="Pictures/100000000000031B000001F2BBB692E8493D7340.png" manifest:media-type="image/png"/>
  <manifest:file-entry manifest:full-path="Pictures/10000000000004080000002FF1479BBA86845F78.png" manifest:media-type="image/png"/>
  <manifest:file-entry manifest:full-path="Pictures/10000000000001680000029E7E27863135E3D833.png" manifest:media-type="image/png"/>
  <manifest:file-entry manifest:full-path="Pictures/10000000000001800000029F5D783CEB62467BFB.png" manifest:media-type="image/png"/>
  <manifest:file-entry manifest:full-path="Pictures/100002010000046B00000363D69D3E05AD2C5817.png" manifest:media-type="image/png"/>
  <manifest:file-entry manifest:full-path="Pictures/1000000000000265000002A08445656331CD4FD6.png" manifest:media-type="image/png"/>
  <manifest:file-entry manifest:full-path="Pictures/1000020100000314000002CC945AF2916FF21298.png" manifest:media-type="image/png"/>
  <manifest:file-entry manifest:full-path="Pictures/10000201000002F9000001BDD17B9398E9F23437.png" manifest:media-type="image/png"/>
  <manifest:file-entry manifest:full-path="Pictures/100002010000046B00000363915DF13CBE8A8E04.png" manifest:media-type="image/png"/>
  <manifest:file-entry manifest:full-path="Pictures/10000000000002160000029F1CC09BEEA0416994.png" manifest:media-type="image/png"/>
  <manifest:file-entry manifest:full-path="Pictures/100000000000018400000236D837C3EC2233588B.png" manifest:media-type="image/png"/>
  <manifest:file-entry manifest:full-path="Pictures/10000201000006900000041A9218018F64DBFD80.png" manifest:media-type="image/png"/>
  <manifest:file-entry manifest:full-path="Pictures/10000000000002B0000002A62B6B60FCFD88CEE4.png" manifest:media-type="image/png"/>
  <manifest:file-entry manifest:full-path="Pictures/1000000000000371000001DE62DF5DA8804B9C96.png" manifest:media-type="image/png"/>
  <manifest:file-entry manifest:full-path="Pictures/100000000000029F000002D72872DD210085CA18.png" manifest:media-type="image/png"/>
  <manifest:file-entry manifest:full-path="Pictures/10000000000002A3000002385DAC9181BE913296.png" manifest:media-type="image/png"/>
  <manifest:file-entry manifest:full-path="Pictures/100002010000031800000210B4CF37E1E129FD21.png" manifest:media-type="image/png"/>
  <manifest:file-entry manifest:full-path="Pictures/10000000000001800000022432A3354A75F068EA.png" manifest:media-type="image/png"/>
  <manifest:file-entry manifest:full-path="Pictures/1000000000000185000001FA255923444982F9A8.png" manifest:media-type="image/png"/>
  <manifest:file-entry manifest:full-path="Pictures/1000000000000184000001FAFDFB749C30344470.png" manifest:media-type="image/png"/>
  <manifest:file-entry manifest:full-path="Pictures/1000000000000186000002339BC54C784E2C6EAC.png" manifest:media-type="image/png"/>
  <manifest:file-entry manifest:full-path="Pictures/100000000000029A00000183338C7C5C9504FD12.png" manifest:media-type="image/png"/>
  <manifest:file-entry manifest:full-path="Pictures/10000000000002FC000002055BAEF9CEFD541995.png" manifest:media-type="image/png"/>
  <manifest:file-entry manifest:full-path="Pictures/10000000000002EA0000020F3518ECE7BB6458AB.png" manifest:media-type="image/png"/>
  <manifest:file-entry manifest:full-path="Pictures/100000000000026F0000026C9B27575FEAED3C2C.png" manifest:media-type="image/png"/>
  <manifest:file-entry manifest:full-path="Pictures/100002010000027B000001995D1BD484A7051FA3.png" manifest:media-type="image/png"/>
  <manifest:file-entry manifest:full-path="Pictures/100000000000028A000001FB3FE61D755A0B3E59.png" manifest:media-type="image/png"/>
  <manifest:file-entry manifest:full-path="Pictures/100002010000050F0000022F1271E1F4D98E65FB.png" manifest:media-type="image/png"/>
  <manifest:file-entry manifest:full-path="Pictures/100002010000050F0000016B7AF08EC26915833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CatalogueActeurs" style:family="table">
      <style:table-properties style:width="17.013cm" fo:margin-left="0cm" table:align="left"/>
    </style:style>
    <style:style style:name="CatalogueActeurs.A" style:family="table-column">
      <style:table-column-properties style:column-width="5.106cm"/>
    </style:style>
    <style:style style:name="CatalogueActeurs.B" style:family="table-column">
      <style:table-column-properties style:column-width="11.906cm"/>
    </style:style>
    <style:style style:name="CatalogueActeur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atalogueActeurs.B1" style:family="table-cell">
      <style:table-cell-properties fo:background-color="transparent" fo:padding="0.097cm" fo:border="0.5pt solid #000000" style:writing-mode="page">
        <style:background-image/>
      </style:table-cell-properties>
    </style:style>
    <style:style style:name="CatalogueActeur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atalogueActeur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 style:family="table">
      <style:table-properties style:width="17cm" table:align="margins" style:may-break-between-rows="false"/>
    </style:style>
    <style:style style:name="Tableau1.A" style:family="table-column">
      <style:table-column-properties style:column-width="5.667cm" style:rel-column-width="21845*"/>
    </style:style>
    <style:style style:name="Tableau1.1" style:family="table-row">
      <style:table-row-properties fo:keep-together="always"/>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6.96cm" table:align="right"/>
    </style:style>
    <style:style style:name="Tableau4.A" style:family="table-column">
      <style:table-column-properties style:column-width="5.632cm"/>
    </style:style>
    <style:style style:name="Tableau4.B" style:family="table-column">
      <style:table-column-properties style:column-width="5.669cm"/>
    </style:style>
    <style:style style:name="Tableau4.C" style:family="table-column">
      <style:table-column-properties style:column-width="5.659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5.664cm"/>
    </style:style>
    <style:style style:name="Tableau11.B" style:family="table-column">
      <style:table-column-properties style:column-width="5.667cm"/>
    </style:style>
    <style:style style:name="Tableau11.C" style:family="table-column">
      <style:table-column-properties style:column-width="5.681cm"/>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5.664cm" style:rel-column-width="21833*"/>
    </style:style>
    <style:style style:name="Tableau13.B" style:family="table-column">
      <style:table-column-properties style:column-width="5.667cm" style:rel-column-width="21847*"/>
    </style:style>
    <style:style style:name="Tableau13.C" style:family="table-column">
      <style:table-column-properties style:column-width="5.669cm" style:rel-column-width="21855*"/>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666cm" style:rel-column-width="21840*"/>
    </style:style>
    <style:style style:name="Tableau12.B" style:family="table-column">
      <style:table-column-properties style:column-width="5.667cm" style:rel-column-width="21847*"/>
    </style:style>
    <style:style style:name="Tableau12.C" style:family="table-column">
      <style:table-column-properties style:column-width="5.667cm" style:rel-column-width="21848*"/>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style>
    <style:style style:name="Tableau14.A" style:family="table-column">
      <style:table-column-properties style:column-width="5.664cm"/>
    </style:style>
    <style:style style:name="Tableau14.B" style:family="table-column">
      <style:table-column-properties style:column-width="5.667cm"/>
    </style:style>
    <style:style style:name="Tableau14.C" style:family="table-column">
      <style:table-column-properties style:column-width="5.681cm"/>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6cm" style:rel-column-width="21840*"/>
    </style:style>
    <style:style style:name="Tableau5.B" style:family="table-column">
      <style:table-column-properties style:column-width="5.667cm" style:rel-column-width="21847*"/>
    </style:style>
    <style:style style:name="Tableau5.C" style:family="table-column">
      <style:table-column-properties style:column-width="5.667cm" style:rel-column-width="21848*"/>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3.545cm"/>
    </style:style>
    <style:style style:name="Tableau6" style:family="table">
      <style:table-properties style:width="17cm" table:align="margins"/>
    </style:style>
    <style:style style:name="Tableau6.A" style:family="table-column">
      <style:table-column-properties style:column-width="5.666cm" style:rel-column-width="21840*"/>
    </style:style>
    <style:style style:name="Tableau6.B" style:family="table-column">
      <style:table-column-properties style:column-width="5.667cm" style:rel-column-width="21847*"/>
    </style:style>
    <style:style style:name="Tableau6.C" style:family="table-column">
      <style:table-column-properties style:column-width="5.667cm" style:rel-column-width="21848*"/>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666cm" style:rel-column-width="21840*"/>
    </style:style>
    <style:style style:name="Tableau7.B" style:family="table-column">
      <style:table-column-properties style:column-width="5.667cm" style:rel-column-width="21847*"/>
    </style:style>
    <style:style style:name="Tableau7.C" style:family="table-column">
      <style:table-column-properties style:column-width="5.667cm" style:rel-column-width="21848*"/>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666cm" style:rel-column-width="21840*"/>
    </style:style>
    <style:style style:name="Tableau8.B" style:family="table-column">
      <style:table-column-properties style:column-width="5.667cm" style:rel-column-width="21847*"/>
    </style:style>
    <style:style style:name="Tableau8.C" style:family="table-column">
      <style:table-column-properties style:column-width="5.667cm" style:rel-column-width="21848*"/>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666cm" style:rel-column-width="21840*"/>
    </style:style>
    <style:style style:name="Tableau9.B" style:family="table-column">
      <style:table-column-properties style:column-width="5.667cm" style:rel-column-width="21847*"/>
    </style:style>
    <style:style style:name="Tableau9.C" style:family="table-column">
      <style:table-column-properties style:column-width="5.667cm" style:rel-column-width="21848*"/>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664cm" style:rel-column-width="21833*"/>
    </style:style>
    <style:style style:name="Tableau10.B" style:family="table-column">
      <style:table-column-properties style:column-width="5.667cm" style:rel-column-width="21847*"/>
    </style:style>
    <style:style style:name="Tableau10.C" style:family="table-column">
      <style:table-column-properties style:column-width="5.669cm" style:rel-column-width="21855*"/>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5.666cm" style:rel-column-width="21840*"/>
    </style:style>
    <style:style style:name="Tableau15.B" style:family="table-column">
      <style:table-column-properties style:column-width="5.667cm" style:rel-column-width="21847*"/>
    </style:style>
    <style:style style:name="Tableau15.C" style:family="table-column">
      <style:table-column-properties style:column-width="5.667cm" style:rel-column-width="21848*"/>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5.666cm" style:rel-column-width="21840*"/>
    </style:style>
    <style:style style:name="Tableau16.B" style:family="table-column">
      <style:table-column-properties style:column-width="5.667cm" style:rel-column-width="21847*"/>
    </style:style>
    <style:style style:name="Tableau16.C" style:family="table-column">
      <style:table-column-properties style:column-width="5.667cm" style:rel-column-width="21848*"/>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5.667cm" style:rel-column-width="21845*"/>
    </style:style>
    <style:style style:name="Tableau17.A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Liberation Serif" officeooo:rsid="0222eeb0" officeooo:paragraph-rsid="02301605"/>
    </style:style>
    <style:style style:name="P2" style:family="paragraph" style:parent-style-name="Header">
      <style:text-properties style:font-name="Liberation Serif" officeooo:rsid="0222eeb0" officeooo:paragraph-rsid="026c5b97"/>
    </style:style>
    <style:style style:name="P3" style:family="paragraph" style:parent-style-name="Header">
      <style:text-properties style:font-name="Liberation Serif" fo:font-size="14pt" fo:letter-spacing="0.018cm" fo:font-style="normal" style:text-underline-style="none" fo:font-weight="normal" officeooo:rsid="0097de44" officeooo:paragraph-rsid="0224c664" style:font-size-asian="14pt" style:font-style-asian="normal" style:font-weight-asian="normal" style:font-size-complex="14pt" style:font-style-complex="normal" style:font-weight-complex="normal"/>
    </style:style>
    <style:style style:name="P4" style:family="paragraph" style:parent-style-name="Footer">
      <style:paragraph-properties fo:text-align="end" style:justify-single-word="false"/>
    </style:style>
    <style:style style:name="P5" style:family="paragraph" style:parent-style-name="Standard">
      <style:paragraph-properties fo:text-align="center" style:justify-single-word="false"/>
      <style:text-properties style:font-name="Liberation Serif" fo:font-size="14pt" fo:font-weight="bold" officeooo:rsid="0011fbde" officeooo:paragraph-rsid="0011fbde"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Liberation Serif" fo:font-size="14pt" fo:letter-spacing="0.018cm" fo:font-style="italic" style:text-underline-style="none" fo:font-weight="bold" officeooo:rsid="0031291d" officeooo:paragraph-rsid="0209a087" style:font-size-asian="14pt" style:font-style-asian="italic" style:font-weight-asian="bold" style:font-size-complex="14pt" style:font-style-complex="italic" style:font-weight-complex="bold" style:text-scale="100%"/>
    </style:style>
    <style:style style:name="P7" style:family="paragraph" style:parent-style-name="Standard">
      <style:paragraph-properties fo:text-align="center" style:justify-single-word="false"/>
      <style:text-properties style:font-name="Liberation Serif" fo:font-size="18pt" fo:font-weight="bold" officeooo:rsid="0011fbde" officeooo:paragraph-rsid="0011fbde" style:font-size-asian="18pt" style:font-weight-asian="bold" style:font-size-complex="18pt" style:font-weight-complex="bold"/>
    </style:style>
    <style:style style:name="P8" style:family="paragraph" style:parent-style-name="Standard">
      <style:paragraph-properties fo:text-align="start" style:justify-single-word="false"/>
      <style:text-properties style:font-name="Liberation Serif" fo:font-size="12pt" fo:letter-spacing="0.018cm" fo:font-style="italic" style:text-underline-style="none" fo:font-weight="normal" officeooo:rsid="008fb06c" officeooo:paragraph-rsid="0209a087" style:font-size-asian="12pt" style:font-style-asian="italic" style:font-weight-asian="normal" style:font-size-complex="12pt" style:font-style-complex="italic" style:font-weight-complex="normal" style:text-scale="100%"/>
    </style:style>
    <style:style style:name="P9" style:family="paragraph" style:parent-style-name="Standard">
      <style:paragraph-properties fo:text-align="justify" style:justify-single-word="false"/>
      <style:text-properties style:font-name="Liberation Serif" officeooo:rsid="00226882" officeooo:paragraph-rsid="00d0feff"/>
    </style:style>
    <style:style style:name="P10" style:family="paragraph" style:parent-style-name="Standard">
      <style:text-properties style:font-name="Liberation Serif" officeooo:rsid="000d505b" officeooo:paragraph-rsid="022b2a63"/>
    </style:style>
    <style:style style:name="P11" style:family="paragraph" style:parent-style-name="Standard">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P12" style:family="paragraph" style:parent-style-name="Standard">
      <style:text-properties style:font-name="Liberation Serif" officeooo:paragraph-rsid="027d03cf"/>
    </style:style>
    <style:style style:name="P13" style:family="paragraph" style:parent-style-name="Standard">
      <style:paragraph-properties fo:text-align="justify" style:justify-single-word="false"/>
      <style:text-properties style:font-name="Liberation Serif" officeooo:rsid="00b401d6" officeooo:paragraph-rsid="027ecb57"/>
    </style:style>
    <style:style style:name="P14" style:family="paragraph" style:parent-style-name="Standard">
      <style:paragraph-properties fo:text-align="center" style:justify-single-word="false"/>
      <style:text-properties fo:font-size="14pt" fo:font-weight="bold" officeooo:rsid="0010acb0" officeooo:paragraph-rsid="0010acb0" style:font-size-asian="12.25pt" style:font-weight-asian="bold" style:font-size-complex="14pt" style:font-weight-complex="bold"/>
    </style:style>
    <style:style style:name="P15" style:family="paragraph" style:parent-style-name="Standard">
      <style:paragraph-properties fo:text-align="center" style:justify-single-word="false"/>
      <style:text-properties fo:font-size="14pt" fo:font-weight="bold" officeooo:rsid="0011fbde" officeooo:paragraph-rsid="0011fbde" style:font-size-asian="12.25pt" style:font-weight-asian="bold" style:font-size-complex="14pt" style:font-weight-complex="bold"/>
    </style:style>
    <style:style style:name="P16" style:family="paragraph" style:parent-style-name="Standard">
      <style:paragraph-properties fo:text-align="center" style:justify-single-word="false"/>
      <style:text-properties fo:font-size="14pt" fo:font-weight="bold" officeooo:rsid="022eadf1" officeooo:paragraph-rsid="022eadf1" style:font-size-asian="12.25pt" style:font-weight-asian="bold" style:font-size-complex="14pt" style:font-weight-complex="bold"/>
    </style:style>
    <style:style style:name="P17" style:family="paragraph" style:parent-style-name="Standard">
      <style:paragraph-properties fo:text-align="center" style:justify-single-word="false"/>
      <style:text-properties fo:font-size="20pt" fo:font-weight="bold" officeooo:rsid="0011fbde" officeooo:paragraph-rsid="0011fbde" style:font-size-asian="17.5pt" style:font-weight-asian="bold" style:font-size-complex="20pt" style:font-weight-complex="bold"/>
    </style:style>
    <style:style style:name="P18" style:family="paragraph" style:parent-style-name="Standard">
      <style:paragraph-properties fo:text-align="start" style:justify-single-word="false"/>
      <style:text-properties officeooo:paragraph-rsid="00342b19"/>
    </style:style>
    <style:style style:name="P19" style:family="paragraph" style:parent-style-name="Standard">
      <style:paragraph-properties fo:text-align="center" style:justify-single-word="false"/>
      <style:text-properties style:font-name="serif" fo:font-size="11.25pt" fo:font-weight="normal" officeooo:rsid="001200f9" officeooo:paragraph-rsid="0010acb0" style:font-size-asian="12.25pt" style:font-weight-asian="normal" style:font-size-complex="14pt" style:font-weight-complex="normal"/>
    </style:style>
    <style:style style:name="P20" style:family="paragraph" style:parent-style-name="Standard">
      <style:text-properties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P21" style:family="paragraph" style:parent-style-name="Standard">
      <style:text-properties fo:letter-spacing="0.018cm" fo:font-style="normal" style:text-underline-style="none" fo:font-weight="bold" style:font-style-asian="normal" style:font-weight-asian="bold" style:font-style-complex="normal" style:font-weight-complex="bold"/>
    </style:style>
    <style:style style:name="P22" style:family="paragraph" style:parent-style-name="Standard">
      <style:text-properties fo:letter-spacing="0.018cm" style:text-underline-style="solid" style:text-underline-width="auto" style:text-underline-color="font-color" fo:font-weight="bold" officeooo:rsid="009cc5ad" style:font-weight-asian="bold" style:font-weight-complex="bold"/>
    </style:style>
    <style:style style:name="P23" style:family="paragraph" style:parent-style-name="Standard">
      <style:text-properties fo:letter-spacing="0.018cm" fo:font-style="italic" style:text-underline-style="none" fo:font-weight="bold" officeooo:rsid="009cc5ad" style:font-style-asian="italic" style:font-weight-asian="bold" style:font-style-complex="italic" style:font-weight-complex="bold"/>
    </style:style>
    <style:style style:name="P24" style:family="paragraph" style:parent-style-name="Text_20_body">
      <style:paragraph-properties fo:break-before="page"/>
    </style:style>
    <style:style style:name="P25" style:family="paragraph" style:parent-style-name="Contents_20_Heading">
      <style:paragraph-properties fo:break-before="page"/>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93bc15" officeooo:paragraph-rsid="0093bc15" style:font-size-asian="12pt" style:font-style-asian="italic" style:font-weight-asian="bold" style:font-size-complex="12pt" style:font-style-complex="italic" style:font-weight-complex="bold" style:text-overline-style="none" style:text-overline-color="font-color"/>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482e2" officeooo:paragraph-rsid="009482e2"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text-properties style:font-name="Liberation Serif"/>
    </style:style>
    <style:style style:name="P31" style:family="paragraph" style:parent-style-name="Table_20_Contents">
      <style:text-properties style:font-name="Liberation Serif" officeooo:rsid="001e7888" officeooo:paragraph-rsid="001e7888"/>
    </style:style>
    <style:style style:name="P32" style:family="paragraph" style:parent-style-name="Table_20_Contents">
      <style:text-properties style:font-name="Liberation Serif" officeooo:rsid="001e7888" officeooo:paragraph-rsid="001f68ca"/>
    </style:style>
    <style:style style:name="P33" style:family="paragraph" style:parent-style-name="Table_20_Contents">
      <style:text-properties style:font-name="Liberation Serif" officeooo:rsid="001e7888" officeooo:paragraph-rsid="00a5dc99"/>
    </style:style>
    <style:style style:name="P34" style:family="paragraph" style:parent-style-name="Table_20_Contents">
      <style:text-properties style:font-name="Liberation Serif" officeooo:rsid="001e7888" officeooo:paragraph-rsid="00a796a0"/>
    </style:style>
    <style:style style:name="P35" style:family="paragraph" style:parent-style-name="Table_20_Contents">
      <style:text-properties style:font-name="Liberation Serif" officeooo:rsid="001e7888" officeooo:paragraph-rsid="00a8f7b9"/>
    </style:style>
    <style:style style:name="P36" style:family="paragraph" style:parent-style-name="Table_20_Contents">
      <style:text-properties style:font-name="Liberation Serif" officeooo:rsid="001e7888" officeooo:paragraph-rsid="00a5b410"/>
    </style:style>
    <style:style style:name="P37" style:family="paragraph" style:parent-style-name="Table_20_Contents">
      <style:paragraph-properties fo:text-align="justify" style:justify-single-word="false"/>
      <style:text-properties style:font-name="Liberation Serif" officeooo:rsid="001e7888" officeooo:paragraph-rsid="00a5b410"/>
    </style:style>
    <style:style style:name="P38" style:family="paragraph" style:parent-style-name="Table_20_Contents">
      <style:paragraph-properties fo:text-align="justify" style:justify-single-word="false"/>
      <style:text-properties style:font-name="Liberation Serif" officeooo:rsid="00eee447" officeooo:paragraph-rsid="00eee447"/>
    </style:style>
    <style:style style:name="P39" style:family="paragraph" style:parent-style-name="Table_20_Contents">
      <style:text-properties style:font-name="Liberation Serif" officeooo:paragraph-rsid="001f68ca"/>
    </style:style>
    <style:style style:name="P40" style:family="paragraph" style:parent-style-name="Table_20_Contents">
      <style:paragraph-properties fo:text-align="justify" style:justify-single-word="false"/>
      <style:text-properties style:font-name="Liberation Serif" officeooo:rsid="00aa2899" officeooo:paragraph-rsid="00aa2899"/>
    </style:style>
    <style:style style:name="P41" style:family="paragraph" style:parent-style-name="Table_20_Contents">
      <style:paragraph-properties fo:text-align="justify" style:justify-single-word="false"/>
      <style:text-properties style:font-name="Liberation Serif" officeooo:rsid="00b8f12e" officeooo:paragraph-rsid="00b8f12e"/>
    </style:style>
    <style:style style:name="P42" style:family="paragraph" style:parent-style-name="Table_20_Contents">
      <style:paragraph-properties fo:text-align="justify" style:justify-single-word="false"/>
      <style:text-properties style:font-name="Liberation Serif" officeooo:rsid="010d7023" officeooo:paragraph-rsid="0163b597"/>
    </style:style>
    <style:style style:name="P43" style:family="paragraph" style:parent-style-name="Table_20_Contents">
      <style:paragraph-properties fo:text-align="justify" style:justify-single-word="false"/>
      <style:text-properties style:font-name="Liberation Serif" officeooo:rsid="010d7023" officeooo:paragraph-rsid="010d7023"/>
    </style:style>
    <style:style style:name="P44" style:family="paragraph" style:parent-style-name="Table_20_Contents">
      <style:paragraph-properties fo:text-align="justify" style:justify-single-word="false"/>
      <style:text-properties style:font-name="Liberation Serif" officeooo:rsid="0163319a" officeooo:paragraph-rsid="0163319a"/>
    </style:style>
    <style:style style:name="P45" style:family="paragraph" style:parent-style-name="Table_20_Contents">
      <style:paragraph-properties fo:text-align="justify" style:justify-single-word="false"/>
      <style:text-properties style:font-name="Liberation Serif" officeooo:rsid="010eb33e" officeooo:paragraph-rsid="010eb33e"/>
    </style:style>
    <style:style style:name="P46" style:family="paragraph" style:parent-style-name="Table_20_Contents">
      <style:paragraph-properties fo:text-align="justify" style:justify-single-word="false"/>
      <style:text-properties style:font-name="Liberation Serif" officeooo:rsid="0153203c" officeooo:paragraph-rsid="0153203c"/>
    </style:style>
    <style:style style:name="P47" style:family="paragraph" style:parent-style-name="Table_20_Contents">
      <style:paragraph-properties fo:text-align="justify" style:justify-single-word="false"/>
      <style:text-properties style:font-name="Liberation Serif" officeooo:rsid="011094de" officeooo:paragraph-rsid="011094de"/>
    </style:style>
    <style:style style:name="P48" style:family="paragraph" style:parent-style-name="Table_20_Contents">
      <style:paragraph-properties fo:text-align="justify" style:justify-single-word="false"/>
      <style:text-properties style:font-name="Liberation Serif" officeooo:rsid="011094de" officeooo:paragraph-rsid="01557ff7"/>
    </style:style>
    <style:style style:name="P49" style:family="paragraph" style:parent-style-name="Table_20_Contents">
      <style:paragraph-properties fo:text-align="justify" style:justify-single-word="false"/>
      <style:text-properties style:font-name="Liberation Serif" officeooo:rsid="011094de" officeooo:paragraph-rsid="01b9a257"/>
    </style:style>
    <style:style style:name="P50" style:family="paragraph" style:parent-style-name="Table_20_Contents">
      <style:paragraph-properties fo:text-align="justify" style:justify-single-word="false"/>
      <style:text-properties style:font-name="Liberation Serif" officeooo:rsid="01585bde" officeooo:paragraph-rsid="01557ff7"/>
    </style:style>
    <style:style style:name="P51" style:family="paragraph" style:parent-style-name="Table_20_Contents">
      <style:text-properties style:font-name="Liberation Serif" officeooo:paragraph-rsid="00a5dc99"/>
    </style:style>
    <style:style style:name="P52" style:family="paragraph" style:parent-style-name="Table_20_Contents">
      <style:paragraph-properties fo:text-align="justify" style:justify-single-word="false"/>
      <style:text-properties style:font-name="Liberation Serif" officeooo:rsid="0182c65e" officeooo:paragraph-rsid="0182c65e"/>
    </style:style>
    <style:style style:name="P53" style:family="paragraph" style:parent-style-name="Table_20_Contents">
      <style:paragraph-properties fo:text-align="justify" style:justify-single-word="false"/>
      <style:text-properties style:font-name="Liberation Serif" fo:font-size="12pt" officeooo:rsid="028f394c" officeooo:paragraph-rsid="02853fe1" style:font-size-asian="12pt" style:font-size-complex="12pt"/>
    </style:style>
    <style:style style:name="P54" style:family="paragraph" style:parent-style-name="Table_20_Contents">
      <style:paragraph-properties fo:text-align="justify" style:justify-single-word="false"/>
      <style:text-properties style:font-name="Liberation Serif" fo:font-size="12pt" officeooo:rsid="028fef33" officeooo:paragraph-rsid="02853fe1" style:font-size-asian="12pt" style:font-size-complex="12pt"/>
    </style:style>
    <style:style style:name="P55" style:family="paragraph" style:parent-style-name="Table_20_Contents">
      <style:paragraph-properties fo:text-align="justify" style:justify-single-word="false"/>
      <style:text-properties style:font-name="Liberation Serif" fo:font-size="12pt" officeooo:rsid="01874a03" officeooo:paragraph-rsid="02853fe1" style:font-size-asian="12pt" style:font-size-complex="12pt"/>
    </style:style>
    <style:style style:name="P56" style:family="paragraph" style:parent-style-name="Table_20_Contents">
      <style:paragraph-properties fo:text-align="justify" style:justify-single-word="false"/>
      <style:text-properties style:font-name="Liberation Serif" fo:font-size="12pt" officeooo:rsid="011a0f54" officeooo:paragraph-rsid="02853fe1" style:font-size-asian="12pt" style:font-size-complex="12pt"/>
    </style:style>
    <style:style style:name="P57" style:family="paragraph" style:parent-style-name="Table_20_Contents">
      <style:text-properties style:font-name="Liberation Serif" officeooo:paragraph-rsid="00a796a0"/>
    </style:style>
    <style:style style:name="P58" style:family="paragraph" style:parent-style-name="Table_20_Contents">
      <style:paragraph-properties fo:text-align="justify" style:justify-single-word="false"/>
      <style:text-properties style:font-name="Liberation Serif" officeooo:rsid="00c119a6" officeooo:paragraph-rsid="00c119a6"/>
    </style:style>
    <style:style style:name="P59" style:family="paragraph" style:parent-style-name="Table_20_Contents">
      <style:paragraph-properties fo:text-align="justify" style:justify-single-word="false"/>
      <style:text-properties style:font-name="Liberation Serif" officeooo:rsid="011bda45" officeooo:paragraph-rsid="028619a9"/>
    </style:style>
    <style:style style:name="P60" style:family="paragraph" style:parent-style-name="Table_20_Contents">
      <style:text-properties style:font-name="Liberation Serif" officeooo:rsid="0122033e" officeooo:paragraph-rsid="0122033e"/>
    </style:style>
    <style:style style:name="P61" style:family="paragraph" style:parent-style-name="Table_20_Contents">
      <style:text-properties style:font-name="Liberation Serif" officeooo:rsid="001e7888" officeooo:paragraph-rsid="00a5dc99" fo:background-color="transparent"/>
    </style:style>
    <style:style style:name="P62" style:family="paragraph" style:parent-style-name="Table_20_Contents">
      <style:text-properties style:font-name="Liberation Serif" officeooo:paragraph-rsid="00a5dc99" fo:background-color="transparent"/>
    </style:style>
    <style:style style:name="P63" style:family="paragraph" style:parent-style-name="Table_20_Contents">
      <style:paragraph-properties fo:text-align="justify" style:justify-single-word="false"/>
      <style:text-properties style:font-name="Liberation Serif" officeooo:rsid="00226882" officeooo:paragraph-rsid="00a5dc99" fo:background-color="transparent"/>
    </style:style>
    <style:style style:name="P64" style:family="paragraph" style:parent-style-name="Table_20_Contents">
      <style:paragraph-properties fo:text-align="justify" style:justify-single-word="false"/>
      <style:text-properties style:font-name="Liberation Serif" officeooo:rsid="01546851" officeooo:paragraph-rsid="01546851" fo:background-color="transparent"/>
    </style:style>
    <style:style style:name="P65" style:family="paragraph" style:parent-style-name="Table_20_Contents">
      <style:paragraph-properties fo:text-align="justify" style:justify-single-word="false"/>
      <style:text-properties style:font-name="Liberation Serif" officeooo:rsid="012918ef" officeooo:paragraph-rsid="028688fa" fo:background-color="transparent"/>
    </style:style>
    <style:style style:name="P66" style:family="paragraph" style:parent-style-name="Table_20_Contents">
      <style:text-properties style:font-name="Liberation Serif" officeooo:paragraph-rsid="00a8f7b9"/>
    </style:style>
    <style:style style:name="P67" style:family="paragraph" style:parent-style-name="Table_20_Contents">
      <style:paragraph-properties fo:text-align="justify" style:justify-single-word="false"/>
      <style:text-properties style:font-name="Liberation Serif" officeooo:rsid="0127fd79" officeooo:paragraph-rsid="0127fd79"/>
    </style:style>
    <style:style style:name="P68" style:family="paragraph" style:parent-style-name="Table_20_Contents">
      <style:text-properties style:font-name="Liberation Serif" officeooo:paragraph-rsid="00a5b410"/>
    </style:style>
    <style:style style:name="P69" style:family="paragraph" style:parent-style-name="Table_20_Contents">
      <style:paragraph-properties fo:text-align="justify" style:justify-single-word="false"/>
      <style:text-properties style:font-name="Liberation Serif" fo:font-weight="normal" officeooo:rsid="01960d9e" officeooo:paragraph-rsid="01960d9e" style:font-weight-asian="normal" style:font-weight-complex="normal"/>
    </style:style>
    <style:style style:name="P70" style:family="paragraph" style:parent-style-name="Table_20_Contents">
      <style:paragraph-properties fo:text-align="justify" style:justify-single-word="false"/>
      <style:text-properties style:font-name="Liberation Serif" fo:font-weight="normal" officeooo:rsid="00226882" officeooo:paragraph-rsid="00d0feff" style:font-weight-asian="normal" style:font-weight-complex="normal"/>
    </style:style>
    <style:style style:name="P71" style:family="paragraph" style:parent-style-name="Table_20_Contents">
      <style:paragraph-properties fo:text-align="justify" style:justify-single-word="false"/>
      <style:text-properties style:font-name="Liberation Serif" officeooo:rsid="00226882" officeooo:paragraph-rsid="00a5b410"/>
    </style:style>
    <style:style style:name="P72" style:family="paragraph" style:parent-style-name="Table_20_Contents">
      <style:paragraph-properties fo:text-align="justify" style:justify-single-word="false"/>
      <style:text-properties style:font-name="Liberation Serif" officeooo:rsid="00226882" officeooo:paragraph-rsid="00d776b7"/>
    </style:style>
    <style:style style:name="P73" style:family="paragraph" style:parent-style-name="Table_20_Contents">
      <style:paragraph-properties fo:text-align="justify" style:justify-single-word="false"/>
      <style:text-properties style:font-name="Liberation Serif" officeooo:rsid="00226882" officeooo:paragraph-rsid="028688fa"/>
    </style:style>
    <style:style style:name="P74" style:family="paragraph" style:parent-style-name="Table_20_Contents">
      <style:paragraph-properties fo:text-align="justify" style:justify-single-word="false"/>
      <style:text-properties style:font-name="Liberation Serif" officeooo:rsid="00226882" officeooo:paragraph-rsid="028726e9"/>
    </style:style>
    <style:style style:name="P75" style:family="paragraph" style:parent-style-name="Table_20_Contents">
      <style:text-properties style:font-name="Liberation Serif" officeooo:rsid="00226882" officeooo:paragraph-rsid="00a5b410"/>
    </style:style>
    <style:style style:name="P76" style:family="paragraph" style:parent-style-name="Table_20_Contents">
      <style:text-properties style:font-name="Liberation Serif" officeooo:rsid="00226882" officeooo:paragraph-rsid="00deb309"/>
    </style:style>
    <style:style style:name="P77" style:family="paragraph" style:parent-style-name="Table_20_Contents">
      <style:paragraph-properties fo:text-align="justify" style:justify-single-word="false"/>
      <style:text-properties style:font-name="Liberation Serif" officeooo:rsid="00a8f7b9" officeooo:paragraph-rsid="01326cd6"/>
    </style:style>
    <style:style style:name="P78" style:family="paragraph" style:parent-style-name="Table_20_Contents">
      <style:text-properties style:font-name="Liberation Serif" officeooo:rsid="00dcf586" officeooo:paragraph-rsid="00dcf586"/>
    </style:style>
    <style:style style:name="P79" style:family="paragraph" style:parent-style-name="Table_20_Contents">
      <style:paragraph-properties fo:text-align="justify" style:justify-single-word="false"/>
      <style:text-properties style:font-name="Liberation Serif" officeooo:rsid="00e04f32" officeooo:paragraph-rsid="00e04f32"/>
    </style:style>
    <style:style style:name="P80" style:family="paragraph" style:parent-style-name="Table_20_Contents">
      <style:paragraph-properties fo:text-align="justify" style:justify-single-word="false"/>
      <style:text-properties style:font-name="Liberation Serif" officeooo:rsid="00e04f32" officeooo:paragraph-rsid="014634b0"/>
    </style:style>
    <style:style style:name="P81" style:family="paragraph" style:parent-style-name="Table_20_Contents">
      <style:paragraph-properties fo:text-align="justify" style:justify-single-word="false"/>
      <style:text-properties style:font-name="Liberation Serif" officeooo:rsid="00e04f32" officeooo:paragraph-rsid="028726e9"/>
    </style:style>
    <style:style style:name="P82" style:family="paragraph" style:parent-style-name="Table_20_Contents">
      <style:paragraph-properties fo:text-align="justify" style:justify-single-word="false"/>
      <style:text-properties style:font-name="Liberation Serif" officeooo:rsid="00e3468b" officeooo:paragraph-rsid="00e3468b"/>
    </style:style>
    <style:style style:name="P83" style:family="paragraph" style:parent-style-name="Table_20_Contents">
      <style:paragraph-properties fo:text-align="justify" style:justify-single-word="false"/>
      <style:text-properties style:font-name="Liberation Serif" officeooo:rsid="00e51064" officeooo:paragraph-rsid="00e51064"/>
    </style:style>
    <style:style style:name="P84" style:family="paragraph" style:parent-style-name="Table_20_Contents">
      <style:paragraph-properties fo:text-align="center" style:justify-single-word="false"/>
      <style:text-properties style:font-name="Liberation Serif" fo:font-weight="bold" officeooo:rsid="001408cb" officeooo:paragraph-rsid="022b2a63" style:font-weight-asian="bold" style:font-weight-complex="bold"/>
    </style:style>
    <style:style style:name="P85" style:family="paragraph" style:parent-style-name="Table_20_Contents">
      <style:text-properties style:font-name="Liberation Serif" officeooo:rsid="001408cb" officeooo:paragraph-rsid="022b2a63"/>
    </style:style>
    <style:style style:name="P86" style:family="paragraph" style:parent-style-name="Table_20_Contents">
      <style:text-properties style:font-name="Liberation Serif" officeooo:rsid="0014b368" officeooo:paragraph-rsid="022b2a63"/>
    </style:style>
    <style:style style:name="P87" style:family="paragraph" style:parent-style-name="Table_20_Contents">
      <style:text-properties style:font-name="Liberation Serif" officeooo:rsid="0015dffb" officeooo:paragraph-rsid="022b2a63"/>
    </style:style>
    <style:style style:name="P88" style:family="paragraph" style:parent-style-name="Table_20_Contents">
      <style:paragraph-properties fo:text-align="justify" style:justify-single-word="false"/>
      <style:text-properties style:font-name="Liberation Serif" officeooo:rsid="02886376" officeooo:paragraph-rsid="02853fe1"/>
    </style:style>
    <style:style style:name="P89" style:family="paragraph" style:parent-style-name="Table_20_Contents">
      <style:paragraph-properties fo:text-align="justify" style:justify-single-word="false"/>
      <style:text-properties style:font-name="Liberation Serif" officeooo:rsid="015bc9a1" officeooo:paragraph-rsid="02853fe1"/>
    </style:style>
    <style:style style:name="P90" style:family="paragraph" style:parent-style-name="Table_20_Contents">
      <style:paragraph-properties fo:text-align="justify" style:justify-single-word="false"/>
      <style:text-properties style:font-name="Liberation Serif" officeooo:rsid="028a22fc" officeooo:paragraph-rsid="02853fe1"/>
    </style:style>
    <style:style style:name="P91" style:family="paragraph" style:parent-style-name="Table_20_Contents">
      <style:paragraph-properties fo:text-align="justify" style:justify-single-word="false"/>
      <style:text-properties style:font-name="Liberation Serif" officeooo:rsid="028ba31f" officeooo:paragraph-rsid="02853fe1"/>
    </style:style>
    <style:style style:name="P92" style:family="paragraph" style:parent-style-name="Table_20_Contents">
      <style:paragraph-properties fo:text-align="justify" style:justify-single-word="false"/>
      <style:text-properties style:font-name="Liberation Serif" officeooo:rsid="028bfed0" officeooo:paragraph-rsid="02853fe1"/>
    </style:style>
    <style:style style:name="P93" style:family="paragraph" style:parent-style-name="Table_20_Contents">
      <style:paragraph-properties fo:text-align="justify" style:justify-single-word="false"/>
      <style:text-properties style:font-name="Liberation Serif" officeooo:rsid="028e5731" officeooo:paragraph-rsid="02853fe1"/>
    </style:style>
    <style:style style:name="P94" style:family="paragraph" style:parent-style-name="Table_20_Contents">
      <style:text-properties style:font-name="Liberation Serif" officeooo:rsid="02951377" officeooo:paragraph-rsid="028688fa"/>
    </style:style>
    <style:style style:name="P95" style:family="paragraph" style:parent-style-name="Table_20_Contents">
      <style:paragraph-properties fo:text-align="justify" style:justify-single-word="false"/>
      <style:text-properties style:font-name="Liberation Serif" officeooo:rsid="0297f639" officeooo:paragraph-rsid="028688fa"/>
    </style:style>
    <style:style style:name="P96" style:family="paragraph" style:parent-style-name="Table_20_Contents">
      <style:paragraph-properties fo:text-align="justify" style:justify-single-word="false"/>
      <style:text-properties style:font-name="Liberation Serif" officeooo:rsid="02966141" officeooo:paragraph-rsid="028688fa"/>
    </style:style>
    <style:style style:name="P97" style:family="paragraph" style:parent-style-name="Table_20_Contents">
      <style:paragraph-properties fo:text-align="justify" style:justify-single-word="false"/>
      <style:text-properties style:font-name="Liberation Serif" officeooo:rsid="015926bf" officeooo:paragraph-rsid="028d1a30"/>
    </style:style>
    <style:style style:name="P98" style:family="paragraph" style:parent-style-name="Text_20_body">
      <style:text-properties fo:font-style="normal" style:text-underline-style="none" style:font-style-asian="normal" style:font-style-complex="normal"/>
    </style:style>
    <style:style style:name="P99" style:family="paragraph" style:parent-style-name="Text_20_body">
      <style:text-properties style:font-name="Liberation Serif"/>
    </style:style>
    <style:style style:name="P100" style:family="paragraph" style:parent-style-name="Text_20_body">
      <style:text-properties style:font-name="Liberation Serif" fo:letter-spacing="0.018cm" fo:font-style="normal" style:text-underline-style="none" fo:font-weight="normal" officeooo:rsid="0092bda7" officeooo:paragraph-rsid="022715cd" style:font-style-asian="normal" style:font-weight-asian="normal" style:font-style-complex="normal" style:font-weight-complex="normal"/>
    </style:style>
    <style:style style:name="P101" style:family="paragraph" style:parent-style-name="Text_20_body">
      <style:text-properties style:font-name="Liberation Serif" fo:letter-spacing="0.018cm" fo:font-style="normal" style:text-underline-style="none" fo:font-weight="normal" officeooo:rsid="022cf90d" officeooo:paragraph-rsid="00a08fc3" style:font-style-asian="normal" style:font-weight-asian="normal" style:font-style-complex="normal" style:font-weight-complex="normal"/>
    </style:style>
    <style:style style:name="P102" style:family="paragraph" style:parent-style-name="Text_20_body">
      <style:text-properties style:font-name="Liberation Serif" fo:letter-spacing="0.018cm" fo:font-style="normal" style:text-underline-style="none" fo:font-weight="normal" officeooo:rsid="00350f5a" officeooo:paragraph-rsid="027d03cf" style:font-size-asian="14pt" style:font-style-asian="normal" style:font-weight-asian="normal" style:font-style-complex="normal" style:font-weight-complex="normal"/>
    </style:style>
    <style:style style:name="P103" style:family="paragraph" style:parent-style-name="Text_20_body">
      <style:text-properties style:font-name="Liberation Serif" fo:letter-spacing="0.018cm" fo:font-style="normal" style:text-underline-style="none" officeooo:rsid="00350f5a" officeooo:paragraph-rsid="027d03cf" style:font-size-asian="14pt" style:font-style-asian="normal" style:font-style-complex="normal"/>
    </style:style>
    <style:style style:name="P104" style:family="paragraph" style:parent-style-name="Text_20_body">
      <style:text-properties style:font-name="Liberation Serif" fo:letter-spacing="0.018cm" fo:font-style="normal" style:text-underline-style="none" officeooo:rsid="00350f5a" officeooo:paragraph-rsid="028167be" style:font-size-asian="14pt" style:font-style-asian="normal" style:font-style-complex="normal"/>
    </style:style>
    <style:style style:name="P105" style:family="paragraph" style:parent-style-name="Text_20_body">
      <style:text-properties style:font-name="Liberation Serif" fo:letter-spacing="0.018cm" fo:font-style="normal" style:text-underline-style="none" officeooo:rsid="027bf1b2" officeooo:paragraph-rsid="027bf1b2" style:font-size-asian="14pt" style:font-style-asian="normal" style:font-style-complex="normal"/>
    </style:style>
    <style:style style:name="P106" style:family="paragraph" style:parent-style-name="Text_20_body">
      <style:text-properties style:font-name="Liberation Serif" fo:letter-spacing="0.018cm" fo:font-style="normal" style:text-underline-style="solid" style:text-underline-width="auto" style:text-underline-color="font-color" fo:font-weight="bold" officeooo:rsid="009cc5ad" officeooo:paragraph-rsid="01be9061" style:font-style-asian="normal" style:font-weight-asian="bold" style:font-style-complex="normal" style:font-weight-complex="bold"/>
    </style:style>
    <style:style style:name="P107" style:family="paragraph" style:parent-style-name="Text_20_body">
      <style:text-properties style:font-name="Liberation Serif" fo:letter-spacing="0.018cm" fo:font-style="normal" style:text-underline-style="solid" style:text-underline-width="auto" style:text-underline-color="font-color" fo:font-weight="bold" officeooo:rsid="009cc5ad" officeooo:paragraph-rsid="01cb86e4" style:font-style-asian="normal" style:font-weight-asian="bold" style:font-style-complex="normal" style:font-weight-complex="bold"/>
    </style:style>
    <style:style style:name="P108" style:family="paragraph" style:parent-style-name="Text_20_body">
      <style:text-properties style:font-name="Liberation Serif" fo:letter-spacing="0.018cm" fo:font-style="normal" style:text-underline-style="solid" style:text-underline-width="auto" style:text-underline-color="font-color" fo:font-weight="bold" officeooo:rsid="009cc5ad" officeooo:paragraph-rsid="01f3f4e4" style:font-style-asian="normal" style:font-weight-asian="bold" style:font-style-complex="normal" style:font-weight-complex="bold"/>
    </style:style>
    <style:style style:name="P109" style:family="paragraph" style:parent-style-name="Text_20_body">
      <style:text-properties style:font-name="Liberation Serif"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P110"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be9061" style:font-style-asian="italic" style:font-weight-asian="bold" style:font-style-complex="italic" style:font-weight-complex="bold"/>
    </style:style>
    <style:style style:name="P111"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0a5dc99" style:font-style-asian="italic" style:font-weight-asian="bold" style:font-style-complex="italic" style:font-weight-complex="bold"/>
    </style:style>
    <style:style style:name="P112"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0a796a0" style:font-style-asian="italic" style:font-weight-asian="bold" style:font-style-complex="italic" style:font-weight-complex="bold"/>
    </style:style>
    <style:style style:name="P113"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0a8f7b9" style:font-style-asian="italic" style:font-weight-asian="bold" style:font-style-complex="italic" style:font-weight-complex="bold"/>
    </style:style>
    <style:style style:name="P114"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923a2" style:font-style-asian="italic" style:font-weight-asian="bold" style:font-style-complex="italic" style:font-weight-complex="bold"/>
    </style:style>
    <style:style style:name="P115"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aae88" style:font-style-asian="italic" style:font-weight-asian="bold" style:font-style-complex="italic" style:font-weight-complex="bold"/>
    </style:style>
    <style:style style:name="P116"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dec8e" style:font-style-asian="italic" style:font-weight-asian="bold" style:font-style-complex="italic" style:font-weight-complex="bold"/>
    </style:style>
    <style:style style:name="P117"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e1734" style:font-style-asian="italic" style:font-weight-asian="bold" style:font-style-complex="italic" style:font-weight-complex="bold"/>
    </style:style>
    <style:style style:name="P118" style:family="paragraph" style:parent-style-name="Text_20_body">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P119" style:family="paragraph" style:parent-style-name="Text_20_body">
      <style:text-properties style:font-name="Liberation Serif" fo:letter-spacing="0.018cm" fo:font-style="italic" style:text-underline-style="solid" style:text-underline-width="auto" style:text-underline-color="font-color" fo:font-weight="bold" officeooo:rsid="0200d54e" officeooo:paragraph-rsid="0261ceb2" style:font-style-asian="italic" style:font-weight-asian="bold" style:font-style-complex="italic" style:font-weight-complex="bold"/>
    </style:style>
    <style:style style:name="P120" style:family="paragraph" style:parent-style-name="Text_20_body">
      <style:text-properties style:font-name="Liberation Serif" fo:letter-spacing="0.018cm" fo:font-style="italic" style:text-underline-style="none" fo:font-weight="bold" officeooo:rsid="01c023af" officeooo:paragraph-rsid="01c023af" style:font-style-asian="italic" style:font-weight-asian="bold" style:font-style-complex="italic" style:font-weight-complex="bold"/>
    </style:style>
    <style:style style:name="P121" style:family="paragraph" style:parent-style-name="Text_20_body">
      <style:text-properties style:font-name="Liberation Serif" fo:letter-spacing="0.018cm" fo:font-style="italic" style:text-underline-style="none" fo:font-weight="bold" officeooo:rsid="01caae88" officeooo:paragraph-rsid="01caae88" style:font-style-asian="italic" style:font-weight-asian="bold" style:font-style-complex="italic" style:font-weight-complex="bold"/>
    </style:style>
    <style:style style:name="P122" style:family="paragraph" style:parent-style-name="Text_20_body">
      <style:text-properties style:font-name="Liberation Serif" fo:letter-spacing="0.018cm" fo:font-style="italic" style:text-underline-style="none" fo:font-weight="bold" officeooo:rsid="01cb86e4" officeooo:paragraph-rsid="01cb86e4" style:font-style-asian="italic" style:font-weight-asian="bold" style:font-style-complex="italic" style:font-weight-complex="bold"/>
    </style:style>
    <style:style style:name="P123" style:family="paragraph" style:parent-style-name="Text_20_body">
      <style:text-properties style:font-name="Liberation Serif" fo:letter-spacing="0.018cm" officeooo:rsid="0092bda7"/>
    </style:style>
    <style:style style:name="P124" style:family="paragraph" style:parent-style-name="Text_20_body">
      <style:text-properties style:font-name="Liberation Serif" fo:letter-spacing="0.018cm" officeooo:rsid="0092bda7" officeooo:paragraph-rsid="01c023af"/>
    </style:style>
    <style:style style:name="P125" style:family="paragraph" style:parent-style-name="Text_20_body">
      <style:text-properties style:font-name="Liberation Serif" fo:letter-spacing="0.018cm" officeooo:rsid="0092bda7" officeooo:paragraph-rsid="00a14a5e"/>
    </style:style>
    <style:style style:name="P126" style:family="paragraph" style:parent-style-name="Text_20_body">
      <style:text-properties style:font-name="Liberation Serif" fo:font-style="normal" style:text-underline-style="none" officeooo:rsid="007d76f4" officeooo:paragraph-rsid="0086d3f1" style:font-style-asian="normal" style:font-style-complex="normal"/>
    </style:style>
    <style:style style:name="P127" style:family="paragraph" style:parent-style-name="Text_20_body">
      <style:paragraph-properties fo:text-align="justify" style:justify-single-word="false"/>
      <style:text-properties style:font-name="Liberation Serif" fo:font-style="normal" style:text-underline-style="none" fo:font-weight="normal" officeooo:paragraph-rsid="027bf1b2" style:font-style-asian="normal" style:font-weight-asian="normal" style:font-style-complex="normal" style:font-weight-complex="normal"/>
    </style:style>
    <style:style style:name="P128" style:family="paragraph" style:parent-style-name="Text_20_body">
      <style:text-properties style:font-name="Liberation Serif" officeooo:rsid="0085497a" officeooo:paragraph-rsid="00856bc0"/>
    </style:style>
    <style:style style:name="P129" style:family="paragraph" style:parent-style-name="Text_20_body">
      <style:text-properties style:font-name="Liberation Serif" style:text-underline-style="none"/>
    </style:style>
    <style:style style:name="P130" style:family="paragraph" style:parent-style-name="Text_20_body">
      <style:text-properties style:font-name="Liberation Serif" style:text-underline-style="none" officeooo:rsid="007b2e45" officeooo:paragraph-rsid="007b2e45"/>
    </style:style>
    <style:style style:name="P131" style:family="paragraph" style:parent-style-name="Text_20_body">
      <style:text-properties style:font-name="Liberation Serif" style:text-underline-style="none" officeooo:rsid="007d76f4" officeooo:paragraph-rsid="0086d3f1"/>
    </style:style>
    <style:style style:name="P132" style:family="paragraph" style:parent-style-name="Text_20_body">
      <style:text-properties style:font-name="Liberation Serif" style:text-underline-style="none" officeooo:rsid="007f69ee" officeooo:paragraph-rsid="007f69ee"/>
    </style:style>
    <style:style style:name="P133" style:family="paragraph" style:parent-style-name="Text_20_body">
      <style:text-properties style:font-name="Liberation Serif" officeooo:paragraph-rsid="00810bcd"/>
    </style:style>
    <style:style style:name="P134" style:family="paragraph" style:parent-style-name="Text_20_body">
      <style:text-properties style:font-name="Liberation Serif" officeooo:paragraph-rsid="0076b8bf"/>
    </style:style>
    <style:style style:name="P135" style:family="paragraph" style:parent-style-name="Text_20_body">
      <style:text-properties style:font-name="Liberation Serif" officeooo:paragraph-rsid="01be9061"/>
    </style:style>
    <style:style style:name="P136" style:family="paragraph" style:parent-style-name="Text_20_body">
      <style:text-properties style:font-name="Liberation Serif" fo:font-size="13.3000001907349pt" fo:letter-spacing="0.018cm" fo:font-style="normal" style:text-underline-style="none" fo:font-weight="normal" officeooo:rsid="022715cd" officeooo:paragraph-rsid="022715cd" style:font-size-asian="13.3000001907349pt" style:font-style-asian="normal" style:font-weight-asian="normal" style:font-size-complex="13.3000001907349pt" style:font-style-complex="normal" style:font-weight-complex="normal"/>
    </style:style>
    <style:style style:name="P137" style:family="paragraph" style:parent-style-name="Text_20_body">
      <style:text-properties style:font-name="Liberation Serif" fo:background-color="#ffb66c"/>
    </style:style>
    <style:style style:name="P138" style:family="paragraph" style:parent-style-name="Text_20_body">
      <style:text-properties style:font-name="Liberation Serif" officeooo:paragraph-rsid="027bf1b2"/>
    </style:style>
    <style:style style:name="P139" style:family="paragraph" style:parent-style-name="Text_20_body">
      <style:paragraph-properties fo:text-align="justify" style:justify-single-word="false"/>
      <style:text-properties style:font-name="Liberation Serif" officeooo:paragraph-rsid="027bf1b2"/>
    </style:style>
    <style:style style:name="P140" style:family="paragraph" style:parent-style-name="Text_20_body">
      <style:paragraph-properties fo:text-align="justify" style:justify-single-word="false"/>
      <style:text-properties style:font-name="Liberation Serif" officeooo:paragraph-rsid="028bfa87"/>
    </style:style>
    <style:style style:name="P141" style:family="paragraph" style:parent-style-name="Text_20_body">
      <style:text-properties style:font-name="Liberation Serif" fo:font-size="12pt" style:text-underline-style="none" fo:font-weight="normal" officeooo:paragraph-rsid="027d03cf" style:font-size-asian="12pt" style:font-weight-asian="normal" style:font-size-complex="12pt" style:font-weight-complex="normal"/>
    </style:style>
    <style:style style:name="P142" style:family="paragraph" style:parent-style-name="Text_20_body">
      <style:text-properties style:font-name="Liberation Serif" officeooo:rsid="00b401d6" officeooo:paragraph-rsid="00ebdf43"/>
    </style:style>
    <style:style style:name="P143" style:family="paragraph" style:parent-style-name="Text_20_body">
      <style:text-properties style:font-name="Liberation Serif" fo:font-style="italic" style:text-underline-style="none" officeooo:rsid="027c5bca" officeooo:paragraph-rsid="027bf1b2" style:font-style-asian="italic" style:font-style-complex="italic"/>
    </style:style>
    <style:style style:name="P144" style:family="paragraph" style:parent-style-name="Text_20_body">
      <style:text-properties style:font-name="Liberation Serif" officeooo:paragraph-rsid="0283a416"/>
    </style:style>
    <style:style style:name="P145" style:family="paragraph" style:parent-style-name="Text_20_body">
      <style:text-properties style:font-name="Liberation Serif" officeooo:paragraph-rsid="028a63c3"/>
    </style:style>
    <style:style style:name="P146" style:family="paragraph" style:parent-style-name="Text_20_body">
      <style:text-properties officeooo:paragraph-rsid="00a5dc99"/>
    </style:style>
    <style:style style:name="P147" style:family="paragraph" style:parent-style-name="Text_20_body">
      <style:text-properties officeooo:paragraph-rsid="026b1ebe"/>
    </style:style>
    <style:style style:name="P148" style:family="paragraph" style:parent-style-name="Text_20_body">
      <style:text-properties fo:letter-spacing="0.018cm" fo:font-style="normal" style:text-underline-style="none" fo:font-weight="bold" officeooo:rsid="009cc5ad" officeooo:paragraph-rsid="02695986" style:font-style-asian="normal" style:font-weight-asian="bold" style:font-style-complex="normal" style:font-weight-complex="bold"/>
    </style:style>
    <style:style style:name="P149" style:family="paragraph" style:parent-style-name="Text_20_body">
      <style:text-properties officeooo:rsid="025b1fae" officeooo:paragraph-rsid="025b1fae"/>
    </style:style>
    <style:style style:name="P150" style:family="paragraph" style:parent-style-name="Text_20_body">
      <style:text-properties fo:font-style="italic" style:text-underline-style="solid" style:text-underline-width="auto" style:text-underline-color="font-color" officeooo:rsid="006e0fa2" officeooo:paragraph-rsid="0290eb0a" style:font-style-asian="italic" style:font-style-complex="italic"/>
    </style:style>
    <style:style style:name="P151" style:family="paragraph" style:parent-style-name="Contents_20_1">
      <style:paragraph-properties>
        <style:tab-stops>
          <style:tab-stop style:position="17cm" style:type="right" style:leader-style="dotted" style:leader-text="."/>
        </style:tab-stops>
      </style:paragraph-properties>
    </style:style>
    <style:style style:name="P152" style:family="paragraph" style:parent-style-name="Contents_20_2">
      <style:paragraph-properties>
        <style:tab-stops>
          <style:tab-stop style:position="16.501cm" style:type="right" style:leader-style="dotted" style:leader-text="."/>
        </style:tab-stops>
      </style:paragraph-properties>
    </style:style>
    <style:style style:name="P153" style:family="paragraph" style:parent-style-name="Contents_20_3">
      <style:paragraph-properties>
        <style:tab-stops>
          <style:tab-stop style:position="16.002cm" style:type="right" style:leader-style="dotted" style:leader-text="."/>
        </style:tab-stops>
      </style:paragraph-properties>
    </style:style>
    <style:style style:name="P154" style:family="paragraph" style:parent-style-name="Contents_20_4">
      <style:paragraph-properties>
        <style:tab-stops>
          <style:tab-stop style:position="15.503cm" style:type="right" style:leader-style="dotted" style:leader-text="."/>
        </style:tab-stops>
      </style:paragraph-properties>
    </style:style>
    <style:style style:name="P155" style:family="paragraph" style:parent-style-name="Table_20_Contents" style:list-style-name="L5">
      <style:paragraph-properties fo:text-align="justify" style:justify-single-word="false"/>
      <style:text-properties officeooo:paragraph-rsid="028d1a30"/>
    </style:style>
    <style:style style:name="P156" style:family="paragraph" style:parent-style-name="Table_20_Contents" style:list-style-name="L6">
      <style:paragraph-properties fo:text-align="justify" style:justify-single-word="false"/>
      <style:text-properties officeooo:paragraph-rsid="02853fe1"/>
    </style:style>
    <style:style style:name="P157" style:family="paragraph" style:parent-style-name="Table_20_Contents" style:list-style-name="L6">
      <style:paragraph-properties fo:text-align="justify" style:justify-single-word="false"/>
      <style:text-properties officeooo:rsid="028a22fc" officeooo:paragraph-rsid="02853fe1"/>
    </style:style>
    <style:style style:name="P158" style:family="paragraph" style:parent-style-name="Table_20_Contents" style:list-style-name="L6">
      <style:paragraph-properties fo:text-align="justify" style:justify-single-word="false"/>
      <style:text-properties style:font-name="Liberation Serif" officeooo:rsid="028a22fc" officeooo:paragraph-rsid="02853fe1"/>
    </style:style>
    <style:style style:name="P159" style:family="paragraph" style:parent-style-name="Table_20_Contents">
      <style:paragraph-properties fo:text-align="justify" style:justify-single-word="false"/>
      <style:text-properties style:font-name="Liberation Serif" fo:font-size="12pt" officeooo:rsid="028fef33" officeooo:paragraph-rsid="02853fe1" style:font-size-asian="12pt" style:font-size-complex="12pt"/>
    </style:style>
    <style:style style:name="P160" style:family="paragraph" style:parent-style-name="Table_20_Contents">
      <style:paragraph-properties fo:text-align="justify" style:justify-single-word="false"/>
      <style:text-properties style:font-name="Liberation Serif" fo:font-size="12pt" officeooo:rsid="019032de" officeooo:paragraph-rsid="02853fe1" style:font-size-asian="12pt" style:font-size-complex="12pt"/>
    </style:style>
    <style:style style:name="P161" style:family="paragraph" style:parent-style-name="Table_20_Contents">
      <style:paragraph-properties fo:text-align="justify" style:justify-single-word="false"/>
      <style:text-properties style:font-name="Liberation Serif" officeooo:rsid="010d7023" officeooo:paragraph-rsid="02a2d493"/>
    </style:style>
    <style:style style:name="P162" style:family="paragraph" style:parent-style-name="Table_20_Contents">
      <style:paragraph-properties fo:text-align="justify" style:justify-single-word="false"/>
      <style:text-properties style:font-name="Liberation Serif" officeooo:rsid="010d7023" officeooo:paragraph-rsid="02a4afa2"/>
    </style:style>
    <style:style style:name="P163" style:family="paragraph" style:parent-style-name="Table_20_Contents">
      <style:paragraph-properties fo:text-align="justify" style:justify-single-word="false"/>
      <style:text-properties style:font-name="Liberation Serif" officeooo:rsid="010d7023" officeooo:paragraph-rsid="02a59192"/>
    </style:style>
    <style:style style:name="P164" style:family="paragraph" style:parent-style-name="Heading_20_1">
      <style:text-properties style:font-name="Liberation Serif" fo:background-color="#ffb66c"/>
    </style:style>
    <style:style style:name="P165" style:family="paragraph" style:parent-style-name="Heading_20_1" style:list-style-name="">
      <style:text-properties style:font-name="Liberation Serif" fo:letter-spacing="0.018cm" fo:font-style="italic" style:text-underline-style="solid" style:text-underline-width="auto" style:text-underline-color="font-color" fo:font-weight="bold" officeooo:rsid="0211c88a" style:font-style-asian="italic" style:font-weight-asian="bold" style:font-style-complex="italic" style:font-weight-complex="bold"/>
    </style:style>
    <style:style style:name="P166" style:family="paragraph" style:parent-style-name="Heading_20_1" style:list-style-name="">
      <style:paragraph-properties fo:margin-top="0cm" fo:margin-bottom="0.215cm" loext:contextual-spacing="false"/>
      <style:text-properties fo:letter-spacing="0.018cm" style:text-underline-style="none" officeooo:paragraph-rsid="022eadf1" fo:background-color="#ffb66c"/>
    </style:style>
    <style:style style:name="P167" style:family="paragraph" style:parent-style-name="Heading_20_1">
      <style:paragraph-properties fo:margin-top="0cm" fo:margin-bottom="0.215cm" loext:contextual-spacing="false" fo:break-before="page"/>
      <style:text-properties officeooo:paragraph-rsid="022eadf1"/>
    </style:style>
    <style:style style:name="P168" style:family="paragraph" style:parent-style-name="Heading_20_1">
      <style:paragraph-properties fo:margin-top="0cm" fo:margin-bottom="0.22cm" loext:contextual-spacing="false" fo:break-before="page"/>
      <style:text-properties style:font-name="Liberation Serif" fo:font-style="normal" style:text-underline-style="none" fo:font-weight="normal" officeooo:rsid="00870e23" officeooo:paragraph-rsid="0092bda7" style:font-style-asian="normal" style:font-weight-asian="normal" style:font-style-complex="normal" style:font-weight-complex="normal"/>
    </style:style>
    <style:style style:name="P169" style:family="paragraph" style:parent-style-name="Heading_20_1" style:master-page-name="Landscape">
      <style:paragraph-properties style:page-number="auto"/>
      <style:text-properties style:font-name="Liberation Serif" officeooo:paragraph-rsid="026f3f56"/>
    </style:style>
    <style:style style:name="P170" style:family="paragraph" style:parent-style-name="Heading_20_1" style:master-page-name="Standard">
      <style:paragraph-properties style:page-number="auto"/>
      <style:text-properties style:font-name="Liberation Serif" fo:background-color="#ffb66c"/>
    </style:style>
    <style:style style:name="P171" style:family="paragraph" style:parent-style-name="Heading_20_4">
      <style:text-properties style:font-name="Liberation Serif"/>
    </style:style>
    <style:style style:name="P172" style:family="paragraph" style:parent-style-name="Heading_20_4">
      <style:text-properties style:font-name="Liberation Serif" fo:font-size="13.3000001907349pt" fo:font-style="italic" style:text-underline-style="none" fo:font-weight="bold" officeooo:paragraph-rsid="0290eb0a" style:font-size-asian="13.3000001907349pt" style:font-style-asian="italic" style:font-weight-asian="bold" style:font-size-complex="13.3000001907349pt" style:font-style-complex="italic" style:font-weight-complex="bold"/>
    </style:style>
    <style:style style:name="P173" style:family="paragraph" style:parent-style-name="Heading_20_4">
      <style:text-properties style:font-name="Liberation Serif" fo:font-size="13.3000001907349pt" fo:letter-spacing="0.018cm" fo:font-style="normal" style:text-underline-style="none" fo:font-weight="normal" officeooo:rsid="0225fd29" officeooo:paragraph-rsid="0215914a" style:font-size-asian="13.3000001907349pt" style:font-style-asian="normal" style:font-weight-asian="normal" style:font-size-complex="13.3000001907349pt" style:font-style-complex="normal" style:font-weight-complex="normal"/>
    </style:style>
    <style:style style:name="P174" style:family="paragraph" style:parent-style-name="Heading_20_4">
      <style:text-properties style:font-name="Liberation Serif" officeooo:paragraph-rsid="0290eb0a"/>
    </style:style>
    <style:style style:name="P175" style:family="paragraph" style:parent-style-name="Heading_20_4">
      <style:text-properties style:font-name="Liberation Serif" fo:letter-spacing="0.018cm" fo:font-style="italic" style:text-underline-style="solid" style:text-underline-width="auto" style:text-underline-color="font-color" fo:font-weight="bold" officeooo:rsid="009cc5ad" officeooo:paragraph-rsid="01d5f8af" style:font-style-asian="italic" style:font-weight-asian="bold" style:font-style-complex="italic" style:font-weight-complex="bold"/>
    </style:style>
    <style:style style:name="P176" style:family="paragraph" style:parent-style-name="Heading_20_4">
      <style:text-properties style:font-name="Liberation Serif" fo:letter-spacing="0.018cm" fo:font-style="italic" style:text-underline-style="solid" style:text-underline-width="auto" style:text-underline-color="font-color" fo:font-weight="bold" officeooo:rsid="009e1a32" officeooo:paragraph-rsid="01d5f8af" style:font-style-asian="italic" style:font-weight-asian="bold" style:font-style-complex="italic" style:font-weight-complex="bold"/>
    </style:style>
    <style:style style:name="P177" style:family="paragraph" style:parent-style-name="Heading_20_4">
      <style:text-properties style:font-name="Liberation Serif" fo:letter-spacing="0.018cm" fo:font-style="italic" style:text-underline-style="solid" style:text-underline-width="auto" style:text-underline-color="font-color" fo:font-weight="bold" officeooo:rsid="0200d54e" style:font-style-asian="italic" style:font-weight-asian="bold" style:font-style-complex="italic" style:font-weight-complex="bold"/>
    </style:style>
    <style:style style:name="P178" style:family="paragraph" style:parent-style-name="Heading_20_4" style:list-style-name="">
      <style:text-properties style:font-name="Liberation Serif"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P179" style:family="paragraph" style:parent-style-name="Heading_20_4" style:list-style-name="">
      <style:text-properties style:font-name="Liberation Serif" fo:letter-spacing="0.018cm" fo:font-style="normal" style:text-underline-style="solid" style:text-underline-width="auto" style:text-underline-color="font-color" fo:font-weight="bold" officeooo:rsid="009cc5ad" officeooo:paragraph-rsid="0265275c" style:font-style-asian="normal" style:font-weight-asian="bold" style:font-style-complex="normal" style:font-weight-complex="bold"/>
    </style:style>
    <style:style style:name="P180"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1be9061" style:font-style-asian="normal" style:font-weight-asian="bold" style:font-style-complex="normal" style:font-weight-complex="bold"/>
    </style:style>
    <style:style style:name="P181"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1f3f4e4" style:font-style-asian="normal" style:font-weight-asian="bold" style:font-style-complex="normal" style:font-weight-complex="bold"/>
    </style:style>
    <style:style style:name="P182"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200d54e" style:font-style-asian="normal" style:font-weight-asian="bold" style:font-style-complex="normal" style:font-weight-complex="bold"/>
    </style:style>
    <style:style style:name="P183"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1cb86e4" style:font-style-asian="normal" style:font-weight-asian="bold" style:font-style-complex="normal" style:font-weight-complex="bold"/>
    </style:style>
    <style:style style:name="P184"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265275c" style:font-style-asian="normal" style:font-weight-asian="bold" style:font-style-complex="normal" style:font-weight-complex="bold"/>
    </style:style>
    <style:style style:name="P185" style:family="paragraph" style:parent-style-name="Heading_20_4">
      <style:text-properties style:font-name="Liberation Serif" fo:letter-spacing="0.018cm" fo:font-style="normal" style:text-underline-style="none" fo:font-weight="bold" officeooo:paragraph-rsid="02943675" style:font-style-asian="normal" style:font-weight-asian="bold" style:font-style-complex="normal" style:font-weight-complex="bold"/>
    </style:style>
    <style:style style:name="P186" style:family="paragraph" style:parent-style-name="Heading_20_4">
      <style:text-properties style:font-name="Liberation Serif" fo:letter-spacing="0.018cm" fo:font-style="normal" style:text-underline-style="none" fo:font-weight="bold" officeooo:rsid="009cc5ad" officeooo:paragraph-rsid="02943675" style:font-style-asian="normal" style:font-weight-asian="bold" style:font-style-complex="normal" style:font-weight-complex="bold"/>
    </style:style>
    <style:style style:name="P187" style:family="paragraph" style:parent-style-name="Heading_20_4">
      <style:text-properties style:font-name="Liberation Serif" fo:letter-spacing="0.018cm" fo:font-style="normal" style:text-underline-style="none" fo:font-weight="normal" officeooo:rsid="0092bda7" officeooo:paragraph-rsid="022715cd" style:font-style-asian="normal" style:font-weight-asian="normal" style:font-style-complex="normal" style:font-weight-complex="normal"/>
    </style:style>
    <style:style style:name="P188" style:family="paragraph" style:parent-style-name="Heading_20_4">
      <style:text-properties style:font-name="Liberation Serif" officeooo:paragraph-rsid="01be9061"/>
    </style:style>
    <style:style style:name="P189" style:family="paragraph" style:parent-style-name="Heading_20_4">
      <style:text-properties style:font-name="Liberation Serif" officeooo:paragraph-rsid="00a8f7b9"/>
    </style:style>
    <style:style style:name="P190" style:family="paragraph" style:parent-style-name="Heading_20_4">
      <style:text-properties style:font-name="Liberation Serif" officeooo:paragraph-rsid="00a14a5e"/>
    </style:style>
    <style:style style:name="P191" style:family="paragraph" style:parent-style-name="Heading_20_4">
      <style:text-properties style:font-name="Liberation Serif" officeooo:paragraph-rsid="00a173d1"/>
    </style:style>
    <style:style style:name="P192" style:family="paragraph" style:parent-style-name="Heading_20_4">
      <style:text-properties fo:font-size="13.3000001907349pt" fo:font-style="italic" style:text-underline-style="none" fo:font-weight="bold" officeooo:rsid="003e37d0" style:font-size-asian="13.3000001907349pt" style:font-style-asian="italic" style:font-weight-asian="bold" style:font-size-complex="13.3000001907349pt" style:font-style-complex="italic" style:font-weight-complex="bold"/>
    </style:style>
    <style:style style:name="P193" style:family="paragraph" style:parent-style-name="Heading_20_4">
      <style:text-properties officeooo:paragraph-rsid="026f7b53"/>
    </style:style>
    <style:style style:name="P194" style:family="paragraph" style:parent-style-name="Heading_20_4">
      <style:text-properties officeooo:paragraph-rsid="0261ceb2"/>
    </style:style>
    <style:style style:name="P195" style:family="paragraph" style:parent-style-name="Heading_20_4">
      <style:text-properties officeooo:paragraph-rsid="02525255"/>
    </style:style>
    <style:style style:name="P196" style:family="paragraph" style:parent-style-name="Heading_20_4">
      <style:text-properties officeooo:paragraph-rsid="02943675"/>
    </style:style>
    <style:style style:name="P197" style:family="paragraph" style:parent-style-name="Heading_20_4">
      <style:text-properties fo:letter-spacing="0.018cm" fo:font-style="normal" style:text-underline-style="none" fo:font-weight="bold" officeooo:rsid="009cc5ad" officeooo:paragraph-rsid="029376e9" style:font-style-asian="normal" style:font-weight-asian="bold" style:font-style-complex="normal" style:font-weight-complex="bold"/>
    </style:style>
    <style:style style:name="P198" style:family="paragraph" style:parent-style-name="Heading_20_4">
      <style:text-properties fo:letter-spacing="0.018cm" fo:font-style="normal" style:text-underline-style="none" fo:font-weight="bold" officeooo:rsid="009cc5ad" officeooo:paragraph-rsid="02943675" style:font-style-asian="normal" style:font-weight-asian="bold" style:font-style-complex="normal" style:font-weight-complex="bold"/>
    </style:style>
    <style:style style:name="P199" style:family="paragraph" style:parent-style-name="Heading_20_4">
      <style:text-properties officeooo:paragraph-rsid="029376e9"/>
    </style:style>
    <style:style style:name="P200" style:family="paragraph" style:parent-style-name="Heading_20_4">
      <style:text-properties officeooo:paragraph-rsid="0266c0a8"/>
    </style:style>
    <style:style style:name="P201" style:family="paragraph" style:parent-style-name="Heading_20_4">
      <style:text-properties officeooo:paragraph-rsid="01e3c320"/>
    </style:style>
    <style:style style:name="P202" style:family="paragraph" style:parent-style-name="Heading_20_4">
      <style:paragraph-properties fo:break-before="page"/>
    </style:style>
    <style:style style:name="P203" style:family="paragraph" style:parent-style-name="Heading_20_4">
      <style:paragraph-properties fo:break-before="page"/>
      <style:text-properties style:font-name="Liberation Serif" fo:letter-spacing="0.018cm" fo:font-style="normal" style:text-underline-style="none" fo:font-weight="bold" officeooo:rsid="009cc5ad" officeooo:paragraph-rsid="02943675" style:font-style-asian="normal" style:font-weight-asian="bold" style:font-style-complex="normal" style:font-weight-complex="bold"/>
    </style:style>
    <style:style style:name="P204" style:family="paragraph" style:parent-style-name="Heading_20_4">
      <style:paragraph-properties fo:break-before="page"/>
      <style:text-properties style:font-name="Liberation Serif" fo:letter-spacing="0.018cm" fo:font-style="normal" fo:font-weight="bold" officeooo:rsid="009cc5ad" style:font-style-asian="normal" style:font-weight-asian="bold" style:font-style-complex="normal" style:font-weight-complex="bold"/>
    </style:style>
    <style:style style:name="P205" style:family="paragraph" style:parent-style-name="Heading_20_2">
      <style:text-properties style:font-name="Liberation Serif"/>
    </style:style>
    <style:style style:name="P206" style:family="paragraph" style:parent-style-name="Heading_20_2">
      <style:text-properties style:font-name="Liberation Serif" officeooo:paragraph-rsid="0224c664"/>
    </style:style>
    <style:style style:name="P207" style:family="paragraph" style:parent-style-name="Heading_20_2" style:list-style-name="">
      <style:text-properties style:font-name="Liberation Serif" fo:letter-spacing="0.018cm" officeooo:rsid="0092bda7"/>
    </style:style>
    <style:style style:name="P208" style:family="paragraph" style:parent-style-name="Heading_20_2">
      <style:paragraph-properties fo:break-before="page"/>
      <style:text-properties style:font-name="Liberation Serif"/>
    </style:style>
    <style:style style:name="P209" style:family="paragraph" style:parent-style-name="Heading_20_2">
      <style:paragraph-properties fo:break-before="page"/>
      <style:text-properties style:font-name="Liberation Serif" officeooo:paragraph-rsid="00ebdf43"/>
    </style:style>
    <style:style style:name="P210" style:family="paragraph" style:parent-style-name="Heading_20_2">
      <style:paragraph-properties fo:break-before="page"/>
      <style:text-properties style:font-name="Liberation Serif" officeooo:rsid="008c9df9" fo:background-color="#ffffff"/>
    </style:style>
    <style:style style:name="P211" style:family="paragraph" style:parent-style-name="Heading_20_2">
      <style:paragraph-properties fo:margin-top="0.349cm" fo:margin-bottom="0.22cm" loext:contextual-spacing="false"/>
      <style:text-properties style:font-name="Liberation Serif" fo:font-style="normal" style:text-underline-style="none" fo:font-weight="bold" officeooo:rsid="00870e23" officeooo:paragraph-rsid="0092bda7" fo:background-color="#ffffff" style:font-style-asian="normal" style:font-weight-asian="bold" style:font-style-complex="normal" style:font-weight-complex="bold"/>
    </style:style>
    <style:style style:name="P212" style:family="paragraph" style:parent-style-name="Heading_20_2">
      <style:paragraph-properties fo:margin-left="0cm" fo:margin-right="0cm" fo:margin-top="0.3cm" fo:margin-bottom="0.109cm" loext:contextual-spacing="false" fo:text-indent="0cm" style:auto-text-indent="false"/>
      <style:text-properties style:font-name="Liberation Serif"/>
    </style:style>
    <style:style style:name="P213" style:family="paragraph" style:parent-style-name="Heading_20_3">
      <style:text-properties style:font-name="Liberation Serif"/>
    </style:style>
    <style:style style:name="P214" style:family="paragraph" style:parent-style-name="Heading_20_3">
      <style:text-properties style:font-name="Liberation Serif" fo:letter-spacing="0.018cm" fo:font-style="italic" officeooo:paragraph-rsid="0290eb0a" style:font-size-asian="14pt" style:font-style-asian="italic" style:font-style-complex="italic"/>
    </style:style>
    <style:style style:name="P215" style:family="paragraph" style:parent-style-name="Heading_20_3">
      <style:text-properties style:font-name="Liberation Serif" fo:letter-spacing="0.018cm" officeooo:rsid="0092bda7"/>
    </style:style>
    <style:style style:name="P216" style:family="paragraph" style:parent-style-name="Heading_20_3" style:list-style-name="">
      <style:text-properties style:font-name="Liberation Serif" fo:letter-spacing="0.018cm" officeooo:rsid="0092bda7" officeooo:paragraph-rsid="01d8353e"/>
    </style:style>
    <style:style style:name="P217" style:family="paragraph" style:parent-style-name="Heading_20_3" style:list-style-name="">
      <style:text-properties style:font-name="Liberation Serif" fo:letter-spacing="0.018cm" officeooo:rsid="0092bda7" officeooo:paragraph-rsid="00a14a5e"/>
    </style:style>
    <style:style style:name="P218" style:family="paragraph" style:parent-style-name="Heading_20_3">
      <style:text-properties style:font-name="Liberation Serif" fo:letter-spacing="0.018cm" officeooo:rsid="0092bda7" officeooo:paragraph-rsid="01c023af"/>
    </style:style>
    <style:style style:name="P219" style:family="paragraph" style:parent-style-name="Heading_20_3">
      <style:text-properties style:font-name="Liberation Serif" fo:letter-spacing="0.018cm" officeooo:rsid="0092bda7" officeooo:paragraph-rsid="00a14a5e"/>
    </style:style>
    <style:style style:name="P220" style:family="paragraph" style:parent-style-name="Heading_20_3">
      <style:text-properties style:font-name="Liberation Serif" fo:font-style="italic" style:font-style-asian="italic" style:font-style-complex="italic"/>
    </style:style>
    <style:style style:name="P221" style:family="paragraph" style:parent-style-name="Heading_20_3">
      <style:text-properties style:font-name="Liberation Serif" officeooo:paragraph-rsid="0225fd29"/>
    </style:style>
    <style:style style:name="P222" style:family="paragraph" style:parent-style-name="Heading_20_3">
      <style:text-properties style:font-name="Liberation Serif" officeooo:paragraph-rsid="00a14a5e"/>
    </style:style>
    <style:style style:name="P223" style:family="paragraph" style:parent-style-name="Heading_20_3">
      <style:text-properties style:font-name="Liberation Serif" officeooo:paragraph-rsid="01c023af"/>
    </style:style>
    <style:style style:name="P224" style:family="paragraph" style:parent-style-name="Heading_20_3">
      <style:text-properties officeooo:paragraph-rsid="0290eb0a"/>
    </style:style>
    <style:style style:name="P225" style:family="paragraph" style:parent-style-name="Heading_20_3">
      <style:text-properties fo:font-style="italic" style:text-underline-style="solid" style:text-underline-width="auto" style:text-underline-color="font-color" officeooo:rsid="006e0fa2" officeooo:paragraph-rsid="0290eb0a" style:font-style-asian="italic" style:font-style-complex="italic"/>
    </style:style>
    <style:style style:name="P226" style:family="paragraph" style:parent-style-name="Heading_20_3">
      <style:text-properties fo:font-style="italic" style:text-underline-style="solid" style:text-underline-width="auto" style:text-underline-color="font-color" officeooo:rsid="008c9df9" officeooo:paragraph-rsid="0290eb0a" style:font-style-asian="italic" style:font-style-complex="italic"/>
    </style:style>
    <style:style style:name="P227" style:family="paragraph" style:parent-style-name="Heading_20_3">
      <style:text-properties fo:font-style="normal" officeooo:paragraph-rsid="0290eb0a" style:font-style-asian="normal" style:font-style-complex="normal"/>
    </style:style>
    <style:style style:name="P228" style:family="paragraph" style:parent-style-name="Heading_20_3">
      <style:text-properties fo:font-style="normal" style:text-underline-style="solid" style:text-underline-width="auto" style:text-underline-color="font-color" officeooo:rsid="008c9df9" officeooo:paragraph-rsid="0290eb0a" style:font-style-asian="normal" style:font-style-complex="normal"/>
    </style:style>
    <style:style style:name="P229" style:family="paragraph" style:parent-style-name="Heading_20_3">
      <style:text-properties officeooo:paragraph-rsid="01ee281a"/>
    </style:style>
    <style:style style:name="P230" style:family="paragraph" style:parent-style-name="Heading_20_3">
      <style:text-properties officeooo:paragraph-rsid="00a14a5e"/>
    </style:style>
    <style:style style:name="P231" style:family="paragraph" style:parent-style-name="Heading_20_3">
      <style:paragraph-properties fo:break-before="page"/>
      <style:text-properties style:font-name="Liberation Serif" fo:font-style="italic" officeooo:paragraph-rsid="02453681" style:font-style-asian="italic" style:font-style-complex="italic"/>
    </style:style>
    <style:style style:name="P232" style:family="paragraph" style:parent-style-name="Heading_20_3">
      <style:paragraph-properties fo:break-before="page"/>
      <style:text-properties style:font-name="Liberation Serif" officeooo:paragraph-rsid="01d8353e"/>
    </style:style>
    <style:style style:name="P233" style:family="paragraph" style:parent-style-name="Heading_20_3">
      <style:paragraph-properties fo:break-before="page"/>
      <style:text-properties style:font-name="Liberation Serif" officeooo:paragraph-rsid="00a14a5e"/>
    </style:style>
    <style:style style:name="P234"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26f7b53" style:font-style-asian="italic" style:font-weight-asian="bold" style:font-style-complex="italic" style:font-weight-complex="bold"/>
    </style:style>
    <style:style style:name="P235" style:family="paragraph" style:parent-style-name="Text_20_body">
      <style:text-properties style:font-name="Liberation Serif" fo:letter-spacing="0.018cm" fo:font-style="italic" style:text-underline-style="solid" style:text-underline-width="auto" style:text-underline-color="font-color" fo:font-weight="bold" officeooo:rsid="0200d54e" officeooo:paragraph-rsid="02695986" style:font-style-asian="italic" style:font-weight-asian="bold" style:font-style-complex="italic" style:font-weight-complex="bold"/>
    </style:style>
    <style:style style:name="P236" style:family="paragraph" style:parent-style-name="Text_20_body" style:list-style-name="L1">
      <style:paragraph-properties fo:margin-top="0cm" fo:margin-bottom="0.109cm" loext:contextual-spacing="false"/>
      <style:text-properties style:font-name="Liberation Serif" fo:font-style="normal" style:text-underline-style="none" officeooo:rsid="007b2e45" officeooo:paragraph-rsid="007b2e45" style:font-style-asian="normal" style:font-style-complex="normal"/>
    </style:style>
    <style:style style:name="P237" style:family="paragraph" style:parent-style-name="Text_20_body" style:list-style-name="L2">
      <style:paragraph-properties fo:margin-top="0cm" fo:margin-bottom="0.109cm" loext:contextual-spacing="false"/>
      <style:text-properties style:font-name="Liberation Serif" fo:font-style="normal" style:text-underline-style="none" officeooo:rsid="007d76f4" officeooo:paragraph-rsid="007d76f4" style:font-style-asian="normal" style:font-style-complex="normal"/>
    </style:style>
    <style:style style:name="P238" style:family="paragraph" style:parent-style-name="Text_20_body" style:list-style-name="L3">
      <style:paragraph-properties fo:margin-top="0cm" fo:margin-bottom="0.109cm" loext:contextual-spacing="false"/>
      <style:text-properties style:font-name="Liberation Serif" fo:font-style="normal" style:text-underline-style="none" officeooo:rsid="007f69ee" officeooo:paragraph-rsid="007f69ee" style:font-style-asian="normal" style:font-style-complex="normal"/>
    </style:style>
    <style:style style:name="P239" style:family="paragraph" style:parent-style-name="Text_20_body" style:list-style-name="L4">
      <loext:graphic-properties draw:fill="none"/>
      <style:paragraph-properties fo:margin-top="0cm" fo:margin-bottom="0.109cm" loext:contextual-spacing="false" fo:background-color="transparent">
        <style:tab-stops/>
      </style:paragraph-properties>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240" style:family="paragraph" style:parent-style-name="Text_20_body" style:list-style-name="L4">
      <style:paragraph-properties fo:margin-top="0cm" fo:margin-bottom="0.109cm" loext:contextual-spacing="false"/>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241" style:family="paragraph" style:parent-style-name="Text_20_body" style:list-style-name="L4" style:master-page-name="">
      <loext:graphic-properties draw:fill="none"/>
      <style:paragraph-properties fo:margin-top="0cm" fo:margin-bottom="0.109cm" loext:contextual-spacing="false" style:page-number="auto" fo:background-color="transparent">
        <style:tab-stops/>
      </style:paragraph-properties>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242" style:family="paragraph" style:parent-style-name="Text_20_body" style:master-page-name="Landscape">
      <style:paragraph-properties style:page-number="auto"/>
      <style:text-properties officeooo:paragraph-rsid="0274ea76"/>
    </style:style>
    <style:style style:name="P243" style:family="paragraph">
      <loext:graphic-properties draw:fill-color="#b4c7dc"/>
      <style:text-properties fo:font-size="12pt"/>
    </style:style>
    <style:style style:name="P244" style:family="paragraph">
      <style:paragraph-properties fo:text-align="center"/>
    </style:style>
    <style:style style:name="P245" style:family="paragraph">
      <loext:graphic-properties draw:fill-color="#ffffff"/>
      <style:paragraph-properties fo:text-align="center"/>
    </style:style>
    <style:style style:name="P246" style:family="paragraph">
      <loext:graphic-properties draw:fill-color="#ffffff"/>
    </style:style>
    <style:style style:name="P247" style:family="paragraph">
      <loext:graphic-properties draw:fill-color="#ffffff"/>
      <style:text-properties fo:font-size="12pt"/>
    </style:style>
    <style:style style:name="P248" style:family="paragraph">
      <loext:graphic-properties draw:fill-color="#ffb66c"/>
      <style:text-properties fo:font-size="12pt"/>
    </style:style>
    <style:style style:name="P249" style:family="paragraph">
      <loext:graphic-properties draw:fill="none" draw:fill-color="#ffffff"/>
    </style:style>
    <style:style style:name="T1" style:family="text">
      <style:text-properties fo:font-size="12pt" style:font-size-asian="12pt" style:font-size-complex="12pt"/>
    </style:style>
    <style:style style:name="T2" style:family="text">
      <style:text-properties fo:font-size="12pt" officeooo:rsid="02301605" style:font-size-asian="12pt" style:font-size-complex="12pt"/>
    </style:style>
    <style:style style:name="T3" style:family="text">
      <style:text-properties fo:font-size="12pt" officeooo:rsid="0224c664" style:font-size-asian="12pt" style:font-size-complex="12pt"/>
    </style:style>
    <style:style style:name="T4" style:family="text">
      <style:text-properties fo:font-size="12pt" fo:letter-spacing="0.018cm" fo:font-style="normal" style:text-underline-style="none" officeooo:rsid="003a2b15" style:font-size-asian="14pt" style:font-style-asian="normal" style:font-size-complex="12pt" style:font-style-complex="normal"/>
    </style:style>
    <style:style style:name="T5" style:family="text">
      <style:text-properties fo:font-size="12pt" fo:letter-spacing="0.018cm" fo:font-style="normal" style:text-underline-style="none" officeooo:rsid="004b2a5b" style:font-size-asian="14pt" style:font-style-asian="normal" style:font-size-complex="12pt" style:font-style-complex="normal"/>
    </style:style>
    <style:style style:name="T6" style:family="text">
      <style:text-properties fo:font-size="12pt" fo:letter-spacing="0.018cm" fo:font-style="normal" style:text-underline-style="none" officeooo:rsid="027d7b33" style:font-size-asian="14pt" style:font-style-asian="normal" style:font-size-complex="12pt" style:font-style-complex="normal"/>
    </style:style>
    <style:style style:name="T7" style:family="text">
      <style:text-properties fo:font-size="12pt" fo:letter-spacing="0.018cm" fo:font-style="normal" style:text-underline-style="none" officeooo:rsid="027df52a" style:font-size-asian="14pt" style:font-style-asian="normal" style:font-size-complex="12pt" style:font-style-complex="normal"/>
    </style:style>
    <style:style style:name="T8" style:family="text">
      <style:text-properties fo:font-size="12pt" fo:letter-spacing="0.018cm" fo:font-style="normal" style:text-underline-style="none" officeooo:rsid="029ea9f7" style:font-size-asian="14pt" style:font-style-asian="normal" style:font-size-complex="12pt" style:font-style-complex="normal"/>
    </style:style>
    <style:style style:name="T9" style:family="text">
      <style:text-properties fo:font-size="12pt" fo:letter-spacing="0.018cm" fo:font-style="normal" style:text-underline-style="none" officeooo:rsid="0049e9ae" style:font-size-asian="14pt" style:font-style-asian="normal" style:font-size-complex="12pt" style:font-style-complex="normal"/>
    </style:style>
    <style:style style:name="T10" style:family="text">
      <style:text-properties fo:font-size="12pt" fo:letter-spacing="0.018cm" fo:font-style="normal" style:text-underline-style="none" officeooo:rsid="00467c68" style:font-size-asian="10.5pt" style:font-style-asian="normal" style:font-size-complex="12pt" style:font-style-complex="normal"/>
    </style:style>
    <style:style style:name="T11" style:family="text">
      <style:text-properties fo:font-size="12pt" fo:letter-spacing="0.018cm" fo:font-style="normal" style:text-underline-style="none" officeooo:rsid="0042da9a" style:font-size-asian="10.5pt" style:font-style-asian="normal" style:font-size-complex="12pt" style:font-style-complex="normal"/>
    </style:style>
    <style:style style:name="T12" style:family="text">
      <style:text-properties fo:font-size="12pt" fo:letter-spacing="0.018cm" fo:font-style="normal" style:text-underline-style="none" officeooo:rsid="027df52a" style:font-size-asian="10.5pt" style:font-style-asian="normal" style:font-size-complex="12pt" style:font-style-complex="normal"/>
    </style:style>
    <style:style style:name="T13" style:family="text">
      <style:text-properties fo:font-size="12pt" fo:letter-spacing="0.018cm" fo:font-style="normal" style:text-underline-style="none" officeooo:rsid="0043c697" style:font-size-asian="10.5pt" style:font-style-asian="normal" style:font-size-complex="12pt" style:font-style-complex="normal"/>
    </style:style>
    <style:style style:name="T14" style:family="text">
      <style:text-properties fo:font-size="12pt" fo:letter-spacing="0.018cm" fo:font-style="normal" style:text-underline-style="none" officeooo:rsid="0047e27b" style:font-size-asian="10.5pt" style:font-style-asian="normal" style:font-size-complex="12pt" style:font-style-complex="normal"/>
    </style:style>
    <style:style style:name="T15" style:family="text">
      <style:text-properties fo:font-size="12pt" fo:letter-spacing="0.018cm" fo:font-style="normal" fo:font-weight="normal" officeooo:rsid="008fb06c" style:font-size-asian="12pt" style:font-style-asian="normal" style:font-weight-asian="normal" style:font-size-complex="12pt" style:font-style-complex="normal" style:font-weight-complex="normal" style:text-scale="100%"/>
    </style:style>
    <style:style style:name="T16" style:family="text">
      <style:text-properties fo:font-size="12pt" fo:letter-spacing="0.018cm" fo:font-style="normal" fo:font-weight="normal" officeooo:rsid="0230e3f6" style:font-size-asian="12pt" style:font-style-asian="normal" style:font-weight-asian="normal" style:font-size-complex="12pt" style:font-style-complex="normal" style:font-weight-complex="normal" style:text-scale="100%"/>
    </style:style>
    <style:style style:name="T17" style:family="text">
      <style:text-properties fo:font-size="12pt" fo:letter-spacing="0.018cm" fo:font-style="normal" fo:font-weight="normal" officeooo:rsid="0230e58e" style:font-size-asian="12pt" style:font-style-asian="normal" style:font-weight-asian="normal" style:font-size-complex="12pt" style:font-style-complex="normal" style:font-weight-complex="normal" style:text-scale="100%"/>
    </style:style>
    <style:style style:name="T18" style:family="text">
      <style:text-properties fo:font-size="12pt" fo:letter-spacing="0.018cm" style:text-underline-style="none" fo:font-weight="normal" officeooo:rsid="001e059b" style:font-size-asian="12pt" style:font-weight-asian="normal" style:font-size-complex="12pt" style:font-weight-complex="normal" style:text-scale="100%"/>
    </style:style>
    <style:style style:name="T19" style:family="text">
      <style:text-properties fo:font-size="12pt" fo:letter-spacing="0.018cm" style:text-underline-style="none" fo:font-weight="normal" officeooo:rsid="002a4592" style:font-size-asian="12pt" style:font-weight-asian="normal" style:font-size-complex="12pt" style:font-weight-complex="normal" style:text-scale="100%"/>
    </style:style>
    <style:style style:name="T20" style:family="text">
      <style:text-properties fo:font-size="12pt" fo:letter-spacing="0.018cm" style:text-underline-style="none" fo:font-weight="normal" officeooo:rsid="0028be37" style:font-size-asian="12pt" style:font-weight-asian="normal" style:font-size-complex="12pt" style:font-weight-complex="normal" style:text-scale="100%"/>
    </style:style>
    <style:style style:name="T21" style:family="text">
      <style:text-properties fo:font-size="12pt" fo:letter-spacing="0.018cm" style:text-underline-style="none" fo:font-weight="normal" officeooo:rsid="0025da2d" style:font-size-asian="12pt" style:font-weight-asian="normal" style:font-size-complex="12pt" style:font-weight-complex="normal" style:text-scale="100%"/>
    </style:style>
    <style:style style:name="T22" style:family="text">
      <style:text-properties fo:font-size="12pt" fo:letter-spacing="0.018cm" style:text-underline-style="none" fo:font-weight="normal" officeooo:rsid="0027351a" style:font-size-asian="12pt" style:font-weight-asian="normal" style:font-size-complex="12pt" style:font-weight-complex="normal" style:text-scale="100%"/>
    </style:style>
    <style:style style:name="T23" style:family="text">
      <style:text-properties fo:font-size="12pt" fo:letter-spacing="0.018cm" style:text-underline-style="none" fo:font-weight="normal" officeooo:rsid="0088c0fb" style:font-size-asian="12pt" style:font-weight-asian="normal" style:font-size-complex="12pt" style:font-weight-complex="normal" style:text-scale="100%"/>
    </style:style>
    <style:style style:name="T24" style:family="text">
      <style:text-properties fo:font-size="12pt" fo:letter-spacing="0.018cm" style:text-underline-style="none" fo:font-weight="normal" officeooo:rsid="002ae5ab" style:font-size-asian="12pt" style:font-weight-asian="normal" style:font-size-complex="12pt" style:font-weight-complex="normal" style:text-scale="100%"/>
    </style:style>
    <style:style style:name="T25" style:family="text">
      <style:text-properties fo:font-size="12pt" fo:letter-spacing="0.018cm" style:text-underline-style="none" fo:font-weight="normal" officeooo:rsid="0279dc2e" style:font-size-asian="12pt" style:font-weight-asian="normal" style:font-size-complex="12pt" style:font-weight-complex="normal" style:text-scale="100%"/>
    </style:style>
    <style:style style:name="T26" style:family="text">
      <style:text-properties fo:font-size="12pt" fo:letter-spacing="0.018cm" style:text-underline-style="none" fo:font-weight="normal" officeooo:rsid="027b6b8b" style:font-size-asian="12pt" style:font-weight-asian="normal" style:font-size-complex="12pt" style:font-weight-complex="normal" style:text-scale="100%"/>
    </style:style>
    <style:style style:name="T27" style:family="text">
      <style:text-properties fo:font-size="12pt" fo:font-style="normal" style:text-underline-style="none" fo:font-weight="normal" officeooo:rsid="004beb9f" style:font-size-asian="12pt" style:font-style-asian="normal" style:font-weight-asian="normal" style:font-size-complex="12pt" style:font-style-complex="normal" style:font-weight-complex="normal"/>
    </style:style>
    <style:style style:name="T28" style:family="text">
      <style:text-properties fo:font-size="12pt" fo:font-style="normal" style:text-underline-style="none" fo:font-weight="normal" officeooo:rsid="00b1e4bd" style:font-size-asian="12pt" style:font-style-asian="normal" style:font-weight-asian="normal" style:font-size-complex="12pt" style:font-style-complex="normal" style:font-weight-complex="normal"/>
    </style:style>
    <style:style style:name="T29" style:family="text">
      <style:text-properties fo:font-size="12pt" fo:font-style="normal" style:text-underline-style="none" fo:font-weight="normal" officeooo:rsid="027f31f6" style:font-size-asian="12pt" style:font-style-asian="normal" style:font-weight-asian="normal" style:font-size-complex="12pt" style:font-style-complex="normal" style:font-weight-complex="normal"/>
    </style:style>
    <style:style style:name="T30" style:family="text">
      <style:text-properties fo:font-size="12pt" fo:font-style="normal" style:text-underline-style="none" fo:font-weight="normal" officeooo:rsid="027bf1b2" style:font-size-asian="12pt" style:font-style-asian="normal" style:font-weight-asian="normal" style:font-size-complex="12pt" style:font-style-complex="normal" style:font-weight-complex="normal"/>
    </style:style>
    <style:style style:name="T31" style:family="text">
      <style:text-properties fo:font-size="18pt" style:font-size-asian="18pt" style:font-size-complex="18pt"/>
    </style:style>
    <style:style style:name="T32" style:family="text">
      <style:text-properties officeooo:rsid="001cafcb"/>
    </style:style>
    <style:style style:name="T33" style:family="text">
      <style:text-properties fo:letter-spacing="0.018cm"/>
    </style:style>
    <style:style style:name="T34" style:family="text">
      <style:text-properties fo:letter-spacing="0.018cm" style:text-underline-style="none" style:font-size-asian="14pt"/>
    </style:style>
    <style:style style:name="T35" style:family="text">
      <style:text-properties fo:letter-spacing="0.018cm" style:text-underline-style="none" fo:font-weight="bold" officeooo:rsid="009cc5ad" style:font-weight-asian="bold" style:font-weight-complex="bold"/>
    </style:style>
    <style:style style:name="T36" style:family="text">
      <style:text-properties fo:letter-spacing="0.018cm" fo:font-style="italic" style:text-underline-style="solid" style:text-underline-width="auto" style:text-underline-color="font-color" style:font-size-asian="14pt" style:font-style-asian="italic" style:font-style-complex="italic"/>
    </style:style>
    <style:style style:name="T37" style:family="text">
      <style:text-properties fo:letter-spacing="0.018cm" fo:font-style="italic" style:text-underline-style="solid" style:text-underline-width="auto" style:text-underline-color="font-color" officeooo:rsid="0042da9a" style:font-size-asian="14pt" style:font-style-asian="italic" style:font-style-complex="italic"/>
    </style:style>
    <style:style style:name="T38" style:family="text">
      <style:text-properties fo:letter-spacing="0.018cm" fo:font-style="italic" style:text-underline-style="solid" style:text-underline-width="auto" style:text-underline-color="font-color" officeooo:rsid="01fe7681" style:font-size-asian="14pt" style:font-style-asian="italic" style:font-style-complex="italic"/>
    </style:style>
    <style:style style:name="T39" style:family="text">
      <style:text-properties fo:letter-spacing="0.018cm" fo:font-style="italic" style:text-underline-style="solid" style:text-underline-width="auto" style:text-underline-color="font-color" officeooo:rsid="027bf1b2" style:font-size-asian="14pt" style:font-style-asian="italic" style:font-style-complex="italic"/>
    </style:style>
    <style:style style:name="T40" style:family="text">
      <style:text-properties fo:letter-spacing="0.018cm"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41" style:family="text">
      <style:text-properties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T42" style:family="text">
      <style:text-properties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T43" style:family="text">
      <style:text-properties fo:letter-spacing="0.018cm" fo:font-style="italic" style:text-underline-style="solid" style:text-underline-width="auto" style:text-underline-color="font-color" fo:font-weight="bold" officeooo:rsid="009f7dfa" style:font-style-asian="italic" style:font-weight-asian="bold" style:font-style-complex="italic" style:font-weight-complex="bold"/>
    </style:style>
    <style:style style:name="T44" style:family="text">
      <style:text-properties fo:letter-spacing="0.018cm" fo:font-style="italic" style:text-underline-style="solid" style:text-underline-width="auto" style:text-underline-color="font-color" officeooo:rsid="009cc5ad" style:font-style-asian="italic" style:font-style-complex="italic"/>
    </style:style>
    <style:style style:name="T45" style:family="text">
      <style:text-properties fo:letter-spacing="0.018cm" fo:font-style="italic" style:text-underline-style="solid" style:text-underline-width="auto" style:text-underline-color="font-color" officeooo:rsid="00a08fc3" style:font-style-asian="italic" style:font-style-complex="italic"/>
    </style:style>
    <style:style style:name="T46" style:family="text">
      <style:text-properties fo:letter-spacing="0.018cm" fo:font-style="italic" style:text-underline-style="solid" style:text-underline-width="auto" style:text-underline-color="font-color" officeooo:rsid="00a14a5e" style:font-style-asian="italic" style:font-style-complex="italic"/>
    </style:style>
    <style:style style:name="T47" style:family="text">
      <style:text-properties fo:letter-spacing="0.018cm" fo:font-style="italic" officeooo:rsid="003e37d0" style:font-style-asian="italic" style:font-style-complex="italic"/>
    </style:style>
    <style:style style:name="T48" style:family="text">
      <style:text-properties fo:letter-spacing="0.018cm" fo:font-style="italic" style:text-underline-style="none" fo:font-weight="bold" officeooo:rsid="009cc5ad" style:font-style-asian="italic" style:font-weight-asian="bold" style:font-style-complex="italic" style:font-weight-complex="bold"/>
    </style:style>
    <style:style style:name="T49" style:family="text">
      <style:text-properties fo:letter-spacing="0.018cm" fo:font-style="normal" style:text-underline-style="none" style:font-size-asian="14pt" style:font-style-asian="normal" style:font-style-complex="normal"/>
    </style:style>
    <style:style style:name="T50" style:family="text">
      <style:text-properties fo:letter-spacing="0.018cm" fo:font-style="normal" style:text-underline-style="none" officeooo:rsid="003a2b15" style:font-size-asian="14pt" style:font-style-asian="normal" style:font-style-complex="normal"/>
    </style:style>
    <style:style style:name="T51" style:family="text">
      <style:text-properties fo:letter-spacing="0.018cm" fo:font-style="normal" style:text-underline-style="none" fo:font-weight="bold" officeooo:rsid="009cc5ad" style:font-style-asian="normal" style:font-weight-asian="bold" style:font-style-complex="normal" style:font-weight-complex="bold"/>
    </style:style>
    <style:style style:name="T52" style:family="text">
      <style:text-properties fo:letter-spacing="0.018cm" fo:font-style="normal" style:text-underline-style="none" officeooo:rsid="0284043d" fo:background-color="#ffffff" loext:char-shading-value="0" style:font-size-asian="14pt" style:font-style-asian="normal" style:font-style-complex="normal"/>
    </style:style>
    <style:style style:name="T53" style:family="text">
      <style:text-properties fo:letter-spacing="0.018cm" fo:font-style="normal" style:text-underline-style="none" officeooo:rsid="027ecb57" fo:background-color="#ffffff" loext:char-shading-value="0" style:font-size-asian="14pt" style:font-style-asian="normal" style:font-style-complex="normal"/>
    </style:style>
    <style:style style:name="T54" style:family="text">
      <style:text-properties fo:letter-spacing="0.018cm" fo:font-style="normal" officeooo:rsid="00525efd" style:font-style-asian="normal" style:font-style-complex="normal"/>
    </style:style>
    <style:style style:name="T55" style:family="text">
      <style:text-properties fo:letter-spacing="0.018cm" fo:font-style="normal" style:text-underline-style="solid" style:text-underline-width="auto" style:text-underline-color="font-color" officeooo:rsid="009cc5ad" style:font-style-asian="normal" style:font-style-complex="normal"/>
    </style:style>
    <style:style style:name="T56" style:family="text">
      <style:text-properties fo:letter-spacing="0.018cm" fo:font-style="normal" style:text-underline-style="solid" style:text-underline-width="auto" style:text-underline-color="font-color" officeooo:rsid="00a08fc3" style:font-style-asian="normal" style:font-style-complex="normal"/>
    </style:style>
    <style:style style:name="T57" style:family="text">
      <style:text-properties fo:letter-spacing="0.018cm" fo:font-style="normal" style:text-underline-style="solid" style:text-underline-width="auto" style:text-underline-color="font-color" officeooo:rsid="00a14a5e" style:font-style-asian="normal" style:font-style-complex="normal"/>
    </style:style>
    <style:style style:name="T58" style:family="text">
      <style:text-properties fo:letter-spacing="0.018cm" fo:font-style="normal" style:text-underline-style="solid" style:text-underline-width="auto" style:text-underline-color="font-color" officeooo:rsid="00a173d1" style:font-style-asian="normal" style:font-style-complex="normal"/>
    </style:style>
    <style:style style:name="T59" style:family="text">
      <style:text-properties fo:letter-spacing="0.018cm" fo:font-style="normal" style:text-underline-style="solid" style:text-underline-width="auto" style:text-underline-color="font-color" officeooo:rsid="0202c0f3" style:font-style-asian="normal" style:font-style-complex="normal"/>
    </style:style>
    <style:style style:name="T60" style:family="text">
      <style:text-properties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T61" style:family="text">
      <style:text-properties fo:letter-spacing="0.018cm" fo:font-style="normal" style:text-underline-style="solid" style:text-underline-width="auto" style:text-underline-color="font-color" fo:font-weight="bold" officeooo:rsid="00a08fc3" style:font-style-asian="normal" style:font-weight-asian="bold" style:font-style-complex="normal" style:font-weight-complex="bold"/>
    </style:style>
    <style:style style:name="T62" style:family="text">
      <style:text-properties fo:letter-spacing="0.018cm" fo:font-style="normal" style:text-underline-style="solid" style:text-underline-width="auto" style:text-underline-color="font-color" fo:font-weight="bold" officeooo:rsid="0261ceb2" style:font-style-asian="normal" style:font-weight-asian="bold" style:font-style-complex="normal" style:font-weight-complex="bold"/>
    </style:style>
    <style:style style:name="T63" style:family="text">
      <style:text-properties fo:letter-spacing="0.018cm" fo:background-color="#ffb66c" loext:char-shading-value="0"/>
    </style:style>
    <style:style style:name="T64" style:family="text">
      <style:text-properties fo:letter-spacing="0.018cm" officeooo:rsid="001e059b" fo:background-color="#ffb66c" loext:char-shading-value="0"/>
    </style:style>
    <style:style style:name="T65" style:family="text">
      <style:text-properties fo:letter-spacing="0.018cm" officeooo:rsid="008e3d24" fo:background-color="#ffb66c" loext:char-shading-value="0"/>
    </style:style>
    <style:style style:name="T66" style:family="text">
      <style:text-properties fo:letter-spacing="0.018cm" officeooo:rsid="0092bda7"/>
    </style:style>
    <style:style style:name="T67" style:family="text">
      <style:text-properties fo:letter-spacing="0.018cm" officeooo:rsid="001e059b"/>
    </style:style>
    <style:style style:name="T68" style:family="text">
      <style:text-properties fo:letter-spacing="0.018cm" officeooo:rsid="0097de44"/>
    </style:style>
    <style:style style:name="T69" style:family="text">
      <style:text-properties fo:letter-spacing="0.018cm" officeooo:rsid="009cc5ad"/>
    </style:style>
    <style:style style:name="T70" style:family="text">
      <style:text-properties fo:letter-spacing="0.018cm" officeooo:rsid="009f7dfa"/>
    </style:style>
    <style:style style:name="T71" style:family="text">
      <style:text-properties fo:letter-spacing="0.018cm" officeooo:rsid="009f9bc0"/>
    </style:style>
    <style:style style:name="T72" style:family="text">
      <style:text-properties fo:letter-spacing="0.018cm" officeooo:rsid="00a08fc3"/>
    </style:style>
    <style:style style:name="T73" style:family="text">
      <style:text-properties fo:letter-spacing="0.018cm" officeooo:rsid="00a14a5e"/>
    </style:style>
    <style:style style:name="T74" style:family="text">
      <style:text-properties fo:letter-spacing="0.018cm" officeooo:rsid="00a173d1"/>
    </style:style>
    <style:style style:name="T75" style:family="text">
      <style:text-properties fo:letter-spacing="0.018cm" officeooo:rsid="00a21c22"/>
    </style:style>
    <style:style style:name="T76" style:family="text">
      <style:text-properties fo:font-size="14pt" fo:letter-spacing="0.018cm" fo:font-style="italic" fo:font-weight="bold" officeooo:rsid="003e37d0" style:font-size-asian="14pt" style:font-style-asian="italic" style:font-weight-asian="bold" style:font-size-complex="14pt" style:font-style-complex="italic" style:font-weight-complex="bold"/>
    </style:style>
    <style:style style:name="T77" style:family="text">
      <style:text-properties fo:font-size="14pt" fo:letter-spacing="0.018cm" officeooo:rsid="003e37d0" style:font-size-asian="14pt" style:font-size-complex="14pt"/>
    </style:style>
    <style:style style:name="T78" style:family="text">
      <style:text-properties fo:font-size="14pt" fo:letter-spacing="0.018cm" style:text-underline-style="none" fo:font-weight="bold" officeooo:rsid="001e059b" style:font-size-asian="14pt" style:font-weight-asian="bold" style:font-size-complex="14pt" style:font-weight-complex="bold" style:text-scale="100%"/>
    </style:style>
    <style:style style:name="T79" style:family="text">
      <style:text-properties fo:font-size="13.3000001907349pt" fo:font-style="italic" style:text-underline-style="solid" style:text-underline-width="auto" style:text-underline-color="font-color" fo:font-weight="bold" style:font-size-asian="13.3000001907349pt" style:font-style-asian="italic" style:font-weight-asian="bold" style:font-size-complex="13.3000001907349pt" style:font-style-complex="italic" style:font-weight-complex="bold"/>
    </style:style>
    <style:style style:name="T80" style:family="text">
      <style:text-properties fo:font-size="13.3000001907349pt"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81" style:family="text">
      <style:text-properties fo:font-size="13.3000001907349pt" fo:font-style="italic" style:text-underline-style="solid" style:text-underline-width="auto" style:text-underline-color="font-color" fo:font-weight="bold" officeooo:rsid="027bf1b2" style:font-size-asian="13.3000001907349pt" style:font-style-asian="italic" style:font-weight-asian="bold" style:font-size-complex="13.3000001907349pt" style:font-style-complex="italic" style:font-weight-complex="bold"/>
    </style:style>
    <style:style style:name="T82" style:family="text">
      <style:text-properties fo:font-size="13.3000001907349pt" fo:font-style="italic" style:text-underline-style="solid" style:text-underline-width="auto" style:text-underline-color="font-color" fo:font-weight="bold" officeooo:rsid="023765c6" style:font-size-asian="13.3000001907349pt" style:font-style-asian="italic" style:font-weight-asian="bold" style:font-size-complex="13.3000001907349pt" style:font-style-complex="italic" style:font-weight-complex="bold"/>
    </style:style>
    <style:style style:name="T83" style:family="text">
      <style:text-properties fo:font-size="13.3000001907349pt" fo:font-style="italic" style:text-underline-style="solid" style:text-underline-width="auto" style:text-underline-color="font-color" fo:font-weight="bold" officeooo:rsid="028bfa87" style:font-size-asian="13.3000001907349pt" style:font-style-asian="italic" style:font-weight-asian="bold" style:font-size-complex="13.3000001907349pt" style:font-style-complex="italic" style:font-weight-complex="bold"/>
    </style:style>
    <style:style style:name="T84" style:family="text">
      <style:text-properties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85" style:family="text">
      <style:text-properties fo:font-size="13.3000001907349pt" fo:letter-spacing="0.018cm" fo:font-style="italic" style:text-underline-style="solid" style:text-underline-width="auto" style:text-underline-color="font-color" fo:font-weight="bold" officeooo:rsid="027d03cf" style:font-size-asian="13.3000001907349pt" style:font-style-asian="italic" style:font-weight-asian="bold" style:font-size-complex="13.3000001907349pt" style:font-style-complex="italic" style:font-weight-complex="bold"/>
    </style:style>
    <style:style style:name="T86" style:family="text">
      <style:text-properties fo:font-size="13.3000001907349pt" fo:letter-spacing="0.018cm" fo:font-style="italic" style:text-underline-style="solid" style:text-underline-width="auto" style:text-underline-color="font-color" fo:font-weight="bold" officeooo:rsid="028bfa87" style:font-size-asian="13.3000001907349pt" style:font-style-asian="italic" style:font-weight-asian="bold" style:font-size-complex="13.3000001907349pt" style:font-style-complex="italic" style:font-weight-complex="bold"/>
    </style:style>
    <style:style style:name="T87" style:family="text">
      <style:text-properties fo:font-size="13.3000001907349pt" fo:letter-spacing="0.018cm" fo:font-style="italic" fo:font-weight="bold" officeooo:rsid="003e37d0" style:font-size-asian="13.3000001907349pt" style:font-style-asian="italic" style:font-weight-asian="bold" style:font-size-complex="13.3000001907349pt" style:font-style-complex="italic" style:font-weight-complex="bold"/>
    </style:style>
    <style:style style:name="T88" style:family="text">
      <style:text-properties fo:font-size="13.3000001907349pt" fo:letter-spacing="0.018cm" fo:font-style="italic" style:text-underline-style="none" fo:font-weight="bold" officeooo:rsid="003e37d0" style:font-size-asian="13.3000001907349pt" style:font-style-asian="italic" style:font-weight-asian="bold" style:font-size-complex="13.3000001907349pt" style:font-style-complex="italic" style:font-weight-complex="bold"/>
    </style:style>
    <style:style style:name="T89" style:family="text">
      <style:text-properties fo:font-size="13.3000001907349pt" officeooo:rsid="00689bab" style:font-size-asian="13.3000001907349pt" style:font-size-complex="13.3000001907349pt"/>
    </style:style>
    <style:style style:name="T90" style:family="text">
      <style:text-properties fo:font-size="13.3000001907349pt" officeooo:rsid="023765c6" style:font-size-asian="13.3000001907349pt" style:font-size-complex="13.3000001907349pt"/>
    </style:style>
    <style:style style:name="T91" style:family="text">
      <style:text-properties fo:font-size="13.3000001907349pt" officeooo:rsid="023ce01b" style:font-size-asian="13.3000001907349pt" style:font-size-complex="13.3000001907349pt"/>
    </style:style>
    <style:style style:name="T92" style:family="text">
      <style:text-properties fo:font-size="13.3000001907349pt" officeooo:rsid="023e15cc" style:font-size-asian="13.3000001907349pt" style:font-size-complex="13.3000001907349pt"/>
    </style:style>
    <style:style style:name="T93" style:family="text">
      <style:text-properties fo:font-size="13.3000001907349pt" officeooo:rsid="0282ce1b" style:font-size-asian="13.3000001907349pt" style:font-size-complex="13.3000001907349pt"/>
    </style:style>
    <style:style style:name="T94" style:family="text">
      <style:text-properties fo:font-size="13.3000001907349pt" officeooo:rsid="023f542c" style:font-size-asian="13.3000001907349pt" style:font-size-complex="13.3000001907349pt"/>
    </style:style>
    <style:style style:name="T95" style:family="text">
      <style:text-properties officeooo:rsid="005bfe0d"/>
    </style:style>
    <style:style style:name="T96" style:family="text">
      <style:text-properties fo:color="#000000"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97" style:family="text">
      <style:text-properties officeooo:rsid="005c40cf"/>
    </style:style>
    <style:style style:name="T98" style:family="text">
      <style:text-properties officeooo:rsid="005eea3e"/>
    </style:style>
    <style:style style:name="T99" style:family="text">
      <style:text-properties officeooo:rsid="0060e373"/>
    </style:style>
    <style:style style:name="T100" style:family="text">
      <style:text-properties officeooo:rsid="0063d0fa"/>
    </style:style>
    <style:style style:name="T101" style:family="text">
      <style:text-properties officeooo:rsid="0065bb7f"/>
    </style:style>
    <style:style style:name="T102" style:family="text">
      <style:text-properties officeooo:rsid="00689bab"/>
    </style:style>
    <style:style style:name="T103" style:family="text">
      <style:text-properties fo:font-style="italic" style:font-style-asian="italic" style:font-style-complex="italic"/>
    </style:style>
    <style:style style:name="T104" style:family="text">
      <style:text-properties fo:font-style="italic" officeooo:rsid="006e0fa2" style:font-style-asian="italic" style:font-style-complex="italic"/>
    </style:style>
    <style:style style:name="T105" style:family="text">
      <style:text-properties fo:font-style="italic" officeooo:rsid="00723c21" style:font-style-asian="italic" style:font-style-complex="italic"/>
    </style:style>
    <style:style style:name="T106" style:family="text">
      <style:text-properties fo:font-style="italic" officeooo:rsid="008c9df9" style:font-style-asian="italic" style:font-style-complex="italic"/>
    </style:style>
    <style:style style:name="T107" style:family="text">
      <style:text-properties fo:font-style="italic" officeooo:rsid="00f5148e" style:font-style-asian="italic" style:font-style-complex="italic"/>
    </style:style>
    <style:style style:name="T108" style:family="text">
      <style:text-properties fo:font-style="italic" style:text-underline-style="solid" style:text-underline-width="auto" style:text-underline-color="font-color" style:font-style-asian="italic" style:font-style-complex="italic"/>
    </style:style>
    <style:style style:name="T109" style:family="text">
      <style:text-properties fo:font-style="italic" style:text-underline-style="solid" style:text-underline-width="auto" style:text-underline-color="font-color" officeooo:rsid="006e0fa2" style:font-style-asian="italic" style:font-style-complex="italic"/>
    </style:style>
    <style:style style:name="T110" style:family="text">
      <style:text-properties fo:font-style="italic" style:text-underline-style="solid" style:text-underline-width="auto" style:text-underline-color="font-color" officeooo:rsid="008c9df9" style:font-style-asian="italic" style:font-style-complex="italic"/>
    </style:style>
    <style:style style:name="T111" style:family="text">
      <style:text-properties fo:font-style="italic" style:text-underline-style="solid" style:text-underline-width="auto" style:text-underline-color="font-color" officeooo:rsid="00f5148e" style:font-style-asian="italic" style:font-style-complex="italic"/>
    </style:style>
    <style:style style:name="T112" style:family="text">
      <style:text-properties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113" style:family="text">
      <style:text-properties fo:font-style="italic" style:text-underline-style="solid" style:text-underline-width="auto" style:text-underline-color="font-color" fo:font-weight="bold" officeooo:rsid="00870e23" style:font-style-asian="italic" style:font-weight-asian="bold" style:font-style-complex="italic" style:font-weight-complex="bold"/>
    </style:style>
    <style:style style:name="T114" style:family="text">
      <style:text-properties fo:font-style="italic" style:text-underline-style="none" officeooo:rsid="006e0fa2" style:font-style-asian="italic" style:font-style-complex="italic"/>
    </style:style>
    <style:style style:name="T115" style:family="text">
      <style:text-properties fo:font-style="italic" fo:font-weight="bold" officeooo:rsid="00870e23" style:font-style-asian="italic" style:font-weight-asian="bold" style:font-style-complex="italic" style:font-weight-complex="bold"/>
    </style:style>
    <style:style style:name="T116" style:family="text">
      <style:text-properties fo:font-style="normal" style:font-style-asian="normal" style:font-style-complex="normal"/>
    </style:style>
    <style:style style:name="T117" style:family="text">
      <style:text-properties fo:font-style="normal" officeooo:rsid="006e0fa2" style:font-style-asian="normal" style:font-style-complex="normal"/>
    </style:style>
    <style:style style:name="T118" style:family="text">
      <style:text-properties fo:font-style="normal" officeooo:rsid="006f06ed" style:font-style-asian="normal" style:font-style-complex="normal"/>
    </style:style>
    <style:style style:name="T119" style:family="text">
      <style:text-properties fo:font-style="normal" officeooo:rsid="00757d77" style:font-style-asian="normal" style:font-style-complex="normal"/>
    </style:style>
    <style:style style:name="T120" style:family="text">
      <style:text-properties fo:font-style="normal" officeooo:rsid="007883d9" style:font-style-asian="normal" style:font-style-complex="normal"/>
    </style:style>
    <style:style style:name="T121" style:family="text">
      <style:text-properties fo:font-style="normal" officeooo:rsid="007ab37b" style:font-style-asian="normal" style:font-style-complex="normal"/>
    </style:style>
    <style:style style:name="T122" style:family="text">
      <style:text-properties fo:font-style="normal" officeooo:rsid="0079ac2d" style:font-style-asian="normal" style:font-style-complex="normal"/>
    </style:style>
    <style:style style:name="T123" style:family="text">
      <style:text-properties fo:font-style="normal" officeooo:rsid="007b2e45" style:font-style-asian="normal" style:font-style-complex="normal"/>
    </style:style>
    <style:style style:name="T124" style:family="text">
      <style:text-properties fo:font-style="normal" officeooo:rsid="007bc7a4" style:font-style-asian="normal" style:font-style-complex="normal"/>
    </style:style>
    <style:style style:name="T125" style:family="text">
      <style:text-properties fo:font-style="normal" officeooo:rsid="0282ce1b" style:font-style-asian="normal" style:font-style-complex="normal"/>
    </style:style>
    <style:style style:name="T126" style:family="text">
      <style:text-properties fo:font-style="normal" officeooo:rsid="02830193" style:font-style-asian="normal" style:font-style-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normal" style:font-style-asian="normal" style:font-weight-asian="normal" style:font-style-complex="normal" style:font-weight-complex="normal"/>
    </style:style>
    <style:style style:name="T129" style:family="text">
      <style:text-properties fo:font-style="normal" fo:font-weight="normal" officeooo:rsid="00870e23" style:font-style-asian="normal" style:font-weight-asian="normal" style:font-style-complex="normal" style:font-weight-complex="normal"/>
    </style:style>
    <style:style style:name="T130" style:family="text">
      <style:text-properties fo:font-style="normal" style:text-underline-style="none" fo:font-weight="normal" officeooo:rsid="007f69ee" style:font-style-asian="normal" style:font-weight-asian="normal" style:font-style-complex="normal" style:font-weight-complex="normal"/>
    </style:style>
    <style:style style:name="T131" style:family="text">
      <style:text-properties fo:font-style="normal" style:text-underline-style="none" fo:font-weight="normal" officeooo:rsid="00810bcd" style:font-style-asian="normal" style:font-weight-asian="normal" style:font-style-complex="normal" style:font-weight-complex="normal"/>
    </style:style>
    <style:style style:name="T132" style:family="text">
      <style:text-properties fo:font-style="normal" style:text-underline-style="none" fo:font-weight="normal" officeooo:rsid="00f9644e" style:font-style-asian="normal" style:font-weight-asian="normal" style:font-style-complex="normal" style:font-weight-complex="normal"/>
    </style:style>
    <style:style style:name="T133" style:family="text">
      <style:text-properties fo:font-style="normal" style:text-underline-style="none" officeooo:rsid="009cc5ad" style:font-style-asian="normal" style:font-style-complex="normal"/>
    </style:style>
    <style:style style:name="T134" style:family="text">
      <style:text-properties fo:font-style="normal" style:text-underline-style="solid" style:text-underline-width="auto" style:text-underline-color="font-color" officeooo:rsid="008c9df9" style:font-style-asian="normal" style:font-style-complex="normal"/>
    </style:style>
    <style:style style:name="T135" style:family="text">
      <style:text-properties fo:font-style="normal" style:text-underline-style="solid" style:text-underline-width="auto" style:text-underline-color="font-color" officeooo:rsid="00f5148e" style:font-style-asian="normal" style:font-style-complex="normal"/>
    </style:style>
    <style:style style:name="T136" style:family="text">
      <style:text-properties officeooo:rsid="00727a77"/>
    </style:style>
    <style:style style:name="T137" style:family="text">
      <style:text-properties fo:background-color="#ffffff" loext:char-shading-value="0"/>
    </style:style>
    <style:style style:name="T138" style:family="text">
      <style:text-properties officeooo:rsid="008c9df9" fo:background-color="#ffffff" loext:char-shading-value="0"/>
    </style:style>
    <style:style style:name="T139" style:family="text">
      <style:text-properties officeooo:rsid="008dd886" fo:background-color="#ffffff" loext:char-shading-value="0"/>
    </style:style>
    <style:style style:name="T140" style:family="text">
      <style:text-properties officeooo:rsid="008e3d24" fo:background-color="#ffffff" loext:char-shading-value="0"/>
    </style:style>
    <style:style style:name="T141" style:family="text">
      <style:text-properties officeooo:rsid="00ebdf43" fo:background-color="#ffffff" loext:char-shading-value="0"/>
    </style:style>
    <style:style style:name="T142" style:family="text">
      <style:text-properties officeooo:rsid="005d7bbd" fo:background-color="#ffffff" loext:char-shading-value="0"/>
    </style:style>
    <style:style style:name="T143" style:family="text">
      <style:text-properties officeooo:rsid="005eea3e" fo:background-color="#ffffff" loext:char-shading-value="0"/>
    </style:style>
    <style:style style:name="T144" style:family="text">
      <style:text-properties officeooo:rsid="00f95824" fo:background-color="#ffffff" loext:char-shading-value="0"/>
    </style:style>
    <style:style style:name="T145" style:family="text">
      <style:text-properties officeooo:rsid="00b401d6" fo:background-color="#ffffff" loext:char-shading-value="0"/>
    </style:style>
    <style:style style:name="T146" style:family="text">
      <style:text-properties officeooo:rsid="023a9a66" fo:background-color="#ffffff" loext:char-shading-value="0"/>
    </style:style>
    <style:style style:name="T147" style:family="text">
      <style:text-properties officeooo:rsid="008dd886"/>
    </style:style>
    <style:style style:name="T148" style:family="text">
      <style:text-properties officeooo:rsid="0094e48d"/>
    </style:style>
    <style:style style:name="T149" style:family="text">
      <style:text-properties officeooo:rsid="001e7888"/>
    </style:style>
    <style:style style:name="T150" style:family="text">
      <style:text-properties officeooo:rsid="001f68ca"/>
    </style:style>
    <style:style style:name="T151" style:family="text">
      <style:text-properties officeooo:rsid="0020b0e3"/>
    </style:style>
    <style:style style:name="T152" style:family="text">
      <style:text-properties officeooo:rsid="00a5b410"/>
    </style:style>
    <style:style style:name="T153" style:family="text">
      <style:text-properties officeooo:rsid="00a5dc99"/>
    </style:style>
    <style:style style:name="T154" style:family="text">
      <style:text-properties officeooo:rsid="00a8f7b9"/>
    </style:style>
    <style:style style:name="T155" style:family="text">
      <style:text-properties officeooo:rsid="00a8fea4"/>
    </style:style>
    <style:style style:name="T156" style:family="text">
      <style:text-properties officeooo:rsid="00a9e045"/>
    </style:style>
    <style:style style:name="T157" style:family="text">
      <style:text-properties officeooo:rsid="00c5f7e0"/>
    </style:style>
    <style:style style:name="T158" style:family="text">
      <style:text-properties officeooo:rsid="00caf33b"/>
    </style:style>
    <style:style style:name="T159" style:family="text">
      <style:text-properties fo:font-weight="normal" officeooo:rsid="00a5b410" style:font-weight-asian="normal" style:font-weight-complex="normal"/>
    </style:style>
    <style:style style:name="T160" style:family="text">
      <style:text-properties fo:font-weight="normal" officeooo:rsid="00d0feff" style:font-weight-asian="normal" style:font-weight-complex="normal"/>
    </style:style>
    <style:style style:name="T161" style:family="text">
      <style:text-properties fo:font-weight="normal" officeooo:rsid="00dd4c3a" style:font-weight-asian="normal" style:font-weight-complex="normal"/>
    </style:style>
    <style:style style:name="T162" style:family="text">
      <style:text-properties fo:font-weight="normal" officeooo:rsid="0138f3c3" style:font-weight-asian="normal" style:font-weight-complex="normal"/>
    </style:style>
    <style:style style:name="T163" style:family="text">
      <style:text-properties fo:font-weight="normal" officeooo:rsid="029b02e0" style:font-weight-asian="normal" style:font-weight-complex="normal"/>
    </style:style>
    <style:style style:name="T164" style:family="text">
      <style:text-properties officeooo:rsid="00d0feff"/>
    </style:style>
    <style:style style:name="T165" style:family="text">
      <style:text-properties officeooo:rsid="00d2bfdb"/>
    </style:style>
    <style:style style:name="T166" style:family="text">
      <style:text-properties officeooo:rsid="00d776b7"/>
    </style:style>
    <style:style style:name="T167" style:family="text">
      <style:text-properties officeooo:rsid="00d7f89d"/>
    </style:style>
    <style:style style:name="T168" style:family="text">
      <style:text-properties officeooo:rsid="00d7febd"/>
    </style:style>
    <style:style style:name="T169" style:family="text">
      <style:text-properties officeooo:rsid="00deb309"/>
    </style:style>
    <style:style style:name="T170" style:family="text">
      <style:text-properties officeooo:rsid="00e1a453"/>
    </style:style>
    <style:style style:name="T171" style:family="text">
      <style:text-properties officeooo:rsid="00e66129"/>
    </style:style>
    <style:style style:name="T172" style:family="text">
      <style:text-properties officeooo:rsid="00e6cbea"/>
    </style:style>
    <style:style style:name="T173" style:family="text">
      <style:text-properties officeooo:rsid="0107ca31"/>
    </style:style>
    <style:style style:name="T174" style:family="text">
      <style:text-properties officeooo:rsid="0109978a"/>
    </style:style>
    <style:style style:name="T175" style:family="text">
      <style:text-properties officeooo:rsid="010badd1"/>
    </style:style>
    <style:style style:name="T176" style:family="text">
      <style:text-properties officeooo:rsid="0111aa49"/>
    </style:style>
    <style:style style:name="T177" style:family="text">
      <style:text-properties officeooo:rsid="01142771"/>
    </style:style>
    <style:style style:name="T178" style:family="text">
      <style:text-properties officeooo:rsid="011ab502"/>
    </style:style>
    <style:style style:name="T179" style:family="text">
      <style:text-properties officeooo:rsid="011b5046"/>
    </style:style>
    <style:style style:name="T180" style:family="text">
      <style:text-properties officeooo:rsid="011dd6f0"/>
    </style:style>
    <style:style style:name="T181" style:family="text">
      <style:text-properties officeooo:rsid="0122033e"/>
    </style:style>
    <style:style style:name="T182" style:family="text">
      <style:text-properties officeooo:rsid="012da4e8"/>
    </style:style>
    <style:style style:name="T183" style:family="text">
      <style:text-properties officeooo:rsid="01326cd6"/>
    </style:style>
    <style:style style:name="T184" style:family="text">
      <style:text-properties officeooo:rsid="01343b2d"/>
    </style:style>
    <style:style style:name="T185" style:family="text">
      <style:text-properties officeooo:rsid="0138ea5d"/>
    </style:style>
    <style:style style:name="T186" style:family="text">
      <style:text-properties officeooo:rsid="013a53f5"/>
    </style:style>
    <style:style style:name="T187" style:family="text">
      <style:text-properties officeooo:rsid="013c3825"/>
    </style:style>
    <style:style style:name="T188" style:family="text">
      <style:text-properties officeooo:rsid="013e1aaf"/>
    </style:style>
    <style:style style:name="T189" style:family="text">
      <style:text-properties officeooo:rsid="01413d5f"/>
    </style:style>
    <style:style style:name="T190" style:family="text">
      <style:text-properties officeooo:rsid="014634b0"/>
    </style:style>
    <style:style style:name="T191" style:family="text">
      <style:text-properties officeooo:rsid="0146f5e1"/>
    </style:style>
    <style:style style:name="T192" style:family="text">
      <style:text-properties officeooo:rsid="0148afb3"/>
    </style:style>
    <style:style style:name="T193" style:family="text">
      <style:text-properties officeooo:rsid="01494711"/>
    </style:style>
    <style:style style:name="T194" style:family="text">
      <style:text-properties officeooo:rsid="014b03cc"/>
    </style:style>
    <style:style style:name="T195" style:family="text">
      <style:text-properties officeooo:rsid="014b1f34"/>
    </style:style>
    <style:style style:name="T196" style:family="text">
      <style:text-properties officeooo:rsid="01546851"/>
    </style:style>
    <style:style style:name="T197" style:family="text">
      <style:text-properties officeooo:rsid="01557ff7"/>
    </style:style>
    <style:style style:name="T198" style:family="text">
      <style:text-properties officeooo:rsid="0157264b"/>
    </style:style>
    <style:style style:name="T199" style:family="text">
      <style:text-properties officeooo:rsid="01585bde"/>
    </style:style>
    <style:style style:name="T200" style:family="text">
      <style:text-properties officeooo:rsid="015952e7"/>
    </style:style>
    <style:style style:name="T201" style:family="text">
      <style:text-properties officeooo:rsid="015aeea3"/>
    </style:style>
    <style:style style:name="T202" style:family="text">
      <style:text-properties officeooo:rsid="016205c2"/>
    </style:style>
    <style:style style:name="T203" style:family="text">
      <style:text-properties officeooo:rsid="01624587"/>
    </style:style>
    <style:style style:name="T204" style:family="text">
      <style:text-properties officeooo:rsid="0165034f"/>
    </style:style>
    <style:style style:name="T205" style:family="text">
      <style:text-properties officeooo:rsid="0167e89d"/>
    </style:style>
    <style:style style:name="T206" style:family="text">
      <style:text-properties officeooo:rsid="01685dc6"/>
    </style:style>
    <style:style style:name="T207" style:family="text">
      <style:text-properties officeooo:rsid="0175ae18"/>
    </style:style>
    <style:style style:name="T208" style:family="text">
      <style:text-properties officeooo:rsid="0176568f"/>
    </style:style>
    <style:style style:name="T209" style:family="text">
      <style:text-properties officeooo:rsid="0177604f"/>
    </style:style>
    <style:style style:name="T210" style:family="text">
      <style:text-properties officeooo:rsid="0177b98d"/>
    </style:style>
    <style:style style:name="T211" style:family="text">
      <style:text-properties officeooo:rsid="01800036"/>
    </style:style>
    <style:style style:name="T212" style:family="text">
      <style:text-properties officeooo:rsid="018bcc85"/>
    </style:style>
    <style:style style:name="T213" style:family="text">
      <style:text-properties officeooo:rsid="018c5e70"/>
    </style:style>
    <style:style style:name="T214" style:family="text">
      <style:text-properties officeooo:rsid="018fc1ba"/>
    </style:style>
    <style:style style:name="T215" style:family="text">
      <style:text-properties officeooo:rsid="0191822c"/>
    </style:style>
    <style:style style:name="T216" style:family="text">
      <style:text-properties officeooo:rsid="019260f8"/>
    </style:style>
    <style:style style:name="T217" style:family="text">
      <style:text-properties officeooo:rsid="01960d9e"/>
    </style:style>
    <style:style style:name="T218" style:family="text">
      <style:text-properties officeooo:rsid="0199cb63"/>
    </style:style>
    <style:style style:name="T219" style:family="text">
      <style:text-properties officeooo:rsid="019a7463"/>
    </style:style>
    <style:style style:name="T220" style:family="text">
      <style:text-properties officeooo:rsid="01a44243"/>
    </style:style>
    <style:style style:name="T221" style:family="text">
      <style:text-properties officeooo:rsid="01a62afd"/>
    </style:style>
    <style:style style:name="T222" style:family="text">
      <style:text-properties officeooo:rsid="01a6fb9e"/>
    </style:style>
    <style:style style:name="T223" style:family="text">
      <style:text-properties officeooo:rsid="01a9c8b7"/>
    </style:style>
    <style:style style:name="T224" style:family="text">
      <style:text-properties officeooo:rsid="01abc570"/>
    </style:style>
    <style:style style:name="T225" style:family="text">
      <style:text-properties officeooo:rsid="01ad5768"/>
    </style:style>
    <style:style style:name="T226" style:family="text">
      <style:text-properties officeooo:rsid="01adb52a"/>
    </style:style>
    <style:style style:name="T227" style:family="text">
      <style:text-properties officeooo:rsid="01ae686d"/>
    </style:style>
    <style:style style:name="T228" style:family="text">
      <style:text-properties officeooo:rsid="01af6774"/>
    </style:style>
    <style:style style:name="T229" style:family="text">
      <style:text-properties officeooo:rsid="01b40936"/>
    </style:style>
    <style:style style:name="T230" style:family="text">
      <style:text-properties officeooo:rsid="01b49f30"/>
    </style:style>
    <style:style style:name="T231" style:family="text">
      <style:text-properties officeooo:rsid="01b59bff"/>
    </style:style>
    <style:style style:name="T232" style:family="text">
      <style:text-properties officeooo:rsid="01b68500"/>
    </style:style>
    <style:style style:name="T233" style:family="text">
      <style:text-properties officeooo:rsid="01b87353"/>
    </style:style>
    <style:style style:name="T234" style:family="text">
      <style:text-properties officeooo:rsid="01babbe6"/>
    </style:style>
    <style:style style:name="T235" style:family="text">
      <style:text-properties officeooo:rsid="01bc6b5e"/>
    </style:style>
    <style:style style:name="T236" style:family="text">
      <style:text-properties officeooo:rsid="0208cac5"/>
    </style:style>
    <style:style style:name="T237" style:family="text">
      <style:text-properties officeooo:rsid="0014b368"/>
    </style:style>
    <style:style style:name="T238" style:family="text">
      <style:text-properties officeooo:rsid="0015dffb"/>
    </style:style>
    <style:style style:name="T239" style:family="text">
      <style:text-properties style:font-name="Liberation Serif"/>
    </style:style>
    <style:style style:name="T240" style:family="text">
      <style:text-properties style:font-name="Liberation Serif" fo:letter-spacing="0.018cm" style:text-underline-style="none" fo:background-color="#ffb66c" loext:char-shading-value="0"/>
    </style:style>
    <style:style style:name="T241" style:family="text">
      <style:text-properties style:font-name="Liberation Serif" fo:letter-spacing="0.018cm" style:text-underline-style="none" officeooo:rsid="001e059b" fo:background-color="#ffb66c" loext:char-shading-value="0"/>
    </style:style>
    <style:style style:name="T242" style:family="text">
      <style:text-properties style:font-name="Liberation Serif" fo:letter-spacing="0.018cm" fo:font-style="italic" style:text-underline-style="solid" style:text-underline-width="auto" style:text-underline-color="font-color" style:font-size-asian="14pt" style:font-style-asian="italic" style:font-style-complex="italic"/>
    </style:style>
    <style:style style:name="T243" style:family="text">
      <style:text-properties style:font-name="Liberation Serif" fo:letter-spacing="0.018cm" fo:font-style="italic" style:text-underline-style="solid" style:text-underline-width="auto" style:text-underline-color="font-color" officeooo:rsid="0028be37" style:font-size-asian="14pt" style:font-style-asian="italic" style:font-style-complex="italic"/>
    </style:style>
    <style:style style:name="T244" style:family="text">
      <style:text-properties style:font-name="Liberation Serif" fo:letter-spacing="0.018cm" fo:font-style="italic" style:text-underline-style="solid" style:text-underline-width="auto" style:text-underline-color="font-color" officeooo:rsid="02353cca" style:font-size-asian="14pt" style:font-style-asian="italic" style:font-style-complex="italic"/>
    </style:style>
    <style:style style:name="T245" style:family="text">
      <style:text-properties style:font-name="Liberation Serif" fo:letter-spacing="0.018cm" fo:font-style="italic" style:text-underline-style="solid" style:text-underline-width="auto" style:text-underline-color="font-color" officeooo:rsid="00350f5a" style:font-size-asian="14pt" style:font-style-asian="italic" style:font-style-complex="italic"/>
    </style:style>
    <style:style style:name="T246" style:family="text">
      <style:text-properties style:font-name="Liberation Serif" fo:letter-spacing="0.018cm" fo:font-style="italic" style:text-underline-style="solid" style:text-underline-width="auto" style:text-underline-color="font-color" officeooo:rsid="027bf1b2" style:font-size-asian="14pt" style:font-style-asian="italic" style:font-style-complex="italic"/>
    </style:style>
    <style:style style:name="T247" style:family="text">
      <style:text-properties style:font-name="Liberation Serif" fo:letter-spacing="0.018cm" fo:font-style="italic" style:text-underline-style="solid" style:text-underline-width="auto" style:text-underline-color="font-color" officeooo:rsid="009cc5ad" style:font-style-asian="italic" style:font-style-complex="italic"/>
    </style:style>
    <style:style style:name="T248" style:family="text">
      <style:text-properties style:font-name="Liberation Serif" fo:letter-spacing="0.018cm" fo:font-style="italic" style:text-underline-style="solid" style:text-underline-width="auto" style:text-underline-color="font-color" officeooo:rsid="00a08fc3" style:font-style-asian="italic" style:font-style-complex="italic"/>
    </style:style>
    <style:style style:name="T249" style:family="text">
      <style:text-properties style:font-name="Liberation Serif" fo:letter-spacing="0.018cm" fo:font-style="italic" style:text-underline-style="solid" style:text-underline-width="auto" style:text-underline-color="font-color" officeooo:rsid="00a14a5e" style:font-style-asian="italic" style:font-style-complex="italic"/>
    </style:style>
    <style:style style:name="T250" style:family="text">
      <style:text-properties style:font-name="Liberation Serif" fo:letter-spacing="0.018cm"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251" style:family="text">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T252" style:family="text">
      <style:text-properties style:font-name="Liberation Serif" fo:letter-spacing="0.018cm" fo:font-style="italic" style:text-underline-style="solid" style:text-underline-width="auto" style:text-underline-color="font-color" fo:font-weight="bold" officeooo:rsid="009f7dfa" style:font-style-asian="italic" style:font-weight-asian="bold" style:font-style-complex="italic" style:font-weight-complex="bold"/>
    </style:style>
    <style:style style:name="T253" style:family="text">
      <style:text-properties style:font-name="Liberation Serif"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T254" style:family="text">
      <style:text-properties style:font-name="Liberation Serif" fo:letter-spacing="0.018cm" fo:font-style="italic" style:text-underline-style="solid" style:text-underline-width="auto" style:text-underline-color="font-color" fo:font-weight="bold" officeooo:rsid="00a08fc3" style:font-style-asian="italic" style:font-weight-asian="bold" style:font-style-complex="italic" style:font-weight-complex="bold"/>
    </style:style>
    <style:style style:name="T255" style:family="text">
      <style:text-properties style:font-name="Liberation Serif" fo:letter-spacing="0.018cm" fo:font-style="italic" style:text-underline-style="solid" style:text-underline-width="auto" style:text-underline-color="font-color" fo:font-weight="bold" officeooo:rsid="0200d54e" style:font-style-asian="italic" style:font-weight-asian="bold" style:font-style-complex="italic" style:font-weight-complex="bold"/>
    </style:style>
    <style:style style:name="T256" style:family="text">
      <style:text-properties style:font-name="Liberation Serif" fo:letter-spacing="0.018cm" fo:font-style="italic" style:text-underline-style="solid" style:text-underline-width="auto" style:text-underline-color="font-color" fo:font-weight="bold" officeooo:rsid="00a14a5e" style:font-style-asian="italic" style:font-weight-asian="bold" style:font-style-complex="italic" style:font-weight-complex="bold"/>
    </style:style>
    <style:style style:name="T257" style:family="text">
      <style:text-properties style:font-name="Liberation Serif" fo:letter-spacing="0.018cm" fo:font-style="italic" style:text-underline-style="solid" style:text-underline-width="auto" style:text-underline-color="font-color" fo:font-weight="bold" officeooo:rsid="025b1fae" style:font-style-asian="italic" style:font-weight-asian="bold" style:font-style-complex="italic" style:font-weight-complex="bold"/>
    </style:style>
    <style:style style:name="T258" style:family="text">
      <style:text-properties style:font-name="Liberation Serif" fo:letter-spacing="0.018cm" fo:font-style="italic" style:text-underline-style="solid" style:text-underline-width="auto" style:text-underline-color="font-color" fo:font-weight="bold" officeooo:rsid="0213b9eb" style:font-style-asian="italic" style:font-weight-asian="bold" style:font-style-complex="italic" style:font-weight-complex="bold"/>
    </style:style>
    <style:style style:name="T259" style:family="text">
      <style:text-properties style:font-name="Liberation Serif" fo:letter-spacing="0.018cm" fo:font-style="italic" style:text-underline-style="solid" style:text-underline-width="auto" style:text-underline-color="font-color" fo:font-weight="bold" officeooo:rsid="01ff00b0" style:font-style-asian="italic" style:font-weight-asian="bold" style:font-style-complex="italic" style:font-weight-complex="bold"/>
    </style:style>
    <style:style style:name="T260" style:family="text">
      <style:text-properties style:font-name="Liberation Serif" fo:letter-spacing="0.018cm" fo:font-style="italic" style:text-underline-style="solid" style:text-underline-width="auto" style:text-underline-color="font-color" fo:font-weight="bold" officeooo:rsid="0202c0f3" style:font-style-asian="italic" style:font-weight-asian="bold" style:font-style-complex="italic" style:font-weight-complex="bold"/>
    </style:style>
    <style:style style:name="T261" style:family="text">
      <style:text-properties style:font-name="Liberation Serif" fo:letter-spacing="0.018cm" fo:font-style="italic" style:text-underline-style="solid" style:text-underline-width="auto" style:text-underline-color="font-color" fo:font-weight="bold" officeooo:rsid="02303c69" style:font-style-asian="italic" style:font-weight-asian="bold" style:font-style-complex="italic" style:font-weight-complex="bold"/>
    </style:style>
    <style:style style:name="T262" style:family="text">
      <style:text-properties style:font-name="Liberation Serif" fo:letter-spacing="0.018cm" fo:font-style="italic" style:text-underline-style="solid" style:text-underline-width="auto" style:text-underline-color="font-color" fo:font-weight="bold" officeooo:rsid="026b1ebe" style:font-style-asian="italic" style:font-weight-asian="bold" style:font-style-complex="italic" style:font-weight-complex="bold"/>
    </style:style>
    <style:style style:name="T263" style:family="text">
      <style:text-properties style:font-name="Liberation Serif" fo:letter-spacing="0.018cm" fo:font-style="italic" style:text-underline-style="none" fo:font-weight="bold" officeooo:rsid="009cc5ad" style:font-style-asian="italic" style:font-weight-asian="bold" style:font-style-complex="italic" style:font-weight-complex="bold"/>
    </style:style>
    <style:style style:name="T264" style:family="text">
      <style:text-properties style:font-name="Liberation Serif" fo:letter-spacing="0.018cm" fo:font-style="italic" style:text-underline-style="none" style:font-size-asian="14pt" style:font-style-asian="italic" style:font-style-complex="italic"/>
    </style:style>
    <style:style style:name="T265" style:family="text">
      <style:text-properties style:font-name="Liberation Serif" fo:letter-spacing="0.018cm" fo:font-style="normal" style:text-underline-style="none" fo:font-weight="bold" style:font-style-asian="normal" style:font-weight-asian="bold" style:font-style-complex="normal" style:font-weight-complex="bold"/>
    </style:style>
    <style:style style:name="T266" style:family="text">
      <style:text-properties style:font-name="Liberation Serif" fo:letter-spacing="0.018cm" fo:font-style="normal" style:text-underline-style="none" fo:font-weight="bold" officeooo:rsid="009cc5ad" style:font-style-asian="normal" style:font-weight-asian="bold" style:font-style-complex="normal" style:font-weight-complex="bold"/>
    </style:style>
    <style:style style:name="T267" style:family="text">
      <style:text-properties style:font-name="Liberation Serif" fo:letter-spacing="0.018cm" fo:font-style="normal" style:text-underline-style="solid" style:text-underline-width="auto" style:text-underline-color="font-color" fo:font-weight="bold" style:font-style-asian="normal" style:font-weight-asian="bold" style:font-style-complex="normal" style:font-weight-complex="bold"/>
    </style:style>
    <style:style style:name="T268" style:family="text">
      <style:text-properties style:font-name="Liberation Serif"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T269" style:family="text">
      <style:text-properties style:font-name="Liberation Serif" fo:letter-spacing="0.018cm" fo:font-style="normal" style:text-underline-style="solid" style:text-underline-width="auto" style:text-underline-color="font-color" fo:font-weight="bold" officeooo:rsid="00a08fc3" style:font-style-asian="normal" style:font-weight-asian="bold" style:font-style-complex="normal" style:font-weight-complex="bold"/>
    </style:style>
    <style:style style:name="T270" style:family="text">
      <style:text-properties style:font-name="Liberation Serif" fo:letter-spacing="0.018cm" fo:font-style="normal" style:text-underline-style="solid" style:text-underline-width="auto" style:text-underline-color="font-color" fo:font-weight="bold" officeooo:rsid="01ff00b0" style:font-style-asian="normal" style:font-weight-asian="bold" style:font-style-complex="normal" style:font-weight-complex="bold"/>
    </style:style>
    <style:style style:name="T271" style:family="text">
      <style:text-properties style:font-name="Liberation Serif" fo:letter-spacing="0.018cm" fo:font-style="normal" style:text-underline-style="solid" style:text-underline-width="auto" style:text-underline-color="font-color" fo:font-weight="bold" officeooo:rsid="0200d54e" style:font-style-asian="normal" style:font-weight-asian="bold" style:font-style-complex="normal" style:font-weight-complex="bold"/>
    </style:style>
    <style:style style:name="T272" style:family="text">
      <style:text-properties style:font-name="Liberation Serif" fo:letter-spacing="0.018cm" fo:font-style="normal" style:text-underline-style="solid" style:text-underline-width="auto" style:text-underline-color="font-color" fo:font-weight="bold" officeooo:rsid="024bb697" style:font-style-asian="normal" style:font-weight-asian="bold" style:font-style-complex="normal" style:font-weight-complex="bold"/>
    </style:style>
    <style:style style:name="T273" style:family="text">
      <style:text-properties style:font-name="Liberation Serif" fo:letter-spacing="0.018cm" fo:font-style="normal" style:text-underline-style="solid" style:text-underline-width="auto" style:text-underline-color="font-color" fo:font-weight="bold" officeooo:rsid="0213b9eb" style:font-style-asian="normal" style:font-weight-asian="bold" style:font-style-complex="normal" style:font-weight-complex="bold"/>
    </style:style>
    <style:style style:name="T274" style:family="text">
      <style:text-properties style:font-name="Liberation Serif" fo:letter-spacing="0.018cm" fo:font-style="normal" style:text-underline-style="solid" style:text-underline-width="auto" style:text-underline-color="font-color" fo:font-weight="bold" officeooo:rsid="00a14a5e" style:font-style-asian="normal" style:font-weight-asian="bold" style:font-style-complex="normal" style:font-weight-complex="bold"/>
    </style:style>
    <style:style style:name="T275" style:family="text">
      <style:text-properties style:font-name="Liberation Serif" fo:letter-spacing="0.018cm" fo:font-style="normal" style:text-underline-style="solid" style:text-underline-width="auto" style:text-underline-color="font-color" fo:font-weight="bold" officeooo:rsid="0261ceb2" style:font-style-asian="normal" style:font-weight-asian="bold" style:font-style-complex="normal" style:font-weight-complex="bold"/>
    </style:style>
    <style:style style:name="T276" style:family="text">
      <style:text-properties style:font-name="Liberation Serif" fo:letter-spacing="0.018cm" fo:font-style="normal" style:text-underline-style="solid" style:text-underline-width="auto" style:text-underline-color="font-color" fo:font-weight="bold" officeooo:rsid="0266c0a8" style:font-style-asian="normal" style:font-weight-asian="bold" style:font-style-complex="normal" style:font-weight-complex="bold"/>
    </style:style>
    <style:style style:name="T277" style:family="text">
      <style:text-properties style:font-name="Liberation Serif" fo:letter-spacing="0.018cm" fo:font-style="normal" style:text-underline-style="solid" style:text-underline-width="auto" style:text-underline-color="font-color" fo:font-weight="bold" officeooo:rsid="026b1ebe" style:font-style-asian="normal" style:font-weight-asian="bold" style:font-style-complex="normal" style:font-weight-complex="bold"/>
    </style:style>
    <style:style style:name="T278" style:family="text">
      <style:text-properties style:font-name="Liberation Serif" fo:letter-spacing="0.018cm" fo:font-style="normal" style:text-underline-style="solid" style:text-underline-width="auto" style:text-underline-color="font-color" fo:font-weight="bold" officeooo:rsid="00a173d1" style:font-style-asian="normal" style:font-weight-asian="bold" style:font-style-complex="normal" style:font-weight-complex="bold"/>
    </style:style>
    <style:style style:name="T279" style:family="text">
      <style:text-properties style:font-name="Liberation Serif" fo:letter-spacing="0.018cm" fo:font-style="normal" style:text-underline-style="solid" style:text-underline-width="auto" style:text-underline-color="font-color" officeooo:rsid="009cc5ad" style:font-style-asian="normal" style:font-style-complex="normal"/>
    </style:style>
    <style:style style:name="T280" style:family="text">
      <style:text-properties style:font-name="Liberation Serif" fo:letter-spacing="0.018cm" fo:font-style="normal" style:text-underline-style="solid" style:text-underline-width="auto" style:text-underline-color="font-color" officeooo:rsid="00a08fc3" style:font-style-asian="normal" style:font-style-complex="normal"/>
    </style:style>
    <style:style style:name="T281" style:family="text">
      <style:text-properties style:font-name="Liberation Serif" fo:letter-spacing="0.018cm" officeooo:rsid="0097de44"/>
    </style:style>
    <style:style style:name="T282" style:family="text">
      <style:text-properties style:font-name="Liberation Serif" fo:letter-spacing="0.018cm" officeooo:rsid="0092bda7"/>
    </style:style>
    <style:style style:name="T283" style:family="text">
      <style:text-properties style:font-name="Liberation Serif" fo:letter-spacing="0.018cm" officeooo:rsid="001e059b"/>
    </style:style>
    <style:style style:name="T284" style:family="text">
      <style:text-properties style:font-name="Liberation Serif" fo:letter-spacing="0.018cm" officeooo:rsid="00a08fc3"/>
    </style:style>
    <style:style style:name="T285" style:family="text">
      <style:text-properties style:font-name="Liberation Serif" fo:letter-spacing="0.018cm" officeooo:rsid="009cc5ad"/>
    </style:style>
    <style:style style:name="T286" style:family="text">
      <style:text-properties style:font-name="Liberation Serif" fo:letter-spacing="0.018cm" officeooo:rsid="009f7dfa"/>
    </style:style>
    <style:style style:name="T287" style:family="text">
      <style:text-properties style:font-name="Liberation Serif" fo:letter-spacing="0.018cm" officeooo:rsid="00a14a5e"/>
    </style:style>
    <style:style style:name="T288" style:family="text">
      <style:text-properties style:font-name="Liberation Serif" fo:font-style="italic" style:text-underline-style="solid" style:text-underline-width="auto" style:text-underline-color="font-color" style:font-style-asian="italic" style:font-style-complex="italic"/>
    </style:style>
    <style:style style:name="T289" style:family="text">
      <style:text-properties style:font-name="Liberation Serif" fo:font-style="italic" style:text-underline-style="solid" style:text-underline-width="auto" style:text-underline-color="font-color" officeooo:rsid="01ff00b0" style:font-style-asian="italic" style:font-style-complex="italic"/>
    </style:style>
    <style:style style:name="T290" style:family="text">
      <style:text-properties style:font-name="Liberation Serif" fo:font-style="italic" style:text-underline-style="solid" style:text-underline-width="auto" style:text-underline-color="font-color" officeooo:rsid="0086d3f1" style:font-style-asian="italic" style:font-style-complex="italic"/>
    </style:style>
    <style:style style:name="T291" style:family="text">
      <style:text-properties style:font-name="Liberation Serif" fo:font-style="italic" style:text-underline-style="solid" style:text-underline-width="auto" style:text-underline-color="font-color" officeooo:rsid="009cc5ad" style:font-style-asian="italic" style:font-style-complex="italic"/>
    </style:style>
    <style:style style:name="T292" style:family="text">
      <style:text-properties style:font-name="Liberation Serif" fo:font-style="italic" style:text-underline-style="solid" style:text-underline-width="auto" style:text-underline-color="font-color" officeooo:rsid="00a14a5e" style:font-style-asian="italic" style:font-style-complex="italic"/>
    </style:style>
    <style:style style:name="T293" style:family="text">
      <style:text-properties style:font-name="Liberation Serif" fo:font-style="italic" style:text-underline-style="solid" style:text-underline-width="auto" style:text-underline-color="font-color" officeooo:rsid="00a08fc3" style:font-style-asian="italic" style:font-style-complex="italic"/>
    </style:style>
    <style:style style:name="T294" style:family="text">
      <style:text-properties style:font-name="Liberation Serif" fo:font-style="italic" style:text-underline-style="solid" style:text-underline-width="auto" style:text-underline-color="font-color" officeooo:rsid="0200d54e" style:font-style-asian="italic" style:font-style-complex="italic"/>
    </style:style>
    <style:style style:name="T295" style:family="text">
      <style:text-properties style:font-name="Liberation Serif" fo:font-style="italic" style:text-underline-style="solid" style:text-underline-width="auto" style:text-underline-color="font-color" officeooo:rsid="0202c0f3" style:font-style-asian="italic" style:font-style-complex="italic"/>
    </style:style>
    <style:style style:name="T296" style:family="text">
      <style:text-properties style:font-name="Liberation Serif" fo:font-style="italic" style:text-underline-style="solid" style:text-underline-width="auto" style:text-underline-color="font-color" officeooo:rsid="02695986" style:font-style-asian="italic" style:font-style-complex="italic"/>
    </style:style>
    <style:style style:name="T297" style:family="text">
      <style:text-properties style:font-name="Liberation Serif" fo:font-style="normal" style:text-underline-style="none" style:font-style-asian="normal" style:font-style-complex="normal"/>
    </style:style>
    <style:style style:name="T298" style:family="text">
      <style:text-properties style:font-name="Liberation Serif" style:text-underline-style="none"/>
    </style:style>
    <style:style style:name="T299" style:family="text">
      <style:text-properties style:font-name="Liberation Serif" officeooo:rsid="028a22fc"/>
    </style:style>
    <style:style style:name="T300" style:family="text">
      <style:text-properties style:font-name="Liberation Serif" officeooo:rsid="01037bb2"/>
    </style:style>
    <style:style style:name="T301" style:family="text">
      <style:text-properties style:font-name="Liberation Serif" officeooo:rsid="016f1155"/>
    </style:style>
    <style:style style:name="T302" style:family="text">
      <style:text-properties style:font-name="Liberation Serif" officeooo:rsid="01607e69"/>
    </style:style>
    <style:style style:name="T303" style:family="text">
      <style:text-properties style:font-name="Liberation Serif" officeooo:rsid="028ba31f"/>
    </style:style>
    <style:style style:name="T304" style:family="text">
      <style:text-properties style:font-name="Liberation Serif" officeooo:rsid="015926bf"/>
    </style:style>
    <style:style style:name="T305" style:family="text">
      <style:text-properties style:font-name="Liberation Serif" officeooo:rsid="00fbb1a8"/>
    </style:style>
    <style:style style:name="T306" style:family="text">
      <style:text-properties style:font-name="Liberation Serif" officeooo:rsid="016db35d"/>
    </style:style>
    <style:style style:name="T307" style:family="text">
      <style:text-properties style:font-name="Liberation Serif" officeooo:rsid="015fea96"/>
    </style:style>
    <style:style style:name="T308" style:family="text">
      <style:text-properties style:font-name="Liberation Serif" officeooo:rsid="00fd2a0c"/>
    </style:style>
    <style:style style:name="T309" style:family="text">
      <style:text-properties style:font-name="Liberation Serif" officeooo:rsid="0284a91e"/>
    </style:style>
    <style:style style:name="T310" style:family="text">
      <style:text-properties style:font-name="Liberation Serif" officeooo:rsid="01017727"/>
    </style:style>
    <style:style style:name="T311" style:family="text">
      <style:text-properties style:font-name="Liberation Serif" officeooo:rsid="015952e7"/>
    </style:style>
    <style:style style:name="T312" style:family="text">
      <style:text-properties officeooo:rsid="026c3d99"/>
    </style:style>
    <style:style style:name="T313" style:family="text">
      <style:text-properties style:font-name="Liberation Sans" fo:font-size="18.2000007629395pt" fo:letter-spacing="0.018cm" style:text-underline-style="none" fo:font-weight="normal" officeooo:rsid="001e059b" fo:background-color="#ffb66c" loext:char-shading-value="0" style:font-name-asian="Noto Sans CJK SC" style:font-size-asian="18.2000007629395pt" style:font-weight-asian="normal" style:font-name-complex="Lohit Devanagari" style:font-size-complex="18.2000007629395pt" style:font-weight-complex="normal"/>
    </style:style>
    <style:style style:name="T314" style:family="text">
      <style:text-properties fo:background-color="#ffb66c" loext:char-shading-value="0"/>
    </style:style>
    <style:style style:name="T315" style:family="text">
      <style:text-properties officeooo:rsid="026f3f56" fo:background-color="#ffb66c" loext:char-shading-value="0"/>
    </style:style>
    <style:style style:name="T316" style:family="text">
      <style:text-properties officeooo:rsid="0274ea76"/>
    </style:style>
    <style:style style:name="T317" style:family="text">
      <style:text-properties officeooo:rsid="0275a140"/>
    </style:style>
    <style:style style:name="T318" style:family="text">
      <style:text-properties officeooo:rsid="027bf1b2"/>
    </style:style>
    <style:style style:name="T319" style:family="text">
      <style:text-properties officeooo:rsid="0282ce1b"/>
    </style:style>
    <style:style style:name="T320" style:family="text">
      <style:text-properties style:text-underline-style="solid" style:text-underline-width="auto" style:text-underline-color="font-color" officeooo:rsid="008c9df9"/>
    </style:style>
    <style:style style:name="T321" style:family="text">
      <style:text-properties officeooo:rsid="028a22fc"/>
    </style:style>
    <style:style style:name="T322" style:family="text">
      <style:text-properties officeooo:rsid="028bfed0"/>
    </style:style>
    <style:style style:name="T323" style:family="text">
      <style:text-properties officeooo:rsid="028fef33"/>
    </style:style>
    <style:style style:name="T324" style:family="text">
      <style:text-properties officeooo:rsid="02951377"/>
    </style:style>
    <style:style style:name="T325" style:family="text">
      <style:text-properties officeooo:rsid="0297f639"/>
    </style:style>
    <style:style style:name="T326" style:family="text">
      <style:text-properties officeooo:rsid="0284a91e"/>
    </style:style>
    <style:style style:name="T327" style:family="text">
      <style:text-properties officeooo:rsid="02a2d493"/>
    </style:style>
    <style:style style:name="T328" style:family="text">
      <style:text-properties officeooo:rsid="02a59192"/>
    </style:style>
    <style:style style:name="T329" style:family="text">
      <style:text-properties fo:font-size="12pt" fo:font-weight="bold" style:font-weight-asian="bold" style:font-weight-complex="bold"/>
    </style:style>
    <style:style style:name="T330"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004cm, 0.148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115cm, 0.115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226cm, 0.286cm, 0.519cm, 0.467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183cm, 0.388cm, 0.467cm, 0.388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205cm, 0.422cm, 0.319cm, 0.249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235cm, 0.233cm, 0.45cm, 0.377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644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693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589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596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723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b4c7dc" draw:textarea-horizontal-align="justify" draw:textarea-vertical-align="middle" draw:auto-grow-height="false" fo:min-height="5.292cm" fo:min-width="16.90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fffff" draw:textarea-horizontal-align="justify" draw:textarea-vertical-align="middle" draw:auto-grow-height="false" fo:min-height="1.438cm" fo:min-width="2.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ffff" draw:fill-color="#ffffff" draw:textarea-horizontal-align="justify" draw:textarea-vertical-align="middle" draw:auto-grow-height="false" fo:min-height="0.529cm" fo:min-width="1.9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ffff" draw:fill-color="#ffffff" draw:textarea-horizontal-align="justify" draw:textarea-vertical-align="middle" draw:auto-grow-height="false" fo:min-height="0.631cm" fo:min-width="3.4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fffff" draw:fill-color="#ffffff" draw:textarea-horizontal-align="justify" draw:textarea-vertical-align="middle" draw:auto-grow-height="false" fo:min-height="0.534cm" fo:min-width="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fb66c" draw:fill-color="#ffb66c" draw:textarea-horizontal-align="justify" draw:textarea-vertical-align="middle" draw:auto-grow-height="false" fo:min-height="3.667cm" fo:min-width="11.12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318">B</text:span>TS SNIR</text:p>
      <text:p text:style-name="P14">Session 2020</text:p>
      <text:p text:style-name="P16">Lycée Polyvalent Touchard-Washington</text:p>
      <text:p text:style-name="P14"/>
      <text:p text:style-name="P14"/>
      <text:p text:style-name="P14"><draw:custom-shape text:anchor-type="paragraph" draw:z-index="0" draw:name="Forme4" draw:style-name="gr1" draw:text-style-name="P243" svg:width="17.476cm" svg:height="5.864cm" svg:x="-0.217cm" svg:y="0.18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
      <text:p text:style-name="P17">PROJET : <text:span text:style-name="T32">CONTRÔLEUR</text:span> DE RONDE</text:p>
      <text:p text:style-name="P15"><text:span text:style-name="T31">Membres de l’équipe </text:span>:</text:p>
      <text:p text:style-name="P15">Jérémi GUILLAUMIN, Antoine CHEVREL, Brice MEZERETTE, Mathis HUREAU</text:p>
      <text:p text:style-name="P15"/>
      <text:p text:style-name="P15"/>
      <text:p text:style-name="P15"/>
      <text:p text:style-name="P15"/>
      <text:p text:style-name="P15"/>
      <text:p text:style-name="P17"/>
      <text:p text:style-name="P17"><draw:custom-shape text:anchor-type="paragraph" draw:z-index="45" draw:name="Forme5" draw:style-name="gr6" draw:text-style-name="P248" svg:width="11.519cm" svg:height="4.063cm" svg:x="2.706cm" svg:y="0.74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7"/>
      <text:p text:style-name="P17">Dossier Technique du Projet</text:p>
      <text:p text:style-name="P7">~ Partie Commune ~ </text:p>
      <text:p text:style-name="P5">Analyse et Conception préliminaires</text:p>
      <text:p text:style-name="P14"/>
      <text:p text:style-name="P19"/>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5">Table des matières</text:p>
          </text:index-title>
          <text:p text:style-name="P151"><text:a xlink:type="simple" xlink:href="#__RefHeading___Toc408_651602945" text:style-name="Index_20_Link" text:visited-style-name="Index_20_Link">1 – ANALYSE DE L’EXISTANT<text:tab/>4</text:a></text:p>
          <text:p text:style-name="P152"><text:a xlink:type="simple" xlink:href="#__RefHeading___Toc410_651602945" text:style-name="Index_20_Link" text:visited-style-name="Index_20_Link">1.1 – Présentation application contrôleur de ronde de surveillance<text:tab/>4</text:a></text:p>
          <text:p text:style-name="P153"><text:a xlink:type="simple" xlink:href="#__RefHeading___Toc412_651602945" text:style-name="Index_20_Link" text:visited-style-name="Index_20_Link"><text:s/></text:a><text:a xlink:type="simple" xlink:href="#__RefHeading___Toc412_651602945" text:style-name="Index_20_Link" text:visited-style-name="Index_20_Link"><text:span text:style-name="T103">1.1.1 – </text:span></text:a><text:a xlink:type="simple" xlink:href="#__RefHeading___Toc412_651602945" text:style-name="Index_20_Link" text:visited-style-name="Index_20_Link"><text:span text:style-name="T103">Présentation</text:span></text:a><text:a xlink:type="simple" xlink:href="#__RefHeading___Toc412_651602945" text:style-name="Index_20_Link" text:visited-style-name="Index_20_Link"><text:span text:style-name="T103"> général</text:span></text:a><text:a xlink:type="simple" xlink:href="#__RefHeading___Toc412_651602945" text:style-name="Index_20_Link" text:visited-style-name="Index_20_Link"><text:span text:style-name="T103">e</text:span></text:a><text:a xlink:type="simple" xlink:href="#__RefHeading___Toc412_651602945" text:style-name="Index_20_Link" text:visited-style-name="Index_20_Link"><text:span text:style-name="T103"> du système</text:span></text:a><text:a xlink:type="simple" xlink:href="#__RefHeading___Toc412_651602945" text:style-name="Index_20_Link" text:visited-style-name="Index_20_Link"><text:tab/>4</text:a></text:p>
          <text:p text:style-name="P153"><text:a xlink:type="simple" xlink:href="#__RefHeading___Toc6805_1359916033" text:style-name="Index_20_Link" text:visited-style-name="Index_20_Link"><text:s/></text:a><text:a xlink:type="simple" xlink:href="#__RefHeading___Toc6805_1359916033" text:style-name="Index_20_Link" text:visited-style-name="Index_20_Link"><text:span text:style-name="T103">1.1.2 – Synoptique du système<text:tab/>4</text:span></text:a></text:p>
          <text:p text:style-name="P153"><text:a xlink:type="simple" xlink:href="#__RefHeading___Toc6339_216629435" text:style-name="Index_20_Link" text:visited-style-name="Index_20_Link"><text:span text:style-name="T103"><text:s/></text:span></text:a><text:a xlink:type="simple" xlink:href="#__RefHeading___Toc6339_216629435" text:style-name="Index_20_Link" text:visited-style-name="Index_20_Link"><text:span text:style-name="T103">1.1.</text:span></text:a><text:a xlink:type="simple" xlink:href="#__RefHeading___Toc6339_216629435" text:style-name="Index_20_Link" text:visited-style-name="Index_20_Link"><text:span text:style-name="T103">3</text:span></text:a><text:a xlink:type="simple" xlink:href="#__RefHeading___Toc6339_216629435" text:style-name="Index_20_Link" text:visited-style-name="Index_20_Link"><text:span text:style-name="T103"> – </text:span></text:a><text:a xlink:type="simple" xlink:href="#__RefHeading___Toc6339_216629435" text:style-name="Index_20_Link" text:visited-style-name="Index_20_Link"><text:span text:style-name="T103">Contexte de l’application</text:span></text:a><text:a xlink:type="simple" xlink:href="#__RefHeading___Toc6339_216629435" text:style-name="Index_20_Link" text:visited-style-name="Index_20_Link"><text:tab/>5</text:a></text:p>
          <text:p text:style-name="P154"><text:a xlink:type="simple" xlink:href="#__RefHeading___Toc6936_1359916033" text:style-name="Index_20_Link" text:visited-style-name="Index_20_Link"><text:span text:style-name="T116"><text:s/></text:span></text:a><text:a xlink:type="simple" xlink:href="#__RefHeading___Toc6936_1359916033" text:style-name="Index_20_Link" text:visited-style-name="Index_20_Link"><text:span text:style-name="T103">1.1.3.</text:span></text:a><text:a xlink:type="simple" xlink:href="#__RefHeading___Toc6936_1359916033" text:style-name="Index_20_Link" text:visited-style-name="Index_20_Link"><text:span text:style-name="T103">2</text:span></text:a><text:a xlink:type="simple" xlink:href="#__RefHeading___Toc6936_1359916033" text:style-name="Index_20_Link" text:visited-style-name="Index_20_Link"><text:span text:style-name="T103"> – Ronde</text:span></text:a><text:a xlink:type="simple" xlink:href="#__RefHeading___Toc6936_1359916033" text:style-name="Index_20_Link" text:visited-style-name="Index_20_Link"><text:span text:style-name="T103">s</text:span></text:a><text:a xlink:type="simple" xlink:href="#__RefHeading___Toc6936_1359916033" text:style-name="Index_20_Link" text:visited-style-name="Index_20_Link"><text:span text:style-name="T103"> </text:span></text:a><text:a xlink:type="simple" xlink:href="#__RefHeading___Toc6936_1359916033" text:style-name="Index_20_Link" text:visited-style-name="Index_20_Link"><text:span text:style-name="T103">et anomalie</text:span></text:a><text:a xlink:type="simple" xlink:href="#__RefHeading___Toc6936_1359916033" text:style-name="Index_20_Link" text:visited-style-name="Index_20_Link"><text:span text:style-name="T103">s</text:span></text:a><text:a xlink:type="simple" xlink:href="#__RefHeading___Toc6936_1359916033" text:style-name="Index_20_Link" text:visited-style-name="Index_20_Link"><text:tab/>5</text:a></text:p>
          <text:p text:style-name="P154"><text:a xlink:type="simple" xlink:href="#__RefHeading___Toc6341_216629435" text:style-name="Index_20_Link" text:visited-style-name="Index_20_Link"><text:span text:style-name="T103">1.1.3.</text:span></text:a><text:a xlink:type="simple" xlink:href="#__RefHeading___Toc6341_216629435" text:style-name="Index_20_Link" text:visited-style-name="Index_20_Link"><text:span text:style-name="T103">3</text:span></text:a><text:a xlink:type="simple" xlink:href="#__RefHeading___Toc6341_216629435" text:style-name="Index_20_Link" text:visited-style-name="Index_20_Link"><text:span text:style-name="T103"> – </text:span></text:a><text:a xlink:type="simple" xlink:href="#__RefHeading___Toc6341_216629435" text:style-name="Index_20_Link" text:visited-style-name="Index_20_Link"><text:span text:style-name="T103">Agent de sécurité</text:span></text:a><text:a xlink:type="simple" xlink:href="#__RefHeading___Toc6341_216629435" text:style-name="Index_20_Link" text:visited-style-name="Index_20_Link"><text:tab/>6</text:a></text:p>
          <text:p text:style-name="P154"><text:a xlink:type="simple" xlink:href="#__RefHeading___Toc518_3187687696" text:style-name="Index_20_Link" text:visited-style-name="Index_20_Link"><text:span text:style-name="T103"><text:s/></text:span></text:a><text:a xlink:type="simple" xlink:href="#__RefHeading___Toc518_3187687696" text:style-name="Index_20_Link" text:visited-style-name="Index_20_Link"><text:span text:style-name="T103">1.1.3.</text:span></text:a><text:a xlink:type="simple" xlink:href="#__RefHeading___Toc518_3187687696" text:style-name="Index_20_Link" text:visited-style-name="Index_20_Link"><text:span text:style-name="T103">5</text:span></text:a><text:a xlink:type="simple" xlink:href="#__RefHeading___Toc518_3187687696" text:style-name="Index_20_Link" text:visited-style-name="Index_20_Link"><text:span text:style-name="T103"> – Rapport de sécurité</text:span></text:a><text:a xlink:type="simple" xlink:href="#__RefHeading___Toc518_3187687696" text:style-name="Index_20_Link" text:visited-style-name="Index_20_Link"><text:span text:style-name="T103"><text:tab/>6</text:span></text:a></text:p>
          <text:p text:style-name="P152"><text:a xlink:type="simple" xlink:href="#__RefHeading___Toc8264_2492313828" text:style-name="Index_20_Link" text:visited-style-name="Index_20_Link">1.2 – Ressources fournies<text:tab/>7</text:a></text:p>
          <text:p text:style-name="P152"><text:a xlink:type="simple" xlink:href="#__RefHeading___Toc1032_478351723" text:style-name="Index_20_Link" text:visited-style-name="Index_20_Link">1.3 – Contraintes énoncées par le client<text:tab/>8</text:a></text:p>
          <text:p text:style-name="P153"><text:a xlink:type="simple" xlink:href="#__RefHeading___Toc834_3552001869" text:style-name="Index_20_Link" text:visited-style-name="Index_20_Link"><text:s/>1</text:a><text:a xlink:type="simple" xlink:href="#__RefHeading___Toc834_3552001869" text:style-name="Index_20_Link" text:visited-style-name="Index_20_Link"><text:span text:style-name="T103">.</text:span></text:a><text:a xlink:type="simple" xlink:href="#__RefHeading___Toc834_3552001869" text:style-name="Index_20_Link" text:visited-style-name="Index_20_Link"><text:span text:style-name="T103">3</text:span></text:a><text:a xlink:type="simple" xlink:href="#__RefHeading___Toc834_3552001869" text:style-name="Index_20_Link" text:visited-style-name="Index_20_Link"><text:span text:style-name="T103">.1</text:span></text:a><text:a xlink:type="simple" xlink:href="#__RefHeading___Toc834_3552001869" text:style-name="Index_20_Link" text:visited-style-name="Index_20_Link"><text:span text:style-name="T103"> – Contraintes financières</text:span></text:a><text:a xlink:type="simple" xlink:href="#__RefHeading___Toc834_3552001869" text:style-name="Index_20_Link" text:visited-style-name="Index_20_Link"><text:tab/>8</text:a></text:p>
          <text:p text:style-name="P153"><text:a xlink:type="simple" xlink:href="#__RefHeading___Toc645_3552001869" text:style-name="Index_20_Link" text:visited-style-name="Index_20_Link"><text:span text:style-name="T103"><text:s/></text:span></text:a><text:a xlink:type="simple" xlink:href="#__RefHeading___Toc645_3552001869" text:style-name="Index_20_Link" text:visited-style-name="Index_20_Link"><text:span text:style-name="T103">1.</text:span></text:a><text:a xlink:type="simple" xlink:href="#__RefHeading___Toc645_3552001869" text:style-name="Index_20_Link" text:visited-style-name="Index_20_Link"><text:span text:style-name="T103">3</text:span></text:a><text:a xlink:type="simple" xlink:href="#__RefHeading___Toc645_3552001869" text:style-name="Index_20_Link" text:visited-style-name="Index_20_Link"><text:span text:style-name="T103">.2 – Contraintes de développement</text:span></text:a><text:a xlink:type="simple" xlink:href="#__RefHeading___Toc645_3552001869" text:style-name="Index_20_Link" text:visited-style-name="Index_20_Link"><text:tab/>8</text:a></text:p>
          <text:p text:style-name="P154"><text:a xlink:type="simple" xlink:href="#__RefHeading___Toc790_3552001869" text:style-name="Index_20_Link" text:visited-style-name="Index_20_Link"><text:s/></text:a><text:a xlink:type="simple" xlink:href="#__RefHeading___Toc790_3552001869" text:style-name="Index_20_Link" text:visited-style-name="Index_20_Link"><text:span text:style-name="T103">1</text:span></text:a><text:a xlink:type="simple" xlink:href="#__RefHeading___Toc790_3552001869" text:style-name="Index_20_Link" text:visited-style-name="Index_20_Link"><text:span text:style-name="T103">.</text:span></text:a><text:a xlink:type="simple" xlink:href="#__RefHeading___Toc790_3552001869" text:style-name="Index_20_Link" text:visited-style-name="Index_20_Link"><text:span text:style-name="T103">3</text:span></text:a><text:a xlink:type="simple" xlink:href="#__RefHeading___Toc790_3552001869" text:style-name="Index_20_Link" text:visited-style-name="Index_20_Link"><text:span text:style-name="T103">.</text:span></text:a><text:a xlink:type="simple" xlink:href="#__RefHeading___Toc790_3552001869" text:style-name="Index_20_Link" text:visited-style-name="Index_20_Link"><text:span text:style-name="T103">2.1</text:span></text:a><text:a xlink:type="simple" xlink:href="#__RefHeading___Toc790_3552001869" text:style-name="Index_20_Link" text:visited-style-name="Index_20_Link"><text:span text:style-name="T103"> – Application sur téléphone</text:span></text:a><text:a xlink:type="simple" xlink:href="#__RefHeading___Toc790_3552001869" text:style-name="Index_20_Link" text:visited-style-name="Index_20_Link"><text:tab/>8</text:a></text:p>
          <text:p text:style-name="P154"><text:a xlink:type="simple" xlink:href="#__RefHeading___Toc675_3552001869" text:style-name="Index_20_Link" text:visited-style-name="Index_20_Link"><text:span text:style-name="T103"><text:s/></text:span></text:a><text:a xlink:type="simple" xlink:href="#__RefHeading___Toc675_3552001869" text:style-name="Index_20_Link" text:visited-style-name="Index_20_Link"><text:span text:style-name="T103">1.</text:span></text:a><text:a xlink:type="simple" xlink:href="#__RefHeading___Toc675_3552001869" text:style-name="Index_20_Link" text:visited-style-name="Index_20_Link"><text:span text:style-name="T103">3</text:span></text:a><text:a xlink:type="simple" xlink:href="#__RefHeading___Toc675_3552001869" text:style-name="Index_20_Link" text:visited-style-name="Index_20_Link"><text:span text:style-name="T103">.2.2 – Application station d’accueil</text:span></text:a><text:a xlink:type="simple" xlink:href="#__RefHeading___Toc675_3552001869" text:style-name="Index_20_Link" text:visited-style-name="Index_20_Link"><text:tab/>8</text:a></text:p>
          <text:p text:style-name="P153"><text:a xlink:type="simple" xlink:href="#__RefHeading___Toc647_3552001869" text:style-name="Index_20_Link" text:visited-style-name="Index_20_Link"><text:span text:style-name="T103"><text:s/></text:span></text:a><text:a xlink:type="simple" xlink:href="#__RefHeading___Toc647_3552001869" text:style-name="Index_20_Link" text:visited-style-name="Index_20_Link"><text:span text:style-name="T103">1.</text:span></text:a><text:a xlink:type="simple" xlink:href="#__RefHeading___Toc647_3552001869" text:style-name="Index_20_Link" text:visited-style-name="Index_20_Link"><text:span text:style-name="T103">3</text:span></text:a><text:a xlink:type="simple" xlink:href="#__RefHeading___Toc647_3552001869" text:style-name="Index_20_Link" text:visited-style-name="Index_20_Link"><text:span text:style-name="T103">.3 – Contraintes qualité</text:span></text:a><text:a xlink:type="simple" xlink:href="#__RefHeading___Toc647_3552001869" text:style-name="Index_20_Link" text:visited-style-name="Index_20_Link"><text:tab/>8</text:a></text:p>
          <text:p text:style-name="P153"><text:a xlink:type="simple" xlink:href="#__RefHeading___Toc836_3552001869" text:style-name="Index_20_Link" text:visited-style-name="Index_20_Link"><text:span text:style-name="T116"><text:s/></text:span></text:a><text:a xlink:type="simple" xlink:href="#__RefHeading___Toc836_3552001869" text:style-name="Index_20_Link" text:visited-style-name="Index_20_Link"><text:span text:style-name="T116">1.</text:span></text:a><text:a xlink:type="simple" xlink:href="#__RefHeading___Toc836_3552001869" text:style-name="Index_20_Link" text:visited-style-name="Index_20_Link"><text:span text:style-name="T116">3</text:span></text:a><text:a xlink:type="simple" xlink:href="#__RefHeading___Toc836_3552001869" text:style-name="Index_20_Link" text:visited-style-name="Index_20_Link"><text:span text:style-name="T103">.4 – </text:span></text:a><text:a xlink:type="simple" xlink:href="#__RefHeading___Toc836_3552001869" text:style-name="Index_20_Link" text:visited-style-name="Index_20_Link"><text:span text:style-name="T103">Atteintes</text:span></text:a><text:a xlink:type="simple" xlink:href="#__RefHeading___Toc836_3552001869" text:style-name="Index_20_Link" text:visited-style-name="Index_20_Link"><text:span text:style-name="T103"> </text:span></text:a><text:a xlink:type="simple" xlink:href="#__RefHeading___Toc836_3552001869" text:style-name="Index_20_Link" text:visited-style-name="Index_20_Link"><text:span text:style-name="T103">des objectifs</text:span></text:a><text:a xlink:type="simple" xlink:href="#__RefHeading___Toc836_3552001869" text:style-name="Index_20_Link" text:visited-style-name="Index_20_Link"><text:tab/>9</text:a></text:p>
          <text:p text:style-name="P151"><text:a xlink:type="simple" xlink:href="#__RefHeading___Toc1172_478351723" text:style-name="Index_20_Link" text:visited-style-name="Index_20_Link">2 – SPÉCIFICATIONS FONCTIONNELLES<text:tab/>11</text:a></text:p>
          <text:p text:style-name="P152"><text:a xlink:type="simple" xlink:href="#__RefHeading___Toc1174_478351723" text:style-name="Index_20_Link" text:visited-style-name="Index_20_Link">2.1 – Catalogue des acteurs<text:tab/>11</text:a></text:p>
          <text:p text:style-name="P152"><text:a xlink:type="simple" xlink:href="#__RefHeading___Toc1176_478351723" text:style-name="Index_20_Link" text:visited-style-name="Index_20_Link">2.2 – Diagramme des cas d’utilisation<text:tab/>11</text:a></text:p>
          <text:p text:style-name="P152"><text:a xlink:type="simple" xlink:href="#__RefHeading___Toc1286_478351723" text:style-name="Index_20_Link" text:visited-style-name="Index_20_Link">2.3 – Acteur : Responsable de sécurité<text:tab/>13</text:a></text:p>
          <text:p text:style-name="P153"><text:a xlink:type="simple" xlink:href="#__RefHeading___Toc1178_478351723" text:style-name="Index_20_Link" text:visited-style-name="Index_20_Link">2.3.1 – Cas d’utilisation « Administrer les agents de sécurité »<text:tab/>13</text:a></text:p>
          <text:p text:style-name="P154"><text:a xlink:type="simple" xlink:href="#__RefHeading___Toc1180_478351723" text:style-name="Index_20_Link" text:visited-style-name="Index_20_Link"><text:s/></text:a><text:a xlink:type="simple" xlink:href="#__RefHeading___Toc1180_478351723" text:style-name="Index_20_Link" text:visited-style-name="Index_20_Link"><text:span text:style-name="T103">2.3.1.</text:span></text:a><text:a xlink:type="simple" xlink:href="#__RefHeading___Toc1180_478351723" text:style-name="Index_20_Link" text:visited-style-name="Index_20_Link"><text:span text:style-name="T103">1</text:span></text:a><text:a xlink:type="simple" xlink:href="#__RefHeading___Toc1180_478351723" text:style-name="Index_20_Link" text:visited-style-name="Index_20_Link"><text:span text:style-name="T103">– </text:span></text:a><text:a xlink:type="simple" xlink:href="#__RefHeading___Toc1180_478351723" text:style-name="Index_20_Link" text:visited-style-name="Index_20_Link"><text:span text:style-name="T103">Description d</text:span></text:a><text:a xlink:type="simple" xlink:href="#__RefHeading___Toc1180_478351723" text:style-name="Index_20_Link" text:visited-style-name="Index_20_Link"><text:span text:style-name="T103">u</text:span></text:a><text:a xlink:type="simple" xlink:href="#__RefHeading___Toc1180_478351723" text:style-name="Index_20_Link" text:visited-style-name="Index_20_Link"><text:span text:style-name="T103"> cas d’utilisation</text:span></text:a><text:a xlink:type="simple" xlink:href="#__RefHeading___Toc1180_478351723" text:style-name="Index_20_Link" text:visited-style-name="Index_20_Link"><text:tab/>13</text:a></text:p>
          <text:p text:style-name="P154"><text:a xlink:type="simple" xlink:href="#__RefHeading___Toc7167_1359916033" text:style-name="Index_20_Link" text:visited-style-name="Index_20_Link"><text:span text:style-name="T116"><text:s/></text:span></text:a><text:a xlink:type="simple" xlink:href="#__RefHeading___Toc7167_1359916033" text:style-name="Index_20_Link" text:visited-style-name="Index_20_Link"><text:span text:style-name="T103">2.3.1.</text:span></text:a><text:a xlink:type="simple" xlink:href="#__RefHeading___Toc7167_1359916033" text:style-name="Index_20_Link" text:visited-style-name="Index_20_Link"><text:span text:style-name="T103">2</text:span></text:a><text:a xlink:type="simple" xlink:href="#__RefHeading___Toc7167_1359916033" text:style-name="Index_20_Link" text:visited-style-name="Index_20_Link"><text:span text:style-name="T103">– </text:span></text:a><text:a xlink:type="simple" xlink:href="#__RefHeading___Toc7167_1359916033" text:style-name="Index_20_Link" text:visited-style-name="Index_20_Link"><text:span text:style-name="T103">Présentation interface homme machine</text:span></text:a><text:a xlink:type="simple" xlink:href="#__RefHeading___Toc7167_1359916033" text:style-name="Index_20_Link" text:visited-style-name="Index_20_Link"><text:tab/>13</text:a></text:p>
          <text:p text:style-name="P154"><text:a xlink:type="simple" xlink:href="#__RefHeading___Toc7638_1359916033" text:style-name="Index_20_Link" text:visited-style-name="Index_20_Link"><text:span text:style-name="T116">2.3.</text:span></text:a><text:a xlink:type="simple" xlink:href="#__RefHeading___Toc7638_1359916033" text:style-name="Index_20_Link" text:visited-style-name="Index_20_Link"><text:span text:style-name="T116">1.</text:span></text:a><text:a xlink:type="simple" xlink:href="#__RefHeading___Toc7638_1359916033" text:style-name="Index_20_Link" text:visited-style-name="Index_20_Link"><text:span text:style-name="T116">3</text:span></text:a><text:a xlink:type="simple" xlink:href="#__RefHeading___Toc7638_1359916033" text:style-name="Index_20_Link" text:visited-style-name="Index_20_Link"><text:span text:style-name="T103">– D</text:span></text:a><text:a xlink:type="simple" xlink:href="#__RefHeading___Toc7638_1359916033" text:style-name="Index_20_Link" text:visited-style-name="Index_20_Link"><text:span text:style-name="T103">iagramme de séquence</text:span></text:a><text:a xlink:type="simple" xlink:href="#__RefHeading___Toc7638_1359916033" text:style-name="Index_20_Link" text:visited-style-name="Index_20_Link"><text:tab/>15</text:a></text:p>
          <text:p text:style-name="P153"><text:a xlink:type="simple" xlink:href="#__RefHeading___Toc1209_478351723" text:style-name="Index_20_Link" text:visited-style-name="Index_20_Link">2.3.2 – Cas d’utilisation « Organiser une ronde de surveillance »<text:tab/>16</text:a></text:p>
          <text:p text:style-name="P154"><text:a xlink:type="simple" xlink:href="#__RefHeading___Toc1180_4783517231" text:style-name="Index_20_Link" text:visited-style-name="Index_20_Link"><text:s/></text:a><text:a xlink:type="simple" xlink:href="#__RefHeading___Toc1180_4783517231" text:style-name="Index_20_Link" text:visited-style-name="Index_20_Link"><text:span text:style-name="T103">2.</text:span></text:a><text:a xlink:type="simple" xlink:href="#__RefHeading___Toc1180_4783517231" text:style-name="Index_20_Link" text:visited-style-name="Index_20_Link"><text:span text:style-name="T103">3</text:span></text:a><text:a xlink:type="simple" xlink:href="#__RefHeading___Toc1180_4783517231" text:style-name="Index_20_Link" text:visited-style-name="Index_20_Link"><text:span text:style-name="T103">.</text:span></text:a><text:a xlink:type="simple" xlink:href="#__RefHeading___Toc1180_4783517231" text:style-name="Index_20_Link" text:visited-style-name="Index_20_Link"><text:span text:style-name="T103">2.1</text:span></text:a><text:a xlink:type="simple" xlink:href="#__RefHeading___Toc1180_4783517231" text:style-name="Index_20_Link" text:visited-style-name="Index_20_Link"><text:span text:style-name="T103">– </text:span></text:a><text:a xlink:type="simple" xlink:href="#__RefHeading___Toc1180_4783517231" text:style-name="Index_20_Link" text:visited-style-name="Index_20_Link"><text:span text:style-name="T103">Description d</text:span></text:a><text:a xlink:type="simple" xlink:href="#__RefHeading___Toc1180_4783517231" text:style-name="Index_20_Link" text:visited-style-name="Index_20_Link"><text:span text:style-name="T103">u</text:span></text:a><text:a xlink:type="simple" xlink:href="#__RefHeading___Toc1180_4783517231" text:style-name="Index_20_Link" text:visited-style-name="Index_20_Link"><text:span text:style-name="T103"> cas d’utilisation</text:span></text:a><text:a xlink:type="simple" xlink:href="#__RefHeading___Toc1180_4783517231" text:style-name="Index_20_Link" text:visited-style-name="Index_20_Link"><text:tab/>16</text:a></text:p>
          <text:p text:style-name="P154"><text:a xlink:type="simple" xlink:href="#__RefHeading___Toc7191_1359916033" text:style-name="Index_20_Link" text:visited-style-name="Index_20_Link"><text:s/></text:a><text:a xlink:type="simple" xlink:href="#__RefHeading___Toc7191_1359916033" text:style-name="Index_20_Link" text:visited-style-name="Index_20_Link"><text:span text:style-name="T103">2.</text:span></text:a><text:a xlink:type="simple" xlink:href="#__RefHeading___Toc7191_1359916033" text:style-name="Index_20_Link" text:visited-style-name="Index_20_Link"><text:span text:style-name="T103">3</text:span></text:a><text:a xlink:type="simple" xlink:href="#__RefHeading___Toc7191_1359916033" text:style-name="Index_20_Link" text:visited-style-name="Index_20_Link"><text:span text:style-name="T103">.</text:span></text:a><text:a xlink:type="simple" xlink:href="#__RefHeading___Toc7191_1359916033" text:style-name="Index_20_Link" text:visited-style-name="Index_20_Link"><text:span text:style-name="T103">2.</text:span></text:a><text:a xlink:type="simple" xlink:href="#__RefHeading___Toc7191_1359916033" text:style-name="Index_20_Link" text:visited-style-name="Index_20_Link"><text:span text:style-name="T103">2</text:span></text:a><text:a xlink:type="simple" xlink:href="#__RefHeading___Toc7191_1359916033" text:style-name="Index_20_Link" text:visited-style-name="Index_20_Link"><text:span text:style-name="T103">– </text:span></text:a><text:a xlink:type="simple" xlink:href="#__RefHeading___Toc7191_1359916033" text:style-name="Index_20_Link" text:visited-style-name="Index_20_Link"><text:span text:style-name="T103">Présentation interface homme machine</text:span></text:a><text:a xlink:type="simple" xlink:href="#__RefHeading___Toc7191_1359916033" text:style-name="Index_20_Link" text:visited-style-name="Index_20_Link"><text:tab/>17</text:a></text:p>
          <text:p text:style-name="P154"><text:a xlink:type="simple" xlink:href="#__RefHeading___Toc5094_3756717309" text:style-name="Index_20_Link" text:visited-style-name="Index_20_Link"><text:span text:style-name="T116">2.</text:span></text:a><text:a xlink:type="simple" xlink:href="#__RefHeading___Toc5094_3756717309" text:style-name="Index_20_Link" text:visited-style-name="Index_20_Link"><text:span text:style-name="T116">3</text:span></text:a><text:a xlink:type="simple" xlink:href="#__RefHeading___Toc5094_3756717309" text:style-name="Index_20_Link" text:visited-style-name="Index_20_Link"><text:span text:style-name="T116">.2.</text:span></text:a><text:a xlink:type="simple" xlink:href="#__RefHeading___Toc5094_3756717309" text:style-name="Index_20_Link" text:visited-style-name="Index_20_Link"><text:span text:style-name="T116">3</text:span></text:a><text:a xlink:type="simple" xlink:href="#__RefHeading___Toc5094_3756717309" text:style-name="Index_20_Link" text:visited-style-name="Index_20_Link"><text:span text:style-name="T103">– </text:span></text:a><text:a xlink:type="simple" xlink:href="#__RefHeading___Toc5094_3756717309" text:style-name="Index_20_Link" text:visited-style-name="Index_20_Link"><text:span text:style-name="T103">D</text:span></text:a><text:a xlink:type="simple" xlink:href="#__RefHeading___Toc5094_3756717309" text:style-name="Index_20_Link" text:visited-style-name="Index_20_Link"><text:span text:style-name="T103">iagramme de séquence</text:span></text:a><text:a xlink:type="simple" xlink:href="#__RefHeading___Toc5094_3756717309" text:style-name="Index_20_Link" text:visited-style-name="Index_20_Link"><text:tab/>18</text:a></text:p>
          <text:p text:style-name="P153"><text:a xlink:type="simple" xlink:href="#__RefHeading___Toc1248_478351723" text:style-name="Index_20_Link" text:visited-style-name="Index_20_Link">2.3.3 – Cas d’utilisation « Affecter les rondes de surveillance »<text:tab/>20</text:a></text:p>
          <text:p text:style-name="P154"><text:a xlink:type="simple" xlink:href="#__RefHeading___Toc1180_4783517232" text:style-name="Index_20_Link" text:visited-style-name="Index_20_Link"><text:s/></text:a><text:a xlink:type="simple" xlink:href="#__RefHeading___Toc1180_4783517232" text:style-name="Index_20_Link" text:visited-style-name="Index_20_Link"><text:span text:style-name="T116">2.</text:span></text:a><text:a xlink:type="simple" xlink:href="#__RefHeading___Toc1180_4783517232" text:style-name="Index_20_Link" text:visited-style-name="Index_20_Link"><text:span text:style-name="T116">3</text:span></text:a><text:a xlink:type="simple" xlink:href="#__RefHeading___Toc1180_4783517232" text:style-name="Index_20_Link" text:visited-style-name="Index_20_Link"><text:span text:style-name="T116">.</text:span></text:a><text:a xlink:type="simple" xlink:href="#__RefHeading___Toc1180_4783517232" text:style-name="Index_20_Link" text:visited-style-name="Index_20_Link"><text:span text:style-name="T116">3.1</text:span></text:a><text:a xlink:type="simple" xlink:href="#__RefHeading___Toc1180_4783517232" text:style-name="Index_20_Link" text:visited-style-name="Index_20_Link"><text:span text:style-name="T103">– </text:span></text:a><text:a xlink:type="simple" xlink:href="#__RefHeading___Toc1180_4783517232" text:style-name="Index_20_Link" text:visited-style-name="Index_20_Link"><text:span text:style-name="T103">Description d</text:span></text:a><text:a xlink:type="simple" xlink:href="#__RefHeading___Toc1180_4783517232" text:style-name="Index_20_Link" text:visited-style-name="Index_20_Link"><text:span text:style-name="T103">u</text:span></text:a><text:a xlink:type="simple" xlink:href="#__RefHeading___Toc1180_4783517232" text:style-name="Index_20_Link" text:visited-style-name="Index_20_Link"><text:span text:style-name="T103"> cas d’utilisation</text:span></text:a><text:a xlink:type="simple" xlink:href="#__RefHeading___Toc1180_4783517232" text:style-name="Index_20_Link" text:visited-style-name="Index_20_Link"><text:tab/>20</text:a></text:p>
          <text:p text:style-name="P154"><text:a xlink:type="simple" xlink:href="#__RefHeading___Toc7169_1359916033" text:style-name="Index_20_Link" text:visited-style-name="Index_20_Link"><text:s/></text:a><text:a xlink:type="simple" xlink:href="#__RefHeading___Toc7169_1359916033" text:style-name="Index_20_Link" text:visited-style-name="Index_20_Link"><text:span text:style-name="T103">2.</text:span></text:a><text:a xlink:type="simple" xlink:href="#__RefHeading___Toc7169_1359916033" text:style-name="Index_20_Link" text:visited-style-name="Index_20_Link"><text:span text:style-name="T103">3</text:span></text:a><text:a xlink:type="simple" xlink:href="#__RefHeading___Toc7169_1359916033" text:style-name="Index_20_Link" text:visited-style-name="Index_20_Link"><text:span text:style-name="T103">.</text:span></text:a><text:a xlink:type="simple" xlink:href="#__RefHeading___Toc7169_1359916033" text:style-name="Index_20_Link" text:visited-style-name="Index_20_Link"><text:span text:style-name="T103">3</text:span></text:a><text:a xlink:type="simple" xlink:href="#__RefHeading___Toc7169_1359916033" text:style-name="Index_20_Link" text:visited-style-name="Index_20_Link"><text:span text:style-name="T103">.</text:span></text:a><text:a xlink:type="simple" xlink:href="#__RefHeading___Toc7169_1359916033" text:style-name="Index_20_Link" text:visited-style-name="Index_20_Link"><text:span text:style-name="T103">2</text:span></text:a><text:a xlink:type="simple" xlink:href="#__RefHeading___Toc7169_1359916033" text:style-name="Index_20_Link" text:visited-style-name="Index_20_Link"><text:span text:style-name="T103">– </text:span></text:a><text:a xlink:type="simple" xlink:href="#__RefHeading___Toc7169_1359916033" text:style-name="Index_20_Link" text:visited-style-name="Index_20_Link"><text:span text:style-name="T103">Présentation interface homme machine</text:span></text:a><text:a xlink:type="simple" xlink:href="#__RefHeading___Toc7169_1359916033" text:style-name="Index_20_Link" text:visited-style-name="Index_20_Link"><text:tab/>20</text:a></text:p>
          <text:p text:style-name="P154"><text:a xlink:type="simple" xlink:href="#__RefHeading___Toc5098_3756717309" text:style-name="Index_20_Link" text:visited-style-name="Index_20_Link"><text:span text:style-name="T116"><text:s/></text:span></text:a><text:a xlink:type="simple" xlink:href="#__RefHeading___Toc5098_3756717309" text:style-name="Index_20_Link" text:visited-style-name="Index_20_Link"><text:span text:style-name="T103">2.</text:span></text:a><text:a xlink:type="simple" xlink:href="#__RefHeading___Toc5098_3756717309" text:style-name="Index_20_Link" text:visited-style-name="Index_20_Link"><text:span text:style-name="T103">3</text:span></text:a><text:a xlink:type="simple" xlink:href="#__RefHeading___Toc5098_3756717309" text:style-name="Index_20_Link" text:visited-style-name="Index_20_Link"><text:span text:style-name="T103">.</text:span></text:a><text:a xlink:type="simple" xlink:href="#__RefHeading___Toc5098_3756717309" text:style-name="Index_20_Link" text:visited-style-name="Index_20_Link"><text:span text:style-name="T103">3.</text:span></text:a><text:a xlink:type="simple" xlink:href="#__RefHeading___Toc5098_3756717309" text:style-name="Index_20_Link" text:visited-style-name="Index_20_Link"><text:span text:style-name="T103">3</text:span></text:a><text:a xlink:type="simple" xlink:href="#__RefHeading___Toc5098_3756717309" text:style-name="Index_20_Link" text:visited-style-name="Index_20_Link"><text:span text:style-name="T103">– </text:span></text:a><text:a xlink:type="simple" xlink:href="#__RefHeading___Toc5098_3756717309" text:style-name="Index_20_Link" text:visited-style-name="Index_20_Link"><text:span text:style-name="T103">D</text:span></text:a><text:a xlink:type="simple" xlink:href="#__RefHeading___Toc5098_3756717309" text:style-name="Index_20_Link" text:visited-style-name="Index_20_Link"><text:span text:style-name="T103">iagramme de séquence</text:span></text:a><text:a xlink:type="simple" xlink:href="#__RefHeading___Toc5098_3756717309" text:style-name="Index_20_Link" text:visited-style-name="Index_20_Link"><text:tab/>21</text:a></text:p>
          <text:p text:style-name="P153"><text:a xlink:type="simple" xlink:href="#__RefHeading___Toc1252_478351723" text:style-name="Index_20_Link" text:visited-style-name="Index_20_Link">2.3.4 – Cas d’utilisation « Gérer les pointeaux »<text:tab/>22</text:a></text:p>
          <text:p text:style-name="P154"><text:a xlink:type="simple" xlink:href="#__RefHeading___Toc1180_47835172322" text:style-name="Index_20_Link" text:visited-style-name="Index_20_Link"><text:s/></text:a><text:a xlink:type="simple" xlink:href="#__RefHeading___Toc1180_47835172322" text:style-name="Index_20_Link" text:visited-style-name="Index_20_Link"><text:span text:style-name="T103">2.</text:span></text:a><text:a xlink:type="simple" xlink:href="#__RefHeading___Toc1180_47835172322" text:style-name="Index_20_Link" text:visited-style-name="Index_20_Link"><text:span text:style-name="T103">3</text:span></text:a><text:a xlink:type="simple" xlink:href="#__RefHeading___Toc1180_47835172322" text:style-name="Index_20_Link" text:visited-style-name="Index_20_Link"><text:span text:style-name="T103">.</text:span></text:a><text:a xlink:type="simple" xlink:href="#__RefHeading___Toc1180_47835172322" text:style-name="Index_20_Link" text:visited-style-name="Index_20_Link"><text:span text:style-name="T103">4.1</text:span></text:a><text:a xlink:type="simple" xlink:href="#__RefHeading___Toc1180_47835172322" text:style-name="Index_20_Link" text:visited-style-name="Index_20_Link"><text:span text:style-name="T103">– </text:span></text:a><text:a xlink:type="simple" xlink:href="#__RefHeading___Toc1180_47835172322" text:style-name="Index_20_Link" text:visited-style-name="Index_20_Link"><text:span text:style-name="T103">Description d</text:span></text:a><text:a xlink:type="simple" xlink:href="#__RefHeading___Toc1180_47835172322" text:style-name="Index_20_Link" text:visited-style-name="Index_20_Link"><text:span text:style-name="T103">u</text:span></text:a><text:a xlink:type="simple" xlink:href="#__RefHeading___Toc1180_47835172322" text:style-name="Index_20_Link" text:visited-style-name="Index_20_Link"><text:span text:style-name="T103"> cas d’utilisation</text:span></text:a><text:a xlink:type="simple" xlink:href="#__RefHeading___Toc1180_47835172322" text:style-name="Index_20_Link" text:visited-style-name="Index_20_Link"><text:tab/>22</text:a></text:p>
          <text:p text:style-name="P154"><text:a xlink:type="simple" xlink:href="#__RefHeading___Toc5100_3756717309" text:style-name="Index_20_Link" text:visited-style-name="Index_20_Link"><text:s/></text:a><text:a xlink:type="simple" xlink:href="#__RefHeading___Toc5100_3756717309" text:style-name="Index_20_Link" text:visited-style-name="Index_20_Link"><text:span text:style-name="T103">2.</text:span></text:a><text:a xlink:type="simple" xlink:href="#__RefHeading___Toc5100_3756717309" text:style-name="Index_20_Link" text:visited-style-name="Index_20_Link"><text:span text:style-name="T103">3</text:span></text:a><text:a xlink:type="simple" xlink:href="#__RefHeading___Toc5100_3756717309" text:style-name="Index_20_Link" text:visited-style-name="Index_20_Link"><text:span text:style-name="T103">.</text:span></text:a><text:a xlink:type="simple" xlink:href="#__RefHeading___Toc5100_3756717309" text:style-name="Index_20_Link" text:visited-style-name="Index_20_Link"><text:span text:style-name="T103">4.2– Présentation interface homme machine</text:span></text:a><text:a xlink:type="simple" xlink:href="#__RefHeading___Toc5100_3756717309" text:style-name="Index_20_Link" text:visited-style-name="Index_20_Link"><text:tab/>22</text:a></text:p>
          <text:p text:style-name="P154"><text:a xlink:type="simple" xlink:href="#__RefHeading___Toc5102_3756717309" text:style-name="Index_20_Link" text:visited-style-name="Index_20_Link"><text:span text:style-name="T116"><text:s/></text:span></text:a><text:a xlink:type="simple" xlink:href="#__RefHeading___Toc5102_3756717309" text:style-name="Index_20_Link" text:visited-style-name="Index_20_Link"><text:span text:style-name="T116">2.</text:span></text:a><text:a xlink:type="simple" xlink:href="#__RefHeading___Toc5102_3756717309" text:style-name="Index_20_Link" text:visited-style-name="Index_20_Link"><text:span text:style-name="T116">3</text:span></text:a><text:a xlink:type="simple" xlink:href="#__RefHeading___Toc5102_3756717309" text:style-name="Index_20_Link" text:visited-style-name="Index_20_Link"><text:span text:style-name="T116">.</text:span></text:a><text:a xlink:type="simple" xlink:href="#__RefHeading___Toc5102_3756717309" text:style-name="Index_20_Link" text:visited-style-name="Index_20_Link"><text:span text:style-name="T116">4.</text:span></text:a><text:a xlink:type="simple" xlink:href="#__RefHeading___Toc5102_3756717309" text:style-name="Index_20_Link" text:visited-style-name="Index_20_Link"><text:span text:style-name="T116">3</text:span></text:a><text:a xlink:type="simple" xlink:href="#__RefHeading___Toc5102_3756717309" text:style-name="Index_20_Link" text:visited-style-name="Index_20_Link"><text:span text:style-name="T103">– </text:span></text:a><text:a xlink:type="simple" xlink:href="#__RefHeading___Toc5102_3756717309" text:style-name="Index_20_Link" text:visited-style-name="Index_20_Link"><text:span text:style-name="T103">D</text:span></text:a><text:a xlink:type="simple" xlink:href="#__RefHeading___Toc5102_3756717309" text:style-name="Index_20_Link" text:visited-style-name="Index_20_Link"><text:span text:style-name="T103">iagramme de séquence</text:span></text:a><text:a xlink:type="simple" xlink:href="#__RefHeading___Toc5102_3756717309" text:style-name="Index_20_Link" text:visited-style-name="Index_20_Link"><text:tab/>23</text:a></text:p>
          <text:p text:style-name="P153"><text:a xlink:type="simple" xlink:href="#__RefHeading___Toc5104_3756717309" text:style-name="Index_20_Link" text:visited-style-name="Index_20_Link">2.3.5 – Cas d’utilisation « Visualiser un rapport de ronde »<text:tab/>24</text:a></text:p>
          <text:p text:style-name="P154"><text:a xlink:type="simple" xlink:href="#__RefHeading___Toc1180_478351723221" text:style-name="Index_20_Link" text:visited-style-name="Index_20_Link"><text:s/></text:a><text:a xlink:type="simple" xlink:href="#__RefHeading___Toc1180_478351723221" text:style-name="Index_20_Link" text:visited-style-name="Index_20_Link"><text:span text:style-name="T103">2.</text:span></text:a><text:a xlink:type="simple" xlink:href="#__RefHeading___Toc1180_478351723221" text:style-name="Index_20_Link" text:visited-style-name="Index_20_Link"><text:span text:style-name="T103">3</text:span></text:a><text:a xlink:type="simple" xlink:href="#__RefHeading___Toc1180_478351723221" text:style-name="Index_20_Link" text:visited-style-name="Index_20_Link"><text:span text:style-name="T103">.</text:span></text:a><text:a xlink:type="simple" xlink:href="#__RefHeading___Toc1180_478351723221" text:style-name="Index_20_Link" text:visited-style-name="Index_20_Link"><text:span text:style-name="T103">5.1</text:span></text:a><text:a xlink:type="simple" xlink:href="#__RefHeading___Toc1180_478351723221" text:style-name="Index_20_Link" text:visited-style-name="Index_20_Link"><text:span text:style-name="T103">– </text:span></text:a><text:a xlink:type="simple" xlink:href="#__RefHeading___Toc1180_478351723221" text:style-name="Index_20_Link" text:visited-style-name="Index_20_Link"><text:span text:style-name="T103">Description d</text:span></text:a><text:a xlink:type="simple" xlink:href="#__RefHeading___Toc1180_478351723221" text:style-name="Index_20_Link" text:visited-style-name="Index_20_Link"><text:span text:style-name="T103">u</text:span></text:a><text:a xlink:type="simple" xlink:href="#__RefHeading___Toc1180_478351723221" text:style-name="Index_20_Link" text:visited-style-name="Index_20_Link"><text:span text:style-name="T103"> cas d’utilisation</text:span></text:a><text:a xlink:type="simple" xlink:href="#__RefHeading___Toc1180_478351723221" text:style-name="Index_20_Link" text:visited-style-name="Index_20_Link"><text:tab/>24</text:a></text:p>
          <text:p text:style-name="P154"><text:a xlink:type="simple" xlink:href="#__RefHeading___Toc5106_3756717309" text:style-name="Index_20_Link" text:visited-style-name="Index_20_Link"><text:span text:style-name="T116"><text:s/></text:span></text:a><text:a xlink:type="simple" xlink:href="#__RefHeading___Toc5106_3756717309" text:style-name="Index_20_Link" text:visited-style-name="Index_20_Link"><text:span text:style-name="T116">2.</text:span></text:a><text:a xlink:type="simple" xlink:href="#__RefHeading___Toc5106_3756717309" text:style-name="Index_20_Link" text:visited-style-name="Index_20_Link"><text:span text:style-name="T116">3</text:span></text:a><text:a xlink:type="simple" xlink:href="#__RefHeading___Toc5106_3756717309" text:style-name="Index_20_Link" text:visited-style-name="Index_20_Link"><text:span text:style-name="T116">.</text:span></text:a><text:a xlink:type="simple" xlink:href="#__RefHeading___Toc5106_3756717309" text:style-name="Index_20_Link" text:visited-style-name="Index_20_Link"><text:span text:style-name="T116">5</text:span></text:a><text:a xlink:type="simple" xlink:href="#__RefHeading___Toc5106_3756717309" text:style-name="Index_20_Link" text:visited-style-name="Index_20_Link"><text:span text:style-name="T116">.</text:span></text:a><text:a xlink:type="simple" xlink:href="#__RefHeading___Toc5106_3756717309" text:style-name="Index_20_Link" text:visited-style-name="Index_20_Link"><text:span text:style-name="T116">2</text:span></text:a><text:a xlink:type="simple" xlink:href="#__RefHeading___Toc5106_3756717309" text:style-name="Index_20_Link" text:visited-style-name="Index_20_Link"><text:span text:style-name="T103">– </text:span></text:a><text:a xlink:type="simple" xlink:href="#__RefHeading___Toc5106_3756717309" text:style-name="Index_20_Link" text:visited-style-name="Index_20_Link"><text:span text:style-name="T103">Présentation interface homme machine</text:span></text:a><text:a xlink:type="simple" xlink:href="#__RefHeading___Toc5106_3756717309" text:style-name="Index_20_Link" text:visited-style-name="Index_20_Link"><text:tab/>25</text:a></text:p>
          <text:p text:style-name="P154"><text:a xlink:type="simple" xlink:href="#__RefHeading___Toc1258_478351723" text:style-name="Index_20_Link" text:visited-style-name="Index_20_Link"><text:span text:style-name="T116"><text:s/></text:span></text:a><text:a xlink:type="simple" xlink:href="#__RefHeading___Toc1258_478351723" text:style-name="Index_20_Link" text:visited-style-name="Index_20_Link"><text:span text:style-name="T116">2.</text:span></text:a><text:a xlink:type="simple" xlink:href="#__RefHeading___Toc1258_478351723" text:style-name="Index_20_Link" text:visited-style-name="Index_20_Link"><text:span text:style-name="T116">3</text:span></text:a><text:a xlink:type="simple" xlink:href="#__RefHeading___Toc1258_478351723" text:style-name="Index_20_Link" text:visited-style-name="Index_20_Link"><text:span text:style-name="T116">.</text:span></text:a><text:a xlink:type="simple" xlink:href="#__RefHeading___Toc1258_478351723" text:style-name="Index_20_Link" text:visited-style-name="Index_20_Link"><text:span text:style-name="T116">5.</text:span></text:a><text:a xlink:type="simple" xlink:href="#__RefHeading___Toc1258_478351723" text:style-name="Index_20_Link" text:visited-style-name="Index_20_Link"><text:span text:style-name="T116">3</text:span></text:a><text:a xlink:type="simple" xlink:href="#__RefHeading___Toc1258_478351723" text:style-name="Index_20_Link" text:visited-style-name="Index_20_Link"><text:span text:style-name="T103">– </text:span></text:a><text:a xlink:type="simple" xlink:href="#__RefHeading___Toc1258_478351723" text:style-name="Index_20_Link" text:visited-style-name="Index_20_Link"><text:span text:style-name="T103">D</text:span></text:a><text:a xlink:type="simple" xlink:href="#__RefHeading___Toc1258_478351723" text:style-name="Index_20_Link" text:visited-style-name="Index_20_Link"><text:span text:style-name="T103">iagramme de séquence</text:span></text:a><text:a xlink:type="simple" xlink:href="#__RefHeading___Toc1258_478351723" text:style-name="Index_20_Link" text:visited-style-name="Index_20_Link"><text:tab/>26</text:a></text:p>
          <text:p text:style-name="P153"><text:a xlink:type="simple" xlink:href="#__RefHeading___Toc1260_478351723" text:style-name="Index_20_Link" text:visited-style-name="Index_20_Link">2.3.6 – Cas d’utilisation « Identifier utilisateur »<text:tab/>27</text:a></text:p>
          <text:p text:style-name="P154"><text:a xlink:type="simple" xlink:href="#__RefHeading___Toc1180_478351723222" text:style-name="Index_20_Link" text:visited-style-name="Index_20_Link"><text:s/></text:a><text:a xlink:type="simple" xlink:href="#__RefHeading___Toc1180_478351723222" text:style-name="Index_20_Link" text:visited-style-name="Index_20_Link"><text:span text:style-name="T116">2.</text:span></text:a><text:a xlink:type="simple" xlink:href="#__RefHeading___Toc1180_478351723222" text:style-name="Index_20_Link" text:visited-style-name="Index_20_Link"><text:span text:style-name="T116">3</text:span></text:a><text:a xlink:type="simple" xlink:href="#__RefHeading___Toc1180_478351723222" text:style-name="Index_20_Link" text:visited-style-name="Index_20_Link"><text:span text:style-name="T116">.</text:span></text:a><text:a xlink:type="simple" xlink:href="#__RefHeading___Toc1180_478351723222" text:style-name="Index_20_Link" text:visited-style-name="Index_20_Link"><text:span text:style-name="T116">6.1</text:span></text:a><text:a xlink:type="simple" xlink:href="#__RefHeading___Toc1180_478351723222" text:style-name="Index_20_Link" text:visited-style-name="Index_20_Link"><text:span text:style-name="T103">– </text:span></text:a><text:a xlink:type="simple" xlink:href="#__RefHeading___Toc1180_478351723222" text:style-name="Index_20_Link" text:visited-style-name="Index_20_Link"><text:span text:style-name="T103">Description d</text:span></text:a><text:a xlink:type="simple" xlink:href="#__RefHeading___Toc1180_478351723222" text:style-name="Index_20_Link" text:visited-style-name="Index_20_Link"><text:span text:style-name="T103">u</text:span></text:a><text:a xlink:type="simple" xlink:href="#__RefHeading___Toc1180_478351723222" text:style-name="Index_20_Link" text:visited-style-name="Index_20_Link"><text:span text:style-name="T103"> cas d’utilisation</text:span></text:a><text:a xlink:type="simple" xlink:href="#__RefHeading___Toc1180_478351723222" text:style-name="Index_20_Link" text:visited-style-name="Index_20_Link"><text:tab/>27</text:a></text:p>
          <text:p text:style-name="P154"><text:a xlink:type="simple" xlink:href="#__RefHeading___Toc5352_3756717309" text:style-name="Index_20_Link" text:visited-style-name="Index_20_Link"><text:span text:style-name="T116"><text:s/></text:span></text:a><text:a xlink:type="simple" xlink:href="#__RefHeading___Toc5352_3756717309" text:style-name="Index_20_Link" text:visited-style-name="Index_20_Link"><text:span text:style-name="T116">2.</text:span></text:a><text:a xlink:type="simple" xlink:href="#__RefHeading___Toc5352_3756717309" text:style-name="Index_20_Link" text:visited-style-name="Index_20_Link"><text:span text:style-name="T116">3</text:span></text:a><text:a xlink:type="simple" xlink:href="#__RefHeading___Toc5352_3756717309" text:style-name="Index_20_Link" text:visited-style-name="Index_20_Link"><text:span text:style-name="T116">.</text:span></text:a><text:a xlink:type="simple" xlink:href="#__RefHeading___Toc5352_3756717309" text:style-name="Index_20_Link" text:visited-style-name="Index_20_Link"><text:span text:style-name="T116">6.</text:span></text:a><text:a xlink:type="simple" xlink:href="#__RefHeading___Toc5352_3756717309" text:style-name="Index_20_Link" text:visited-style-name="Index_20_Link"><text:span text:style-name="T116">2</text:span></text:a><text:a xlink:type="simple" xlink:href="#__RefHeading___Toc5352_3756717309" text:style-name="Index_20_Link" text:visited-style-name="Index_20_Link"><text:span text:style-name="T103">– </text:span></text:a><text:a xlink:type="simple" xlink:href="#__RefHeading___Toc5352_3756717309" text:style-name="Index_20_Link" text:visited-style-name="Index_20_Link"><text:span text:style-name="T103">Présentation interface homme machine</text:span></text:a><text:a xlink:type="simple" xlink:href="#__RefHeading___Toc5352_3756717309" text:style-name="Index_20_Link" text:visited-style-name="Index_20_Link"><text:tab/>27</text:a></text:p>
          <text:p text:style-name="P154"><text:a xlink:type="simple" xlink:href="#__RefHeading___Toc5108_3756717309" text:style-name="Index_20_Link" text:visited-style-name="Index_20_Link"><text:s/></text:a><text:a xlink:type="simple" xlink:href="#__RefHeading___Toc5108_3756717309" text:style-name="Index_20_Link" text:visited-style-name="Index_20_Link"><text:span text:style-name="T103">2.</text:span></text:a><text:a xlink:type="simple" xlink:href="#__RefHeading___Toc5108_3756717309" text:style-name="Index_20_Link" text:visited-style-name="Index_20_Link"><text:span text:style-name="T103">3</text:span></text:a><text:a xlink:type="simple" xlink:href="#__RefHeading___Toc5108_3756717309" text:style-name="Index_20_Link" text:visited-style-name="Index_20_Link"><text:span text:style-name="T103">.</text:span></text:a><text:a xlink:type="simple" xlink:href="#__RefHeading___Toc5108_3756717309" text:style-name="Index_20_Link" text:visited-style-name="Index_20_Link"><text:span text:style-name="T103">6.</text:span></text:a><text:a xlink:type="simple" xlink:href="#__RefHeading___Toc5108_3756717309" text:style-name="Index_20_Link" text:visited-style-name="Index_20_Link"><text:span text:style-name="T103">3</text:span></text:a><text:a xlink:type="simple" xlink:href="#__RefHeading___Toc5108_3756717309" text:style-name="Index_20_Link" text:visited-style-name="Index_20_Link"><text:span text:style-name="T103">– </text:span></text:a><text:a xlink:type="simple" xlink:href="#__RefHeading___Toc5108_3756717309" text:style-name="Index_20_Link" text:visited-style-name="Index_20_Link"><text:span text:style-name="T103">D</text:span></text:a><text:a xlink:type="simple" xlink:href="#__RefHeading___Toc5108_3756717309" text:style-name="Index_20_Link" text:visited-style-name="Index_20_Link"><text:span text:style-name="T103">iagramme de séquence</text:span></text:a><text:a xlink:type="simple" xlink:href="#__RefHeading___Toc5108_3756717309" text:style-name="Index_20_Link" text:visited-style-name="Index_20_Link"><text:tab/>28</text:a></text:p>
          <text:p text:style-name="P153"><text:a xlink:type="simple" xlink:href="#__RefHeading___Toc1264_478351723" text:style-name="Index_20_Link" text:visited-style-name="Index_20_Link">2.3.7 – Cas d’utilisation « Établir des statistiques sur les rondes »<text:tab/>28</text:a></text:p>
          <text:p text:style-name="P154"><text:soft-page-break/><text:a xlink:type="simple" xlink:href="#__RefHeading___Toc1180_478351723223" text:style-name="Index_20_Link" text:visited-style-name="Index_20_Link"><text:s/></text:a><text:a xlink:type="simple" xlink:href="#__RefHeading___Toc1180_478351723223" text:style-name="Index_20_Link" text:visited-style-name="Index_20_Link"><text:span text:style-name="T116">2.</text:span></text:a><text:a xlink:type="simple" xlink:href="#__RefHeading___Toc1180_478351723223" text:style-name="Index_20_Link" text:visited-style-name="Index_20_Link"><text:span text:style-name="T116">3.7</text:span></text:a><text:a xlink:type="simple" xlink:href="#__RefHeading___Toc1180_478351723223" text:style-name="Index_20_Link" text:visited-style-name="Index_20_Link"><text:span text:style-name="T116">.1</text:span></text:a><text:a xlink:type="simple" xlink:href="#__RefHeading___Toc1180_478351723223" text:style-name="Index_20_Link" text:visited-style-name="Index_20_Link"><text:span text:style-name="T103">– </text:span></text:a><text:a xlink:type="simple" xlink:href="#__RefHeading___Toc1180_478351723223" text:style-name="Index_20_Link" text:visited-style-name="Index_20_Link"><text:span text:style-name="T103">Description d</text:span></text:a><text:a xlink:type="simple" xlink:href="#__RefHeading___Toc1180_478351723223" text:style-name="Index_20_Link" text:visited-style-name="Index_20_Link"><text:span text:style-name="T103">u</text:span></text:a><text:a xlink:type="simple" xlink:href="#__RefHeading___Toc1180_478351723223" text:style-name="Index_20_Link" text:visited-style-name="Index_20_Link"><text:span text:style-name="T103"> cas d’utilisation</text:span></text:a><text:a xlink:type="simple" xlink:href="#__RefHeading___Toc1180_478351723223" text:style-name="Index_20_Link" text:visited-style-name="Index_20_Link"><text:tab/>28</text:a></text:p>
          <text:p text:style-name="P154"><text:a xlink:type="simple" xlink:href="#__RefHeading___Toc6821_1359916033" text:style-name="Index_20_Link" text:visited-style-name="Index_20_Link"><text:span text:style-name="T103"><text:s/></text:span></text:a><text:a xlink:type="simple" xlink:href="#__RefHeading___Toc6821_1359916033" text:style-name="Index_20_Link" text:visited-style-name="Index_20_Link"><text:span text:style-name="T103">2.</text:span></text:a><text:a xlink:type="simple" xlink:href="#__RefHeading___Toc6821_1359916033" text:style-name="Index_20_Link" text:visited-style-name="Index_20_Link"><text:span text:style-name="T103">3.7</text:span></text:a><text:a xlink:type="simple" xlink:href="#__RefHeading___Toc6821_1359916033" text:style-name="Index_20_Link" text:visited-style-name="Index_20_Link"><text:span text:style-name="T103">.2</text:span></text:a><text:a xlink:type="simple" xlink:href="#__RefHeading___Toc6821_1359916033" text:style-name="Index_20_Link" text:visited-style-name="Index_20_Link"><text:span text:style-name="T103">– </text:span></text:a><text:a xlink:type="simple" xlink:href="#__RefHeading___Toc6821_1359916033" text:style-name="Index_20_Link" text:visited-style-name="Index_20_Link"><text:span text:style-name="T103">D</text:span></text:a><text:a xlink:type="simple" xlink:href="#__RefHeading___Toc6821_1359916033" text:style-name="Index_20_Link" text:visited-style-name="Index_20_Link"><text:span text:style-name="T103">iagramme de séquence</text:span></text:a><text:a xlink:type="simple" xlink:href="#__RefHeading___Toc6821_1359916033" text:style-name="Index_20_Link" text:visited-style-name="Index_20_Link"><text:tab/>29</text:a></text:p>
          <text:p text:style-name="P153"><text:a xlink:type="simple" xlink:href="#__RefHeading___Toc1268_478351723" text:style-name="Index_20_Link" text:visited-style-name="Index_20_Link">2.3.8 – Cas d’utilisation «Synchroniser le smartphone d’un agent »<text:tab/>30</text:a></text:p>
          <text:p text:style-name="P154"><text:a xlink:type="simple" xlink:href="#__RefHeading___Toc1180_4783517232231" text:style-name="Index_20_Link" text:visited-style-name="Index_20_Link"><text:s/></text:a><text:a xlink:type="simple" xlink:href="#__RefHeading___Toc1180_4783517232231" text:style-name="Index_20_Link" text:visited-style-name="Index_20_Link"><text:span text:style-name="T116">2.</text:span></text:a><text:a xlink:type="simple" xlink:href="#__RefHeading___Toc1180_4783517232231" text:style-name="Index_20_Link" text:visited-style-name="Index_20_Link"><text:span text:style-name="T116">3.8</text:span></text:a><text:a xlink:type="simple" xlink:href="#__RefHeading___Toc1180_4783517232231" text:style-name="Index_20_Link" text:visited-style-name="Index_20_Link"><text:span text:style-name="T116">.1</text:span></text:a><text:a xlink:type="simple" xlink:href="#__RefHeading___Toc1180_4783517232231" text:style-name="Index_20_Link" text:visited-style-name="Index_20_Link"><text:span text:style-name="T103">– </text:span></text:a><text:a xlink:type="simple" xlink:href="#__RefHeading___Toc1180_4783517232231" text:style-name="Index_20_Link" text:visited-style-name="Index_20_Link"><text:span text:style-name="T103">Description d</text:span></text:a><text:a xlink:type="simple" xlink:href="#__RefHeading___Toc1180_4783517232231" text:style-name="Index_20_Link" text:visited-style-name="Index_20_Link"><text:span text:style-name="T103">u</text:span></text:a><text:a xlink:type="simple" xlink:href="#__RefHeading___Toc1180_4783517232231" text:style-name="Index_20_Link" text:visited-style-name="Index_20_Link"><text:span text:style-name="T103"> cas d’utilisation</text:span></text:a><text:a xlink:type="simple" xlink:href="#__RefHeading___Toc1180_4783517232231" text:style-name="Index_20_Link" text:visited-style-name="Index_20_Link"><text:tab/>30</text:a></text:p>
          <text:p text:style-name="P154"><text:a xlink:type="simple" xlink:href="#__RefHeading___Toc7452_1359916033" text:style-name="Index_20_Link" text:visited-style-name="Index_20_Link"><text:span text:style-name="T116"><text:s/></text:span></text:a><text:a xlink:type="simple" xlink:href="#__RefHeading___Toc7452_1359916033" text:style-name="Index_20_Link" text:visited-style-name="Index_20_Link"><text:span text:style-name="T116">2.</text:span></text:a><text:a xlink:type="simple" xlink:href="#__RefHeading___Toc7452_1359916033" text:style-name="Index_20_Link" text:visited-style-name="Index_20_Link"><text:span text:style-name="T116">3.8</text:span></text:a><text:a xlink:type="simple" xlink:href="#__RefHeading___Toc7452_1359916033" text:style-name="Index_20_Link" text:visited-style-name="Index_20_Link"><text:span text:style-name="T116">.</text:span></text:a><text:a xlink:type="simple" xlink:href="#__RefHeading___Toc7452_1359916033" text:style-name="Index_20_Link" text:visited-style-name="Index_20_Link"><text:span text:style-name="T116">2</text:span></text:a><text:a xlink:type="simple" xlink:href="#__RefHeading___Toc7452_1359916033" text:style-name="Index_20_Link" text:visited-style-name="Index_20_Link"><text:span text:style-name="T103">– </text:span></text:a><text:a xlink:type="simple" xlink:href="#__RefHeading___Toc7452_1359916033" text:style-name="Index_20_Link" text:visited-style-name="Index_20_Link"><text:span text:style-name="T103">Présentation interface homme machine</text:span></text:a><text:a xlink:type="simple" xlink:href="#__RefHeading___Toc7452_1359916033" text:style-name="Index_20_Link" text:visited-style-name="Index_20_Link"><text:tab/>31</text:a></text:p>
          <text:p text:style-name="P154"><text:a xlink:type="simple" xlink:href="#__RefHeading___Toc1270_478351723" text:style-name="Index_20_Link" text:visited-style-name="Index_20_Link"><text:span text:style-name="T103"><text:s/></text:span></text:a><text:a xlink:type="simple" xlink:href="#__RefHeading___Toc1270_478351723" text:style-name="Index_20_Link" text:visited-style-name="Index_20_Link"><text:span text:style-name="T116">2.</text:span></text:a><text:a xlink:type="simple" xlink:href="#__RefHeading___Toc1270_478351723" text:style-name="Index_20_Link" text:visited-style-name="Index_20_Link"><text:span text:style-name="T116">3.8</text:span></text:a><text:a xlink:type="simple" xlink:href="#__RefHeading___Toc1270_478351723" text:style-name="Index_20_Link" text:visited-style-name="Index_20_Link"><text:span text:style-name="T116">.</text:span></text:a><text:a xlink:type="simple" xlink:href="#__RefHeading___Toc1270_478351723" text:style-name="Index_20_Link" text:visited-style-name="Index_20_Link"><text:span text:style-name="T116">3</text:span></text:a><text:a xlink:type="simple" xlink:href="#__RefHeading___Toc1270_478351723" text:style-name="Index_20_Link" text:visited-style-name="Index_20_Link"><text:span text:style-name="T103">– </text:span></text:a><text:a xlink:type="simple" xlink:href="#__RefHeading___Toc1270_478351723" text:style-name="Index_20_Link" text:visited-style-name="Index_20_Link"><text:span text:style-name="T103">D</text:span></text:a><text:a xlink:type="simple" xlink:href="#__RefHeading___Toc1270_478351723" text:style-name="Index_20_Link" text:visited-style-name="Index_20_Link"><text:span text:style-name="T103">iagramme de séquence</text:span></text:a><text:a xlink:type="simple" xlink:href="#__RefHeading___Toc1270_478351723" text:style-name="Index_20_Link" text:visited-style-name="Index_20_Link"><text:tab/>32</text:a></text:p>
          <text:p text:style-name="P152"><text:a xlink:type="simple" xlink:href="#__RefHeading___Toc1272_478351723" text:style-name="Index_20_Link" text:visited-style-name="Index_20_Link">2.4 – Acteur : Agent de sécurité<text:tab/>33</text:a></text:p>
          <text:p text:style-name="P153"><text:a xlink:type="simple" xlink:href="#__RefHeading___Toc1510_478351723" text:style-name="Index_20_Link" text:visited-style-name="Index_20_Link">2.4.1 – Cas d’utilisation « Réaliser une ronde »<text:tab/>33</text:a></text:p>
          <text:p text:style-name="P154"><text:a xlink:type="simple" xlink:href="#__RefHeading___Toc1180_4783517232232" text:style-name="Index_20_Link" text:visited-style-name="Index_20_Link"><text:s/></text:a><text:a xlink:type="simple" xlink:href="#__RefHeading___Toc1180_4783517232232" text:style-name="Index_20_Link" text:visited-style-name="Index_20_Link"><text:span text:style-name="T103">2.</text:span></text:a><text:a xlink:type="simple" xlink:href="#__RefHeading___Toc1180_4783517232232" text:style-name="Index_20_Link" text:visited-style-name="Index_20_Link"><text:span text:style-name="T103">4</text:span></text:a><text:a xlink:type="simple" xlink:href="#__RefHeading___Toc1180_4783517232232" text:style-name="Index_20_Link" text:visited-style-name="Index_20_Link"><text:span text:style-name="T103">.1.</text:span></text:a><text:a xlink:type="simple" xlink:href="#__RefHeading___Toc1180_4783517232232" text:style-name="Index_20_Link" text:visited-style-name="Index_20_Link"><text:span text:style-name="T103">1</text:span></text:a><text:a xlink:type="simple" xlink:href="#__RefHeading___Toc1180_4783517232232" text:style-name="Index_20_Link" text:visited-style-name="Index_20_Link"><text:span text:style-name="T103">– </text:span></text:a><text:a xlink:type="simple" xlink:href="#__RefHeading___Toc1180_4783517232232" text:style-name="Index_20_Link" text:visited-style-name="Index_20_Link"><text:span text:style-name="T103">Description d</text:span></text:a><text:a xlink:type="simple" xlink:href="#__RefHeading___Toc1180_4783517232232" text:style-name="Index_20_Link" text:visited-style-name="Index_20_Link"><text:span text:style-name="T103">u</text:span></text:a><text:a xlink:type="simple" xlink:href="#__RefHeading___Toc1180_4783517232232" text:style-name="Index_20_Link" text:visited-style-name="Index_20_Link"><text:span text:style-name="T103"> cas d’utilisation</text:span></text:a><text:a xlink:type="simple" xlink:href="#__RefHeading___Toc1180_4783517232232" text:style-name="Index_20_Link" text:visited-style-name="Index_20_Link"><text:tab/>33</text:a></text:p>
          <text:p text:style-name="P154"><text:a xlink:type="simple" xlink:href="#__RefHeading___Toc5112_3756717309" text:style-name="Index_20_Link" text:visited-style-name="Index_20_Link"><text:span text:style-name="T116"><text:s/></text:span></text:a><text:a xlink:type="simple" xlink:href="#__RefHeading___Toc5112_3756717309" text:style-name="Index_20_Link" text:visited-style-name="Index_20_Link"><text:span text:style-name="T103">2.</text:span></text:a><text:a xlink:type="simple" xlink:href="#__RefHeading___Toc5112_3756717309" text:style-name="Index_20_Link" text:visited-style-name="Index_20_Link"><text:span text:style-name="T103">4</text:span></text:a><text:a xlink:type="simple" xlink:href="#__RefHeading___Toc5112_3756717309" text:style-name="Index_20_Link" text:visited-style-name="Index_20_Link"><text:span text:style-name="T103">.1.</text:span></text:a><text:a xlink:type="simple" xlink:href="#__RefHeading___Toc5112_3756717309" text:style-name="Index_20_Link" text:visited-style-name="Index_20_Link"><text:span text:style-name="T103">2</text:span></text:a><text:a xlink:type="simple" xlink:href="#__RefHeading___Toc5112_3756717309" text:style-name="Index_20_Link" text:visited-style-name="Index_20_Link"><text:span text:style-name="T103">– </text:span></text:a><text:a xlink:type="simple" xlink:href="#__RefHeading___Toc5112_3756717309" text:style-name="Index_20_Link" text:visited-style-name="Index_20_Link"><text:span text:style-name="T103">Présentation interface homme machine</text:span></text:a><text:a xlink:type="simple" xlink:href="#__RefHeading___Toc5112_3756717309" text:style-name="Index_20_Link" text:visited-style-name="Index_20_Link"><text:tab/>33</text:a></text:p>
          <text:p text:style-name="P154"><text:a xlink:type="simple" xlink:href="#__RefHeading___Toc5116_3756717309" text:style-name="Index_20_Link" text:visited-style-name="Index_20_Link"><text:span text:style-name="T103"><text:s/></text:span></text:a><text:a xlink:type="simple" xlink:href="#__RefHeading___Toc5116_3756717309" text:style-name="Index_20_Link" text:visited-style-name="Index_20_Link"><text:span text:style-name="T103">2.</text:span></text:a><text:a xlink:type="simple" xlink:href="#__RefHeading___Toc5116_3756717309" text:style-name="Index_20_Link" text:visited-style-name="Index_20_Link"><text:span text:style-name="T103">4.1</text:span></text:a><text:a xlink:type="simple" xlink:href="#__RefHeading___Toc5116_3756717309" text:style-name="Index_20_Link" text:visited-style-name="Index_20_Link"><text:span text:style-name="T103">.</text:span></text:a><text:a xlink:type="simple" xlink:href="#__RefHeading___Toc5116_3756717309" text:style-name="Index_20_Link" text:visited-style-name="Index_20_Link"><text:span text:style-name="T103">3</text:span></text:a><text:a xlink:type="simple" xlink:href="#__RefHeading___Toc5116_3756717309" text:style-name="Index_20_Link" text:visited-style-name="Index_20_Link"><text:span text:style-name="T103">– </text:span></text:a><text:a xlink:type="simple" xlink:href="#__RefHeading___Toc5116_3756717309" text:style-name="Index_20_Link" text:visited-style-name="Index_20_Link"><text:span text:style-name="T103">D</text:span></text:a><text:a xlink:type="simple" xlink:href="#__RefHeading___Toc5116_3756717309" text:style-name="Index_20_Link" text:visited-style-name="Index_20_Link"><text:span text:style-name="T103">iagramme de séquence</text:span></text:a><text:a xlink:type="simple" xlink:href="#__RefHeading___Toc5116_3756717309" text:style-name="Index_20_Link" text:visited-style-name="Index_20_Link"><text:tab/>34</text:a></text:p>
          <text:p text:style-name="P153"><text:a xlink:type="simple" xlink:href="#__RefHeading___Toc5118_3756717309" text:style-name="Index_20_Link" text:visited-style-name="Index_20_Link">2.4.2 – Cas d’utilisation « Scanner un point de passage »<text:tab/>35</text:a></text:p>
          <text:p text:style-name="P154"><text:a xlink:type="simple" xlink:href="#__RefHeading___Toc5120_3756717309" text:style-name="Index_20_Link" text:visited-style-name="Index_20_Link"><text:s/></text:a><text:a xlink:type="simple" xlink:href="#__RefHeading___Toc5120_3756717309" text:style-name="Index_20_Link" text:visited-style-name="Index_20_Link"><text:span text:style-name="T103">2.</text:span></text:a><text:a xlink:type="simple" xlink:href="#__RefHeading___Toc5120_3756717309" text:style-name="Index_20_Link" text:visited-style-name="Index_20_Link"><text:span text:style-name="T103">4</text:span></text:a><text:a xlink:type="simple" xlink:href="#__RefHeading___Toc5120_3756717309" text:style-name="Index_20_Link" text:visited-style-name="Index_20_Link"><text:span text:style-name="T103">.</text:span></text:a><text:a xlink:type="simple" xlink:href="#__RefHeading___Toc5120_3756717309" text:style-name="Index_20_Link" text:visited-style-name="Index_20_Link"><text:span text:style-name="T103">2</text:span></text:a><text:a xlink:type="simple" xlink:href="#__RefHeading___Toc5120_3756717309" text:style-name="Index_20_Link" text:visited-style-name="Index_20_Link"><text:span text:style-name="T103">.</text:span></text:a><text:a xlink:type="simple" xlink:href="#__RefHeading___Toc5120_3756717309" text:style-name="Index_20_Link" text:visited-style-name="Index_20_Link"><text:span text:style-name="T103">1</text:span></text:a><text:a xlink:type="simple" xlink:href="#__RefHeading___Toc5120_3756717309" text:style-name="Index_20_Link" text:visited-style-name="Index_20_Link"><text:span text:style-name="T103">– </text:span></text:a><text:a xlink:type="simple" xlink:href="#__RefHeading___Toc5120_3756717309" text:style-name="Index_20_Link" text:visited-style-name="Index_20_Link"><text:span text:style-name="T103">Description d</text:span></text:a><text:a xlink:type="simple" xlink:href="#__RefHeading___Toc5120_3756717309" text:style-name="Index_20_Link" text:visited-style-name="Index_20_Link"><text:span text:style-name="T103">u</text:span></text:a><text:a xlink:type="simple" xlink:href="#__RefHeading___Toc5120_3756717309" text:style-name="Index_20_Link" text:visited-style-name="Index_20_Link"><text:span text:style-name="T103"> cas d’utilisation</text:span></text:a><text:a xlink:type="simple" xlink:href="#__RefHeading___Toc5120_3756717309" text:style-name="Index_20_Link" text:visited-style-name="Index_20_Link"><text:tab/>35</text:a></text:p>
          <text:p text:style-name="P154"><text:a xlink:type="simple" xlink:href="#__RefHeading___Toc5122_3756717309" text:style-name="Index_20_Link" text:visited-style-name="Index_20_Link"><text:span text:style-name="T116"><text:s/></text:span></text:a><text:a xlink:type="simple" xlink:href="#__RefHeading___Toc5122_3756717309" text:style-name="Index_20_Link" text:visited-style-name="Index_20_Link"><text:span text:style-name="T116">2.</text:span></text:a><text:a xlink:type="simple" xlink:href="#__RefHeading___Toc5122_3756717309" text:style-name="Index_20_Link" text:visited-style-name="Index_20_Link"><text:span text:style-name="T116">4</text:span></text:a><text:a xlink:type="simple" xlink:href="#__RefHeading___Toc5122_3756717309" text:style-name="Index_20_Link" text:visited-style-name="Index_20_Link"><text:span text:style-name="T116">.</text:span></text:a><text:a xlink:type="simple" xlink:href="#__RefHeading___Toc5122_3756717309" text:style-name="Index_20_Link" text:visited-style-name="Index_20_Link"><text:span text:style-name="T116">2</text:span></text:a><text:a xlink:type="simple" xlink:href="#__RefHeading___Toc5122_3756717309" text:style-name="Index_20_Link" text:visited-style-name="Index_20_Link"><text:span text:style-name="T116">.</text:span></text:a><text:a xlink:type="simple" xlink:href="#__RefHeading___Toc5122_3756717309" text:style-name="Index_20_Link" text:visited-style-name="Index_20_Link"><text:span text:style-name="T116">2</text:span></text:a><text:a xlink:type="simple" xlink:href="#__RefHeading___Toc5122_3756717309" text:style-name="Index_20_Link" text:visited-style-name="Index_20_Link"><text:span text:style-name="T103">– </text:span></text:a><text:a xlink:type="simple" xlink:href="#__RefHeading___Toc5122_3756717309" text:style-name="Index_20_Link" text:visited-style-name="Index_20_Link"><text:span text:style-name="T103">Présentation interface homme machine</text:span></text:a><text:a xlink:type="simple" xlink:href="#__RefHeading___Toc5122_3756717309" text:style-name="Index_20_Link" text:visited-style-name="Index_20_Link"><text:tab/>35</text:a></text:p>
          <text:p text:style-name="P154"><text:a xlink:type="simple" xlink:href="#__RefHeading___Toc5124_3756717309" text:style-name="Index_20_Link" text:visited-style-name="Index_20_Link"><text:s/></text:a><text:a xlink:type="simple" xlink:href="#__RefHeading___Toc5124_3756717309" text:style-name="Index_20_Link" text:visited-style-name="Index_20_Link"><text:span text:style-name="T103">2.</text:span></text:a><text:a xlink:type="simple" xlink:href="#__RefHeading___Toc5124_3756717309" text:style-name="Index_20_Link" text:visited-style-name="Index_20_Link"><text:span text:style-name="T103">4.2</text:span></text:a><text:a xlink:type="simple" xlink:href="#__RefHeading___Toc5124_3756717309" text:style-name="Index_20_Link" text:visited-style-name="Index_20_Link"><text:span text:style-name="T103">.</text:span></text:a><text:a xlink:type="simple" xlink:href="#__RefHeading___Toc5124_3756717309" text:style-name="Index_20_Link" text:visited-style-name="Index_20_Link"><text:span text:style-name="T103">3</text:span></text:a><text:a xlink:type="simple" xlink:href="#__RefHeading___Toc5124_3756717309" text:style-name="Index_20_Link" text:visited-style-name="Index_20_Link"><text:span text:style-name="T103">– </text:span></text:a><text:a xlink:type="simple" xlink:href="#__RefHeading___Toc5124_3756717309" text:style-name="Index_20_Link" text:visited-style-name="Index_20_Link"><text:span text:style-name="T103">D</text:span></text:a><text:a xlink:type="simple" xlink:href="#__RefHeading___Toc5124_3756717309" text:style-name="Index_20_Link" text:visited-style-name="Index_20_Link"><text:span text:style-name="T103">iagramme de séquence</text:span></text:a><text:a xlink:type="simple" xlink:href="#__RefHeading___Toc5124_3756717309" text:style-name="Index_20_Link" text:visited-style-name="Index_20_Link"><text:tab/>36</text:a></text:p>
          <text:p text:style-name="P153"><text:a xlink:type="simple" xlink:href="#__RefHeading___Toc1514_478351723" text:style-name="Index_20_Link" text:visited-style-name="Index_20_Link">2.4.3 – Cas d’utilisation « Horodater un point de passage »<text:tab/>36</text:a></text:p>
          <text:p text:style-name="P154"><text:a xlink:type="simple" xlink:href="#__RefHeading___Toc1180_47835172322323" text:style-name="Index_20_Link" text:visited-style-name="Index_20_Link"><text:s/></text:a><text:a xlink:type="simple" xlink:href="#__RefHeading___Toc1180_47835172322323" text:style-name="Index_20_Link" text:visited-style-name="Index_20_Link"><text:span text:style-name="T116">2.</text:span></text:a><text:a xlink:type="simple" xlink:href="#__RefHeading___Toc1180_47835172322323" text:style-name="Index_20_Link" text:visited-style-name="Index_20_Link"><text:span text:style-name="T116">4</text:span></text:a><text:a xlink:type="simple" xlink:href="#__RefHeading___Toc1180_47835172322323" text:style-name="Index_20_Link" text:visited-style-name="Index_20_Link"><text:span text:style-name="T116">.</text:span></text:a><text:a xlink:type="simple" xlink:href="#__RefHeading___Toc1180_47835172322323" text:style-name="Index_20_Link" text:visited-style-name="Index_20_Link"><text:span text:style-name="T116">3</text:span></text:a><text:a xlink:type="simple" xlink:href="#__RefHeading___Toc1180_47835172322323" text:style-name="Index_20_Link" text:visited-style-name="Index_20_Link"><text:span text:style-name="T116">.</text:span></text:a><text:a xlink:type="simple" xlink:href="#__RefHeading___Toc1180_47835172322323" text:style-name="Index_20_Link" text:visited-style-name="Index_20_Link"><text:span text:style-name="T116">1</text:span></text:a><text:a xlink:type="simple" xlink:href="#__RefHeading___Toc1180_47835172322323" text:style-name="Index_20_Link" text:visited-style-name="Index_20_Link"><text:span text:style-name="T103">– </text:span></text:a><text:a xlink:type="simple" xlink:href="#__RefHeading___Toc1180_47835172322323" text:style-name="Index_20_Link" text:visited-style-name="Index_20_Link"><text:span text:style-name="T103">Description d</text:span></text:a><text:a xlink:type="simple" xlink:href="#__RefHeading___Toc1180_47835172322323" text:style-name="Index_20_Link" text:visited-style-name="Index_20_Link"><text:span text:style-name="T103">u</text:span></text:a><text:a xlink:type="simple" xlink:href="#__RefHeading___Toc1180_47835172322323" text:style-name="Index_20_Link" text:visited-style-name="Index_20_Link"><text:span text:style-name="T103"> cas d’utilisation</text:span></text:a><text:a xlink:type="simple" xlink:href="#__RefHeading___Toc1180_47835172322323" text:style-name="Index_20_Link" text:visited-style-name="Index_20_Link"><text:tab/>36</text:a></text:p>
          <text:p text:style-name="P154"><text:a xlink:type="simple" xlink:href="#__RefHeading___Toc7366_1359916033" text:style-name="Index_20_Link" text:visited-style-name="Index_20_Link"><text:span text:style-name="T116"><text:s/></text:span></text:a><text:a xlink:type="simple" xlink:href="#__RefHeading___Toc7366_1359916033" text:style-name="Index_20_Link" text:visited-style-name="Index_20_Link"><text:span text:style-name="T116">2.</text:span></text:a><text:a xlink:type="simple" xlink:href="#__RefHeading___Toc7366_1359916033" text:style-name="Index_20_Link" text:visited-style-name="Index_20_Link"><text:span text:style-name="T116">4</text:span></text:a><text:a xlink:type="simple" xlink:href="#__RefHeading___Toc7366_1359916033" text:style-name="Index_20_Link" text:visited-style-name="Index_20_Link"><text:span text:style-name="T116">.</text:span></text:a><text:a xlink:type="simple" xlink:href="#__RefHeading___Toc7366_1359916033" text:style-name="Index_20_Link" text:visited-style-name="Index_20_Link"><text:span text:style-name="T116">3</text:span></text:a><text:a xlink:type="simple" xlink:href="#__RefHeading___Toc7366_1359916033" text:style-name="Index_20_Link" text:visited-style-name="Index_20_Link"><text:span text:style-name="T116">.</text:span></text:a><text:a xlink:type="simple" xlink:href="#__RefHeading___Toc7366_1359916033" text:style-name="Index_20_Link" text:visited-style-name="Index_20_Link"><text:span text:style-name="T116">2</text:span></text:a><text:a xlink:type="simple" xlink:href="#__RefHeading___Toc7366_1359916033" text:style-name="Index_20_Link" text:visited-style-name="Index_20_Link"><text:span text:style-name="T103">– </text:span></text:a><text:a xlink:type="simple" xlink:href="#__RefHeading___Toc7366_1359916033" text:style-name="Index_20_Link" text:visited-style-name="Index_20_Link"><text:span text:style-name="T103">Présentation interface homme machine</text:span></text:a><text:a xlink:type="simple" xlink:href="#__RefHeading___Toc7366_1359916033" text:style-name="Index_20_Link" text:visited-style-name="Index_20_Link"><text:tab/>37</text:a></text:p>
          <text:p text:style-name="P154"><text:a xlink:type="simple" xlink:href="#__RefHeading___Toc7368_1359916033" text:style-name="Index_20_Link" text:visited-style-name="Index_20_Link"><text:span text:style-name="T103"><text:s/></text:span></text:a><text:a xlink:type="simple" xlink:href="#__RefHeading___Toc7368_1359916033" text:style-name="Index_20_Link" text:visited-style-name="Index_20_Link"><text:span text:style-name="T116">2.</text:span></text:a><text:a xlink:type="simple" xlink:href="#__RefHeading___Toc7368_1359916033" text:style-name="Index_20_Link" text:visited-style-name="Index_20_Link"><text:span text:style-name="T116">4.3</text:span></text:a><text:a xlink:type="simple" xlink:href="#__RefHeading___Toc7368_1359916033" text:style-name="Index_20_Link" text:visited-style-name="Index_20_Link"><text:span text:style-name="T116">.</text:span></text:a><text:a xlink:type="simple" xlink:href="#__RefHeading___Toc7368_1359916033" text:style-name="Index_20_Link" text:visited-style-name="Index_20_Link"><text:span text:style-name="T116">3</text:span></text:a><text:a xlink:type="simple" xlink:href="#__RefHeading___Toc7368_1359916033" text:style-name="Index_20_Link" text:visited-style-name="Index_20_Link"><text:span text:style-name="T103">– </text:span></text:a><text:a xlink:type="simple" xlink:href="#__RefHeading___Toc7368_1359916033" text:style-name="Index_20_Link" text:visited-style-name="Index_20_Link"><text:span text:style-name="T103">D</text:span></text:a><text:a xlink:type="simple" xlink:href="#__RefHeading___Toc7368_1359916033" text:style-name="Index_20_Link" text:visited-style-name="Index_20_Link"><text:span text:style-name="T103">iagramme de séquence</text:span></text:a><text:a xlink:type="simple" xlink:href="#__RefHeading___Toc7368_1359916033" text:style-name="Index_20_Link" text:visited-style-name="Index_20_Link"><text:tab/>38</text:a></text:p>
          <text:p text:style-name="P153"><text:a xlink:type="simple" xlink:href="#__RefHeading___Toc1516_478351723" text:style-name="Index_20_Link" text:visited-style-name="Index_20_Link">2.4.4 – Cas d’utilisation « Constater une anomalie »<text:tab/>38</text:a></text:p>
          <text:p text:style-name="P154"><text:a xlink:type="simple" xlink:href="#__RefHeading___Toc1180_47835172322324" text:style-name="Index_20_Link" text:visited-style-name="Index_20_Link"><text:s/></text:a><text:a xlink:type="simple" xlink:href="#__RefHeading___Toc1180_47835172322324" text:style-name="Index_20_Link" text:visited-style-name="Index_20_Link"><text:span text:style-name="T103">2.</text:span></text:a><text:a xlink:type="simple" xlink:href="#__RefHeading___Toc1180_47835172322324" text:style-name="Index_20_Link" text:visited-style-name="Index_20_Link"><text:span text:style-name="T103">4</text:span></text:a><text:a xlink:type="simple" xlink:href="#__RefHeading___Toc1180_47835172322324" text:style-name="Index_20_Link" text:visited-style-name="Index_20_Link"><text:span text:style-name="T103">.</text:span></text:a><text:a xlink:type="simple" xlink:href="#__RefHeading___Toc1180_47835172322324" text:style-name="Index_20_Link" text:visited-style-name="Index_20_Link"><text:span text:style-name="T103">4</text:span></text:a><text:a xlink:type="simple" xlink:href="#__RefHeading___Toc1180_47835172322324" text:style-name="Index_20_Link" text:visited-style-name="Index_20_Link"><text:span text:style-name="T103">.</text:span></text:a><text:a xlink:type="simple" xlink:href="#__RefHeading___Toc1180_47835172322324" text:style-name="Index_20_Link" text:visited-style-name="Index_20_Link"><text:span text:style-name="T103">1</text:span></text:a><text:a xlink:type="simple" xlink:href="#__RefHeading___Toc1180_47835172322324" text:style-name="Index_20_Link" text:visited-style-name="Index_20_Link"><text:span text:style-name="T103">– </text:span></text:a><text:a xlink:type="simple" xlink:href="#__RefHeading___Toc1180_47835172322324" text:style-name="Index_20_Link" text:visited-style-name="Index_20_Link"><text:span text:style-name="T103">Description d</text:span></text:a><text:a xlink:type="simple" xlink:href="#__RefHeading___Toc1180_47835172322324" text:style-name="Index_20_Link" text:visited-style-name="Index_20_Link"><text:span text:style-name="T103">u</text:span></text:a><text:a xlink:type="simple" xlink:href="#__RefHeading___Toc1180_47835172322324" text:style-name="Index_20_Link" text:visited-style-name="Index_20_Link"><text:span text:style-name="T103"> cas d’utilisation</text:span></text:a><text:a xlink:type="simple" xlink:href="#__RefHeading___Toc1180_47835172322324" text:style-name="Index_20_Link" text:visited-style-name="Index_20_Link"><text:tab/>38</text:a></text:p>
          <text:p text:style-name="P154"><text:a xlink:type="simple" xlink:href="#__RefHeading___Toc5128_3756717309" text:style-name="Index_20_Link" text:visited-style-name="Index_20_Link"><text:span text:style-name="T116"><text:s/></text:span></text:a><text:a xlink:type="simple" xlink:href="#__RefHeading___Toc5128_3756717309" text:style-name="Index_20_Link" text:visited-style-name="Index_20_Link"><text:span text:style-name="T103">2.</text:span></text:a><text:a xlink:type="simple" xlink:href="#__RefHeading___Toc5128_3756717309" text:style-name="Index_20_Link" text:visited-style-name="Index_20_Link"><text:span text:style-name="T103">4</text:span></text:a><text:a xlink:type="simple" xlink:href="#__RefHeading___Toc5128_3756717309" text:style-name="Index_20_Link" text:visited-style-name="Index_20_Link"><text:span text:style-name="T103">.</text:span></text:a><text:a xlink:type="simple" xlink:href="#__RefHeading___Toc5128_3756717309" text:style-name="Index_20_Link" text:visited-style-name="Index_20_Link"><text:span text:style-name="T103">4</text:span></text:a><text:a xlink:type="simple" xlink:href="#__RefHeading___Toc5128_3756717309" text:style-name="Index_20_Link" text:visited-style-name="Index_20_Link"><text:span text:style-name="T103">.</text:span></text:a><text:a xlink:type="simple" xlink:href="#__RefHeading___Toc5128_3756717309" text:style-name="Index_20_Link" text:visited-style-name="Index_20_Link"><text:span text:style-name="T103">2</text:span></text:a><text:a xlink:type="simple" xlink:href="#__RefHeading___Toc5128_3756717309" text:style-name="Index_20_Link" text:visited-style-name="Index_20_Link"><text:span text:style-name="T103">– </text:span></text:a><text:a xlink:type="simple" xlink:href="#__RefHeading___Toc5128_3756717309" text:style-name="Index_20_Link" text:visited-style-name="Index_20_Link"><text:span text:style-name="T103">Présentation interface homme machine</text:span></text:a><text:a xlink:type="simple" xlink:href="#__RefHeading___Toc5128_3756717309" text:style-name="Index_20_Link" text:visited-style-name="Index_20_Link"><text:tab/>38</text:a></text:p>
          <text:p text:style-name="P154"><text:a xlink:type="simple" xlink:href="#__RefHeading___Toc5354_3756717309" text:style-name="Index_20_Link" text:visited-style-name="Index_20_Link"><text:span text:style-name="T116"><text:s/></text:span></text:a><text:a xlink:type="simple" xlink:href="#__RefHeading___Toc5354_3756717309" text:style-name="Index_20_Link" text:visited-style-name="Index_20_Link"><text:span text:style-name="T103">2.</text:span></text:a><text:a xlink:type="simple" xlink:href="#__RefHeading___Toc5354_3756717309" text:style-name="Index_20_Link" text:visited-style-name="Index_20_Link"><text:span text:style-name="T103">4.4</text:span></text:a><text:a xlink:type="simple" xlink:href="#__RefHeading___Toc5354_3756717309" text:style-name="Index_20_Link" text:visited-style-name="Index_20_Link"><text:span text:style-name="T103">.</text:span></text:a><text:a xlink:type="simple" xlink:href="#__RefHeading___Toc5354_3756717309" text:style-name="Index_20_Link" text:visited-style-name="Index_20_Link"><text:span text:style-name="T103">3</text:span></text:a><text:a xlink:type="simple" xlink:href="#__RefHeading___Toc5354_3756717309" text:style-name="Index_20_Link" text:visited-style-name="Index_20_Link"><text:span text:style-name="T103">– </text:span></text:a><text:a xlink:type="simple" xlink:href="#__RefHeading___Toc5354_3756717309" text:style-name="Index_20_Link" text:visited-style-name="Index_20_Link"><text:span text:style-name="T103">D</text:span></text:a><text:a xlink:type="simple" xlink:href="#__RefHeading___Toc5354_3756717309" text:style-name="Index_20_Link" text:visited-style-name="Index_20_Link"><text:span text:style-name="T103">iagramme de séquence</text:span></text:a><text:a xlink:type="simple" xlink:href="#__RefHeading___Toc5354_3756717309" text:style-name="Index_20_Link" text:visited-style-name="Index_20_Link"><text:tab/>39</text:a></text:p>
          <text:p text:style-name="P153"><text:a xlink:type="simple" xlink:href="#__RefHeading___Toc1518_478351723" text:style-name="Index_20_Link" text:visited-style-name="Index_20_Link">2.4.5 – Cas d’utilisation « Prendre une anomalie en photo »<text:tab/>40</text:a></text:p>
          <text:p text:style-name="P154"><text:a xlink:type="simple" xlink:href="#__RefHeading___Toc1180_47835172322325" text:style-name="Index_20_Link" text:visited-style-name="Index_20_Link"><text:s/></text:a><text:a xlink:type="simple" xlink:href="#__RefHeading___Toc1180_47835172322325" text:style-name="Index_20_Link" text:visited-style-name="Index_20_Link"><text:span text:style-name="T103">2.</text:span></text:a><text:a xlink:type="simple" xlink:href="#__RefHeading___Toc1180_47835172322325" text:style-name="Index_20_Link" text:visited-style-name="Index_20_Link"><text:span text:style-name="T103">4</text:span></text:a><text:a xlink:type="simple" xlink:href="#__RefHeading___Toc1180_47835172322325" text:style-name="Index_20_Link" text:visited-style-name="Index_20_Link"><text:span text:style-name="T103">.</text:span></text:a><text:a xlink:type="simple" xlink:href="#__RefHeading___Toc1180_47835172322325" text:style-name="Index_20_Link" text:visited-style-name="Index_20_Link"><text:span text:style-name="T103">5</text:span></text:a><text:a xlink:type="simple" xlink:href="#__RefHeading___Toc1180_47835172322325" text:style-name="Index_20_Link" text:visited-style-name="Index_20_Link"><text:span text:style-name="T103">.</text:span></text:a><text:a xlink:type="simple" xlink:href="#__RefHeading___Toc1180_47835172322325" text:style-name="Index_20_Link" text:visited-style-name="Index_20_Link"><text:span text:style-name="T103">1</text:span></text:a><text:a xlink:type="simple" xlink:href="#__RefHeading___Toc1180_47835172322325" text:style-name="Index_20_Link" text:visited-style-name="Index_20_Link"><text:span text:style-name="T103">– </text:span></text:a><text:a xlink:type="simple" xlink:href="#__RefHeading___Toc1180_47835172322325" text:style-name="Index_20_Link" text:visited-style-name="Index_20_Link"><text:span text:style-name="T103">Description d</text:span></text:a><text:a xlink:type="simple" xlink:href="#__RefHeading___Toc1180_47835172322325" text:style-name="Index_20_Link" text:visited-style-name="Index_20_Link"><text:span text:style-name="T103">u</text:span></text:a><text:a xlink:type="simple" xlink:href="#__RefHeading___Toc1180_47835172322325" text:style-name="Index_20_Link" text:visited-style-name="Index_20_Link"><text:span text:style-name="T103"> cas d’utilisation</text:span></text:a><text:a xlink:type="simple" xlink:href="#__RefHeading___Toc1180_47835172322325" text:style-name="Index_20_Link" text:visited-style-name="Index_20_Link"><text:tab/>40</text:a></text:p>
          <text:p text:style-name="P154"><text:a xlink:type="simple" xlink:href="#__RefHeading___Toc6847_1359916033" text:style-name="Index_20_Link" text:visited-style-name="Index_20_Link"><text:span text:style-name="T116"><text:s/></text:span></text:a><text:a xlink:type="simple" xlink:href="#__RefHeading___Toc6847_1359916033" text:style-name="Index_20_Link" text:visited-style-name="Index_20_Link"><text:span text:style-name="T103">2.</text:span></text:a><text:a xlink:type="simple" xlink:href="#__RefHeading___Toc6847_1359916033" text:style-name="Index_20_Link" text:visited-style-name="Index_20_Link"><text:span text:style-name="T103">4</text:span></text:a><text:a xlink:type="simple" xlink:href="#__RefHeading___Toc6847_1359916033" text:style-name="Index_20_Link" text:visited-style-name="Index_20_Link"><text:span text:style-name="T103">.</text:span></text:a><text:a xlink:type="simple" xlink:href="#__RefHeading___Toc6847_1359916033" text:style-name="Index_20_Link" text:visited-style-name="Index_20_Link"><text:span text:style-name="T103">5</text:span></text:a><text:a xlink:type="simple" xlink:href="#__RefHeading___Toc6847_1359916033" text:style-name="Index_20_Link" text:visited-style-name="Index_20_Link"><text:span text:style-name="T103">.</text:span></text:a><text:a xlink:type="simple" xlink:href="#__RefHeading___Toc6847_1359916033" text:style-name="Index_20_Link" text:visited-style-name="Index_20_Link"><text:span text:style-name="T103">2</text:span></text:a><text:a xlink:type="simple" xlink:href="#__RefHeading___Toc6847_1359916033" text:style-name="Index_20_Link" text:visited-style-name="Index_20_Link"><text:span text:style-name="T103">– </text:span></text:a><text:a xlink:type="simple" xlink:href="#__RefHeading___Toc6847_1359916033" text:style-name="Index_20_Link" text:visited-style-name="Index_20_Link"><text:span text:style-name="T103">Présentation interface homme machine</text:span></text:a><text:a xlink:type="simple" xlink:href="#__RefHeading___Toc6847_1359916033" text:style-name="Index_20_Link" text:visited-style-name="Index_20_Link"><text:tab/>40</text:a></text:p>
          <text:p text:style-name="P154"><text:a xlink:type="simple" xlink:href="#__RefHeading___Toc7484_1359916033" text:style-name="Index_20_Link" text:visited-style-name="Index_20_Link"><text:span text:style-name="T116"><text:s/></text:span></text:a><text:a xlink:type="simple" xlink:href="#__RefHeading___Toc7484_1359916033" text:style-name="Index_20_Link" text:visited-style-name="Index_20_Link"><text:span text:style-name="T116">2.</text:span></text:a><text:a xlink:type="simple" xlink:href="#__RefHeading___Toc7484_1359916033" text:style-name="Index_20_Link" text:visited-style-name="Index_20_Link"><text:span text:style-name="T116">4.5</text:span></text:a><text:a xlink:type="simple" xlink:href="#__RefHeading___Toc7484_1359916033" text:style-name="Index_20_Link" text:visited-style-name="Index_20_Link"><text:span text:style-name="T116">.</text:span></text:a><text:a xlink:type="simple" xlink:href="#__RefHeading___Toc7484_1359916033" text:style-name="Index_20_Link" text:visited-style-name="Index_20_Link"><text:span text:style-name="T116">3</text:span></text:a><text:a xlink:type="simple" xlink:href="#__RefHeading___Toc7484_1359916033" text:style-name="Index_20_Link" text:visited-style-name="Index_20_Link"><text:span text:style-name="T103">– </text:span></text:a><text:a xlink:type="simple" xlink:href="#__RefHeading___Toc7484_1359916033" text:style-name="Index_20_Link" text:visited-style-name="Index_20_Link"><text:span text:style-name="T103">D</text:span></text:a><text:a xlink:type="simple" xlink:href="#__RefHeading___Toc7484_1359916033" text:style-name="Index_20_Link" text:visited-style-name="Index_20_Link"><text:span text:style-name="T103">iagramme de séquence</text:span></text:a><text:a xlink:type="simple" xlink:href="#__RefHeading___Toc7484_1359916033" text:style-name="Index_20_Link" text:visited-style-name="Index_20_Link"><text:tab/>41</text:a></text:p>
          <text:p text:style-name="P153"><text:a xlink:type="simple" xlink:href="#__RefHeading___Toc1520_478351723" text:style-name="Index_20_Link" text:visited-style-name="Index_20_Link">2.4.6 – Cas d’utilisation « Identifier un agent de sécurité »<text:tab/>41</text:a></text:p>
          <text:p text:style-name="P154"><text:a xlink:type="simple" xlink:href="#__RefHeading___Toc1180_47835172322326" text:style-name="Index_20_Link" text:visited-style-name="Index_20_Link"><text:s/></text:a><text:a xlink:type="simple" xlink:href="#__RefHeading___Toc1180_47835172322326" text:style-name="Index_20_Link" text:visited-style-name="Index_20_Link"><text:span text:style-name="T116">2.</text:span></text:a><text:a xlink:type="simple" xlink:href="#__RefHeading___Toc1180_47835172322326" text:style-name="Index_20_Link" text:visited-style-name="Index_20_Link"><text:span text:style-name="T116">4</text:span></text:a><text:a xlink:type="simple" xlink:href="#__RefHeading___Toc1180_47835172322326" text:style-name="Index_20_Link" text:visited-style-name="Index_20_Link"><text:span text:style-name="T116">.</text:span></text:a><text:a xlink:type="simple" xlink:href="#__RefHeading___Toc1180_47835172322326" text:style-name="Index_20_Link" text:visited-style-name="Index_20_Link"><text:span text:style-name="T116">6</text:span></text:a><text:a xlink:type="simple" xlink:href="#__RefHeading___Toc1180_47835172322326" text:style-name="Index_20_Link" text:visited-style-name="Index_20_Link"><text:span text:style-name="T116">.</text:span></text:a><text:a xlink:type="simple" xlink:href="#__RefHeading___Toc1180_47835172322326" text:style-name="Index_20_Link" text:visited-style-name="Index_20_Link"><text:span text:style-name="T116">1</text:span></text:a><text:a xlink:type="simple" xlink:href="#__RefHeading___Toc1180_47835172322326" text:style-name="Index_20_Link" text:visited-style-name="Index_20_Link"><text:span text:style-name="T103">– </text:span></text:a><text:a xlink:type="simple" xlink:href="#__RefHeading___Toc1180_47835172322326" text:style-name="Index_20_Link" text:visited-style-name="Index_20_Link"><text:span text:style-name="T103">Description d</text:span></text:a><text:a xlink:type="simple" xlink:href="#__RefHeading___Toc1180_47835172322326" text:style-name="Index_20_Link" text:visited-style-name="Index_20_Link"><text:span text:style-name="T103">u</text:span></text:a><text:a xlink:type="simple" xlink:href="#__RefHeading___Toc1180_47835172322326" text:style-name="Index_20_Link" text:visited-style-name="Index_20_Link"><text:span text:style-name="T103"> cas d’utilisation</text:span></text:a><text:a xlink:type="simple" xlink:href="#__RefHeading___Toc1180_47835172322326" text:style-name="Index_20_Link" text:visited-style-name="Index_20_Link"><text:tab/>41</text:a></text:p>
          <text:p text:style-name="P154"><text:a xlink:type="simple" xlink:href="#__RefHeading___Toc7519_1359916033" text:style-name="Index_20_Link" text:visited-style-name="Index_20_Link"><text:span text:style-name="T116"><text:s/></text:span></text:a><text:a xlink:type="simple" xlink:href="#__RefHeading___Toc7519_1359916033" text:style-name="Index_20_Link" text:visited-style-name="Index_20_Link"><text:span text:style-name="T103">2.</text:span></text:a><text:a xlink:type="simple" xlink:href="#__RefHeading___Toc7519_1359916033" text:style-name="Index_20_Link" text:visited-style-name="Index_20_Link"><text:span text:style-name="T103">4</text:span></text:a><text:a xlink:type="simple" xlink:href="#__RefHeading___Toc7519_1359916033" text:style-name="Index_20_Link" text:visited-style-name="Index_20_Link"><text:span text:style-name="T103">.</text:span></text:a><text:a xlink:type="simple" xlink:href="#__RefHeading___Toc7519_1359916033" text:style-name="Index_20_Link" text:visited-style-name="Index_20_Link"><text:span text:style-name="T103">6</text:span></text:a><text:a xlink:type="simple" xlink:href="#__RefHeading___Toc7519_1359916033" text:style-name="Index_20_Link" text:visited-style-name="Index_20_Link"><text:span text:style-name="T103">.</text:span></text:a><text:a xlink:type="simple" xlink:href="#__RefHeading___Toc7519_1359916033" text:style-name="Index_20_Link" text:visited-style-name="Index_20_Link"><text:span text:style-name="T103">2</text:span></text:a><text:a xlink:type="simple" xlink:href="#__RefHeading___Toc7519_1359916033" text:style-name="Index_20_Link" text:visited-style-name="Index_20_Link"><text:span text:style-name="T103">– </text:span></text:a><text:a xlink:type="simple" xlink:href="#__RefHeading___Toc7519_1359916033" text:style-name="Index_20_Link" text:visited-style-name="Index_20_Link"><text:span text:style-name="T103">Présentation interface homme machine</text:span></text:a><text:a xlink:type="simple" xlink:href="#__RefHeading___Toc7519_1359916033" text:style-name="Index_20_Link" text:visited-style-name="Index_20_Link"><text:tab/>42</text:a></text:p>
          <text:p text:style-name="P154"><text:a xlink:type="simple" xlink:href="#__RefHeading___Toc7523_1359916033" text:style-name="Index_20_Link" text:visited-style-name="Index_20_Link"><text:span text:style-name="T116"><text:s/></text:span></text:a><text:a xlink:type="simple" xlink:href="#__RefHeading___Toc7523_1359916033" text:style-name="Index_20_Link" text:visited-style-name="Index_20_Link"><text:span text:style-name="T103">2.</text:span></text:a><text:a xlink:type="simple" xlink:href="#__RefHeading___Toc7523_1359916033" text:style-name="Index_20_Link" text:visited-style-name="Index_20_Link"><text:span text:style-name="T103">4.</text:span></text:a><text:a xlink:type="simple" xlink:href="#__RefHeading___Toc7523_1359916033" text:style-name="Index_20_Link" text:visited-style-name="Index_20_Link"><text:span text:style-name="T103">6</text:span></text:a><text:a xlink:type="simple" xlink:href="#__RefHeading___Toc7523_1359916033" text:style-name="Index_20_Link" text:visited-style-name="Index_20_Link"><text:span text:style-name="T103">.</text:span></text:a><text:a xlink:type="simple" xlink:href="#__RefHeading___Toc7523_1359916033" text:style-name="Index_20_Link" text:visited-style-name="Index_20_Link"><text:span text:style-name="T103">3</text:span></text:a><text:a xlink:type="simple" xlink:href="#__RefHeading___Toc7523_1359916033" text:style-name="Index_20_Link" text:visited-style-name="Index_20_Link"><text:span text:style-name="T103">– </text:span></text:a><text:a xlink:type="simple" xlink:href="#__RefHeading___Toc7523_1359916033" text:style-name="Index_20_Link" text:visited-style-name="Index_20_Link"><text:span text:style-name="T103">D</text:span></text:a><text:a xlink:type="simple" xlink:href="#__RefHeading___Toc7523_1359916033" text:style-name="Index_20_Link" text:visited-style-name="Index_20_Link"><text:span text:style-name="T103">iagramme de séquence</text:span></text:a><text:a xlink:type="simple" xlink:href="#__RefHeading___Toc7523_1359916033" text:style-name="Index_20_Link" text:visited-style-name="Index_20_Link"><text:tab/>43</text:a></text:p>
          <text:p text:style-name="P153"><text:a xlink:type="simple" xlink:href="#__RefHeading___Toc1522_478351723" text:style-name="Index_20_Link" text:visited-style-name="Index_20_Link">2.4.7 – Cas d’utilisation « Télécharger des rondes de surveillance »<text:tab/>44</text:a></text:p>
          <text:p text:style-name="P154"><text:a xlink:type="simple" xlink:href="#__RefHeading___Toc1180_47835172322327" text:style-name="Index_20_Link" text:visited-style-name="Index_20_Link"><text:s/></text:a><text:a xlink:type="simple" xlink:href="#__RefHeading___Toc1180_47835172322327" text:style-name="Index_20_Link" text:visited-style-name="Index_20_Link"><text:span text:style-name="T116">2.</text:span></text:a><text:a xlink:type="simple" xlink:href="#__RefHeading___Toc1180_47835172322327" text:style-name="Index_20_Link" text:visited-style-name="Index_20_Link"><text:span text:style-name="T116">4</text:span></text:a><text:a xlink:type="simple" xlink:href="#__RefHeading___Toc1180_47835172322327" text:style-name="Index_20_Link" text:visited-style-name="Index_20_Link"><text:span text:style-name="T116">.</text:span></text:a><text:a xlink:type="simple" xlink:href="#__RefHeading___Toc1180_47835172322327" text:style-name="Index_20_Link" text:visited-style-name="Index_20_Link"><text:span text:style-name="T116">7</text:span></text:a><text:a xlink:type="simple" xlink:href="#__RefHeading___Toc1180_47835172322327" text:style-name="Index_20_Link" text:visited-style-name="Index_20_Link"><text:span text:style-name="T116">.</text:span></text:a><text:a xlink:type="simple" xlink:href="#__RefHeading___Toc1180_47835172322327" text:style-name="Index_20_Link" text:visited-style-name="Index_20_Link"><text:span text:style-name="T116">1</text:span></text:a><text:a xlink:type="simple" xlink:href="#__RefHeading___Toc1180_47835172322327" text:style-name="Index_20_Link" text:visited-style-name="Index_20_Link"><text:span text:style-name="T103">– </text:span></text:a><text:a xlink:type="simple" xlink:href="#__RefHeading___Toc1180_47835172322327" text:style-name="Index_20_Link" text:visited-style-name="Index_20_Link"><text:span text:style-name="T103">Description d</text:span></text:a><text:a xlink:type="simple" xlink:href="#__RefHeading___Toc1180_47835172322327" text:style-name="Index_20_Link" text:visited-style-name="Index_20_Link"><text:span text:style-name="T103">u</text:span></text:a><text:a xlink:type="simple" xlink:href="#__RefHeading___Toc1180_47835172322327" text:style-name="Index_20_Link" text:visited-style-name="Index_20_Link"><text:span text:style-name="T103"> cas d’utilisation</text:span></text:a><text:a xlink:type="simple" xlink:href="#__RefHeading___Toc1180_47835172322327" text:style-name="Index_20_Link" text:visited-style-name="Index_20_Link"><text:tab/>44</text:a></text:p>
          <text:p text:style-name="P154"><text:a xlink:type="simple" xlink:href="#__RefHeading___Toc7557_1359916033" text:style-name="Index_20_Link" text:visited-style-name="Index_20_Link"><text:span text:style-name="T103"><text:s/></text:span></text:a><text:a xlink:type="simple" xlink:href="#__RefHeading___Toc7557_1359916033" text:style-name="Index_20_Link" text:visited-style-name="Index_20_Link"><text:span text:style-name="T103">2.</text:span></text:a><text:a xlink:type="simple" xlink:href="#__RefHeading___Toc7557_1359916033" text:style-name="Index_20_Link" text:visited-style-name="Index_20_Link"><text:span text:style-name="T103">4.7</text:span></text:a><text:a xlink:type="simple" xlink:href="#__RefHeading___Toc7557_1359916033" text:style-name="Index_20_Link" text:visited-style-name="Index_20_Link"><text:span text:style-name="T103">.</text:span></text:a><text:a xlink:type="simple" xlink:href="#__RefHeading___Toc7557_1359916033" text:style-name="Index_20_Link" text:visited-style-name="Index_20_Link"><text:span text:style-name="T103">2</text:span></text:a><text:a xlink:type="simple" xlink:href="#__RefHeading___Toc7557_1359916033" text:style-name="Index_20_Link" text:visited-style-name="Index_20_Link"><text:span text:style-name="T103">– </text:span></text:a><text:a xlink:type="simple" xlink:href="#__RefHeading___Toc7557_1359916033" text:style-name="Index_20_Link" text:visited-style-name="Index_20_Link"><text:span text:style-name="T103">D</text:span></text:a><text:a xlink:type="simple" xlink:href="#__RefHeading___Toc7557_1359916033" text:style-name="Index_20_Link" text:visited-style-name="Index_20_Link"><text:span text:style-name="T103">iagramme de séquence</text:span></text:a><text:a xlink:type="simple" xlink:href="#__RefHeading___Toc7557_1359916033" text:style-name="Index_20_Link" text:visited-style-name="Index_20_Link"><text:tab/>44</text:a></text:p>
          <text:p text:style-name="P152"><text:a xlink:type="simple" xlink:href="#__RefHeading___Toc8268_2492313828" text:style-name="Index_20_Link" text:visited-style-name="Index_20_Link">2.4.8 – Cas d’utilisation « Envoyer une ronde de surveillance »<text:tab/>45</text:a></text:p>
          <text:p text:style-name="P154"><text:a xlink:type="simple" xlink:href="#__RefHeading___Toc1180_478351723223271" text:style-name="Index_20_Link" text:visited-style-name="Index_20_Link"><text:s/></text:a><text:a xlink:type="simple" xlink:href="#__RefHeading___Toc1180_478351723223271" text:style-name="Index_20_Link" text:visited-style-name="Index_20_Link"><text:span text:style-name="T116">2.</text:span></text:a><text:a xlink:type="simple" xlink:href="#__RefHeading___Toc1180_478351723223271" text:style-name="Index_20_Link" text:visited-style-name="Index_20_Link"><text:span text:style-name="T116">4</text:span></text:a><text:a xlink:type="simple" xlink:href="#__RefHeading___Toc1180_478351723223271" text:style-name="Index_20_Link" text:visited-style-name="Index_20_Link"><text:span text:style-name="T116">.</text:span></text:a><text:a xlink:type="simple" xlink:href="#__RefHeading___Toc1180_478351723223271" text:style-name="Index_20_Link" text:visited-style-name="Index_20_Link"><text:span text:style-name="T116">8</text:span></text:a><text:a xlink:type="simple" xlink:href="#__RefHeading___Toc1180_478351723223271" text:style-name="Index_20_Link" text:visited-style-name="Index_20_Link"><text:span text:style-name="T116">.</text:span></text:a><text:a xlink:type="simple" xlink:href="#__RefHeading___Toc1180_478351723223271" text:style-name="Index_20_Link" text:visited-style-name="Index_20_Link"><text:span text:style-name="T116">1</text:span></text:a><text:a xlink:type="simple" xlink:href="#__RefHeading___Toc1180_478351723223271" text:style-name="Index_20_Link" text:visited-style-name="Index_20_Link"><text:span text:style-name="T103">– </text:span></text:a><text:a xlink:type="simple" xlink:href="#__RefHeading___Toc1180_478351723223271" text:style-name="Index_20_Link" text:visited-style-name="Index_20_Link"><text:span text:style-name="T103">Description d</text:span></text:a><text:a xlink:type="simple" xlink:href="#__RefHeading___Toc1180_478351723223271" text:style-name="Index_20_Link" text:visited-style-name="Index_20_Link"><text:span text:style-name="T103">u</text:span></text:a><text:a xlink:type="simple" xlink:href="#__RefHeading___Toc1180_478351723223271" text:style-name="Index_20_Link" text:visited-style-name="Index_20_Link"><text:span text:style-name="T103"> cas d’utilisation</text:span></text:a><text:a xlink:type="simple" xlink:href="#__RefHeading___Toc1180_478351723223271" text:style-name="Index_20_Link" text:visited-style-name="Index_20_Link"><text:tab/>45</text:a></text:p>
          <text:p text:style-name="P154"><text:a xlink:type="simple" xlink:href="#__RefHeading___Toc5138_3756717309" text:style-name="Index_20_Link" text:visited-style-name="Index_20_Link"><text:span text:style-name="T116">2.</text:span></text:a><text:a xlink:type="simple" xlink:href="#__RefHeading___Toc5138_3756717309" text:style-name="Index_20_Link" text:visited-style-name="Index_20_Link"><text:span text:style-name="T116">4.</text:span></text:a><text:a xlink:type="simple" xlink:href="#__RefHeading___Toc5138_3756717309" text:style-name="Index_20_Link" text:visited-style-name="Index_20_Link"><text:span text:style-name="T116">8</text:span></text:a><text:a xlink:type="simple" xlink:href="#__RefHeading___Toc5138_3756717309" text:style-name="Index_20_Link" text:visited-style-name="Index_20_Link"><text:span text:style-name="T116">.</text:span></text:a><text:a xlink:type="simple" xlink:href="#__RefHeading___Toc5138_3756717309" text:style-name="Index_20_Link" text:visited-style-name="Index_20_Link"><text:span text:style-name="T116">2</text:span></text:a><text:a xlink:type="simple" xlink:href="#__RefHeading___Toc5138_3756717309" text:style-name="Index_20_Link" text:visited-style-name="Index_20_Link"><text:span text:style-name="T103">– </text:span></text:a><text:a xlink:type="simple" xlink:href="#__RefHeading___Toc5138_3756717309" text:style-name="Index_20_Link" text:visited-style-name="Index_20_Link"><text:span text:style-name="T103">D</text:span></text:a><text:a xlink:type="simple" xlink:href="#__RefHeading___Toc5138_3756717309" text:style-name="Index_20_Link" text:visited-style-name="Index_20_Link"><text:span text:style-name="T103">iagramme de séquence</text:span></text:a><text:a xlink:type="simple" xlink:href="#__RefHeading___Toc5138_3756717309" text:style-name="Index_20_Link" text:visited-style-name="Index_20_Link"><text:tab/>45</text:a></text:p>
          <text:p text:style-name="P151"><text:a xlink:type="simple" xlink:href="#__RefHeading___Toc6863_1359916033" text:style-name="Index_20_Link" text:visited-style-name="Index_20_Link">3 – LES DONNÉES<text:tab/>46</text:a></text:p>
          <text:p text:style-name="P151"><text:a xlink:type="simple" xlink:href="#__RefHeading___Toc7594_1359916033" text:style-name="Index_20_Link" text:visited-style-name="Index_20_Link">4 - PLANIFICATION<text:tab/>47</text:a></text:p>
          <text:p text:style-name="P151"><text:a xlink:type="simple" xlink:href="#__RefHeading___Toc6266_4236845592" text:style-name="Index_20_Link" text:visited-style-name="Index_20_Link">5 – CONCLUSION<text:tab/>49</text:a></text:p>
        </text:index-body>
      </text:table-of-content>
      <text:p text:style-name="P18"/>
      <text:h text:style-name="P166" text:outline-level="1"/>
      <text:h text:style-name="P167" text:outline-level="1"><text:bookmark-start text:name="__RefHeading___Toc408_651602945"/><text:span text:style-name="T240">1 – </text:span><text:span text:style-name="T241">ANALYSE DE L’EXISTANT</text:span><text:span text:style-name="T313"> <text:s text:c="78"/></text:span><text:bookmark-end text:name="__RefHeading___Toc408_651602945"/></text:h>
      <text:h text:style-name="P205" text:outline-level="2"><text:bookmark-start text:name="__RefHeading___Toc410_651602945"/>1.1 – Présentation application contrôleur de ronde de surveillance<text:bookmark-end text:name="__RefHeading___Toc410_651602945"/></text:h>
      <text:h text:style-name="Heading_20_3" text:outline-level="3"><text:bookmark-start text:name="__RefHeading___Toc412_651602945"/><text:span text:style-name="T34"><text:tab/></text:span><text:span text:style-name="T242">1.1.1 – </text:span><text:span text:style-name="T243">Présentation</text:span><text:span text:style-name="T242"> général</text:span><text:span text:style-name="T244">e</text:span><text:span text:style-name="T242"> du système</text:span><text:bookmark-end text:name="__RefHeading___Toc412_651602945"/></text:h>
      <text:p text:style-name="P145"><text:span text:style-name="T78"><text:tab/></text:span><text:span text:style-name="T18">Les agences de sécurité sont tenues de rendre des comptes auprès de leurs clients, </text:span><text:span text:style-name="T19">c’est pourquoi</text:span><text:span text:style-name="T18"> </text:span><text:span text:style-name="T19">l</text:span><text:span text:style-name="T20">’entreprise Barbé-Dévaux SAS, </text:span><text:span text:style-name="T25">notre comenditaire,</text:span><text:span text:style-name="T20"> souhaite commercialiser des systèmes de contrôle de rondes auprès </text:span><text:span text:style-name="T25">de ces</text:span><text:span text:style-name="T20"> agences. </text:span><text:span text:style-name="T21">Le système </text:span><text:span text:style-name="T22">doit permettre</text:span><text:span text:style-name="T21"> à </text:span><text:span text:style-name="T25">un </text:span><text:span text:style-name="T21">agent de sécurité d’utiliser un</text:span><text:span text:style-name="T19">e application sur appareil mobile </text:span><text:span text:style-name="T23">de manière autonome. </text:span><text:span text:style-name="T25">Cette application a pour rôle d’assurer le suivi d’une ronde et d’offrir à l’agent</text:span><text:span text:style-name="T21"> la possibilité d’indiquer les différentes anomalies qu’il a pu constater. </text:span><text:span text:style-name="T25">A</text:span><text:span text:style-name="T24"> la fin de sa ronde, l’agent </text:span><text:span text:style-name="T25">transfert</text:span><text:span text:style-name="T24"> son rapport de ronde </text:span><text:span text:style-name="T25">sur un ordinateur </text:span><text:span text:style-name="T26">du poste de contrôle de sécurité pour établir le rapport de ronde.</text:span></text:p>
      <text:h text:style-name="P213" text:outline-level="3"><text:bookmark-start text:name="__RefHeading___Toc6805_1359916033"/><text:tab/><text:span text:style-name="T108">1.1.2 – Synoptique du système </text:span><text:bookmark-end text:name="__RefHeading___Toc6805_1359916033"/></text:h>
      <text:p text:style-name="P143">Le parcours de la ronde est matérialisé par des Tag Mifare utilisant la technologie NFC. L’agent de sécurité commence sa ronde en scannant sa carte professionnelle avec le téléphone contenant l’application. Cette carte est également équipée de la technologie NFC. A la fin de la ronde, le transfert se fait soit à l’aide d’un cordon USB soit en utilisant la technologie Wifi. <text:span text:style-name="T16">L</text:span><text:span text:style-name="T15">e schéma </text:span><text:span text:style-name="T17">ci-dessus</text:span><text:span text:style-name="T15"> représente le synoptique du système étudié. Il se décompose en deux parties, une sur téléphone et une sur ordinateur. </text:span></text:p>
      <text:p text:style-name="P6"><draw:frame draw:style-name="fr1" draw:name="Image1" text:anchor-type="paragraph" svg:x="0cm" svg:y="0.205cm" svg:width="15cm" svg:height="10.47cm" draw:z-index="20"><draw:image xlink:href="Pictures/1000020100000286000001DAC95CE4E51E6561F9.png" xlink:type="simple" xlink:show="embed" xlink:actuate="onLoad" loext:mime-type="image/png"/></draw:frame><draw:custom-shape text:anchor-type="paragraph" draw:z-index="3" draw:name="Forme2" draw:style-name="gr3" draw:text-style-name="P246" svg:width="1.906cm" svg:height="0.53cm" svg:x="1.727cm" svg:y="4.189cm"><text:p>Tag Mifare</text:p><draw:enhanced-geometry svg:viewBox="0 0 21600 21600" draw:type="rectangle" draw:enhanced-path="M 0 0 L 21600 0 21600 21600 0 21600 0 0 Z N"/></draw:custom-shape><text:tab/></text:p>
      <text:p text:style-name="P8"/>
      <text:p text:style-name="P8"/>
      <text:p text:style-name="P8"><draw:frame text:anchor-type="paragraph" draw:z-index="47" draw:name="Forme6" draw:style-name="gr7" draw:text-style-name="P249" svg:width="2.624cm" svg:height="1.324cm" svg:x="13.176cm" svg:y="0.425cm"><draw:text-box><text:p>Rapport de rondes</text:p></draw:text-box></draw:frame></text:p>
      <text:p text:style-name="P8"/>
      <text:p text:style-name="P8"/>
      <text:p text:style-name="P8"><draw:custom-shape text:anchor-type="paragraph" draw:z-index="21" draw:name="Forme2" draw:style-name="gr5" draw:text-style-name="P247" svg:width="2.791cm" svg:height="0.535cm" svg:x="1.044cm" svg:y="0.31cm"><text:p><text:span text:style-name="T330">Tag Mifare</text:span></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draw:custom-shape text:anchor-type="paragraph" draw:z-index="2" draw:name="Forme1" draw:style-name="gr2" draw:text-style-name="P245" svg:width="2.02cm" svg:height="1.438cm" svg:x="12.979cm" svg:y="0.041cm"><text:p text:style-name="P244">Responsable</text:p><text:p text:style-name="P244">de </text:p><text:p text:style-name="P244">sécurité</text:p><draw:enhanced-geometry svg:viewBox="0 0 21600 21600" draw:type="rectangle" draw:enhanced-path="M 0 0 L 21600 0 21600 21600 0 21600 0 0 Z N"/></draw:custom-shape></text:p>
      <text:p text:style-name="P8"/>
      <text:p text:style-name="P8"/>
      <text:p text:style-name="P8"/>
      <text:p text:style-name="P8"/>
      <text:p text:style-name="P8"><draw:custom-shape text:anchor-type="paragraph" draw:z-index="34" draw:name="Forme2" draw:style-name="gr5" draw:text-style-name="P247" svg:width="2.791cm" svg:height="0.535cm" svg:x="1.124cm" svg:y="0.138cm"><text:p><text:span text:style-name="T330">Tag Mifare</text:span></text:p><draw:enhanced-geometry svg:viewBox="0 0 21600 21600" draw:type="rectangle" draw:enhanced-path="M 0 0 L 21600 0 21600 21600 0 21600 0 0 Z N"/></draw:custom-shape></text:p>
      <text:p text:style-name="P8"/>
      <text:p text:style-name="P8"/>
      <text:h text:style-name="P214" text:outline-level="3"><text:bookmark-start text:name="__RefHeading___Toc353_3187687696"/><text:soft-page-break/><text:tab/><text:bookmark-end text:name="__RefHeading___Toc353_3187687696"/></text:h>
      <text:h text:style-name="P224" text:outline-level="3"><text:bookmark-start text:name="__RefHeading___Toc6339_216629435"/><text:span text:style-name="T264"><text:tab/></text:span><text:span text:style-name="T242">1.1.</text:span><text:span text:style-name="T245">3</text:span><text:span text:style-name="T242"> – </text:span><text:span text:style-name="T246">Contexte de l’application</text:span><text:bookmark-end text:name="__RefHeading___Toc6339_216629435"/></text:h>
      <text:p text:style-name="P105">L’application étudiée ici, gravite autour de 5 entités, l’agent et le responsable de sécurité, les rondes et anomalies utilsant les Tag Mifare et enfin le Rapport de sécurité qui constitue l’aboutissement de cette application.</text:p>
      <text:p text:style-name="Text_20_body"><draw:frame draw:style-name="fr2" draw:name="Image2" text:anchor-type="as-char" svg:width="12.785cm" svg:height="8.123cm" draw:z-index="26"><draw:image xlink:href="Pictures/10000201000002090000014BAF3FBA6E2C465816.png" xlink:type="simple" xlink:show="embed" xlink:actuate="onLoad" loext:mime-type="image/png"/></draw:frame></text:p>
      <text:p text:style-name="P12"><text:span text:style-name="T88"><text:tab/></text:span><text:span text:style-name="T84">1.1.3.</text:span><text:span text:style-name="T85">1</text:span><text:span text:style-name="T84"> – </text:span><text:span text:style-name="T96">Tag Mifare</text:span><text:span text:style-name="T77"> </text:span></text:p>
      <text:p text:style-name="P141"><text:span text:style-name="T47"><text:tab/></text:span><text:span text:style-name="T54">Chaque pointeau est constitué d’un Tag Mifare utilisant la technologie NFC.</text:span></text:p>
      <text:h text:style-name="P171" text:outline-level="4"><text:bookmark-start text:name="__RefHeading___Toc6936_1359916033"/><text:span text:style-name="T49"><text:tab/></text:span><text:span text:style-name="T36">1.1.3.</text:span><text:span text:style-name="T39">2</text:span><text:span text:style-name="T36"> – Ronde</text:span><text:span text:style-name="T38">s</text:span><text:span text:style-name="T36"> </text:span><text:span text:style-name="T37">et anomalie</text:span><text:span text:style-name="T38">s</text:span><text:bookmark-end text:name="__RefHeading___Toc6936_1359916033"/></text:h>
      <text:p text:style-name="P138"><text:span text:style-name="T50"><text:tab/></text:span><text:span text:style-name="T4">Chaque ronde est identifiée par un nom unique </text:span><text:span text:style-name="T5">et défini</text:span><text:span text:style-name="T6">e</text:span><text:span text:style-name="T5"> au préalable par le responsable de sécurité</text:span><text:span text:style-name="T4">. </text:span><text:span text:style-name="T6">Elle est constituée d’un ensemble ordonné de lieux à visiter. Chaque lieu est matérialisé par un Tag Mifare également nommé pointeau. Chaque ronde </text:span><text:span text:style-name="T7">en </text:span><text:span text:style-name="T6">comporte une centaine. Pour un lieu déterminé, on associe un nom, un alias et l’identifiant Mifare du pointeau. Entre chaque lieu, </text:span><text:span text:style-name="T7">des</text:span><text:span text:style-name="T6"> temps de déplacement mini et maxi sont définis afin de repérer un</text:span><text:span text:style-name="T8">e</text:span><text:span text:style-name="T6"> </text:span><text:span text:style-name="T8">erreurs</text:span><text:span text:style-name="T7"> déroulement de la ronde. </text:span><text:span text:style-name="T9">Elle est </text:span><text:span text:style-name="T6">ensuite </text:span><text:span text:style-name="T9">téléchargée sur le smartphone de l’agent</text:span><text:span text:style-name="T4">. </text:span><text:span text:style-name="T11">Lorsqu’une anomalie est constatée, l’agent</text:span><text:span text:style-name="T10"> peut prendre une photo de celle-ci et </text:span><text:span text:style-name="T11">saisi</text:span><text:span text:style-name="T12">r</text:span><text:span text:style-name="T11"> un commentaire </text:span><text:span text:style-name="T13">limité à 150 caractères</text:span><text:span text:style-name="T11"> pour notifier le problème perçu </text:span><text:span text:style-name="T13">au dernier point de passage. </text:span><text:span text:style-name="T10">A la fin d’une ronde, les données récoltés sont envoyées dans la station d’accueil </text:span><text:span text:style-name="T14">à l’aide d’une connexion wifi ou USB, puis elle </text:span><text:span text:style-name="T12">est</text:span><text:span text:style-name="T14"> supprimée de l’appareil</text:span><text:span text:style-name="T10">.</text:span></text:p>
      <text:h text:style-name="P172" text:outline-level="4"><text:bookmark-start text:name="__RefHeading___Toc5350_3756717309"/><text:soft-page-break/><text:tab/><text:bookmark-end text:name="__RefHeading___Toc5350_3756717309"/></text:h>
      <text:h text:style-name="P172" text:outline-level="4"/>
      <text:h text:style-name="P174" text:outline-level="4"><text:bookmark-start text:name="__RefHeading___Toc6341_216629435"/><text:span text:style-name="T79">1.1.3.</text:span><text:span text:style-name="T81">3</text:span><text:span text:style-name="T79"> – </text:span><text:span text:style-name="T80">Agent de sécurité</text:span><text:bookmark-end text:name="__RefHeading___Toc6341_216629435"/></text:h>
      <text:p text:style-name="P139"><text:span text:style-name="T29">Un agent dispose d’un smartphone équipé de la technologie NFC. Il possède un carte professionnelle ou badge intégrant un Tag Mifare. Il est connu pour notre système par son nom, son prénom et </text:span><text:span text:style-name="T30">l’identifiant</text:span><text:span text:style-name="T29"> Mifare de son badge.</text:span></text:p>
      <text:p text:style-name="P140"><text:span text:style-name="T27">Cet agent </text:span><text:span text:style-name="T28">possède un statut car il </text:span><text:span text:style-name="T27">peut être </text:span><text:span text:style-name="T29">actif,</text:span><text:span text:style-name="T27"> suspendu, réintégré ou supprimé </text:span><text:span text:style-name="T29">s’il n’a pas effectué de ronde</text:span><text:span text:style-name="T27">, et peut </text:span><text:span text:style-name="T29">également </text:span><text:span text:style-name="T27">être amené à changer de badge.</text:span></text:p>
      <text:p text:style-name="P140"><text:span text:style-name="T27"><text:tab/></text:span><text:span text:style-name="T80">1.1.3.</text:span><text:span text:style-name="T83">4</text:span><text:span text:style-name="T80"> – R</text:span><text:span text:style-name="T82">esponsable de sécurité</text:span></text:p>
      <text:p text:style-name="P102"><text:span text:style-name="T90"><text:tab/></text:span><text:span text:style-name="T89">Pour accéder au logiciel, le responsable de sécurité doit s’identifier à l’aide d’un login et d’un mot de passe.</text:span></text:p>
      <text:p text:style-name="P127"><text:span text:style-name="T90"><text:tab/></text:span><text:span text:style-name="T91">Le responsable </text:span><text:span text:style-name="T92">de sécurité</text:span><text:span text:style-name="T91"> </text:span><text:span text:style-name="T92">est le second acteur de ce système. Il</text:span><text:span text:style-name="T91"> a accès à la station d’accueil de supervision des rondes. Pour utiliser cette application. Il prépare le déroulement des rondes et </text:span><text:span text:style-name="T92">gère</text:span><text:span text:style-name="T91"> les agents, les lieux de passages et l’assignation de rondes </text:span><text:span text:style-name="T93">aux</text:span><text:span text:style-name="T91"> différents agents. </text:span><text:span text:style-name="T94">Il ajoute, supprime et modifie les rondes, les agents et les pointeaux. De plus il synchronise les données entre le téléphone de l’agent de sécurité avec celles de la station d’accueil. </text:span><text:span text:style-name="T91">C’est également lui qui peut visualiser le</text:span><text:span text:style-name="T92">s rapports et les statistiques établis à partir des rondes effectuées par les agents de sécurité.</text:span></text:p>
      <text:h text:style-name="P171" text:outline-level="4"><text:bookmark-start text:name="__RefHeading___Toc518_3187687696"/><text:span text:style-name="T76"><text:tab/></text:span><text:span text:style-name="T84">1.1.3.</text:span><text:span text:style-name="T86">5</text:span><text:span text:style-name="T84"> – Rapport de sécurité</text:span><text:span text:style-name="T87"> </text:span><text:bookmark-end text:name="__RefHeading___Toc518_3187687696"/></text:h>
      <text:p text:style-name="P104"><text:tab/><text:span text:style-name="T102"> Pour accéder au logiciel, le responsable de sécurité doit s’identifier à l’aide d’un login et d’un mot de passe. </text:span>Les rapports de <text:span text:style-name="T319">sécurité ou rapports de rondes</text:span> prendront la forme de tableau<text:span text:style-name="T319">x</text:span> récapitulatifs <text:span text:style-name="T95">reprenant</text:span> le parcours réalisé par l'agent de sécurité. Les informations récapitulés dans le tableau <text:span text:style-name="T95">sont affichés par ordre chronologique</text:span>, <text:span text:style-name="T97">de plus</text:span> les erreurs de parcours <text:span text:style-name="T97">associés avec leur pointeau, </text:span>seront notifiés dans le rapport. <text:span text:style-name="T137">Les </text:span><text:span text:style-name="T142">points de passage</text:span><text:span text:style-name="T137"> seront composé</text:span><text:span text:style-name="T142">s</text:span><text:span text:style-name="T137"> du lieu, de la date, </text:span><text:span text:style-name="T144">de l’</text:span><text:span text:style-name="T137">heure (jj/mm/aaaa - hh-mm) ainsi qu</text:span><text:span text:style-name="T142">e des </text:span><text:span text:style-name="T137">anomalies rencontré</text:span><text:span text:style-name="T143">e</text:span><text:span text:style-name="T142">s</text:span><text:span text:style-name="T137"> lors de la ronde.</text:span> <text:span text:style-name="T98">Une </text:span>anomalie <text:span text:style-name="T98">est</text:span> <text:span text:style-name="T98">obligatoirement </text:span>composé<text:span text:style-name="T98">e</text:span> d'un commentaire et d'une <text:span text:style-name="T319">ou plusieurs éventuelles </text:span>photo<text:span text:style-name="T319">s</text:span> <text:s/><text:span text:style-name="T99">qui</text:span> seront regroupé<text:span text:style-name="T99">s</text:span> et classé<text:span text:style-name="T99">s</text:span> sous forme de vignette. </text:p>
      <text:p text:style-name="P103"><text:span text:style-name="T101">Des statistiques pourront être établies afin de mettre en évidence le nombre d’anomalies, d’erreurs. Il est possible d’extraire ces dernières par rondes, par site, par agents et par date sur une échelle de temps. Enfin t</text:span>ous les rapports pourront être exportable au format PDF depuis l<text:span text:style-name="T100">a station d’accueil</text:span>.</text:p>
      <text:h text:style-name="P192" text:outline-level="4"><text:bookmark-start text:name="__RefHeading___Toc7070_1359916033"/><text:tab/><text:bookmark-end text:name="__RefHeading___Toc7070_1359916033"/></text:h>
      <text:h text:style-name="P209" text:outline-level="2"><text:bookmark-start text:name="__RefHeading___Toc8264_2492313828"/><text:span text:style-name="T138">1.</text:span><text:span text:style-name="T145">2 – </text:span><text:span text:style-name="T141">Ressources</text:span><text:span text:style-name="T145"> fournies</text:span><text:bookmark-end text:name="__RefHeading___Toc8264_2492313828"/></text:h>
      <text:p text:style-name="P13"><text:tab/><text:span text:style-name="T52">Les programmes des sessions précédentes nous sont fournies afin de les finaliser. Certains points des interfaces Homme-Machine sont à revoir avec notre </text:span><text:span text:style-name="T53">commanditaire.</text:span><text:span text:style-name="T52"> Particulièrement l’affichage du rapport de ronde et des statistiques est à reprendre. </text:span></text:p>
      <text:p text:style-name="P142"><draw:frame draw:style-name="fr1" draw:name="Image6" text:anchor-type="paragraph" svg:x="-0.764cm" svg:y="0.344cm" svg:width="18.53cm" svg:height="11.606cm" draw:z-index="10"><draw:image xlink:href="Pictures/100000000000031B000001F2BBB692E8493D7340.png" xlink:type="simple" xlink:show="embed" xlink:actuate="onLoad" loext:mime-type="image/png"/></draw:frame><text:tab/></text:p>
      <text:h text:style-name="P210" text:outline-level="2"/>
      <text:h text:style-name="P205" text:outline-level="2"><text:bookmark-start text:name="__RefHeading___Toc1032_478351723"/><text:span text:style-name="T138">1.</text:span><text:span text:style-name="T141">3</text:span><text:span text:style-name="T137"> – </text:span><text:span text:style-name="T139">C</text:span><text:span text:style-name="T140">ontraintes énoncées par l</text:span><text:span text:style-name="T146">e </text:span><text:span text:style-name="T140"><text:s/></text:span><text:span text:style-name="T146">client</text:span><text:bookmark-end text:name="__RefHeading___Toc1032_478351723"/></text:h>
      <text:p text:style-name="P128"><text:tab/>Comme dans chaque système, celui-ci doit répondre à des critères spécifiques afin de bien répondre aux critères émis par le client.</text:p>
      <text:h text:style-name="Heading_20_3" text:outline-level="3"><text:bookmark-start text:name="__RefHeading___Toc834_3552001869"/><text:tab/><text:span text:style-name="T320">1</text:span><text:span text:style-name="T109">.</text:span><text:span text:style-name="T111">3</text:span><text:span text:style-name="T110">.1</text:span><text:span text:style-name="T109"> – Contraintes financières</text:span><text:bookmark-end text:name="__RefHeading___Toc834_3552001869"/></text:h>
      <text:p text:style-name="P129"><text:span text:style-name="T104"><text:tab/></text:span><text:span text:style-name="T117">L’objectif étant de faire un produit à faible coût, nous devons limiter les frais de développement à l’acquisition des Tag Mifare, </text:span><text:span text:style-name="T118">étant de seulement quelques euros. Nous pouvons utiliser nos téléphones personnels pour simuler le smartphone de l’agent de sécurité. </text:span></text:p>
      <text:h text:style-name="Heading_20_3" text:outline-level="3"><text:bookmark-start text:name="__RefHeading___Toc645_3552001869"/><text:span text:style-name="T104"><text:tab/></text:span><text:span text:style-name="T110">1.</text:span><text:span text:style-name="T111">3</text:span><text:span text:style-name="T109">.2 – Contraintes de développement</text:span><text:bookmark-end text:name="__RefHeading___Toc645_3552001869"/></text:h>
      <text:p text:style-name="P133"><text:span text:style-name="T114"><text:tab/></text:span><text:span text:style-name="T130">Les applications sont destinées au milieu professionnel de la sécurité, il ne faut pas négliger l’aspect sécurisé et contrôlé du système, avec l’utilisation d’identification </text:span><text:span text:style-name="T131">a </text:span><text:span text:style-name="T132">l’aide</text:span><text:span text:style-name="T131"> de </text:span><text:span text:style-name="T130">login et mot de passe.</text:span></text:p>
      <text:h text:style-name="Heading_20_4" text:outline-level="4"><text:bookmark-start text:name="__RefHeading___Toc790_3552001869"/><text:tab/><text:span text:style-name="T106">1</text:span><text:span text:style-name="T103">.</text:span><text:span text:style-name="T107">3</text:span><text:span text:style-name="T103">.</text:span><text:span text:style-name="T106">2.1</text:span><text:span text:style-name="T103"> – Application sur téléphone</text:span><text:bookmark-end text:name="__RefHeading___Toc790_3552001869"/></text:h>
      <text:p text:style-name="P134"><text:span text:style-name="T136"><text:tab/>Tous d’abord le téléphone est sous Android. La technologie retenue pour programmer l’interface et la partie traitement est QML et C++ avec l’environnement de développement intégré QtCreator. </text:span><text:span text:style-name="T119">La base de données est sous MariaDB et SQlite.</text:span></text:p>
      <text:h text:style-name="Heading_20_4" text:outline-level="4"><text:bookmark-start text:name="__RefHeading___Toc675_3552001869"/><text:span text:style-name="T105"><text:tab/></text:span><text:span text:style-name="T106">1.</text:span><text:span text:style-name="T107">3</text:span><text:span text:style-name="T103">.2.2 – Application station d’accueil</text:span><text:bookmark-end text:name="__RefHeading___Toc675_3552001869"/></text:h>
      <text:p text:style-name="P99"><text:span text:style-name="T103"><text:tab/></text:span><text:span text:style-name="T119">Le langage utilisé est le C++ avec le Framework Qt et l’environnement de développement QtCreator. Le développement du système doit être adapté pour les systèmes d’exploitations Linux et Windows. La base de données est sous MariaDB et Sqlite.</text:span></text:p>
      <text:p text:style-name="P144"><text:span text:style-name="T119"><text:tab/>L</text:span><text:span text:style-name="T125">ors du transfert d’information entre la station d’accueil il </text:span><text:span text:style-name="T126">faut prévoir de convertir la base de données pour passer de la technologie MariaDB à SqLite et vis et versa.</text:span></text:p>
      <text:h text:style-name="P225" text:outline-level="3"/>
      <text:p text:style-name="P150"/>
      <text:p text:style-name="P150"/>
      <text:p text:style-name="P150"/>
      <text:p text:style-name="P150"/>
      <text:p text:style-name="P150"/>
      <text:h text:style-name="P226" text:outline-level="3"><text:soft-page-break/></text:h>
      <text:h text:style-name="P224" text:outline-level="3"><text:span text:style-name="T110">1.</text:span><text:span text:style-name="T111">3</text:span><text:span text:style-name="T109">.3 – Contraintes qualité</text:span></text:h>
      <text:p text:style-name="P129"><text:span text:style-name="T104"><text:tab/></text:span><text:span text:style-name="T120">La contrainte qualité concerne toute la partie pratique du système, sa documentation afin d’être facilement </text:span><text:span text:style-name="T123">accessible et exploitable.</text:span><text:span text:style-name="T120"> E</text:span><text:span text:style-name="T122">n sachant que l’application est destinée aux agents de sécurité, l’interface se doit d’être ergonomique, intuitive et agréable. </text:span></text:p>
      <text:p text:style-name="P130"><text:span text:style-name="T121">L</text:span><text:span text:style-name="T116">e délai de réalisation est limité à la période de projet de la sessions du BTS Snir.</text:span></text:p>
      <text:p text:style-name="P130"><text:span text:style-name="T116">Le code fournit à la livraison se devra d’être </text:span><text:span text:style-name="T124">accessible sur un dépôt Github et </text:span><text:span text:style-name="T116">commenter au format Doxygen en précisant certains critères primordiaux : </text:span></text:p>
      <text:list xml:id="list3733155307" text:style-name="L1">
        <text:list-item>
          <text:p text:style-name="P236">Entête de fichier précisant auteur, date de création, de dernière modification, outils de production utilisés.</text:p>
        </text:list-item>
        <text:list-item>
          <text:p text:style-name="P236">Entête de fonctions des différentes fonctions et l’utilisation des paramètres.</text:p>
        </text:list-item>
        <text:list-item>
          <text:p text:style-name="P236">Description des classes, attributs, méthodes précisant leur rôle respectif, pour les méthodes, les paramètres sont également décrits.</text:p>
        </text:list-item>
        <text:list-item>
          <text:p text:style-name="P236">Tous les commentaires nécessaires à une bonne compréhension du code.</text:p>
        </text:list-item>
      </text:list>
      <text:p text:style-name="P126">De plus un dossier technique complet et homogène doit être fournit, composé de deux parties dont l’auteur de chaque page doit être identifiable.</text:p>
      <text:p text:style-name="P131"><text:span text:style-name="T127">Une partie commune :</text:span><text:span text:style-name="T116"> </text:span></text:p>
      <text:list xml:id="list2714068156" text:style-name="L2">
        <text:list-item>
          <text:p text:style-name="P237">Un dossier d’analyse permettant de déterminer la portée du projet dans son ensemble, la description complète des cas d’utilisation, les prototypes des Interfaces Homme Machine, la description détaillée des données traitées par l’application, le cahier de recette ainsi qu’une planification des différentes étapes du projet. </text:p>
        </text:list-item>
        <text:list-item>
          <text:p text:style-name="P237">Un dossier de conception préliminaire permettant de définir l’architecture de l’application, code et base de données ainsi que les échanges entre chaque sous-ensemble.</text:p>
        </text:list-item>
      </text:list>
      <text:p text:style-name="P132"><text:span text:style-name="T127">Une partie individuelle</text:span><text:span text:style-name="T128">, fournit par chaque étudiant </text:span><text:span text:style-name="T116">:</text:span></text:p>
      <text:list xml:id="list1354909252" text:style-name="L3">
        <text:list-item>
          <text:p text:style-name="P238">Un dossier de conception détaillée précisant les limites de la tâche, la justification des choix réalisés, les algorithmes des modules complexes ainsi que les fiches de tests unitaires permettant de valider chaque module.</text:p>
        </text:list-item>
        <text:list-item>
          <text:p text:style-name="P238">Un dossier de réalisation expliquant les technologies utilisées, les points clés du codage sans le reprendre dans les détails ainsi que les différents résultats des tests unitaire. </text:p>
        </text:list-item>
      </text:list>
      <text:p text:style-name="P132"><text:span text:style-name="T116">Accompagné d’un document </text:span><text:span text:style-name="T127">guide-utilisateur</text:span><text:span text:style-name="T128"> afin d’expliquer l’installation, le déploiement et l’utilisation des applications. </text:span></text:p>
      <text:h text:style-name="P227" text:outline-level="3"><text:bookmark-start text:name="__RefHeading___Toc836_3552001869"/><text:soft-page-break/><text:tab/><text:bookmark-end text:name="__RefHeading___Toc836_3552001869"/></text:h>
      <text:h text:style-name="P228" text:outline-level="3"/>
      <text:h text:style-name="P228" text:outline-level="3"/>
      <text:h text:style-name="P228" text:outline-level="3"/>
      <text:h text:style-name="P228" text:outline-level="3"/>
      <text:h text:style-name="P224" text:outline-level="3"><text:span text:style-name="T134">1.</text:span><text:span text:style-name="T135">3</text:span><text:span text:style-name="T112">.4 – </text:span><text:span text:style-name="T113">Atteintes</text:span><text:span text:style-name="T112"> </text:span><text:span text:style-name="T113">des objectifs</text:span></text:h>
      <text:p text:style-name="P129"><text:span text:style-name="T115"><text:tab/></text:span><text:span text:style-name="T129">Le client attend du système, pour son bon fonctionnement et une bonne intégration dans les lieux d’implantation, qu’il soit capable de : </text:span></text:p>
      <text:list xml:id="list3980509240" text:style-name="L4">
        <text:list-item>
          <text:p text:style-name="P241">Le responsable de sécurité peut s’identifier pour accéder au logiciel.</text:p>
        </text:list-item>
        <text:list-item>
          <text:p text:style-name="P239">Le responsable de sécurité peut saisir les informations relatives à un agent.</text:p>
        </text:list-item>
        <text:list-item>
          <text:p text:style-name="P239">Le responsable de sécurité peut créer des rondes <text:span text:style-name="T147">et en </text:span>affecter une à un agent.</text:p>
        </text:list-item>
        <text:list-item>
          <text:p text:style-name="P239">L’agent de sécurité peut s’identifier pour utiliser l’application sur le smartphone. </text:p>
        </text:list-item>
        <text:list-item>
          <text:p text:style-name="P239">L’agent de sécurité peut télécharger <text:span text:style-name="T147">et visualiser </text:span>ses rondes sur son smartphone.</text:p>
        </text:list-item>
        <text:list-item>
          <text:p text:style-name="P239">L’agent de sécurité peut scanner chaque pointeau.</text:p>
        </text:list-item>
        <text:list-item>
          <text:p text:style-name="P239">L’avancement de la ronde est affiché sur le smartphone, les erreurs de parcours sont signalées.</text:p>
        </text:list-item>
        <text:list-item>
          <text:p text:style-name="P239">Chaque point de passage est horodaté <text:span text:style-name="T147">et peut faire l’objet d’un commentaire</text:span></text:p>
        </text:list-item>
        <text:list-item>
          <text:p text:style-name="P239">Les retards par rapport à la planification sont indiqués.</text:p>
        </text:list-item>
        <text:list-item>
          <text:p text:style-name="P239">Des photos peuvent être prises pour constater une anomalie.</text:p>
        </text:list-item>
        <text:list-item>
          <text:p text:style-name="P239">En fin de parcours, l’agent peut transférer les informations de la ronde effectu<text:span text:style-name="T236">ée</text:span>.</text:p>
        </text:list-item>
        <text:list-item>
          <text:p text:style-name="P240">Le responsable de sécurité peut visualiser une ronde effectuée sur l’écran de l’ordinateur.</text:p>
        </text:list-item>
        <text:list-item>
          <text:p text:style-name="P240">Le responsable de sécurité peut fabriquer un fichier PDF à partir des données de la ronde.</text:p>
        </text:list-item>
        <text:list-item>
          <text:p text:style-name="P240">Une analyse statistique en fonction des rondes, des dates, des agents peut être réalisée.</text:p>
        </text:list-item>
      </text:list>
      <text:h text:style-name="P168" text:outline-level="1"><text:bookmark-start text:name="__RefHeading___Toc1172_478351723"/><text:span text:style-name="T65">2</text:span><text:span text:style-name="T63"> – </text:span><text:span text:style-name="T65">SPÉCIFICATIONS</text:span><text:span text:style-name="T64"> </text:span><text:span text:style-name="T65">FONCTIONNELLES</text:span><text:span text:style-name="T64"> <text:s text:c="19"/></text:span><text:bookmark-end text:name="__RefHeading___Toc1172_478351723"/></text:h>
      <text:h text:style-name="P211" text:outline-level="2"><text:bookmark-start text:name="__RefHeading___Toc1174_478351723"/><text:span text:style-name="T66">2</text:span><text:span text:style-name="T67">.1 – </text:span><text:span text:style-name="T66">Catalogue des acteurs</text:span><text:bookmark-end text:name="__RefHeading___Toc1174_478351723"/></text:h>
      <table:table table:name="CatalogueActeurs" table:style-name="CatalogueActeurs">
        <table:table-column table:style-name="CatalogueActeurs.A"/>
        <table:table-column table:style-name="CatalogueActeurs.B"/>
        <table:table-row>
          <table:table-cell table:style-name="CatalogueActeurs.A1" office:value-type="string">
            <text:p text:style-name="P26">Acteur</text:p>
          </table:table-cell>
          <table:table-cell table:style-name="CatalogueActeurs.B1" office:value-type="string">
            <text:p text:style-name="P26">Rôle</text:p>
          </table:table-cell>
        </table:table-row>
        <table:table-row>
          <table:table-cell table:style-name="CatalogueActeurs.A2" office:value-type="string">
            <text:p text:style-name="P27">Responsable de sécurité</text:p>
          </table:table-cell>
          <table:table-cell table:style-name="CatalogueActeurs.B2" office:value-type="string">
            <text:p text:style-name="P28">Il administre les agents de sécurité, affecte les rondes de surveillance, gère les pointeaux et organise une ronde de surveillance. Il s’identifie, visualise les rapports de ronde, établit des statistiques sur les rondes. Enfin il synchronise le smartphone des agents.</text:p>
          </table:table-cell>
        </table:table-row>
        <table:table-row>
          <table:table-cell table:style-name="CatalogueActeurs.A2" office:value-type="string">
            <text:p text:style-name="P27">Agent de sécurité</text:p>
          </table:table-cell>
          <table:table-cell table:style-name="CatalogueActeurs.B2" office:value-type="string">
            <text:p text:style-name="P29">Il réalise une ronde qui consiste à scanner un point de passage et l’horodater , constater une anomalie puis prends une photo de celle-ci. <text:span text:style-name="T148">Il s’identifie pour télécharger des rondes et en réaliser. Il envoie également ses rondes de surveillance réalisée. </text:span></text:p>
          </table:table-cell>
        </table:table-row>
      </table:table>
      <text:h text:style-name="P212" text:outline-level="2"><text:bookmark-start text:name="__RefHeading___Toc1176_478351723"/><text:span text:style-name="T66">2</text:span><text:span text:style-name="T67">.</text:span><text:span text:style-name="T68">2 – Diagramme des cas d’utilisation</text:span><text:bookmark-end text:name="__RefHeading___Toc1176_478351723"/></text:h>
      <text:p text:style-name="Text_20_body"><draw:frame draw:style-name="fr3" draw:name="Image3" text:anchor-type="paragraph" svg:width="16.997cm" svg:height="0.981cm" draw:z-index="1"><draw:image xlink:href="Pictures/10000000000004080000002FF1479BBA86845F78.png" xlink:type="simple" xlink:show="embed" xlink:actuate="onLoad" loext:mime-type="image/png"/></draw:frame><draw:custom-shape text:anchor-type="paragraph" draw:z-index="4" draw:name="Forme3" draw:style-name="gr4" draw:text-style-name="P247" svg:width="3.495cm" svg:height="0.632cm" svg:x="0.721cm" svg:y="0.217cm"><text:p><text:span text:style-name="T329">Étudiant 1 :</text:span><text:span text:style-name="T330"> Brice</text:span></text:p><draw:enhanced-geometry svg:viewBox="0 0 21600 21600" draw:type="rectangle" draw:enhanced-path="M 0 0 L 21600 0 21600 21600 0 21600 0 0 Z N"/></draw:custom-shape><draw:custom-shape text:anchor-type="paragraph" draw:z-index="5" draw:name="Forme3" draw:style-name="gr4" draw:text-style-name="P247" svg:width="3.495cm" svg:height="0.632cm" svg:x="4.981cm" svg:y="0.243cm"><text:p><text:span text:style-name="T329">Étudiant 2 :</text:span><text:span text:style-name="T330"> Mathis</text:span></text:p><draw:enhanced-geometry svg:viewBox="0 0 21600 21600" draw:type="rectangle" draw:enhanced-path="M 0 0 L 21600 0 21600 21600 0 21600 0 0 Z N"/></draw:custom-shape><draw:custom-shape text:anchor-type="paragraph" draw:z-index="6" draw:name="Forme3" draw:style-name="gr4" draw:text-style-name="P247" svg:width="3.495cm" svg:height="0.632cm" svg:x="9.188cm" svg:y="0.243cm"><text:p><text:span text:style-name="T329">Étudiant 3 :</text:span><text:span text:style-name="T330"> Jérémi</text:span></text:p><draw:enhanced-geometry svg:viewBox="0 0 21600 21600" draw:type="rectangle" draw:enhanced-path="M 0 0 L 21600 0 21600 21600 0 21600 0 0 Z N"/></draw:custom-shape><draw:custom-shape text:anchor-type="paragraph" draw:z-index="7" draw:name="Forme3" draw:style-name="gr4" draw:text-style-name="P247" svg:width="3.495cm" svg:height="0.632cm" svg:x="13.263cm" svg:y="0.217cm"><text:p><text:span text:style-name="T329">Étudiant 4 :</text:span><text:span text:style-name="T330"> Antoine</text:span></text:p><draw:enhanced-geometry svg:viewBox="0 0 21600 21600" draw:type="rectangle" draw:enhanced-path="M 0 0 L 21600 0 21600 21600 0 21600 0 0 Z N"/></draw:custom-shape></text:p>
      <text:p text:style-name="Text_20_body"><draw:frame draw:style-name="fr4" draw:name="Image4" text:anchor-type="paragraph" svg:width="17.32cm" svg:height="12.333cm" draw:z-index="8"><draw:image xlink:href="Pictures/1000000000000291000001E105F84EEA5E2853F3.png" xlink:type="simple" xlink:show="embed" xlink:actuate="onLoad" loext:mime-type="image/png"/></draw:frame></text:p>
      <text:p text:style-name="P24"><draw:frame draw:style-name="fr5" draw:name="Image5" text:anchor-type="paragraph" svg:width="15.61cm" svg:height="10.663cm" draw:z-index="9"><draw:image xlink:href="Pictures/100000000000024E000001939F8B857D2D514567.png" xlink:type="simple" xlink:show="embed" xlink:actuate="onLoad" loext:mime-type="image/png"/></draw:frame></text:p>
      <text:h text:style-name="P206" text:outline-level="2"><text:bookmark-start text:name="__RefHeading___Toc1286_478351723"/><text:soft-page-break/><text:span text:style-name="T68">2.</text:span><text:span text:style-name="T33">3 – Acteur : Responsable de sécurité</text:span><text:bookmark-end text:name="__RefHeading___Toc1286_478351723"/></text:h>
      <text:h text:style-name="P220" text:outline-level="3"><text:bookmark-start text:name="__RefHeading___Toc1178_478351723"/><text:span text:style-name="T66">2</text:span><text:span text:style-name="T67">.</text:span><text:span text:style-name="T69">3.</text:span><text:span text:style-name="T72">1</text:span><text:span text:style-name="T68"> – </text:span><text:span text:style-name="T69">Cas d’utilisation « Administrer les agents de sécurité »</text:span><text:bookmark-end text:name="__RefHeading___Toc1178_478351723"/></text:h>
      <text:h text:style-name="Heading_20_4" text:outline-level="4"><text:bookmark-start text:name="__RefHeading___Toc1180_478351723"/><text:span text:style-name="T281"><text:tab/></text:span><text:span text:style-name="T247">2.3.1.</text:span><text:span text:style-name="T248">1</text:span><text:span text:style-name="T250">– </text:span><text:span text:style-name="T251">Description d</text:span><text:span text:style-name="T252">u</text:span><text:span text:style-name="T251"> cas d’utilisation</text:span><text:bookmark-end text:name="__RefHeading___Toc1180_478351723"/></text:h>
      <table:table table:name="Tableau1" table:style-name="Tableau1">
        <table:table-column table:style-name="Tableau1.A" table:number-columns-repeated="3"/>
        <table:table-row table:style-name="Tableau1.1">
          <table:table-cell table:style-name="Tableau1.A1" office:value-type="string">
            <text:p text:style-name="P31">Nom CU: Administrer les agents de sécurité</text:p>
          </table:table-cell>
          <table:table-cell table:style-name="Tableau1.A1" office:value-type="string">
            <text:p text:style-name="P31">Référence: CU <text:span text:style-name="T229">3.1</text:span></text:p>
          </table:table-cell>
          <table:table-cell table:style-name="Tableau1.C1" office:value-type="string">
            <text:p text:style-name="P30">É<text:span text:style-name="T149">tudiant n°3 : Jérémi</text:span></text:p>
          </table:table-cell>
        </table:table-row>
        <table:table-row table:style-name="Tableau1.1">
          <table:table-cell table:style-name="Tableau1.A2" office:value-type="string">
            <text:p text:style-name="P31">Pré-Conditions</text:p>
          </table:table-cell>
          <table:table-cell table:style-name="Tableau1.B2" table:number-columns-spanned="2" office:value-type="string">
            <text:p text:style-name="P38">Le responsable de sécurité e<text:span text:style-name="T201">st authen</text:span>tifié.</text:p>
          </table:table-cell>
          <table:covered-table-cell/>
        </table:table-row>
        <table:table-row table:style-name="Tableau1.1">
          <table:table-cell table:style-name="Tableau1.A2" office:value-type="string">
            <text:p text:style-name="P31">Scénario nom<text:span text:style-name="T155">in</text:span>al</text:p>
          </table:table-cell>
          <table:table-cell table:style-name="Tableau1.B2" table:number-columns-spanned="2" office:value-type="string">
            <text:p text:style-name="P97">Le responsable <text:span text:style-name="T200">a trois possibilités :</text:span></text:p>
            <text:list xml:id="list709714137" text:style-name="L5">
              <text:list-item>
                <text:p text:style-name="P155"><text:span text:style-name="T304">La création </text:span><text:span text:style-name="T305">d’un nouvel agent : le responsable </text:span><text:span text:style-name="T306">appuie sur le bouton « nouveau », il</text:span><text:span text:style-name="T305"> saisi</text:span><text:span text:style-name="T307">t</text:span><text:span text:style-name="T305"> le nom et le prénom de l’agent. </text:span><text:span text:style-name="T308">Il scanne le badge associé à l’agent et lui affecte un statut. (</text:span><text:span text:style-name="T309">valeurs possibles)</text:span></text:p>
              </text:list-item>
              <text:list-item>
                <text:p text:style-name="P155"><text:span text:style-name="T304">La modification </text:span><text:span text:style-name="T309">d’</text:span><text:span text:style-name="T308">un agent déjà </text:span><text:span text:style-name="T309">créé</text:span><text:span text:style-name="T308">, le responsable sélectionne un agent dans la liste. Il </text:span><text:span text:style-name="T309">peut </text:span><text:span text:style-name="T308">modifie</text:span><text:span text:style-name="T309">r</text:span><text:span text:style-name="T308"> son nom, son prénom et son statut. </text:span><text:span text:style-name="T310">Pour changer le badge associé, le responsable scanne le nouveau badge pendant la modification.</text:span><text:span text:style-name="T308"> </text:span></text:p>
              </text:list-item>
              <text:list-item>
                <text:p text:style-name="P155"><text:span text:style-name="T309">La supression d’</text:span><text:span text:style-name="T311">un agent, le responsable appuie sur le bouton « supprimer ». Une requête vérifie <text:s/>dans la base de données si ce dernier a comme statut « suspendu » et n’a pas fait de rondes. Le responsable valide la suppression.</text:span></text:p>
              </text:list-item>
            </text:list>
            <text:p text:style-name="P97">Dans chacun des cas, <text:span text:style-name="T326">le controleur de ronde enregistre les informations dans la base de données</text:span></text:p>
          </table:table-cell>
          <table:covered-table-cell/>
        </table:table-row>
      </table:table>
      <text:h text:style-name="Heading_20_4" text:outline-level="4"><text:bookmark-start text:name="__RefHeading___Toc7167_1359916033"/><text:span text:style-name="T297"><text:tab/></text:span><text:span text:style-name="T288">2.3.1.</text:span><text:span text:style-name="T289">2</text:span><text:span text:style-name="T290">– </text:span><text:span text:style-name="T289">Présentation interface homme machine</text:span><text:bookmark-end text:name="__RefHeading___Toc7167_1359916033"/></text:h>
      <text:h text:style-name="P175" text:outline-level="4"><draw:frame draw:style-name="fr6" draw:name="Image31" text:anchor-type="paragraph" svg:x="0.88cm" svg:y="0.423cm" svg:width="13.647cm" svg:height="9.678cm" draw:z-index="33"><draw:image xlink:href="Pictures/100002010000046B0000036DC8C97E3B32F2F2F0.png" xlink:type="simple" xlink:show="embed" xlink:actuate="onLoad" loext:mime-type="image/png"/></draw:frame></text:h>
      <text:h text:style-name="P175" text:outline-level="4"/>
      <text:h text:style-name="P175" text:outline-level="4"/>
      <text:h text:style-name="P175" text:outline-level="4"/>
      <text:h text:style-name="P175" text:outline-level="4"/>
      <text:h text:style-name="P176" text:outline-level="4"/>
      <text:p text:style-name="P109"/>
      <text:p text:style-name="Text_20_body"/>
      <text:p text:style-name="Text_20_body"><text:bookmark-start text:name="__RefHeading___Toc5088_3756717309"/><text:tab/><text:bookmark-end text:name="__RefHeading___Toc5088_3756717309"/></text:p>
      <text:p text:style-name="Text_20_body"/>
      <text:h text:style-name="P193" text:outline-level="4"><text:bookmark-start text:name="__RefHeading___Toc7638_1359916033"/><text:soft-page-break/><text:span text:style-name="T266"><text:tab/></text:span><text:span text:style-name="T268">2.3.</text:span><text:span text:style-name="T269">1.</text:span><text:span text:style-name="T270">3</text:span><text:span text:style-name="T250">– D</text:span><text:span text:style-name="T253">iagramme de séquence</text:span><text:bookmark-end text:name="__RefHeading___Toc7638_1359916033"/></text:h>
      <text:p text:style-name="P234"><draw:frame draw:style-name="fr5" draw:name="Image7" text:anchor-type="paragraph" svg:width="13cm" svg:height="21.001cm" draw:z-index="50"><draw:image xlink:href="Pictures/10000000000001680000029E7E27863135E3D833.png" xlink:type="simple" xlink:show="embed" xlink:actuate="onLoad" loext:mime-type="image/png"/></draw:frame></text:p>
      <text:h text:style-name="P231" text:outline-level="3"><text:bookmark-start text:name="__RefHeading___Toc1209_478351723"/><text:span text:style-name="T66">2</text:span><text:span text:style-name="T67">.</text:span><text:span text:style-name="T72">3.2</text:span><text:span text:style-name="T68"> – </text:span><text:span text:style-name="T69">Cas d’utilisation « </text:span><text:span text:style-name="T70">Organiser une ronde de surveillance</text:span><text:span text:style-name="T69"> »</text:span><text:bookmark-end text:name="__RefHeading___Toc1209_478351723"/></text:h>
      <text:h text:style-name="Heading_20_4" text:outline-level="4"><text:bookmark-start text:name="__RefHeading___Toc1180_4783517231"/><text:span text:style-name="T281"><text:tab/></text:span><text:span text:style-name="T247">2.</text:span><text:span text:style-name="T248">3</text:span><text:span text:style-name="T247">.</text:span><text:span text:style-name="T248">2.1</text:span><text:span text:style-name="T250">– </text:span><text:span text:style-name="T251">Description d</text:span><text:span text:style-name="T252">u</text:span><text:span text:style-name="T251"> cas d’utilisation</text:span><text:bookmark-end text:name="__RefHeading___Toc1180_4783517231"/></text:h>
      <table:table table:name="Tableau2" table:style-name="Tableau2">
        <table:table-column table:style-name="Tableau2.A" table:number-columns-repeated="3"/>
        <table:table-row>
          <table:table-cell table:style-name="Tableau2.A1" office:value-type="string">
            <text:p text:style-name="P32">Nom CU: <text:span text:style-name="T150">Organiser une ronde de surveillance</text:span></text:p>
          </table:table-cell>
          <table:table-cell table:style-name="Tableau2.A1" office:value-type="string">
            <text:p text:style-name="P32">Référence: CU <text:span text:style-name="T230">3.2</text:span></text:p>
          </table:table-cell>
          <table:table-cell table:style-name="Tableau2.C1" office:value-type="string">
            <text:p text:style-name="P39">É<text:span text:style-name="T149">tudiant n°3 Jérémi</text:span></text:p>
          </table:table-cell>
        </table:table-row>
        <table:table-row>
          <table:table-cell table:style-name="Tableau2.A2" office:value-type="string">
            <text:p text:style-name="P32">Pré-Conditions</text:p>
          </table:table-cell>
          <table:table-cell table:style-name="Tableau2.B2" table:number-columns-spanned="2" office:value-type="string">
            <text:p text:style-name="P40">Il faut avoir une liste de lieux à contrôler, ces derniers possédant chacun un pointeau.</text:p>
          </table:table-cell>
          <table:covered-table-cell/>
        </table:table-row>
        <table:table-row>
          <table:table-cell table:style-name="Tableau2.A2" office:value-type="string">
            <text:p text:style-name="P32">Scénario no<text:span text:style-name="T156">minal</text:span></text:p>
          </table:table-cell>
          <table:table-cell table:style-name="Tableau2.B2" table:number-columns-spanned="2" office:value-type="string">
            <text:p text:style-name="P89">Le responsable a <text:span text:style-name="T321">deux </text:span><text:s/>possibilités <text:span text:style-name="T321">dans un premier temps</text:span> :</text:p>
            <text:list xml:id="list2486310554" text:style-name="L6">
              <text:list-item>
                <text:p text:style-name="P156"><text:span text:style-name="T299">Création</text:span><text:span text:style-name="T300"> d’une nouvelle ronde, le responsable </text:span><text:span text:style-name="T301">appuie sur le bouton « nouveau », il </text:span><text:span text:style-name="T300">saisi</text:span><text:span text:style-name="T302">t</text:span><text:span text:style-name="T300"> le nom unique de cette ronde. </text:span><text:span text:style-name="T299">Le nom est vérifier dans la base de données.</text:span><text:span text:style-name="T300"> </text:span><text:span text:style-name="T299">La liste des pointeaux présent dans la base de données s’affiche.</text:span></text:p>
              </text:list-item>
              <text:list-item>
                <text:p text:style-name="P157"><text:span text:style-name="T303">Sélection</text:span><text:span text:style-name="T239"> d’une ronde, le responsable </text:span><text:span text:style-name="T303">choisit</text:span><text:span text:style-name="T239"> une ronde </text:span><text:span text:style-name="T303">parmi les propositions qui lui sont faites</text:span><text:span text:style-name="T239">. L</text:span><text:span text:style-name="T303">e</text:span><text:span text:style-name="T239">s pointeaux présent</text:span><text:span text:style-name="T303">s</text:span><text:span text:style-name="T239"> dans la ronde s</text:span><text:span text:style-name="T303">on</text:span><text:span text:style-name="T239">t récupér</text:span><text:span text:style-name="T303">és</text:span><text:span text:style-name="T239"> dans la base de données et affichée dans la </text:span><text:span text:style-name="T303">liste de pointeaux de la ronde</text:span><text:span text:style-name="T239">. </text:span><text:span text:style-name="T303">L</text:span><text:span text:style-name="T239">es pointeaux présent dans la base de données ne faisant pas partie de la ronde sélectionnée </text:span><text:span text:style-name="T303">sont affichés dans la liste des pointeaux</text:span><text:span text:style-name="T239">.</text:span></text:p>
              </text:list-item>
              <text:list-item>
                <text:p text:style-name="P158"/>
              </text:list-item>
            </text:list>
            <text:p text:style-name="P90"><text:tab/>Ensuite le responsable peut ajuster les temps de déplacement mini et maxi entre 2 pointeaux.</text:p>
            <text:p text:style-name="P91"><text:tab/>Il peut sélectionner des pointeaux dans la liste de pointeaux et les ajouter dans la liste de la ronde ou bien il peut sélectionner un ou plusieurs pointeaux dans la liste de la ronde et les retirer. Ceux ci sont remis dans la liste des pointeaux.</text:p>
            <text:p text:style-name="P91"><text:tab/>Pour chaque pointeau de la ronde, il est possible d’appuyer sur les bouton<text:span text:style-name="T322">s</text:span> <text:span text:style-name="T322">[</text:span>monter<text:span text:style-name="T322">]</text:span> ou <text:span text:style-name="T322">[</text:span>descendre<text:span text:style-name="T322">]</text:span> ce qui à pour effet de les déplacer dans la liste des pointeaux de la ronde <text:span text:style-name="T322">vers le haut ou vers le bas</text:span>(deux pointeaux au moins doivent être présent dans cet liste)</text:p>
            <text:p text:style-name="P92"><text:tab/>Une fois la ronde sélectionnée, il peut également la supprimer ce qui à pour conséquence de retirer la ronde de la base de données. La liste de la ronde se vide, la liste des pointeaux est complétée par les anciens pointeaux de la ronde.</text:p>
            <text:p text:style-name="P93"><text:tab/>Lorsqu’une ronde a été sélectionné, le responsable peut la dupliquer en appuyant sur le bouton [dupliquer], un nouveau nom par défaut est proposé, il peut modifier ce nom. Le contrôleur de ronde vérifie l’unicité du nom dans la base de données.</text:p>
            <text:p text:style-name="P88"><text:tab/>Si le responsable appuie sur le bouton [enregistrer] si le nom de la ronde est valide, le contrôleur de ronde enregistre chaque pointeau de la ronde <text:s/>dans la base de données.</text:p>
          </table:table-cell>
          <table:covered-table-cell/>
        </table:table-row>
      </table:table>
      <text:p text:style-name="P98"><text:bookmark-start text:name="__RefHeading___Toc6807_1359916033"/><text:bookmark-end text:name="__RefHeading___Toc6807_1359916033"/></text:p>
      <text:p text:style-name="P129"><text:soft-page-break/></text:p>
      <text:p text:style-name="P129"/>
      <text:p text:style-name="P129"/>
      <text:p text:style-name="P129"/>
      <text:p text:style-name="P129"/>
      <text:h text:style-name="Heading_20_4" text:outline-level="4"><text:bookmark-start text:name="__RefHeading___Toc7191_1359916033"/><text:span text:style-name="T298"><text:tab/></text:span><text:span text:style-name="T288">2.</text:span><text:span text:style-name="T293">3</text:span><text:span text:style-name="T288">.</text:span><text:span text:style-name="T293">2.</text:span><text:span text:style-name="T289">2</text:span><text:span text:style-name="T290">– </text:span><text:span text:style-name="T289">Présentation interface homme machine</text:span><text:bookmark-end text:name="__RefHeading___Toc7191_1359916033"/></text:h>
      <text:h text:style-name="P178" text:outline-level="4"><draw:frame draw:style-name="fr7" draw:name="Image34" text:anchor-type="paragraph" svg:x="0.011cm" svg:y="0.882cm" svg:width="16.559cm" svg:height="12.811cm" draw:z-index="32"><draw:image xlink:href="Pictures/100002010000046B0000036DC54A9E62D48624D2.png" xlink:type="simple" xlink:show="embed" xlink:actuate="onLoad" loext:mime-type="image/png"/></draw:frame></text:h>
      <text:h text:style-name="P202" text:outline-level="4"><draw:frame draw:style-name="fr1" draw:name="Image24" text:anchor-type="paragraph" svg:x="-0.718cm" svg:y="1.058cm" svg:width="16cm" svg:height="22.999cm" draw:z-index="51"><draw:image xlink:href="Pictures/10000000000001800000029F5D783CEB62467BFB.png" xlink:type="simple" xlink:show="embed" xlink:actuate="onLoad" loext:mime-type="image/png"/></draw:frame><text:bookmark-start text:name="__RefHeading___Toc5094_3756717309"/><text:span text:style-name="T268">2.</text:span><text:span text:style-name="T269">3</text:span><text:span text:style-name="T268">.2.</text:span><text:span text:style-name="T270">3</text:span><text:span text:style-name="T250">– </text:span><text:span text:style-name="T251">D</text:span><text:span text:style-name="T253">iagramme de séquence</text:span><text:bookmark-end text:name="__RefHeading___Toc5094_3756717309"/></text:h>
      <text:h text:style-name="P220" text:outline-level="3"><text:bookmark-start text:name="__RefHeading___Toc1248_478351723"/><text:soft-page-break/><text:span text:style-name="T66"><text:tab/>2</text:span><text:span text:style-name="T67">.</text:span><text:span text:style-name="T72">3.3</text:span><text:span text:style-name="T68"> – </text:span><text:span text:style-name="T69">Cas d’utilisation « A</text:span><text:span text:style-name="T70">ffecter les rondes de surveillance </text:span><text:span text:style-name="T69">»</text:span><text:bookmark-end text:name="__RefHeading___Toc1248_478351723"/></text:h>
      <text:h text:style-name="Heading_20_4" text:outline-level="4"><text:bookmark-start text:name="__RefHeading___Toc1180_4783517232"/><text:span text:style-name="T281"><text:tab/></text:span><text:span text:style-name="T279">2.</text:span><text:span text:style-name="T280">3</text:span><text:span text:style-name="T279">.</text:span><text:span text:style-name="T280">3.1</text:span><text:span text:style-name="T250">– </text:span><text:span text:style-name="T251">Description d</text:span><text:span text:style-name="T252">u</text:span><text:span text:style-name="T251"> cas d’utilisation</text:span><text:bookmark-end text:name="__RefHeading___Toc1180_4783517232"/></text:h>
      <table:table table:name="Tableau3" table:style-name="Tableau3">
        <table:table-column table:style-name="Tableau3.A" table:number-columns-repeated="3"/>
        <table:table-row>
          <table:table-cell table:style-name="Tableau3.A1" office:value-type="string">
            <text:p text:style-name="P32">Nom CU: <text:span text:style-name="T150">Affecter les rondes de surveillance</text:span></text:p>
          </table:table-cell>
          <table:table-cell table:style-name="Tableau3.A1" office:value-type="string">
            <text:p text:style-name="P32">Référence: CU <text:span text:style-name="T231">3.3</text:span></text:p>
          </table:table-cell>
          <table:table-cell table:style-name="Tableau3.C1" office:value-type="string">
            <text:p text:style-name="P39">É<text:span text:style-name="T149">tudiant n°3 Jérémi</text:span></text:p>
          </table:table-cell>
        </table:table-row>
        <table:table-row>
          <table:table-cell table:style-name="Tableau3.A2" office:value-type="string">
            <text:p text:style-name="P32">Pré-Condition<text:span text:style-name="T151">(</text:span>s<text:span text:style-name="T151">)</text:span></text:p>
          </table:table-cell>
          <table:table-cell table:style-name="Tableau3.B2" table:number-columns-spanned="2" office:value-type="string">
            <text:p text:style-name="P41">Le responsable de sécurité <text:span text:style-name="T175">est</text:span> <text:span text:style-name="T173">authentifié </text:span>et a préparé une ou plusieurs ronde. Une liste d’agent <text:span text:style-name="T174">est</text:span> <text:span text:style-name="T202">créée</text:span>.</text:p>
          </table:table-cell>
          <table:covered-table-cell/>
        </table:table-row>
        <table:table-row>
          <table:table-cell table:style-name="Tableau3.A2" office:value-type="string">
            <text:p text:style-name="P32">Scénario no<text:span text:style-name="T227">min</text:span>al</text:p>
          </table:table-cell>
          <table:table-cell table:style-name="Tableau3.B2" table:number-columns-spanned="2" office:value-type="string">
            <text:p text:style-name="P42">Le responsable choisit un agent dans la liste des agents.</text:p>
            <text:p text:style-name="P44"/>
            <text:p text:style-name="P44"><text:span text:style-name="T207">Il</text:span> a deux possibilité :</text:p>
            <text:p text:style-name="P43"/>
            <text:p text:style-name="P161"><text:span text:style-name="T204">Pour affecter une ronde, i</text:span>l <text:span text:style-name="T327">sélectionne une ronde. Le responsable choisit une ronde parmi les propositions qui lui sont faites dans la liste des rondes. Il appui sur Affecter la ronde ce qui assigne la ronde sélectionnée a l’agent, ce qui modifiera la liste des rondes de l’agent et la liste des rondes .</text:span></text:p>
            <text:p text:style-name="P43"/>
            <text:p text:style-name="P162">Pour retirer une ronde à un agent, il sélectionne la ronde dans l<text:span text:style-name="T205">a liste des rondes</text:span> de l’agent. <text:span text:style-name="T327">Le responsable choisit une ronde parmi les propositions qui lui sont faites dans la liste des rondes de l’agent. Il appui sur Désaffecter la ronde ce qui retire la ronde de la liste des rondes de l’agent. Ce qui modifiera la liste des rondes de l’agent et la liste des rondes .</text:span></text:p>
            <text:p text:style-name="P43"/>
            <text:p text:style-name="P43"><text:span text:style-name="T203">Dans chacun des cas, l</text:span>e responsable enregistre les modifications. <text:span text:style-name="T327">Cela enregistre chaque rondes assignées a l’agent.</text:span></text:p>
          </table:table-cell>
          <table:covered-table-cell/>
        </table:table-row>
      </table:table>
      <text:p text:style-name="Text_20_body"/>
      <text:h text:style-name="Heading_20_4" text:outline-level="4"><text:bookmark-start text:name="__RefHeading___Toc7169_1359916033"/><text:span text:style-name="T35"><text:tab/></text:span><text:span text:style-name="T251">2.</text:span><text:span text:style-name="T254">3</text:span><text:span text:style-name="T251">.</text:span><text:span text:style-name="T255">3</text:span><text:span text:style-name="T254">.</text:span><text:span text:style-name="T255">2</text:span><text:span text:style-name="T250">– </text:span><text:span text:style-name="T259">Présentation interface homme machine</text:span><text:bookmark-end text:name="__RefHeading___Toc7169_1359916033"/></text:h>
      <text:p text:style-name="Text_20_body"><draw:frame draw:style-name="fr8" draw:name="Image35" text:anchor-type="paragraph" svg:x="0.293cm" svg:y="0.275cm" svg:width="14.663cm" svg:height="10.386cm" draw:z-index="38"><draw:image xlink:href="Pictures/100002010000046B00000363D69D3E05AD2C5817.png" xlink:type="simple" xlink:show="embed" xlink:actuate="onLoad" loext:mime-type="image/png"/></draw:frame></text:p>
      <text:h text:style-name="Heading_20_4" text:outline-level="4"><text:bookmark-start text:name="__RefHeading___Toc5098_3756717309"/><text:soft-page-break/><text:span text:style-name="T51"><text:tab/></text:span><text:span text:style-name="T251">2.</text:span><text:span text:style-name="T254">3</text:span><text:span text:style-name="T251">.</text:span><text:span text:style-name="T254">3.</text:span><text:span text:style-name="T255">3</text:span><text:span text:style-name="T250">– </text:span><text:span text:style-name="T251">D</text:span><text:span text:style-name="T253">iagramme de séquence</text:span><text:bookmark-end text:name="__RefHeading___Toc5098_3756717309"/></text:h>
      <text:h text:style-name="P215" text:outline-level="3"><draw:frame draw:style-name="fr1" draw:name="Image8" text:anchor-type="paragraph" svg:x="1.418cm" svg:y="0.025cm" svg:width="13.526cm" svg:height="11.273cm" draw:z-index="39"><draw:image xlink:href="Pictures/1000020100000314000002CC945AF2916FF21298.png" xlink:type="simple" xlink:show="embed" xlink:actuate="onLoad" loext:mime-type="image/png"/></draw:frame></text:h>
      <text:h text:style-name="P215" text:outline-level="3"/>
      <text:h text:style-name="P215" text:outline-level="3"/>
      <text:h text:style-name="P215" text:outline-level="3"/>
      <text:h text:style-name="P215" text:outline-level="3"/>
      <text:h text:style-name="P215" text:outline-level="3"/>
      <text:h text:style-name="P215" text:outline-level="3"/>
      <text:h text:style-name="P215" text:outline-level="3"/>
      <text:h text:style-name="P215" text:outline-level="3"/>
      <text:p text:style-name="P123"/>
      <text:h text:style-name="P215" text:outline-level="3"/>
      <text:p text:style-name="P123"><draw:frame draw:style-name="fr1" draw:name="Image9" text:anchor-type="paragraph" svg:x="1.898cm" svg:y="0.189cm" svg:width="12.913cm" svg:height="11.045cm" draw:z-index="22"><draw:image xlink:href="Pictures/10000201000002F9000001BDD17B9398E9F23437.png" xlink:type="simple" xlink:show="embed" xlink:actuate="onLoad" loext:mime-type="image/png"/></draw:frame></text:p>
      <text:p text:style-name="P123"/>
      <text:p text:style-name="P123"/>
      <text:p text:style-name="P123"/>
      <text:p text:style-name="P123"/>
      <text:p text:style-name="P123"/>
      <text:p text:style-name="P123"/>
      <text:p text:style-name="P123"/>
      <text:p text:style-name="P123"/>
      <text:p text:style-name="P123"/>
      <text:p text:style-name="P123"/>
      <text:p text:style-name="Text_20_body"><text:bookmark-start text:name="__RefHeading___Toc6813_1359916033"/><text:bookmark-end text:name="__RefHeading___Toc6813_1359916033"/></text:p>
      <text:h text:style-name="P213" text:outline-level="3"><text:bookmark-start text:name="__RefHeading___Toc1252_478351723"/><text:soft-page-break/><text:span text:style-name="T66">2</text:span><text:span text:style-name="T67">.</text:span><text:span text:style-name="T72">3.4</text:span><text:span text:style-name="T68"> – </text:span><text:span text:style-name="T69">Cas d’utilisation « </text:span><text:span text:style-name="T71">Gérer les pointeaux</text:span><text:span text:style-name="T70"> </text:span><text:span text:style-name="T69">»</text:span><text:bookmark-end text:name="__RefHeading___Toc1252_478351723"/></text:h>
      <text:h text:style-name="P171" text:outline-level="4"><text:bookmark-start text:name="__RefHeading___Toc1180_47835172322"/><text:span text:style-name="T68"><text:tab/></text:span><text:span text:style-name="T44">2.</text:span><text:span text:style-name="T45">3</text:span><text:span text:style-name="T44">.</text:span><text:span text:style-name="T45">4.1</text:span><text:span text:style-name="T40">– </text:span><text:span text:style-name="T41">Description d</text:span><text:span text:style-name="T43">u</text:span><text:span text:style-name="T41"> cas d’utilisation</text:span><text:bookmark-end text:name="__RefHeading___Toc1180_47835172322"/></text:h>
      <table:table table:name="Tableau4" table:style-name="Tableau4">
        <table:table-column table:style-name="Tableau4.A"/>
        <table:table-column table:style-name="Tableau4.B"/>
        <table:table-column table:style-name="Tableau4.C"/>
        <table:table-row>
          <table:table-cell table:style-name="Tableau4.A1" office:value-type="string">
            <text:p text:style-name="P32">Nom CU:<text:span text:style-name="T150">Gérer les pointeaux</text:span></text:p>
          </table:table-cell>
          <table:table-cell table:style-name="Tableau4.A1" office:value-type="string">
            <text:p text:style-name="P32">Référence: CU <text:span text:style-name="T231">3.4</text:span></text:p>
          </table:table-cell>
          <table:table-cell table:style-name="Tableau4.C1" office:value-type="string">
            <text:p text:style-name="P39">É<text:span text:style-name="T149">tudiant n°3 Jérémi</text:span></text:p>
          </table:table-cell>
        </table:table-row>
        <table:table-row>
          <table:table-cell table:style-name="Tableau4.A2" office:value-type="string">
            <text:p text:style-name="P32">Pré-Conditions</text:p>
          </table:table-cell>
          <table:table-cell table:style-name="Tableau4.B2" table:number-columns-spanned="2" office:value-type="string">
            <text:p text:style-name="P45">Le responsable est authentifié.</text:p>
          </table:table-cell>
          <table:covered-table-cell/>
        </table:table-row>
        <table:table-row>
          <table:table-cell table:style-name="Tableau4.A2" office:value-type="string">
            <text:p text:style-name="P32">Scénario no<text:span text:style-name="T227">min</text:span>al</text:p>
          </table:table-cell>
          <table:table-cell table:style-name="Tableau4.B2" table:number-columns-spanned="2" office:value-type="string">
            <text:p text:style-name="P46">Le responsable <text:span text:style-name="T208">a</text:span> <text:span text:style-name="T197">trois </text:span>possibilités :</text:p>
            <text:p text:style-name="P47"/>
            <text:p text:style-name="P48"><text:span text:style-name="T328">L</text:span>a création d’un pointeau, <text:span text:style-name="T197">le responsable clique sur le bouton « nouveau »,</text:span> <text:span text:style-name="T197">le </text:span>numéro <text:span text:style-name="T197">du pointeau</text:span> est <text:span text:style-name="T197">attribué</text:span> automatiquement. <text:span text:style-name="T209">Il</text:span> saisi<text:span text:style-name="T210">t également un lieu</text:span> et scanne le Tag Mifare associé. </text:p>
            <text:p text:style-name="P47"/>
            <text:p text:style-name="P49"><text:span text:style-name="T328">La</text:span> modification <text:span text:style-name="T198">d’un pointeau</text:span>, <text:span text:style-name="T176">le responsable</text:span> <text:span text:style-name="T199">recherche un pointeau par son nom ou son numéro</text:span>. <text:span text:style-name="T177">Il sélectionne le pointeau qu’il veut modifier.</text:span> <text:span text:style-name="T177">Les informations correspondantes s’affichent et il modifie le Tag et le lieu de celui ci. </text:span></text:p>
            <text:p text:style-name="P48"/>
            <text:p text:style-name="P50"><text:span text:style-name="T328">L</text:span>a suppression d’un pointeau, le responsable sélectionne le pointeau voulu, il appuie sur le bouton « supprimer ». Une requête vérifie qu’il n’est pas utilisé dans une ronde et l’agent valide la suppression. <text:s/>Sinon un message s’affiche et la suppression est annulée.</text:p>
            <text:p text:style-name="P47"/>
            <text:p text:style-name="P163"><text:span text:style-name="T211">Dans chaque cas, le responsable de ronde enregistre les informations dans la base de données</text:span>.</text:p>
          </table:table-cell>
          <table:covered-table-cell/>
        </table:table-row>
      </table:table>
      <text:h text:style-name="Heading_20_4" text:outline-level="4"><text:bookmark-start text:name="__RefHeading___Toc5100_3756717309"/><text:tab/><text:span text:style-name="T288">2.</text:span><text:span text:style-name="T293">3</text:span><text:span text:style-name="T288">.</text:span><text:span text:style-name="T294">4.2– Présentation interface homme machine</text:span><text:bookmark-end text:name="__RefHeading___Toc5100_3756717309"/></text:h>
      <text:h text:style-name="P188" text:outline-level="4"><draw:frame draw:style-name="fr9" draw:name="Image36" text:anchor-type="char" svg:x="1.235cm" svg:y="0.18cm" svg:width="13.714cm" svg:height="9.701cm" draw:z-index="29"><draw:image xlink:href="Pictures/100002010000046B00000363915DF13CBE8A8E04.png" xlink:type="simple" xlink:show="embed" xlink:actuate="onLoad" loext:mime-type="image/png"/></draw:frame></text:h>
      <text:p text:style-name="P135"/>
      <text:p text:style-name="P135"/>
      <text:h text:style-name="P180" text:outline-level="4"/>
      <text:h text:style-name="P180" text:outline-level="4"/>
      <text:h text:style-name="P180" text:outline-level="4"/>
      <text:p text:style-name="P106"/>
      <text:p text:style-name="P106"/>
      <text:p text:style-name="P3"/>
      <text:p text:style-name="P106"/>
      <text:h text:style-name="Heading_20_4" text:outline-level="4"><text:bookmark-start text:name="__RefHeading___Toc5102_3756717309"/><text:soft-page-break/><text:span text:style-name="T51"><text:tab/></text:span><text:span text:style-name="T268">2.</text:span><text:span text:style-name="T269">3</text:span><text:span text:style-name="T268">.</text:span><text:span text:style-name="T269">4.</text:span><text:span text:style-name="T271">3</text:span><text:span text:style-name="T250">– </text:span><text:span text:style-name="T251">D</text:span><text:span text:style-name="T253">iagramme de séquence</text:span><text:bookmark-end text:name="__RefHeading___Toc5102_3756717309"/></text:h>
      <text:p text:style-name="P110"><draw:frame draw:style-name="fr10" draw:name="Image25" text:anchor-type="paragraph" svg:width="16cm" svg:height="20.001cm" draw:z-index="52"><draw:image xlink:href="Pictures/10000000000002160000029F1CC09BEEA0416994.png" xlink:type="simple" xlink:show="embed" xlink:actuate="onLoad" loext:mime-type="image/png"/></draw:frame><text:soft-page-break/></text:p>
      <text:p text:style-name="P110"/>
      <text:p text:style-name="P110"/>
      <text:h text:style-name="P229" text:outline-level="3"><text:bookmark-start text:name="__RefHeading___Toc5104_3756717309"/><text:soft-page-break/><text:span text:style-name="T282">2</text:span><text:span text:style-name="T283">.</text:span><text:span text:style-name="T284">3.5</text:span><text:span text:style-name="T281"> – </text:span><text:span text:style-name="T285">Cas d’utilisation « </text:span><text:span text:style-name="T284">Visualiser un rapport de ronde</text:span><text:span text:style-name="T286"> </text:span><text:span text:style-name="T285">»</text:span><text:bookmark-end text:name="__RefHeading___Toc5104_3756717309"/></text:h>
      <text:h text:style-name="P171" text:outline-level="4"><text:bookmark-start text:name="__RefHeading___Toc1180_478351723221"/><text:span text:style-name="T68"><text:tab/></text:span><text:span text:style-name="T44">2.</text:span><text:span text:style-name="T45">3</text:span><text:span text:style-name="T44">.</text:span><text:span text:style-name="T45">5.1</text:span><text:span text:style-name="T40">– </text:span><text:span text:style-name="T41">Description d</text:span><text:span text:style-name="T43">u</text:span><text:span text:style-name="T41"> cas d’utilisation</text:span><text:bookmark-end text:name="__RefHeading___Toc1180_478351723221"/></text:h>
      <table:table table:name="Tableau11" table:style-name="Tableau11">
        <table:table-column table:style-name="Tableau11.A"/>
        <table:table-column table:style-name="Tableau11.B"/>
        <table:table-column table:style-name="Tableau11.C"/>
        <table:table-row>
          <table:table-cell table:style-name="Tableau11.A1" office:value-type="string">
            <text:p text:style-name="P33">Nom CU : <text:span text:style-name="T153">Visualiser un rapport de ronde</text:span></text:p>
          </table:table-cell>
          <table:table-cell table:style-name="Tableau11.A1" office:value-type="string">
            <text:p text:style-name="P33">Référence: CU <text:span text:style-name="T232">4.1</text:span></text:p>
          </table:table-cell>
          <table:table-cell table:style-name="Tableau11.C1" office:value-type="string">
            <text:p text:style-name="P51">É<text:span text:style-name="T149">tudiant n°4 Antoine</text:span></text:p>
          </table:table-cell>
        </table:table-row>
        <table:table-row>
          <table:table-cell table:style-name="Tableau11.A2" office:value-type="string">
            <text:p text:style-name="P33">Pré-Conditions</text:p>
          </table:table-cell>
          <table:table-cell table:style-name="Tableau11.B2" table:number-columns-spanned="2" office:value-type="string">
            <text:p text:style-name="P52">Le responsable est authentifié, les rondes effectuées par l’agent ont été téléchargées sur l’ordinateur.</text:p>
          </table:table-cell>
          <table:covered-table-cell/>
        </table:table-row>
        <table:table-row>
          <table:table-cell table:style-name="Tableau11.A2" office:value-type="string">
            <text:p text:style-name="P33">Scénario no<text:span text:style-name="T227">min</text:span>al</text:p>
          </table:table-cell>
          <table:table-cell table:style-name="Tableau11.B2" table:number-columns-spanned="2" office:value-type="string">
            <text:p text:style-name="P53">La liste des rondes est extraite de la base de donnée et affichée par ordre chronologique la dernière effectuer <text:span text:style-name="T323">en premier. </text:span></text:p>
            <text:p text:style-name="P54">La liste des rondes peut également être filtré en fonction d’un agent, d’un type de ronde ou de dates. Le fait d’appuyer sur le bouton filtrer actualise l’affichage.</text:p>
            <text:p text:style-name="P55"><text:span text:style-name="T323">L</text:span>e responsable de sécurité sélectionne une ronde parmi celles disponible dans la liste des rondes <text:span text:style-name="T323">qui lui sont proposées</text:span>. </text:p>
            <text:p text:style-name="P54">Le contrôleur de ronde récupère les informations de la ronde <text:s/>avec pour chaque pointeaules éventuellesphotos et commentaires. Les informations sont affichées par ordre chronologique dans un tableau récapitulatif. </text:p>
            <text:p text:style-name="P160">Pour agrandir les photos et affichés les commentaires, le responsable appuie sur les vignettes de celles-ci.</text:p>
            <text:p text:style-name="P56"><text:span text:style-name="T214">P</text:span>our exporter le rapport <text:span text:style-name="T212">au format PDF, le responsable</text:span> appuie sur le bouton « PDF ».</text:p>
          </table:table-cell>
          <table:covered-table-cell/>
        </table:table-row>
      </table:table>
      <text:h text:style-name="Heading_20_4" text:outline-level="4"><draw:frame draw:style-name="fr11" draw:name="Image38" text:anchor-type="char" svg:x="-0.552cm" svg:y="1.256cm" svg:width="18cm" svg:height="11cm" draw:z-index="48"><draw:image xlink:href="Pictures/10000201000006900000041A9218018F64DBFD80.png" xlink:type="simple" xlink:show="embed" xlink:actuate="onLoad" loext:mime-type="image/png"/></draw:frame><text:soft-page-break/><text:span text:style-name="T266"><text:tab/></text:span><text:span text:style-name="T268">2.</text:span><text:span text:style-name="T269">3</text:span><text:span text:style-name="T268">.</text:span><text:span text:style-name="T271">5</text:span><text:span text:style-name="T269">.</text:span><text:span text:style-name="T271">2</text:span><text:span text:style-name="T250">– </text:span><text:span text:style-name="T255">Présentation interface homme machine</text:span></text:h>
      <text:p text:style-name="P146"/>
      <text:h text:style-name="P177" text:outline-level="4"><text:bookmark-start text:name="__RefHeading___Toc6817_1359916033"/><text:bookmark-end text:name="__RefHeading___Toc6817_1359916033"/><text:soft-page-break/></text:h>
      <text:h text:style-name="Heading_20_4" text:outline-level="4"><text:bookmark-start text:name="__RefHeading___Toc1258_478351723"/><text:span text:style-name="T51"><text:tab/></text:span><text:span text:style-name="T268">2.</text:span><text:span text:style-name="T269">3</text:span><text:span text:style-name="T268">.</text:span><text:span text:style-name="T269">5.</text:span><text:span text:style-name="T272">3</text:span><text:span text:style-name="T250">– </text:span><text:span text:style-name="T251">D</text:span><text:span text:style-name="T253">iagramme de séquence</text:span><text:bookmark-end text:name="__RefHeading___Toc1258_478351723"/></text:h>
      <text:p text:style-name="P111"><draw:frame draw:style-name="fr1" draw:name="Image28" text:anchor-type="paragraph" svg:x="0.512cm" svg:y="0.582cm" svg:width="16.258cm" svg:height="20.625cm" draw:z-index="23"><draw:image xlink:href="Pictures/10000000000002B0000002A62B6B60FCFD88CEE4.png" xlink:type="simple" xlink:show="embed" xlink:actuate="onLoad" loext:mime-type="image/png"/></draw:frame></text:p>
      <text:p text:style-name="P111"/>
      <text:h text:style-name="P221" text:outline-level="3"><text:bookmark-start text:name="__RefHeading___Toc1260_478351723"/><text:soft-page-break/><text:span text:style-name="T66">2</text:span><text:span text:style-name="T67">.</text:span><text:span text:style-name="T72">3.6</text:span><text:span text:style-name="T68"> – </text:span><text:span text:style-name="T69">Cas d’utilisation « </text:span><text:span text:style-name="T72">Identifier utilisateur</text:span><text:span text:style-name="T70"> </text:span><text:span text:style-name="T69">»</text:span><text:bookmark-end text:name="__RefHeading___Toc1260_478351723"/></text:h>
      <text:h text:style-name="P171" text:outline-level="4"><text:bookmark-start text:name="__RefHeading___Toc1180_478351723222"/><text:span text:style-name="T68"><text:tab/></text:span><text:span text:style-name="T55">2.</text:span><text:span text:style-name="T56">3</text:span><text:span text:style-name="T55">.</text:span><text:span text:style-name="T56">6.1</text:span><text:span text:style-name="T40">– </text:span><text:span text:style-name="T41">Description d</text:span><text:span text:style-name="T43">u</text:span><text:span text:style-name="T41"> cas d’utilisation</text:span><text:bookmark-end text:name="__RefHeading___Toc1180_478351723222"/></text:h>
      <table:table table:name="Tableau13" table:style-name="Tableau13">
        <table:table-column table:style-name="Tableau13.A"/>
        <table:table-column table:style-name="Tableau13.B"/>
        <table:table-column table:style-name="Tableau13.C"/>
        <table:table-row>
          <table:table-cell table:style-name="Tableau13.A1" office:value-type="string">
            <text:p text:style-name="P34">Nom CU : <text:span text:style-name="T153">Identifier utilisateur</text:span></text:p>
          </table:table-cell>
          <table:table-cell table:style-name="Tableau13.A1" office:value-type="string">
            <text:p text:style-name="P34">Référence: CU <text:span text:style-name="T233">4.2</text:span></text:p>
          </table:table-cell>
          <table:table-cell table:style-name="Tableau13.C1" office:value-type="string">
            <text:p text:style-name="P57">É<text:span text:style-name="T149">tudiant n°4 Antoine</text:span></text:p>
          </table:table-cell>
        </table:table-row>
        <table:table-row>
          <table:table-cell table:style-name="Tableau13.A2" office:value-type="string">
            <text:p text:style-name="P34">Pré-Conditions</text:p>
          </table:table-cell>
          <table:table-cell table:style-name="Tableau13.B2" table:number-columns-spanned="2" office:value-type="string">
            <text:p text:style-name="P58"><text:span text:style-name="T179">La</text:span> base de donnée<text:span text:style-name="T213">s</text:span> comport<text:span text:style-name="T178">e</text:span> le login et mot de passe de l’utilisateur.</text:p>
          </table:table-cell>
          <table:covered-table-cell/>
        </table:table-row>
        <table:table-row>
          <table:table-cell table:style-name="Tableau13.A2" office:value-type="string">
            <text:p text:style-name="P34">Scénario no<text:span text:style-name="T221">min</text:span>al</text:p>
          </table:table-cell>
          <table:table-cell table:style-name="Tableau13.B2" table:number-columns-spanned="2" office:value-type="string">
            <text:p text:style-name="P59"><text:span text:style-name="T216">Pour s’identifier, l</text:span>’utilisateur saisit son identifiant et son mot de passe <text:span text:style-name="T180">et appuie sur le bouton de connexion</text:span>. </text:p>
            <text:p text:style-name="P59">Si <text:span text:style-name="T180">ses </text:span>identifiants <text:span text:style-name="T180">correspondent ceux contenu dans </text:span><text:s/>la base de donnée, <text:span text:style-name="T215">l’utilisateur</text:span> <text:span text:style-name="T181">est identifié</text:span>. </text:p>
            <text:p text:style-name="P59">Sinon, un message d’erreur s’affiche et l’<text:span text:style-name="T180">utilisateur peut saisir à nouveau ses identifiants de connexion ou quitter le logiciel</text:span>. </text:p>
          </table:table-cell>
          <table:covered-table-cell/>
        </table:table-row>
        <table:table-row>
          <table:table-cell table:style-name="Tableau13.A2" office:value-type="string">
            <text:p text:style-name="P34">Post-condition(s)</text:p>
          </table:table-cell>
          <table:table-cell table:style-name="Tableau13.B2" table:number-columns-spanned="2" office:value-type="string">
            <text:p text:style-name="P60">L’utilisateur a accès à l’interface utilisateur.</text:p>
          </table:table-cell>
          <table:covered-table-cell/>
        </table:table-row>
      </table:table>
      <text:h text:style-name="P173" text:outline-level="4"/>
      <text:h text:style-name="Heading_20_4" text:outline-level="4"><text:bookmark-start text:name="__RefHeading___Toc5352_3756717309"/><text:span text:style-name="T51"><text:tab/></text:span><text:span text:style-name="T268">2.</text:span><text:span text:style-name="T269">3</text:span><text:span text:style-name="T268">.</text:span><text:span text:style-name="T269">6.</text:span><text:span text:style-name="T273">2</text:span><text:span text:style-name="T250">– </text:span><text:span text:style-name="T255">Présentation interface homme machine</text:span><text:bookmark-end text:name="__RefHeading___Toc5352_3756717309"/></text:h>
      <text:p text:style-name="P118"><draw:frame draw:style-name="fr1" draw:name="Image37" text:anchor-type="paragraph" svg:x="-0.065cm" svg:y="0.309cm" svg:width="16.856cm" svg:height="7.867cm" draw:z-index="35"><draw:image xlink:href="Pictures/1000000000000371000001DE62DF5DA8804B9C96.png" xlink:type="simple" xlink:show="embed" xlink:actuate="onLoad" loext:mime-type="image/png"/></draw:frame></text:p>
      <text:h text:style-name="P181" text:outline-level="4"/>
      <text:h text:style-name="P181" text:outline-level="4"/>
      <text:h text:style-name="P181" text:outline-level="4"/>
      <text:p text:style-name="P108"/>
      <text:p text:style-name="P108"/>
      <text:h text:style-name="Heading_20_4" text:outline-level="4"><text:bookmark-start text:name="__RefHeading___Toc5108_3756717309"/><text:soft-page-break/><text:span text:style-name="T35"><text:tab/></text:span><text:span text:style-name="T251">2.</text:span><text:span text:style-name="T254">3</text:span><text:span text:style-name="T251">.</text:span><text:span text:style-name="T254">6.</text:span><text:span text:style-name="T258">3</text:span><text:span text:style-name="T250">– </text:span><text:span text:style-name="T251">D</text:span><text:span text:style-name="T253">iagramme de séquence</text:span><text:bookmark-end text:name="__RefHeading___Toc5108_3756717309"/></text:h>
      <text:p text:style-name="P112"><draw:frame draw:style-name="fr1" draw:name="Image29" text:anchor-type="paragraph" svg:x="1.912cm" svg:y="0.034cm" svg:width="12cm" svg:height="13cm" draw:z-index="24"><draw:image xlink:href="Pictures/100000000000029F000002D72872DD210085CA18.png" xlink:type="simple" xlink:show="embed" xlink:actuate="onLoad" loext:mime-type="image/png"/></draw:frame></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36"/>
      <text:p text:style-name="P136"/>
      <text:p text:style-name="P136"/>
      <text:h text:style-name="P213" text:outline-level="3"><text:bookmark-start text:name="__RefHeading___Toc1264_478351723"/><text:span text:style-name="T66">2</text:span><text:span text:style-name="T67">.</text:span><text:span text:style-name="T72">3.7</text:span><text:span text:style-name="T68"> – </text:span><text:span text:style-name="T69">Cas d’utilisation « </text:span><text:span text:style-name="T72">Établir des statistiques sur les rondes</text:span><text:span text:style-name="T70"> </text:span><text:span text:style-name="T69">»</text:span><text:bookmark-end text:name="__RefHeading___Toc1264_478351723"/></text:h>
      <text:h text:style-name="P171" text:outline-level="4"><text:bookmark-start text:name="__RefHeading___Toc1180_478351723223"/><text:span text:style-name="T68"><text:tab/></text:span><text:span text:style-name="T55">2.</text:span><text:span text:style-name="T56">3.7</text:span><text:span text:style-name="T55">.1</text:span><text:span text:style-name="T40">– </text:span><text:span text:style-name="T41">Description d</text:span><text:span text:style-name="T43">u</text:span><text:span text:style-name="T41"> cas d’utilisation</text:span><text:bookmark-end text:name="__RefHeading___Toc1180_478351723223"/></text:h>
      <text:p text:style-name="P118"/>
      <table:table table:name="Tableau12" table:style-name="Tableau12">
        <table:table-column table:style-name="Tableau12.A"/>
        <table:table-column table:style-name="Tableau12.B"/>
        <table:table-column table:style-name="Tableau12.C"/>
        <table:table-row>
          <table:table-cell table:style-name="Tableau12.A1" office:value-type="string">
            <text:p text:style-name="P61">Nom CU : <text:span text:style-name="T153">Établir des statistiques sur les rondes</text:span></text:p>
          </table:table-cell>
          <table:table-cell table:style-name="Tableau12.A1" office:value-type="string">
            <text:p text:style-name="P61">Référence: CU <text:span text:style-name="T233">4.3</text:span></text:p>
          </table:table-cell>
          <table:table-cell table:style-name="Tableau12.C1" office:value-type="string">
            <text:p text:style-name="P62">É<text:span text:style-name="T149">tudiant n°4 : Antoine</text:span></text:p>
          </table:table-cell>
        </table:table-row>
        <table:table-row>
          <table:table-cell table:style-name="Tableau12.A2" office:value-type="string">
            <text:p text:style-name="P61">Pré-Conditions</text:p>
          </table:table-cell>
          <table:table-cell table:style-name="Tableau12.B2" table:number-columns-spanned="2" office:value-type="string">
            <text:p text:style-name="P63">A<text:span text:style-name="T196">u moins une ronde a été effectuée.</text:span></text:p>
          </table:table-cell>
          <table:covered-table-cell/>
        </table:table-row>
        <table:table-row>
          <table:table-cell table:style-name="Tableau12.A2" office:value-type="string">
            <text:p text:style-name="P61">Scénario no<text:span text:style-name="T222">min</text:span>al</text:p>
          </table:table-cell>
          <table:table-cell table:style-name="Tableau12.B2" table:number-columns-spanned="2" office:value-type="string">
            <text:p text:style-name="P64">Le responsable établit des statistiques sur le nombres d’anomalies et d’incidents par rondes, par site, par agents, par date sur une plage de temps déterminée.</text:p>
          </table:table-cell>
          <table:covered-table-cell/>
        </table:table-row>
        <table:table-row>
          <table:table-cell table:style-name="Tableau12.A2" office:value-type="string">
            <text:p text:style-name="P61">Post-condition(s)</text:p>
          </table:table-cell>
          <table:table-cell table:style-name="Tableau12.B2" table:number-columns-spanned="2" office:value-type="string">
            <text:p text:style-name="P61"/>
          </table:table-cell>
          <table:covered-table-cell/>
        </table:table-row>
      </table:table>
      <text:h text:style-name="Heading_20_4" text:outline-level="4"><draw:frame draw:style-name="fr1" draw:name="Image30" text:anchor-type="paragraph" svg:x="0.344cm" svg:y="1.252cm" svg:width="17cm" svg:height="16.122cm" draw:z-index="25"><draw:image xlink:href="Pictures/10000000000002A3000002385DAC9181BE913296.png" xlink:type="simple" xlink:show="embed" xlink:actuate="onLoad" loext:mime-type="image/png"/></draw:frame><text:bookmark-start text:name="__RefHeading___Toc6821_1359916033"/><text:soft-page-break/><text:span text:style-name="T48"><text:tab/></text:span><text:span text:style-name="T251">2.</text:span><text:span text:style-name="T254">3.7</text:span><text:span text:style-name="T251">.2</text:span><text:span text:style-name="T250">– </text:span><text:span text:style-name="T251">D</text:span><text:span text:style-name="T253">iagramme de séquence</text:span><text:bookmark-end text:name="__RefHeading___Toc6821_1359916033"/></text:h>
      <text:p text:style-name="P146"/>
      <text:h text:style-name="P216" text:outline-level="3"/>
      <text:h text:style-name="P232" text:outline-level="3"><text:bookmark-start text:name="__RefHeading___Toc1268_478351723"/><text:span text:style-name="T66">2</text:span><text:span text:style-name="T67">.</text:span><text:span text:style-name="T72">3.8</text:span><text:span text:style-name="T68"> – </text:span><text:span text:style-name="T69">Cas d’utilisation «</text:span><text:span text:style-name="T72">Synchroniser le smartphone d’un agent</text:span><text:span text:style-name="T70"> </text:span><text:span text:style-name="T69">»</text:span><text:bookmark-end text:name="__RefHeading___Toc1268_478351723"/></text:h>
      <text:h text:style-name="P171" text:outline-level="4"><text:bookmark-start text:name="__RefHeading___Toc1180_4783517232231"/><text:span text:style-name="T68"><text:tab/></text:span><text:span text:style-name="T55">2.</text:span><text:span text:style-name="T56">3.8</text:span><text:span text:style-name="T55">.1</text:span><text:span text:style-name="T40">– </text:span><text:span text:style-name="T41">Description d</text:span><text:span text:style-name="T43">u</text:span><text:span text:style-name="T41"> cas d’utilisation</text:span><text:bookmark-end text:name="__RefHeading___Toc1180_4783517232231"/></text:h>
      <table:table table:name="Tableau14" table:style-name="Tableau14">
        <table:table-column table:style-name="Tableau14.A"/>
        <table:table-column table:style-name="Tableau14.B"/>
        <table:table-column table:style-name="Tableau14.C"/>
        <table:table-row>
          <table:table-cell table:style-name="Tableau14.A1" office:value-type="string">
            <text:p text:style-name="P35">Nom CU : <text:span text:style-name="T157">Synchroniser le smartphone d’un agent</text:span></text:p>
          </table:table-cell>
          <table:table-cell table:style-name="Tableau14.A1" office:value-type="string">
            <text:p text:style-name="P35">Référence: CU <text:span text:style-name="T234">2.1</text:span></text:p>
          </table:table-cell>
          <table:table-cell table:style-name="Tableau14.C1" office:value-type="string">
            <text:p text:style-name="P66">É<text:span text:style-name="T149">tudiant n°2 Mathis</text:span></text:p>
          </table:table-cell>
        </table:table-row>
        <table:table-row>
          <table:table-cell table:style-name="Tableau14.A2" office:value-type="string">
            <text:p text:style-name="P35">Pré-Conditions</text:p>
          </table:table-cell>
          <table:table-cell table:style-name="Tableau14.B2" table:number-columns-spanned="2" office:value-type="string">
            <text:p text:style-name="P67">Une ou plusieurs rondes ont été créées. Le smartphone et l’ordinateur doivent être connectés sur le même réseau <text:span text:style-name="T324">WiFi ou être reliés par un port USB</text:span>. </text:p>
          </table:table-cell>
          <table:covered-table-cell/>
        </table:table-row>
        <table:table-row>
          <table:table-cell table:style-name="Tableau14.A2" office:value-type="string">
            <text:p text:style-name="P35">Scénario no<text:span text:style-name="T222">min</text:span>al</text:p>
          </table:table-cell>
          <table:table-cell table:style-name="Tableau14.B2" table:number-columns-spanned="2" office:value-type="string">
            <text:p text:style-name="P65">Pour envoyer les rondes à faire de l’ordinateur au smartphone, le responsable choisit le smartphone à synchroniser dans la liste des smartphones connectés. Pour lancer la synchronisation il appuie sur le bouton « <text:span text:style-name="T220">synchroniser »</text:span>. <text:span text:style-name="T324">La base de données est converti dans un format compatible avec celle du smartphone</text:span> <text:s/><text:span text:style-name="T324">et est transférée dans le dossier préconisé pour l’application mobile.</text:span></text:p>
          </table:table-cell>
          <table:covered-table-cell/>
        </table:table-row>
        <table:table-row>
          <table:table-cell table:style-name="Tableau14.A2" office:value-type="string">
            <text:p text:style-name="P35">Post-condition(s)</text:p>
          </table:table-cell>
          <table:table-cell table:style-name="Tableau14.B2" table:number-columns-spanned="2" office:value-type="string">
            <text:p text:style-name="P94">Le smartphone possède une base de données qui permet d’effectuer une ronde.</text:p>
          </table:table-cell>
          <table:covered-table-cell/>
        </table:table-row>
      </table:table>
      <text:h text:style-name="P194" text:outline-level="4"><draw:frame draw:style-name="fr1" draw:name="Image40" text:anchor-type="paragraph" svg:x="-0.39cm" svg:y="1.05cm" svg:width="16cm" svg:height="12cm" draw:z-index="41"><draw:image xlink:href="Pictures/10000000000004FA000003DFFD4B0A49FC71B1CF.png" xlink:type="simple" xlink:show="embed" xlink:actuate="onLoad" loext:mime-type="image/png"/></draw:frame><text:bookmark-start text:name="__RefHeading___Toc7452_1359916033"/><text:span text:style-name="T51"><text:tab/></text:span><text:span text:style-name="T268">2.</text:span><text:span text:style-name="T269">3.8</text:span><text:span text:style-name="T268">.</text:span><text:span text:style-name="T275">2</text:span><text:span text:style-name="T250">– </text:span><text:span text:style-name="T255">Présentation interface homme machine</text:span><text:bookmark-end text:name="__RefHeading___Toc7452_1359916033"/></text:h>
      <text:p text:style-name="P119"/>
      <text:h text:style-name="P189" text:outline-level="4"><text:bookmark-start text:name="__RefHeading___Toc1270_478351723"/><text:soft-page-break/><text:span text:style-name="T48"><text:tab/></text:span><text:span text:style-name="T60">2.</text:span><text:span text:style-name="T61">3.8</text:span><text:span text:style-name="T60">.</text:span><text:span text:style-name="T62">3</text:span><text:span text:style-name="T40">– </text:span><text:span text:style-name="T41">D</text:span><text:span text:style-name="T42">iagramme de séquence</text:span><text:bookmark-end text:name="__RefHeading___Toc1270_478351723"/></text:h>
      <text:p text:style-name="Text_20_body"><draw:frame draw:style-name="fr1" draw:name="Image39" text:anchor-type="paragraph" svg:x="0cm" svg:y="0.49cm" svg:width="17cm" svg:height="11.333cm" draw:z-index="40"><draw:image xlink:href="Pictures/100002010000031800000210B4CF37E1E129FD21.png" xlink:type="simple" xlink:show="embed" xlink:actuate="onLoad" loext:mime-type="image/png"/></draw:frame></text:p>
      <text:h text:style-name="P207" text:outline-level="2"/>
      <text:h text:style-name="P208" text:outline-level="2"><text:bookmark-start text:name="__RefHeading___Toc1272_478351723"/><text:span text:style-name="T66">2</text:span><text:span text:style-name="T67">.</text:span><text:span text:style-name="T73">4</text:span><text:span text:style-name="T68"> – </text:span><text:span text:style-name="T73">Acteur : Agent de sécurité</text:span><text:bookmark-end text:name="__RefHeading___Toc1272_478351723"/></text:h>
      <text:h text:style-name="P222" text:outline-level="3"><text:bookmark-start text:name="__RefHeading___Toc1510_478351723"/><text:span text:style-name="T66">2</text:span><text:span text:style-name="T67">.</text:span><text:span text:style-name="T73">4</text:span><text:span text:style-name="T72">.</text:span><text:span text:style-name="T73">1</text:span><text:span text:style-name="T68"> – </text:span><text:span text:style-name="T69">Cas d’utilisation « </text:span><text:span text:style-name="T73">Réaliser une ronde</text:span><text:span text:style-name="T70"> </text:span><text:span text:style-name="T69">»</text:span><text:bookmark-end text:name="__RefHeading___Toc1510_478351723"/></text:h>
      <text:h text:style-name="P171" text:outline-level="4"><text:bookmark-start text:name="__RefHeading___Toc1180_4783517232232"/><text:span text:style-name="T68"><text:tab/></text:span><text:span text:style-name="T44">2.</text:span><text:span text:style-name="T46">4</text:span><text:span text:style-name="T45">.1.</text:span><text:span text:style-name="T46">1</text:span><text:span text:style-name="T40">– </text:span><text:span text:style-name="T41">Description d</text:span><text:span text:style-name="T43">u</text:span><text:span text:style-name="T41"> cas d’utilisation</text:span><text:bookmark-end text:name="__RefHeading___Toc1180_4783517232232"/></text:h>
      <table:table table:name="Tableau5" table:style-name="Tableau5">
        <table:table-column table:style-name="Tableau5.A"/>
        <table:table-column table:style-name="Tableau5.B"/>
        <table:table-column table:style-name="Tableau5.C"/>
        <table:table-row>
          <table:table-cell table:style-name="Tableau5.A1" office:value-type="string">
            <text:p text:style-name="P36">Nom CU : <text:span text:style-name="T152">Réaliser une ronde</text:span></text:p>
          </table:table-cell>
          <table:table-cell table:style-name="Tableau5.A1" office:value-type="string">
            <text:p text:style-name="P36">Référence: CU <text:span text:style-name="T233">1.1</text:span></text:p>
          </table:table-cell>
          <table:table-cell table:style-name="Tableau5.C1" office:value-type="string">
            <text:p text:style-name="P68">É<text:span text:style-name="T149">tudiant n°1 Brice</text:span></text:p>
          </table:table-cell>
        </table:table-row>
        <table:table-row>
          <table:table-cell table:style-name="Tableau5.A2" office:value-type="string">
            <text:p text:style-name="P36">Pré-Conditions</text:p>
          </table:table-cell>
          <table:table-cell table:style-name="Tableau5.B2" table:number-columns-spanned="2" office:value-type="string">
            <text:p text:style-name="P69">L’application est lancée sur le smartphone disposant de la technologie NFC.</text:p>
          </table:table-cell>
          <table:covered-table-cell/>
        </table:table-row>
        <table:table-row table:style-name="Tableau5.3">
          <table:table-cell table:style-name="Tableau5.A2" office:value-type="string">
            <text:p text:style-name="P36">Scénario no<text:span text:style-name="T226">min</text:span>al</text:p>
          </table:table-cell>
          <table:table-cell table:style-name="Tableau5.B2" table:number-columns-spanned="2" office:value-type="string">
            <text:p text:style-name="P70">L'agent <text:span text:style-name="T217">scanne son badge pour s’authentifier. La liste des</text:span> ronde<text:span text:style-name="T217">s qui lui sont attribuées s’affiche sur son téléphone. Il sélectionne la ronde qu’il doit faire. L’application lui indique le prochain pointeau et en combien de temps s’y rendre.</text:span> Il valide chaque pointeau en <text:span text:style-name="T152">scannant</text:span> <text:span text:style-name="T158">son téléphone sur le</text:span> <text:span text:style-name="T182">T</text:span>ag <text:span text:style-name="T152">Mifare : une fois le scan réalisé, il se dirige au pointeau suivant. Si l’agent constate une anomalie, il appuie sur le bouton « anomalie », décrit l’anomalie en quelques caractères et prend une photo ou plusieurs photos si besoin.</text:span></text:p>
          </table:table-cell>
          <table:covered-table-cell/>
        </table:table-row>
        <table:table-row>
          <table:table-cell table:style-name="Tableau5.A2" office:value-type="string">
            <text:p text:style-name="P36">Post-condition(s)</text:p>
          </table:table-cell>
          <table:table-cell table:style-name="Tableau5.B2" table:number-columns-spanned="2" office:value-type="string">
            <text:p text:style-name="P37">Les données son<text:span text:style-name="T152">t</text:span> enregistr<text:span text:style-name="T152">ées</text:span> et garder en m<text:span text:style-name="T152">é</text:span>moire sur l'application <text:span text:style-name="T152">du</text:span> <text:span text:style-name="T152">téléphone.</text:span></text:p>
          </table:table-cell>
          <table:covered-table-cell/>
        </table:table-row>
      </table:table>
      <text:p text:style-name="P120"/>
      <text:h text:style-name="P195" text:outline-level="4"><text:bookmark-start text:name="__RefHeading___Toc5112_3756717309"/><text:span text:style-name="T133"><text:tab/></text:span><text:span text:style-name="T291">2.</text:span><text:span text:style-name="T292">4</text:span><text:span text:style-name="T293">.1.</text:span><text:span text:style-name="T294">2</text:span><text:span text:style-name="T290">– </text:span><text:span text:style-name="T294">Présentation interface homme machine</text:span><text:bookmark-end text:name="__RefHeading___Toc5112_3756717309"/></text:h>
      <text:p text:style-name="Text_20_body"><text:bookmark-start text:name="__RefHeading___Toc5114_3756717309"/>Voici les différents onglets qui composent l’application mobile de l’agent de sécurité.<text:bookmark-end text:name="__RefHeading___Toc5114_3756717309"/></text:p>
      <text:p text:style-name="Standard"><draw:frame draw:style-name="fr1" draw:name="Image12" text:anchor-type="paragraph" svg:x="9.211cm" svg:y="0.506cm" svg:width="4.001cm" svg:height="6.62cm" draw:z-index="28"><draw:image xlink:href="Pictures/10000000000001800000022432A3354A75F068EA.png" xlink:type="simple" xlink:show="embed" xlink:actuate="onLoad" loext:mime-type="image/png"/></draw:frame><text:bookmark-start text:name="__RefHeading___Toc4140_2622037568"/><draw:frame draw:style-name="fr12" draw:name="Image10" text:anchor-type="char" svg:x="-0.03cm" svg:y="0.374cm" svg:width="4.001cm" svg:height="6.664cm" draw:z-index="11"><draw:image xlink:href="Pictures/1000000000000185000001FA255923444982F9A8.png" xlink:type="simple" xlink:show="embed" xlink:actuate="onLoad" loext:mime-type="image/png"/></draw:frame><draw:frame draw:style-name="fr13" draw:name="Image11" text:anchor-type="char" svg:x="4.602cm" svg:y="0.418cm" svg:width="4.001cm" svg:height="6.638cm" draw:z-index="12"><draw:image xlink:href="Pictures/1000000000000184000001FAFDFB749C30344470.png" xlink:type="simple" xlink:show="embed" xlink:actuate="onLoad" loext:mime-type="image/png"/></draw:frame><text:tab/><draw:frame draw:style-name="fr14" draw:name="Image13" text:anchor-type="char" svg:x="13.776cm" svg:y="0.462cm" svg:width="4.001cm" svg:height="6.724cm" draw:z-index="13"><draw:image xlink:href="Pictures/1000000000000186000002339BC54C784E2C6EAC.png" xlink:type="simple" xlink:show="embed" xlink:actuate="onLoad" loext:mime-type="image/png"/></draw:frame><text:bookmark-end text:name="__RefHeading___Toc4140_2622037568"/></text:p>
      <text:p text:style-name="Standard"/>
      <text:p text:style-name="Standard"/>
      <text:p text:style-name="Standard"/>
      <text:p text:style-name="Standard"/>
      <text:p text:style-name="Standard"/>
      <text:p text:style-name="Standard"><text:bookmark-start text:name="__RefHeading___Toc6825_1359916033"/><text:bookmark-end text:name="__RefHeading___Toc6825_1359916033"/></text:p>
      <text:p text:style-name="P20"/>
      <text:p text:style-name="P20"/>
      <text:p text:style-name="P20"/>
      <text:p text:style-name="P20"/>
      <text:p text:style-name="P20"/>
      <text:p text:style-name="P20"/>
      <text:p text:style-name="P20"/>
      <text:p text:style-name="P20"/>
      <text:p text:style-name="P20"/>
      <text:p text:style-name="Text_20_body"/>
      <text:p text:style-name="P11"/>
      <text:h text:style-name="P202" text:outline-level="4"><text:bookmark-start text:name="__RefHeading___Toc5116_3756717309"/><text:span text:style-name="T263"><text:tab/></text:span><text:span text:style-name="T251">2.</text:span><text:span text:style-name="T256">4.1</text:span><text:span text:style-name="T251">.</text:span><text:span text:style-name="T255">3</text:span><text:span text:style-name="T250">– </text:span><text:span text:style-name="T251">D</text:span><text:span text:style-name="T253">iagramme de séquence</text:span><text:bookmark-end text:name="__RefHeading___Toc5116_3756717309"/></text:h>
      <text:p text:style-name="P123"/>
      <text:h text:style-name="P218" text:outline-level="3"><draw:frame draw:style-name="fr1" draw:name="Image14" text:anchor-type="paragraph" svg:x="0.145cm" svg:y="0.034cm" svg:width="16.713cm" svg:height="18.965cm" draw:z-index="14"><draw:image xlink:href="Pictures/1000000000000265000002A08445656331CD4FD6.png" xlink:type="simple" xlink:show="embed" xlink:actuate="onLoad" loext:mime-type="image/png"/></draw:frame><text:soft-page-break/></text:h>
      <text:p text:style-name="P124"/>
      <text:p text:style-name="P124"/>
      <text:h text:style-name="P223" text:outline-level="3"><text:bookmark-start text:name="__RefHeading___Toc5118_3756717309"/><text:soft-page-break/><text:span text:style-name="T66">2</text:span><text:span text:style-name="T67">.</text:span><text:span text:style-name="T73">4</text:span><text:span text:style-name="T72">.</text:span><text:span text:style-name="T73">2</text:span><text:span text:style-name="T68"> – </text:span><text:span text:style-name="T69">Cas d’utilisation « </text:span><text:span text:style-name="T73">Scanner un point de passage</text:span><text:span text:style-name="T70"> </text:span><text:span text:style-name="T69">»</text:span><text:bookmark-end text:name="__RefHeading___Toc5118_3756717309"/></text:h>
      <text:h text:style-name="Heading_20_4" text:outline-level="4"><text:bookmark-start text:name="__RefHeading___Toc5120_3756717309"/><text:span text:style-name="T68"><text:tab/></text:span><text:span text:style-name="T247">2.</text:span><text:span text:style-name="T249">4</text:span><text:span text:style-name="T248">.</text:span><text:span text:style-name="T249">2</text:span><text:span text:style-name="T248">.</text:span><text:span text:style-name="T249">1</text:span><text:span text:style-name="T250">– </text:span><text:span text:style-name="T251">Description d</text:span><text:span text:style-name="T252">u</text:span><text:span text:style-name="T251"> cas d’utilisation</text:span><text:bookmark-end text:name="__RefHeading___Toc5120_3756717309"/></text:h>
      <table:table table:name="Tableau6" table:style-name="Tableau6">
        <table:table-column table:style-name="Tableau6.A"/>
        <table:table-column table:style-name="Tableau6.B"/>
        <table:table-column table:style-name="Tableau6.C"/>
        <table:table-row>
          <table:table-cell table:style-name="Tableau6.A1" office:value-type="string">
            <text:p text:style-name="P36">Nom CU : <text:span text:style-name="T152">Scanner un point de passage</text:span></text:p>
          </table:table-cell>
          <table:table-cell table:style-name="Tableau6.A1" office:value-type="string">
            <text:p text:style-name="P36">Référence: CU <text:span text:style-name="T233">1.2</text:span></text:p>
          </table:table-cell>
          <table:table-cell table:style-name="Tableau6.C1" office:value-type="string">
            <text:p text:style-name="P68">É<text:span text:style-name="T149">tudiant n°1 Brice</text:span></text:p>
          </table:table-cell>
        </table:table-row>
        <table:table-row>
          <table:table-cell table:style-name="Tableau6.A2" office:value-type="string">
            <text:p text:style-name="P36">Pré-Conditions</text:p>
          </table:table-cell>
          <table:table-cell table:style-name="Tableau6.B2" table:number-columns-spanned="2" office:value-type="string">
            <text:p text:style-name="P71"><text:span text:style-name="T165">Tous les points de passages ont un identifiant unique et u</text:span>ne ronde est en cours de réalisation.</text:p>
          </table:table-cell>
          <table:covered-table-cell/>
        </table:table-row>
        <table:table-row>
          <table:table-cell table:style-name="Tableau6.A2" office:value-type="string">
            <text:p text:style-name="P36">Scénario no<text:span text:style-name="T225">min</text:span>al</text:p>
          </table:table-cell>
          <table:table-cell table:style-name="Tableau6.B2" table:number-columns-spanned="2" office:value-type="string">
            <text:p text:style-name="P96">L’agent de sécurité scanne le pointeau courant, l’application récupère l’identifiant du Tag Mifare. l’identifiant est comparer à celui attendu pour le point de passage courant. Si le pointeau est bien celui attendu, l’application vérifie que le temps est respecté, dans le cas contraire un défaut de temps est <text:span text:style-name="T325">enregistré pour ce pointeaux. Si ce n’est pas le pointeau attendu,</text:span> une erreur de parcours est inscrite dans la ronde.</text:p>
            <text:p text:style-name="P95">Le point de passage suivant est rechercher dans la base de données.</text:p>
          </table:table-cell>
          <table:covered-table-cell/>
        </table:table-row>
      </table:table>
      <text:h text:style-name="P182" text:outline-level="4"/>
      <text:h text:style-name="Heading_20_4" text:outline-level="4"><text:bookmark-start text:name="__RefHeading___Toc5122_3756717309"/><text:span text:style-name="T266"><text:tab/></text:span><text:span text:style-name="T268">2.</text:span><text:span text:style-name="T274">4</text:span><text:span text:style-name="T269">.</text:span><text:span text:style-name="T271">2</text:span><text:span text:style-name="T269">.</text:span><text:span text:style-name="T271">2</text:span><text:span text:style-name="T250">– </text:span><text:span text:style-name="T255">Présentation interface homme machine</text:span><text:bookmark-end text:name="__RefHeading___Toc5122_3756717309"/></text:h>
      <text:p text:style-name="Text_20_body"/>
      <text:p text:style-name="Text_20_body"><draw:frame draw:style-name="fr1" draw:name="Image15" text:anchor-type="paragraph" svg:x="4.12cm" svg:y="-0.09cm" svg:width="7.999cm" svg:height="12cm" draw:z-index="30"><draw:image xlink:href="Pictures/10000000000001800000022432A3354A75F068EA.png" xlink:type="simple" xlink:show="embed" xlink:actuate="onLoad" loext:mime-type="image/png"/></draw:frame></text:p>
      <text:p text:style-name="Text_20_body"><text:bookmark-start text:name="__RefHeading___Toc6831_1359916033"/><text:bookmark-end text:name="__RefHeading___Toc6831_135991603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2"/>
      <text:p text:style-name="P22"/>
      <text:h text:style-name="Heading_20_4" text:outline-level="4"><text:bookmark-start text:name="__RefHeading___Toc5124_3756717309"/><text:soft-page-break/><text:span text:style-name="T35"><text:tab/></text:span><text:span text:style-name="T251">2.</text:span><text:span text:style-name="T256">4.2</text:span><text:span text:style-name="T251">.</text:span><text:span text:style-name="T255">3</text:span><text:span text:style-name="T250">– </text:span><text:span text:style-name="T251">D</text:span><text:span text:style-name="T253">iagramme de séquence</text:span><text:bookmark-end text:name="__RefHeading___Toc5124_3756717309"/></text:h>
      <text:p text:style-name="P114"/>
      <text:h text:style-name="P219" text:outline-level="3"><draw:frame draw:style-name="fr15" draw:name="Image16" text:anchor-type="paragraph" svg:width="17cm" svg:height="14.711cm" draw:z-index="46"><draw:image xlink:href="Pictures/100000000000034F000002DD296845C33873C5D1.png" xlink:type="simple" xlink:show="embed" xlink:actuate="onLoad" loext:mime-type="image/png"/></draw:frame><text:soft-page-break/></text:h>
      <text:h text:style-name="P219" text:outline-level="3"/>
      <text:h text:style-name="P219" text:outline-level="3"/>
      <text:h text:style-name="P219" text:outline-level="3"/>
      <text:h text:style-name="P219" text:outline-level="3"/>
      <text:h text:style-name="P219" text:outline-level="3"/>
      <text:h text:style-name="P219" text:outline-level="3"/>
      <text:h text:style-name="P219" text:outline-level="3"/>
      <text:h text:style-name="P230" text:outline-level="3"><text:bookmark-start text:name="__RefHeading___Toc1514_478351723"/><text:soft-page-break/><text:span text:style-name="T282">2</text:span><text:span text:style-name="T283">.</text:span><text:span text:style-name="T287">4</text:span><text:span text:style-name="T284">.</text:span><text:span text:style-name="T287">3</text:span><text:span text:style-name="T281"> – </text:span><text:span text:style-name="T285">Cas d’utilisation « </text:span><text:span text:style-name="T287">Horodater un point de passage</text:span><text:span text:style-name="T286"> </text:span><text:span text:style-name="T285">»</text:span><text:bookmark-end text:name="__RefHeading___Toc1514_478351723"/></text:h>
      <text:h text:style-name="P190" text:outline-level="4"><text:bookmark-start text:name="__RefHeading___Toc1180_47835172322323"/><text:span text:style-name="T68"><text:tab/></text:span><text:span text:style-name="T55">2.</text:span><text:span text:style-name="T57">4</text:span><text:span text:style-name="T56">.</text:span><text:span text:style-name="T57">3</text:span><text:span text:style-name="T56">.</text:span><text:span text:style-name="T57">1</text:span><text:span text:style-name="T40">– </text:span><text:span text:style-name="T41">Description d</text:span><text:span text:style-name="T43">u</text:span><text:span text:style-name="T41"> cas d’utilisation</text:span><text:bookmark-end text:name="__RefHeading___Toc1180_47835172322323"/></text:h>
      <table:table table:name="Tableau7" table:style-name="Tableau7">
        <table:table-column table:style-name="Tableau7.A"/>
        <table:table-column table:style-name="Tableau7.B"/>
        <table:table-column table:style-name="Tableau7.C"/>
        <table:table-row>
          <table:table-cell table:style-name="Tableau7.A1" office:value-type="string">
            <text:p text:style-name="P36">Nom CU : <text:span text:style-name="T152">Horodater un point de passage</text:span></text:p>
          </table:table-cell>
          <table:table-cell table:style-name="Tableau7.A1" office:value-type="string">
            <text:p text:style-name="P36">Référence: CU <text:span text:style-name="T233">1.3</text:span></text:p>
          </table:table-cell>
          <table:table-cell table:style-name="Tableau7.C1" office:value-type="string">
            <text:p text:style-name="P68">É<text:span text:style-name="T149">tudiant n°1 Brice</text:span></text:p>
          </table:table-cell>
        </table:table-row>
        <table:table-row>
          <table:table-cell table:style-name="Tableau7.A2" office:value-type="string">
            <text:p text:style-name="P36">Pré-Conditions</text:p>
          </table:table-cell>
          <table:table-cell table:style-name="Tableau7.B2" table:number-columns-spanned="2" office:value-type="string">
            <text:p text:style-name="P77"><text:span text:style-name="T183">Le téléphone est</text:span> <text:span text:style-name="T183">à</text:span> l'heure et <text:span text:style-name="T184">au moins un pointeau est scanné</text:span>.</text:p>
          </table:table-cell>
          <table:covered-table-cell/>
        </table:table-row>
        <table:table-row>
          <table:table-cell table:style-name="Tableau7.A2" office:value-type="string">
            <text:p text:style-name="P36">Scénario no<text:span text:style-name="T224">min</text:span>al</text:p>
          </table:table-cell>
          <table:table-cell table:style-name="Tableau7.B2" table:number-columns-spanned="2" office:value-type="string">
            <text:p text:style-name="P73"><text:span text:style-name="T154">l’application</text:span> <text:span text:style-name="T168">récupère la date et l’heure du téléphone et l’ajoute dans les informations correspondant au pointeau courant.</text:span></text:p>
          </table:table-cell>
          <table:covered-table-cell/>
        </table:table-row>
        <table:table-row>
          <table:table-cell table:style-name="Tableau7.A2" office:value-type="string">
            <text:p text:style-name="P36">Post-condition(s)</text:p>
          </table:table-cell>
          <table:table-cell table:style-name="Tableau7.B2" table:number-columns-spanned="2" office:value-type="string">
            <text:p text:style-name="P72">Ces informations sont enregistr<text:span text:style-name="T166">ées dans</text:span> la base de donnée <text:span text:style-name="T167">du smartphone</text:span>.</text:p>
          </table:table-cell>
          <table:covered-table-cell/>
        </table:table-row>
      </table:table>
      <text:p text:style-name="P21"><text:bookmark-start text:name="__RefHeading___Toc7366_1359916033"/><text:bookmark-end text:name="__RefHeading___Toc7366_1359916033"/></text:p>
      <text:h text:style-name="P185" text:outline-level="4"><text:tab/></text:h>
      <text:h text:style-name="P196" text:outline-level="4"><text:span text:style-name="T265"><text:tab/></text:span><text:span text:style-name="T267">2.</text:span><text:span text:style-name="T274">4</text:span><text:span text:style-name="T269">.</text:span><text:span text:style-name="T271">3</text:span><text:span text:style-name="T269">.</text:span><text:span text:style-name="T271">2</text:span><text:span text:style-name="T250">– </text:span><text:span text:style-name="T255">Présentation interface homme machine</text:span></text:h>
      <text:p text:style-name="P121"><draw:frame draw:style-name="fr11" draw:name="Image17" text:anchor-type="char" svg:x="5.297cm" svg:y="0.256cm" svg:width="6.001cm" svg:height="9.999cm" draw:z-index="36"><draw:image xlink:href="Pictures/100000000000018400000236D837C3EC2233588B.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3"/>
      <text:h text:style-name="Heading_20_4" text:outline-level="4"><text:bookmark-start text:name="__RefHeading___Toc7368_1359916033"/><text:soft-page-break/><text:span text:style-name="T48"><text:tab/></text:span><text:span text:style-name="T268">2.</text:span><text:span text:style-name="T274">4.3</text:span><text:span text:style-name="T268">.</text:span><text:span text:style-name="T271">3</text:span><text:span text:style-name="T250">– </text:span><text:span text:style-name="T251">D</text:span><text:span text:style-name="T253">iagramme de séquence</text:span><text:bookmark-end text:name="__RefHeading___Toc7368_1359916033"/></text:h>
      <text:p text:style-name="P115"><draw:frame draw:style-name="fr1" draw:name="Image18" text:anchor-type="paragraph" svg:x="0cm" svg:y="0.353cm" svg:width="17cm" svg:height="9.878cm" draw:z-index="15"><draw:image xlink:href="Pictures/100000000000029A00000183338C7C5C9504FD12.png" xlink:type="simple" xlink:show="embed" xlink:actuate="onLoad" loext:mime-type="image/png"/></draw:frame></text:p>
      <text:h text:style-name="P222" text:outline-level="3"><text:bookmark-start text:name="__RefHeading___Toc1516_478351723"/><text:span text:style-name="T66">2</text:span><text:span text:style-name="T67">.</text:span><text:span text:style-name="T73">4</text:span><text:span text:style-name="T72">.</text:span><text:span text:style-name="T73">4</text:span><text:span text:style-name="T68"> – </text:span><text:span text:style-name="T69">Cas d’utilisation « </text:span><text:span text:style-name="T73">Constater une anomalie </text:span><text:span text:style-name="T69">»</text:span><text:bookmark-end text:name="__RefHeading___Toc1516_478351723"/></text:h>
      <text:h text:style-name="P190" text:outline-level="4"><text:bookmark-start text:name="__RefHeading___Toc1180_47835172322324"/><text:span text:style-name="T68"><text:tab/></text:span><text:span text:style-name="T44">2.</text:span><text:span text:style-name="T46">4</text:span><text:span text:style-name="T45">.</text:span><text:span text:style-name="T46">4</text:span><text:span text:style-name="T45">.</text:span><text:span text:style-name="T46">1</text:span><text:span text:style-name="T40">– </text:span><text:span text:style-name="T41">Description d</text:span><text:span text:style-name="T43">u</text:span><text:span text:style-name="T41"> cas d’utilisation</text:span><text:bookmark-end text:name="__RefHeading___Toc1180_47835172322324"/></text:h>
      <table:table table:name="Tableau8" table:style-name="Tableau8">
        <table:table-column table:style-name="Tableau8.A"/>
        <table:table-column table:style-name="Tableau8.B"/>
        <table:table-column table:style-name="Tableau8.C"/>
        <table:table-row>
          <table:table-cell table:style-name="Tableau8.A1" office:value-type="string">
            <text:p text:style-name="P36">Nom CU : <text:span text:style-name="T152">Constater une anomalie</text:span></text:p>
          </table:table-cell>
          <table:table-cell table:style-name="Tableau8.A1" office:value-type="string">
            <text:p text:style-name="P36">Référence: CU <text:span text:style-name="T233">1.4</text:span></text:p>
          </table:table-cell>
          <table:table-cell table:style-name="Tableau8.C1" office:value-type="string">
            <text:p text:style-name="P68">É<text:span text:style-name="T149">tudiant n°1 Brice</text:span></text:p>
          </table:table-cell>
        </table:table-row>
        <table:table-row>
          <table:table-cell table:style-name="Tableau8.A2" office:value-type="string">
            <text:p text:style-name="P36">Pré-Conditions</text:p>
          </table:table-cell>
          <table:table-cell table:style-name="Tableau8.B2" table:number-columns-spanned="2" office:value-type="string">
            <text:p text:style-name="P71">Au moins un point <text:span text:style-name="T152">d’accès</text:span> a été scanner <text:span text:style-name="T185">et un problème est détecté et l’agent est connecté</text:span></text:p>
          </table:table-cell>
          <table:covered-table-cell/>
        </table:table-row>
        <table:table-row>
          <table:table-cell table:style-name="Tableau8.A2" office:value-type="string">
            <text:p text:style-name="P36">Scénario no<text:span text:style-name="T223">min</text:span>al</text:p>
          </table:table-cell>
          <table:table-cell table:style-name="Tableau8.B2" table:number-columns-spanned="2" office:value-type="string">
            <text:p text:style-name="P74"><text:span text:style-name="T161">L'agent appui sur le </text:span><text:span text:style-name="T159">bouton</text:span><text:span text:style-name="T161"> anomalie et est </text:span><text:span text:style-name="T159">redirigé</text:span><text:span text:style-name="T161"> sur une </text:span><text:span text:style-name="T162">autre </text:span><text:span text:style-name="T161">page de l'application. </text:span><text:span text:style-name="T160">Il </text:span><text:span text:style-name="T159">décri</text:span><text:span text:style-name="T160">t</text:span><text:span text:style-name="T159"> l’anomalie en quelques caractères . </text:span><text:span text:style-name="T161">Lorsque toute les informations ont été renseignées, il faut appuyer sur le bouton « valider » </text:span><text:span text:style-name="T163">pour revenir</text:span><text:span text:style-name="T161"> sur la page de la ronde en cours.</text:span></text:p>
          </table:table-cell>
          <table:covered-table-cell/>
        </table:table-row>
        <table:table-row>
          <table:table-cell table:style-name="Tableau8.A2" office:value-type="string">
            <text:p text:style-name="P36">Post-condition(s)</text:p>
          </table:table-cell>
          <table:table-cell table:style-name="Tableau8.B2" table:number-columns-spanned="2" office:value-type="string">
            <text:p text:style-name="P9">Cette anomalie est enregistrée dans la base de données <text:span text:style-name="T164">du téléphone</text:span>, elle est associée au dernier pointeau scanné.</text:p>
          </table:table-cell>
          <table:covered-table-cell/>
        </table:table-row>
      </table:table>
      <text:p text:style-name="Text_20_body"/>
      <text:h text:style-name="P197" text:outline-level="4"><text:bookmark-start text:name="__RefHeading___Toc5128_3756717309"/><text:soft-page-break/><text:tab/><text:bookmark-end text:name="__RefHeading___Toc5128_3756717309"/></text:h>
      <text:h text:style-name="P199" text:outline-level="4"><text:span text:style-name="T251">2.</text:span><text:span text:style-name="T256">4</text:span><text:span text:style-name="T254">.</text:span><text:span text:style-name="T255">4</text:span><text:span text:style-name="T254">.</text:span><text:span text:style-name="T257">2</text:span><text:span text:style-name="T250">– </text:span><text:span text:style-name="T255">Présentation interface homme machine</text:span></text:h>
      <text:p text:style-name="P149"><text:bookmark-start text:name="__RefHeading___Toc1274_4783517234"/>Lors de la détection d’une anomalie, l’agent appuie sur le bouton « Anomalie » qui le dirige vers l’interface « Anomalie ».<text:bookmark-end text:name="__RefHeading___Toc1274_4783517234"/></text:p>
      <text:p text:style-name="P122"><draw:frame draw:style-name="fr16" draw:name="Image19" text:anchor-type="paragraph" svg:x="9.666cm" svg:y="-0.22cm" svg:width="7.001cm" svg:height="10.559cm" draw:z-index="16"><draw:image xlink:href="Pictures/1000000000000186000002339BC54C784E2C6EAC.png" xlink:type="simple" xlink:show="embed" xlink:actuate="onLoad" loext:mime-type="image/png"/></draw:frame><draw:frame draw:style-name="fr1" draw:name="Image20" text:anchor-type="paragraph" svg:x="0.018cm" svg:y="-0.22cm" svg:width="7.001cm" svg:height="10.53cm" draw:z-index="31"><draw:image xlink:href="Pictures/10000000000001800000022432A3354A75F068EA.png" xlink:type="simple" xlink:show="embed" xlink:actuate="onLoad" loext:mime-type="image/png"/></draw:frame></text:p>
      <text:p text:style-name="P122"/>
      <text:h text:style-name="P183" text:outline-level="4"/>
      <text:p text:style-name="P107"/>
      <text:h text:style-name="P183" text:outline-level="4"/>
      <text:h text:style-name="P183" text:outline-level="4"/>
      <text:p text:style-name="P107"/>
      <text:p text:style-name="P20"/>
      <text:p text:style-name="P20"/>
      <text:p text:style-name="P20"/>
      <text:p text:style-name="P20"/>
      <text:p text:style-name="P20"/>
      <text:p text:style-name="P20"/>
      <text:p text:style-name="P20"/>
      <text:p text:style-name="P20"/>
      <text:p text:style-name="P20"/>
      <text:h text:style-name="P198" text:outline-level="4"><text:bookmark-start text:name="__RefHeading___Toc5354_3756717309"/><text:soft-page-break/><text:tab/><text:bookmark-end text:name="__RefHeading___Toc5354_3756717309"/></text:h>
      <text:h text:style-name="P186" text:outline-level="4"/>
      <text:h text:style-name="P196" text:outline-level="4"><text:span text:style-name="T266"><text:tab/></text:span><text:span text:style-name="T251">2.</text:span><text:span text:style-name="T256">4.4</text:span><text:span text:style-name="T251">.</text:span><text:span text:style-name="T255">3</text:span><text:span text:style-name="T250">– </text:span><text:span text:style-name="T251">D</text:span><text:span text:style-name="T253">iagramme de séquence</text:span></text:h>
      <text:p text:style-name="P109"><draw:frame draw:style-name="fr1" draw:name="Image21" text:anchor-type="paragraph" svg:x="-0.482cm" svg:y="0.598cm" svg:width="16cm" svg:height="9.999cm" draw:z-index="17"><draw:image xlink:href="Pictures/10000000000002FC000002055BAEF9CEFD541995.png" xlink:type="simple" xlink:show="embed" xlink:actuate="onLoad" loext:mime-type="image/png"/></draw:frame></text:p>
      <text:h text:style-name="P219" text:outline-level="3"/>
      <text:h text:style-name="P219" text:outline-level="3"/>
      <text:p text:style-name="P125"/>
      <text:p text:style-name="P125"/>
      <text:p text:style-name="P125"/>
      <text:p text:style-name="P125"/>
      <text:p text:style-name="P125"/>
      <text:p text:style-name="P125"/>
      <text:p text:style-name="P125"/>
      <text:h text:style-name="P222" text:outline-level="3"><text:bookmark-start text:name="__RefHeading___Toc1518_478351723"/><text:soft-page-break/><text:span text:style-name="T66">2</text:span><text:span text:style-name="T67">.</text:span><text:span text:style-name="T73">4</text:span><text:span text:style-name="T72">.</text:span><text:span text:style-name="T73">5</text:span><text:span text:style-name="T68"> – </text:span><text:span text:style-name="T69">Cas d’utilisation « </text:span><text:span text:style-name="T73">Prendre une anomalie en photo</text:span><text:span text:style-name="T70"> </text:span><text:span text:style-name="T69">»</text:span><text:bookmark-end text:name="__RefHeading___Toc1518_478351723"/></text:h>
      <text:h text:style-name="P190" text:outline-level="4"><text:bookmark-start text:name="__RefHeading___Toc1180_47835172322325"/><text:span text:style-name="T68"><text:tab/></text:span><text:span text:style-name="T44">2.</text:span><text:span text:style-name="T46">4</text:span><text:span text:style-name="T45">.</text:span><text:span text:style-name="T46">5</text:span><text:span text:style-name="T45">.</text:span><text:span text:style-name="T46">1</text:span><text:span text:style-name="T40">– </text:span><text:span text:style-name="T41">Description d</text:span><text:span text:style-name="T43">u</text:span><text:span text:style-name="T41"> cas d’utilisation</text:span><text:bookmark-end text:name="__RefHeading___Toc1180_47835172322325"/></text:h>
      <table:table table:name="Tableau9" table:style-name="Tableau9">
        <table:table-column table:style-name="Tableau9.A"/>
        <table:table-column table:style-name="Tableau9.B"/>
        <table:table-column table:style-name="Tableau9.C"/>
        <table:table-row>
          <table:table-cell table:style-name="Tableau9.A1" office:value-type="string">
            <text:p text:style-name="P36">Nom CU : <text:span text:style-name="T152">Prendre une anomalie en photo</text:span></text:p>
          </table:table-cell>
          <table:table-cell table:style-name="Tableau9.A1" office:value-type="string">
            <text:p text:style-name="P36">Référence: CU <text:span text:style-name="T233">1.5</text:span></text:p>
          </table:table-cell>
          <table:table-cell table:style-name="Tableau9.C1" office:value-type="string">
            <text:p text:style-name="P68">É<text:span text:style-name="T149">tudiant n°1 Brice</text:span></text:p>
          </table:table-cell>
        </table:table-row>
        <table:table-row>
          <table:table-cell table:style-name="Tableau9.A2" office:value-type="string">
            <text:p text:style-name="P36">Pré-Conditions</text:p>
          </table:table-cell>
          <table:table-cell table:style-name="Tableau9.B2" table:number-columns-spanned="2" office:value-type="string">
            <text:p text:style-name="P78">Avoir scanné un pointeau et avoir appuyé sur bouton anomalie.</text:p>
          </table:table-cell>
          <table:covered-table-cell/>
        </table:table-row>
        <table:table-row>
          <table:table-cell table:style-name="Tableau9.A2" office:value-type="string">
            <text:p text:style-name="P36">Scénario no<text:span text:style-name="T223">min</text:span>al</text:p>
          </table:table-cell>
          <table:table-cell table:style-name="Tableau9.B2" table:number-columns-spanned="2" office:value-type="string">
            <text:p text:style-name="P75">L'agent appui<text:span text:style-name="T228">e</text:span> <text:span text:style-name="T228">sur le</text:span> bouton an<text:span text:style-name="T228">o</text:span>malie, l'appareil photo <text:span text:style-name="T228">apparaît</text:span> et l'agent prend une photo de l'anomalie. Ensuite l'agent valide ou non la photo, celle-ci <text:span text:style-name="T228">est envoyée</text:span> et enregistr<text:span text:style-name="T228">ée</text:span> dans les fichiers.</text:p>
          </table:table-cell>
          <table:covered-table-cell/>
        </table:table-row>
        <table:table-row>
          <table:table-cell table:style-name="Tableau9.A2" office:value-type="string">
            <text:p text:style-name="P36">Post-condition(s)</text:p>
          </table:table-cell>
          <table:table-cell table:style-name="Tableau9.B2" table:number-columns-spanned="2" office:value-type="string">
            <text:p text:style-name="P76"><text:span text:style-name="T169">Ces données sont</text:span> stockée<text:span text:style-name="T169">s</text:span> dans le smartphone <text:span text:style-name="T169">avec les informations du pointeau correspondant</text:span>.</text:p>
          </table:table-cell>
          <table:covered-table-cell/>
        </table:table-row>
      </table:table>
      <text:p text:style-name="Text_20_body"/>
      <text:h text:style-name="P200" text:outline-level="4"><text:bookmark-start text:name="__RefHeading___Toc6847_1359916033"/><text:span text:style-name="T133"><text:tab/></text:span><text:span text:style-name="T291">2.</text:span><text:span text:style-name="T292">4</text:span><text:span text:style-name="T293">.</text:span><text:span text:style-name="T295">5</text:span><text:span text:style-name="T293">.</text:span><text:span text:style-name="T295">2</text:span><text:span text:style-name="T290">– </text:span><text:span text:style-name="T255">Présentation interface homme machine</text:span><text:bookmark-end text:name="__RefHeading___Toc6847_1359916033"/></text:h>
      <text:p text:style-name="Text_20_body"/>
      <text:p text:style-name="Text_20_body"><draw:frame draw:style-name="fr17" draw:name="Image22" text:anchor-type="paragraph" svg:x="2.15cm" svg:y="-0.12cm" svg:width="7.999cm" svg:height="11cm" draw:z-index="18"><draw:image xlink:href="Pictures/1000000000000186000002339BC54C784E2C6EAC.png" xlink:type="simple" xlink:show="embed" xlink:actuate="onLoad" loext:mime-type="image/png"/></draw:frame></text:p>
      <text:h text:style-name="P184" text:outline-level="4"/>
      <text:h text:style-name="P184" text:outline-level="4"/>
      <text:h text:style-name="P184" text:outline-level="4"/>
      <text:h text:style-name="P184" text:outline-level="4"/>
      <text:h text:style-name="P184" text:outline-level="4"/>
      <text:h text:style-name="P184" text:outline-level="4"/>
      <text:h text:style-name="P184" text:outline-level="4"/>
      <text:h text:style-name="P184" text:outline-level="4"/>
      <text:h text:style-name="P184" text:outline-level="4"/>
      <text:h text:style-name="P179" text:outline-level="4"/>
      <text:h text:style-name="P203" text:outline-level="4"><text:bookmark-start text:name="__RefHeading___Toc7484_1359916033"/><text:tab/><text:bookmark-end text:name="__RefHeading___Toc7484_1359916033"/></text:h>
      <text:h text:style-name="P186" text:outline-level="4"/>
      <text:h text:style-name="P196" text:outline-level="4"><text:span text:style-name="T266"><text:tab/></text:span><text:span text:style-name="T268">2.</text:span><text:span text:style-name="T274">4.5</text:span><text:span text:style-name="T268">.</text:span><text:span text:style-name="T276">3</text:span><text:span text:style-name="T250">– </text:span><text:span text:style-name="T251">D</text:span><text:span text:style-name="T253">iagramme de séquence</text:span></text:h>
      <text:p text:style-name="P116"><draw:frame draw:style-name="fr1" draw:name="Image23" text:anchor-type="paragraph" svg:x="1.326cm" svg:y="0.169cm" svg:width="13.48cm" svg:height="10.373cm" draw:z-index="19"><draw:image xlink:href="Pictures/10000000000002EA0000020F3518ECE7BB6458AB.png" xlink:type="simple" xlink:show="embed" xlink:actuate="onLoad" loext:mime-type="image/png"/></draw:frame></text:p>
      <text:h text:style-name="P187" text:outline-level="4"/>
      <text:h text:style-name="P187" text:outline-level="4"/>
      <text:p text:style-name="P100"/>
      <text:h text:style-name="P187" text:outline-level="4"/>
      <text:h text:style-name="P187" text:outline-level="4"/>
      <text:p text:style-name="P100"/>
      <text:p text:style-name="Text_20_body"><text:bookmark-start text:name="__RefHeading___Toc6851_1359916033"/><text:bookmark-end text:name="__RefHeading___Toc6851_1359916033"/></text:p>
      <text:p text:style-name="Text_20_body"/>
      <text:p text:style-name="Text_20_body"/>
      <text:p text:style-name="Text_20_body"/>
      <text:p text:style-name="Text_20_body"/>
      <text:h text:style-name="P219" text:outline-level="3"/>
      <text:p text:style-name="P125"/>
      <text:p text:style-name="P125"/>
      <text:p text:style-name="P125"/>
      <text:p text:style-name="P125"/>
      <text:p text:style-name="P125"/>
      <text:p text:style-name="P125"/>
      <text:p text:style-name="P125"/>
      <text:p text:style-name="P125"/>
      <text:p text:style-name="P125"/>
      <text:p text:style-name="P125"/>
      <text:p text:style-name="P125"/>
      <text:h text:style-name="P222" text:outline-level="3"><text:bookmark-start text:name="__RefHeading___Toc1520_478351723"/><text:soft-page-break/><text:span text:style-name="T66">2</text:span><text:span text:style-name="T67">.</text:span><text:span text:style-name="T73">4</text:span><text:span text:style-name="T72">.</text:span><text:span text:style-name="T73">6</text:span><text:span text:style-name="T68"> – </text:span><text:span text:style-name="T69">Cas d’utilisation « </text:span><text:span text:style-name="T73">Identifier un agent de sécurité</text:span><text:span text:style-name="T70"> </text:span><text:span text:style-name="T69">»</text:span><text:bookmark-end text:name="__RefHeading___Toc1520_478351723"/></text:h>
      <text:h text:style-name="P190" text:outline-level="4"><text:bookmark-start text:name="__RefHeading___Toc1180_47835172322326"/><text:span text:style-name="T68"><text:tab/></text:span><text:span text:style-name="T55">2.</text:span><text:span text:style-name="T57">4</text:span><text:span text:style-name="T56">.</text:span><text:span text:style-name="T59">6</text:span><text:span text:style-name="T56">.</text:span><text:span text:style-name="T57">1</text:span><text:span text:style-name="T40">– </text:span><text:span text:style-name="T41">Description d</text:span><text:span text:style-name="T43">u</text:span><text:span text:style-name="T41"> cas d’utilisation</text:span><text:bookmark-end text:name="__RefHeading___Toc1180_47835172322326"/></text:h>
      <table:table table:name="Tableau10" table:style-name="Tableau10">
        <table:table-column table:style-name="Tableau10.A"/>
        <table:table-column table:style-name="Tableau10.B"/>
        <table:table-column table:style-name="Tableau10.C"/>
        <table:table-row>
          <table:table-cell table:style-name="Tableau10.A1" office:value-type="string">
            <text:p text:style-name="P33">Nom CU : <text:span text:style-name="T153">Identifier un agent de sécurité</text:span></text:p>
          </table:table-cell>
          <table:table-cell table:style-name="Tableau10.A1" office:value-type="string">
            <text:p text:style-name="P33">Référence: CU <text:span text:style-name="T233">2.2</text:span></text:p>
          </table:table-cell>
          <table:table-cell table:style-name="Tableau10.C1" office:value-type="string">
            <text:p text:style-name="P51">É<text:span text:style-name="T149">tudiant n°2 Mathis</text:span></text:p>
          </table:table-cell>
        </table:table-row>
        <table:table-row>
          <table:table-cell table:style-name="Tableau10.A2" office:value-type="string">
            <text:p text:style-name="P33">Pré-Conditions</text:p>
          </table:table-cell>
          <table:table-cell table:style-name="Tableau10.B2" table:number-columns-spanned="2" office:value-type="string">
            <text:p text:style-name="P79">L’agent de sécurité <text:span text:style-name="T189">est</text:span> présent dans la base de donnée et <text:span text:style-name="T189">à</text:span> son badge. <text:span text:style-name="T187">La technologie NFC est activée sur le téléphone.</text:span></text:p>
          </table:table-cell>
          <table:covered-table-cell/>
        </table:table-row>
        <table:table-row>
          <table:table-cell table:style-name="Tableau10.A2" office:value-type="string">
            <text:p text:style-name="P33">Scénario no<text:span text:style-name="T223">min</text:span>al</text:p>
          </table:table-cell>
          <table:table-cell table:style-name="Tableau10.B2" table:number-columns-spanned="2" office:value-type="string">
            <text:p text:style-name="P81">L’agent <text:span text:style-name="T186">scanne</text:span> son badge à l’aide de son téléphone. <text:span text:style-name="T190">Si l</text:span>’agent est <text:span text:style-name="T190">présent dans la base de données, il est connecté, la liste des ronde qu’il est en mesure de réaliser est affichée</text:span> <text:span text:style-name="T190">Sinon l’agent reste déconnecté il ne peut que quitter l’application.</text:span></text:p>
          </table:table-cell>
          <table:covered-table-cell/>
        </table:table-row>
        <table:table-row>
          <table:table-cell table:style-name="Tableau10.A2" office:value-type="string">
            <text:p text:style-name="P33">Post-condition(s)</text:p>
          </table:table-cell>
          <table:table-cell table:style-name="Tableau10.B2" table:number-columns-spanned="2" office:value-type="string">
            <text:p text:style-name="P80"><text:span text:style-name="T190">L</text:span>es rondes que lui a assigné le responsable <text:span text:style-name="T188">de sécurité</text:span> lui sont proposées.</text:p>
          </table:table-cell>
          <table:covered-table-cell/>
        </table:table-row>
      </table:table>
      <text:p text:style-name="Text_20_body"><text:bookmark-start text:name="__RefHeading___Toc1274_4783517236"/><text:bookmark-end text:name="__RefHeading___Toc1274_4783517236"/></text:p>
      <text:p text:style-name="P148"><text:tab/><text:span text:style-name="T288">2.</text:span><text:span text:style-name="T292">4</text:span><text:span text:style-name="T293">.</text:span><text:span text:style-name="T295">6</text:span><text:span text:style-name="T293">.</text:span><text:span text:style-name="T296">2</text:span><text:span text:style-name="T290">– </text:span><text:span text:style-name="T294">Présentation interface homme machine</text:span></text:p>
      <text:p text:style-name="P235"><draw:frame draw:style-name="fr12" draw:name="Image41" text:anchor-type="char" svg:x="2.882cm" svg:y="0.34cm" svg:width="9.768cm" svg:height="12.259cm" draw:z-index="49"><draw:image xlink:href="Pictures/1000000000000185000001FA255923444982F9A8.png" xlink:type="simple" xlink:show="embed" xlink:actuate="onLoad" loext:mime-type="image/png"/></draw:frame></text:p>
      <text:h text:style-name="P204" text:outline-level="4"><text:bookmark-start text:name="__RefHeading___Toc7519_1359916033"/><text:tab/><text:bookmark-end text:name="__RefHeading___Toc7519_1359916033"/></text:h>
      <text:p text:style-name="Text_20_body"><text:tab/><text:span text:style-name="T251">2.</text:span><text:span text:style-name="T256">4.</text:span><text:span text:style-name="T260">6</text:span><text:span text:style-name="T251">.</text:span><text:span text:style-name="T261">3</text:span><text:span text:style-name="T250">– </text:span><text:span text:style-name="T251">D</text:span><text:span text:style-name="T253">iagramme de séquence</text:span></text:p>
      <text:p text:style-name="P117"><draw:frame draw:style-name="fr1" draw:name="Image33" text:anchor-type="paragraph" svg:x="0.243cm" svg:y="0.284cm" svg:width="16.484cm" svg:height="16.404cm" draw:z-index="37"><draw:image xlink:href="Pictures/100000000000026F0000026C9B27575FEAED3C2C.png" xlink:type="simple" xlink:show="embed" xlink:actuate="onLoad" loext:mime-type="image/png"/></draw:frame></text:p>
      <text:h text:style-name="P230" text:outline-level="3"><text:bookmark-start text:name="__RefHeading___Toc6855_1359916033"/><text:bookmark-end text:name="__RefHeading___Toc6855_1359916033"/></text:h>
      <text:h text:style-name="P217" text:outline-level="3"/>
      <text:h text:style-name="P233" text:outline-level="3"><text:bookmark-start text:name="__RefHeading___Toc1522_478351723"/><text:span text:style-name="T66">2</text:span><text:span text:style-name="T67">.</text:span><text:span text:style-name="T73">4</text:span><text:span text:style-name="T72">.</text:span><text:span text:style-name="T73">7</text:span><text:span text:style-name="T68"> – </text:span><text:span text:style-name="T69">Cas d’utilisation « </text:span><text:span text:style-name="T73">Télécharger des rondes de surveillance</text:span><text:span text:style-name="T70"> </text:span><text:span text:style-name="T69">»</text:span><text:bookmark-end text:name="__RefHeading___Toc1522_478351723"/></text:h>
      <text:h text:style-name="P190" text:outline-level="4"><text:bookmark-start text:name="__RefHeading___Toc1180_47835172322327"/><text:span text:style-name="T68"><text:tab/></text:span><text:span text:style-name="T55">2.</text:span><text:span text:style-name="T57">4</text:span><text:span text:style-name="T56">.</text:span><text:span text:style-name="T57">7</text:span><text:span text:style-name="T56">.</text:span><text:span text:style-name="T57">1</text:span><text:span text:style-name="T40">– </text:span><text:span text:style-name="T41">Description d</text:span><text:span text:style-name="T43">u</text:span><text:span text:style-name="T41"> cas d’utilisation</text:span><text:bookmark-end text:name="__RefHeading___Toc1180_47835172322327"/></text:h>
      <table:table table:name="Tableau15" table:style-name="Tableau15">
        <table:table-column table:style-name="Tableau15.A"/>
        <table:table-column table:style-name="Tableau15.B"/>
        <table:table-column table:style-name="Tableau15.C"/>
        <table:table-row>
          <table:table-cell table:style-name="Tableau15.A1" office:value-type="string">
            <text:p text:style-name="P35">Nom CU : <text:span text:style-name="T170">Télécharger des rondes de surveillance</text:span></text:p>
          </table:table-cell>
          <table:table-cell table:style-name="Tableau15.A1" office:value-type="string">
            <text:p text:style-name="P35">Référence: CU <text:span text:style-name="T233">2.3</text:span></text:p>
          </table:table-cell>
          <table:table-cell table:style-name="Tableau15.C1" office:value-type="string">
            <text:p text:style-name="P66">É<text:span text:style-name="T149">tudiant n°2 Mathis</text:span></text:p>
          </table:table-cell>
        </table:table-row>
        <table:table-row>
          <table:table-cell table:style-name="Tableau15.A2" office:value-type="string">
            <text:p text:style-name="P35">Pré-Conditions</text:p>
          </table:table-cell>
          <table:table-cell table:style-name="Tableau15.B2" table:number-columns-spanned="2" office:value-type="string">
            <text:p text:style-name="P82">L’agent <text:span text:style-name="T191">est</text:span> identifi<text:span text:style-name="T191">é</text:span> sur l’application du téléphone et <text:span text:style-name="T192">ce dernier est</text:span> synchronis<text:span text:style-name="T192">é</text:span> avec l’ordinateur.</text:p>
          </table:table-cell>
          <table:covered-table-cell/>
        </table:table-row>
        <table:table-row>
          <table:table-cell table:style-name="Tableau15.A2" office:value-type="string">
            <text:p text:style-name="P35">Scénario no<text:span text:style-name="T223">min</text:span>al</text:p>
          </table:table-cell>
          <table:table-cell table:style-name="Tableau15.B2" table:number-columns-spanned="2" office:value-type="string">
            <text:p text:style-name="P82">Lorsque l’agent appui sur le bouton « <text:span text:style-name="T219">T</text:span>élécharger mes rondes », les rondes qu’il a reçu à la synchronisation avec l’ordinateur se téléchargent et s’implémentent dans <text:span text:style-name="T193">la liste des rondes à faire</text:span>. </text:p>
          </table:table-cell>
          <table:covered-table-cell/>
        </table:table-row>
        <table:table-row>
          <table:table-cell table:style-name="Tableau15.A2" office:value-type="string">
            <text:p text:style-name="P35">Post-condition(s)</text:p>
          </table:table-cell>
          <table:table-cell table:style-name="Tableau15.B2" table:number-columns-spanned="2" office:value-type="string">
            <text:p text:style-name="P35"/>
          </table:table-cell>
          <table:covered-table-cell/>
        </table:table-row>
      </table:table>
      <text:p text:style-name="P147"><text:tab/></text:p>
      <text:h text:style-name="Heading_20_4" text:outline-level="4"><text:bookmark-start text:name="__RefHeading___Toc7557_1359916033"/><text:span text:style-name="T48"><text:tab/></text:span><text:span text:style-name="T251">2.</text:span><text:span text:style-name="T256">4.7</text:span><text:span text:style-name="T251">.</text:span><text:span text:style-name="T262">2</text:span><text:span text:style-name="T250">– </text:span><text:span text:style-name="T251">D</text:span><text:span text:style-name="T253">iagramme de séquence</text:span><text:bookmark-end text:name="__RefHeading___Toc7557_1359916033"/></text:h>
      <text:p text:style-name="P109"><draw:frame draw:style-name="fr1" draw:name="Image42" text:anchor-type="paragraph" svg:x="0.101cm" svg:y="0.686cm" svg:width="16.801cm" svg:height="10.821cm" draw:z-index="42"><draw:image xlink:href="Pictures/100002010000027B000001995D1BD484A7051FA3.png" xlink:type="simple" xlink:show="embed" xlink:actuate="onLoad" loext:mime-type="image/png"/></draw:frame></text:p>
      <text:p text:style-name="P113"/>
      <text:p text:style-name="P113"/>
      <text:p text:style-name="P113"/>
      <text:p text:style-name="P113"/>
      <text:h text:style-name="Heading_20_2" text:outline-level="2"><text:bookmark-start text:name="__RefHeading___Toc8268_2492313828"/><text:soft-page-break/><text:span text:style-name="T66">2</text:span><text:span text:style-name="T67">.</text:span><text:span text:style-name="T73">4</text:span><text:span text:style-name="T72">.</text:span><text:span text:style-name="T74">8</text:span><text:span text:style-name="T68"> – </text:span><text:span text:style-name="T69">Cas d’utilisation « </text:span><text:span text:style-name="T75">Envoyer une ronde de surveillance</text:span><text:span text:style-name="T70"> </text:span><text:span text:style-name="T69">»</text:span><text:bookmark-end text:name="__RefHeading___Toc8268_2492313828"/></text:h>
      <text:h text:style-name="P191" text:outline-level="4"><text:bookmark-start text:name="__RefHeading___Toc1180_478351723223271"/><text:span text:style-name="T68"><text:tab/></text:span><text:span text:style-name="T55">2.</text:span><text:span text:style-name="T57">4</text:span><text:span text:style-name="T56">.</text:span><text:span text:style-name="T58">8</text:span><text:span text:style-name="T56">.</text:span><text:span text:style-name="T57">1</text:span><text:span text:style-name="T40">– </text:span><text:span text:style-name="T41">Description d</text:span><text:span text:style-name="T43">u</text:span><text:span text:style-name="T41"> cas d’utilisation</text:span><text:bookmark-end text:name="__RefHeading___Toc1180_478351723223271"/></text:h>
      <table:table table:name="Tableau16" table:style-name="Tableau16">
        <table:table-column table:style-name="Tableau16.A"/>
        <table:table-column table:style-name="Tableau16.B"/>
        <table:table-column table:style-name="Tableau16.C"/>
        <table:table-row>
          <table:table-cell table:style-name="Tableau16.A1" office:value-type="string">
            <text:p text:style-name="P35">Nom CU : <text:span text:style-name="T235">Envoyer une ronde de surveillance</text:span></text:p>
          </table:table-cell>
          <table:table-cell table:style-name="Tableau16.A1" office:value-type="string">
            <text:p text:style-name="P35">Référence: CU <text:span text:style-name="T233">2.4</text:span></text:p>
          </table:table-cell>
          <table:table-cell table:style-name="Tableau16.C1" office:value-type="string">
            <text:p text:style-name="P66">É<text:span text:style-name="T149">tudiant n°2 Mathis</text:span></text:p>
          </table:table-cell>
        </table:table-row>
        <table:table-row>
          <table:table-cell table:style-name="Tableau16.A2" office:value-type="string">
            <text:p text:style-name="P35">Pré-Conditions</text:p>
          </table:table-cell>
          <table:table-cell table:style-name="Tableau16.B2" table:number-columns-spanned="2" office:value-type="string">
            <text:p text:style-name="P83">L’agent de sécurité <text:span text:style-name="T194">a</text:span> effectué au moins une ronde <text:span text:style-name="T172">et a une connexion réseau avec l’ordinateur.</text:span></text:p>
          </table:table-cell>
          <table:covered-table-cell/>
        </table:table-row>
        <table:table-row>
          <table:table-cell table:style-name="Tableau16.A2" office:value-type="string">
            <text:p text:style-name="P35">Scénario no<text:span text:style-name="T223">min</text:span>al</text:p>
          </table:table-cell>
          <table:table-cell table:style-name="Tableau16.B2" table:number-columns-spanned="2" office:value-type="string">
            <text:p text:style-name="P83">Lorsque l’agent termine ses rondes, il appui<text:span text:style-name="T195">e</text:span> sur le bouton « <text:span text:style-name="T218">F</text:span>in de ronde » <text:span text:style-name="T171">et choisit la ou les rondes qu’il veut </text:span>envoyer. <text:span text:style-name="T172">Les données et photos correspondantes sont transférés sur l’ordinateur.</text:span> <text:span text:style-name="T171">Lorsque le transfert est terminé, la ou les rondes sélectionnées s’effacent.</text:span></text:p>
          </table:table-cell>
          <table:covered-table-cell/>
        </table:table-row>
      </table:table>
      <text:h text:style-name="P201" text:outline-level="4"><text:bookmark-start text:name="__RefHeading___Toc5138_3756717309"/><text:span text:style-name="T268">2.</text:span><text:span text:style-name="T274">4.</text:span><text:span text:style-name="T278">8</text:span><text:span text:style-name="T268">.</text:span><text:span text:style-name="T277">2</text:span><text:span text:style-name="T250">– </text:span><text:span text:style-name="T251">D</text:span><text:span text:style-name="T253">iagramme de séquence</text:span><text:bookmark-end text:name="__RefHeading___Toc5138_3756717309"/></text:h>
      <text:p text:style-name="P101"><draw:frame draw:style-name="fr1" draw:name="Image32" text:anchor-type="paragraph" svg:x="0cm" svg:y="0.275cm" svg:width="17cm" svg:height="13.898cm" draw:z-index="27"><draw:image xlink:href="Pictures/100000000000028A000001FB3FE61D755A0B3E59.png" xlink:type="simple" xlink:show="embed" xlink:actuate="onLoad" loext:mime-type="image/png"/></draw:frame><text:bookmark-start text:name="__RefHeading___Toc6861_1359916033"/><text:bookmark-end text:name="__RefHeading___Toc6861_1359916033"/></text:p>
      <text:h text:style-name="P164" text:outline-level="1"><text:bookmark-start text:name="__RefHeading___Toc6863_1359916033"/><text:soft-page-break/>3 – L<text:span text:style-name="T312">ES DONNÉES<text:tab/><text:tab/><text:tab/><text:tab/><text:tab/><text:tab/><text:tab/><text:tab/><text:tab/> <text:s text:c="3"/></text:span><text:bookmark-end text:name="__RefHeading___Toc6863_1359916033"/></text:h>
      <table:table table:name="Tableau17" table:style-name="Tableau17">
        <table:table-column table:style-name="Tableau17.A" table:number-columns-repeated="3"/>
        <table:table-row>
          <table:table-cell table:style-name="Tableau17.A1" table:number-columns-spanned="3" office:value-type="string">
            <text:p text:style-name="P84">Dictionnaire de données</text:p>
          </table:table-cell>
          <table:covered-table-cell/>
          <table:covered-table-cell/>
        </table:table-row>
        <table:table-row>
          <table:table-cell table:style-name="Tableau17.A2" office:value-type="string">
            <text:p text:style-name="P84">Intitulé du champ </text:p>
          </table:table-cell>
          <table:table-cell table:style-name="Tableau17.A2" office:value-type="string">
            <text:p text:style-name="P84">Nom du champ</text:p>
          </table:table-cell>
          <table:table-cell table:style-name="Tableau17.C2" office:value-type="string">
            <text:p text:style-name="P84">Type de données du champ</text:p>
          </table:table-cell>
        </table:table-row>
        <table:table-row>
          <table:table-cell table:style-name="Tableau17.A2" office:value-type="string">
            <text:p text:style-name="P85">Nom de l’agent </text:p>
          </table:table-cell>
          <table:table-cell table:style-name="Tableau17.A2" office:value-type="string">
            <text:p text:style-name="P10">nom<text:span text:style-name="T237">Agent</text:span></text:p>
          </table:table-cell>
          <table:table-cell table:style-name="Tableau17.C2" office:value-type="string">
            <text:p text:style-name="P85">Texte</text:p>
          </table:table-cell>
        </table:table-row>
        <table:table-row>
          <table:table-cell table:style-name="Tableau17.A2" office:value-type="string">
            <text:p text:style-name="P85">Prénom de l’agent</text:p>
          </table:table-cell>
          <table:table-cell table:style-name="Tableau17.A2" office:value-type="string">
            <text:p text:style-name="P85">prenom</text:p>
          </table:table-cell>
          <table:table-cell table:style-name="Tableau17.C2" office:value-type="string">
            <text:p text:style-name="P85">Texte</text:p>
          </table:table-cell>
        </table:table-row>
        <table:table-row>
          <table:table-cell table:style-name="Tableau17.A2" office:value-type="string">
            <text:p text:style-name="P85">Tag de l’agent</text:p>
          </table:table-cell>
          <table:table-cell table:style-name="Tableau17.A2" office:value-type="string">
            <text:p text:style-name="P85">idTagAgent</text:p>
          </table:table-cell>
          <table:table-cell table:style-name="Tableau17.C2" office:value-type="string">
            <text:p text:style-name="P85">Texte</text:p>
          </table:table-cell>
        </table:table-row>
        <table:table-row>
          <table:table-cell table:style-name="Tableau17.A2" office:value-type="string">
            <text:p text:style-name="P85">Statut de l’agent </text:p>
          </table:table-cell>
          <table:table-cell table:style-name="Tableau17.A2" office:value-type="string">
            <text:p text:style-name="P85">statut</text:p>
          </table:table-cell>
          <table:table-cell table:style-name="Tableau17.C2" office:value-type="string">
            <text:p text:style-name="P85">Numérique</text:p>
          </table:table-cell>
        </table:table-row>
        <table:table-row>
          <table:table-cell table:style-name="Tableau17.A2" office:value-type="string">
            <text:p text:style-name="P85">Login du responsable de sécurité</text:p>
          </table:table-cell>
          <table:table-cell table:style-name="Tableau17.A2" office:value-type="string">
            <text:p text:style-name="P85">login</text:p>
          </table:table-cell>
          <table:table-cell table:style-name="Tableau17.C2" office:value-type="string">
            <text:p text:style-name="P85">Texte</text:p>
          </table:table-cell>
        </table:table-row>
        <table:table-row>
          <table:table-cell table:style-name="Tableau17.A2" office:value-type="string">
            <text:p text:style-name="P85">Mot de passe du responsable de sécurité</text:p>
          </table:table-cell>
          <table:table-cell table:style-name="Tableau17.A2" office:value-type="string">
            <text:p text:style-name="P85">mdp</text:p>
          </table:table-cell>
          <table:table-cell table:style-name="Tableau17.C2" office:value-type="string">
            <text:p text:style-name="P85">Texte</text:p>
          </table:table-cell>
        </table:table-row>
        <table:table-row>
          <table:table-cell table:style-name="Tableau17.A2" office:value-type="string">
            <text:p text:style-name="P85">Nom de la ronde</text:p>
          </table:table-cell>
          <table:table-cell table:style-name="Tableau17.A2" office:value-type="string">
            <text:p text:style-name="P85">nom<text:span text:style-name="T237">Ronde</text:span></text:p>
          </table:table-cell>
          <table:table-cell table:style-name="Tableau17.C2" office:value-type="string">
            <text:p text:style-name="P85">Texte</text:p>
          </table:table-cell>
        </table:table-row>
        <table:table-row>
          <table:table-cell table:style-name="Tableau17.A2" office:value-type="string">
            <text:p text:style-name="P85">Tag associé au pointeau</text:p>
          </table:table-cell>
          <table:table-cell table:style-name="Tableau17.A2" office:value-type="string">
            <text:p text:style-name="P85">idTagPointeau</text:p>
          </table:table-cell>
          <table:table-cell table:style-name="Tableau17.C2" office:value-type="string">
            <text:p text:style-name="P85">Texte</text:p>
          </table:table-cell>
        </table:table-row>
        <table:table-row>
          <table:table-cell table:style-name="Tableau17.A2" office:value-type="string">
            <text:p text:style-name="P86">Alias du pointeau</text:p>
          </table:table-cell>
          <table:table-cell table:style-name="Tableau17.A2" office:value-type="string">
            <text:p text:style-name="P86">alias</text:p>
          </table:table-cell>
          <table:table-cell table:style-name="Tableau17.C2" office:value-type="string">
            <text:p text:style-name="P86">Numérique</text:p>
          </table:table-cell>
        </table:table-row>
        <table:table-row>
          <table:table-cell table:style-name="Tableau17.A2" office:value-type="string">
            <text:p text:style-name="P86">Localisation physique du pointeau</text:p>
          </table:table-cell>
          <table:table-cell table:style-name="Tableau17.A2" office:value-type="string">
            <text:p text:style-name="P86">localisation</text:p>
          </table:table-cell>
          <table:table-cell table:style-name="Tableau17.C2" office:value-type="string">
            <text:p text:style-name="P86">Texte</text:p>
          </table:table-cell>
        </table:table-row>
        <table:table-row>
          <table:table-cell table:style-name="Tableau17.A2" office:value-type="string">
            <text:p text:style-name="P86">Statut du pointeau</text:p>
          </table:table-cell>
          <table:table-cell table:style-name="Tableau17.A2" office:value-type="string">
            <text:p text:style-name="P86">statutPointeau</text:p>
          </table:table-cell>
          <table:table-cell table:style-name="Tableau17.C2" office:value-type="string">
            <text:p text:style-name="P86">Numérique</text:p>
          </table:table-cell>
        </table:table-row>
        <table:table-row>
          <table:table-cell table:style-name="Tableau17.A2" office:value-type="string">
            <text:p text:style-name="P86">Id de la ronde à associer à un agent</text:p>
          </table:table-cell>
          <table:table-cell table:style-name="Tableau17.A2" office:value-type="string">
            <text:p text:style-name="P86">idRonde</text:p>
          </table:table-cell>
          <table:table-cell table:style-name="Tableau17.C2" office:value-type="string">
            <text:p text:style-name="P86">Numérique</text:p>
          </table:table-cell>
        </table:table-row>
        <table:table-row>
          <table:table-cell table:style-name="Tableau17.A2" office:value-type="string">
            <text:p text:style-name="P86">Id de l’agent <text:span text:style-name="T238">pour association</text:span></text:p>
          </table:table-cell>
          <table:table-cell table:style-name="Tableau17.A2" office:value-type="string">
            <text:p text:style-name="P86">idAgent</text:p>
          </table:table-cell>
          <table:table-cell table:style-name="Tableau17.C2" office:value-type="string">
            <text:p text:style-name="P86">Numérique</text:p>
          </table:table-cell>
        </table:table-row>
        <table:table-row>
          <table:table-cell table:style-name="Tableau17.A2" office:value-type="string">
            <text:p text:style-name="P86">Id de la ronde <text:span text:style-name="T238">pour association</text:span></text:p>
          </table:table-cell>
          <table:table-cell table:style-name="Tableau17.A2" office:value-type="string">
            <text:p text:style-name="P86">idRonde</text:p>
          </table:table-cell>
          <table:table-cell table:style-name="Tableau17.C2" office:value-type="string">
            <text:p text:style-name="P86">Numérique</text:p>
          </table:table-cell>
        </table:table-row>
        <table:table-row>
          <table:table-cell table:style-name="Tableau17.A2" office:value-type="string">
            <text:p text:style-name="P86">Id du pointeau <text:span text:style-name="T238">pour association</text:span></text:p>
          </table:table-cell>
          <table:table-cell table:style-name="Tableau17.A2" office:value-type="string">
            <text:p text:style-name="P86">IdPointeau</text:p>
          </table:table-cell>
          <table:table-cell table:style-name="Tableau17.C2" office:value-type="string">
            <text:p text:style-name="P86">Numérique</text:p>
          </table:table-cell>
        </table:table-row>
        <table:table-row>
          <table:table-cell table:style-name="Tableau17.A2" office:value-type="string">
            <text:p text:style-name="P86">Ordre de passage des pointeaux</text:p>
          </table:table-cell>
          <table:table-cell table:style-name="Tableau17.A2" office:value-type="string">
            <text:p text:style-name="P86">ordrePointeau</text:p>
          </table:table-cell>
          <table:table-cell table:style-name="Tableau17.C2" office:value-type="string">
            <text:p text:style-name="P86">Numérique</text:p>
          </table:table-cell>
        </table:table-row>
        <table:table-row>
          <table:table-cell table:style-name="Tableau17.A2" office:value-type="string">
            <text:p text:style-name="P86">Temps minimum entre deux pointeaux</text:p>
          </table:table-cell>
          <table:table-cell table:style-name="Tableau17.A2" office:value-type="string">
            <text:p text:style-name="P86">tempsMin</text:p>
          </table:table-cell>
          <table:table-cell table:style-name="Tableau17.C2" office:value-type="string">
            <text:p text:style-name="P86">Numérique</text:p>
          </table:table-cell>
        </table:table-row>
        <table:table-row>
          <table:table-cell table:style-name="Tableau17.A2" office:value-type="string">
            <text:p text:style-name="P86">Temps maximum entre deux pointeaux</text:p>
          </table:table-cell>
          <table:table-cell table:style-name="Tableau17.A2" office:value-type="string">
            <text:p text:style-name="P86">tempsMax</text:p>
          </table:table-cell>
          <table:table-cell table:style-name="Tableau17.C2" office:value-type="string">
            <text:p text:style-name="P86">Numérique</text:p>
          </table:table-cell>
        </table:table-row>
        <table:table-row>
          <table:table-cell table:style-name="Tableau17.A2" office:value-type="string">
            <text:p text:style-name="P86">Date de réalisation de la ronde</text:p>
          </table:table-cell>
          <table:table-cell table:style-name="Tableau17.A2" office:value-type="string">
            <text:p text:style-name="P87">date</text:p>
          </table:table-cell>
          <table:table-cell table:style-name="Tableau17.C2" office:value-type="string">
            <text:p text:style-name="P87">Date</text:p>
          </table:table-cell>
        </table:table-row>
        <table:table-row>
          <table:table-cell table:style-name="Tableau17.A2" office:value-type="string">
            <text:p text:style-name="P87">Localisation via bâtiment</text:p>
          </table:table-cell>
          <table:table-cell table:style-name="Tableau17.A2" office:value-type="string">
            <text:p text:style-name="P87">batiment</text:p>
          </table:table-cell>
          <table:table-cell table:style-name="Tableau17.C2" office:value-type="string">
            <text:p text:style-name="P87">Texte</text:p>
          </table:table-cell>
        </table:table-row>
        <table:table-row>
          <table:table-cell table:style-name="Tableau17.A2" office:value-type="string">
            <text:p text:style-name="P87">Localisation via étage</text:p>
          </table:table-cell>
          <table:table-cell table:style-name="Tableau17.A2" office:value-type="string">
            <text:p text:style-name="P87">etage</text:p>
          </table:table-cell>
          <table:table-cell table:style-name="Tableau17.C2" office:value-type="string">
            <text:p text:style-name="P87">Texte</text:p>
          </table:table-cell>
        </table:table-row>
        <table:table-row>
          <table:table-cell table:style-name="Tableau17.A2" office:value-type="string">
            <text:p text:style-name="P87">Identifiant d’un smartphone avec adb</text:p>
          </table:table-cell>
          <table:table-cell table:style-name="Tableau17.A2" office:value-type="string">
            <text:p text:style-name="P87">idAdb</text:p>
          </table:table-cell>
          <table:table-cell table:style-name="Tableau17.C2" office:value-type="string">
            <text:p text:style-name="P87">Hexadécimal </text:p>
          </table:table-cell>
        </table:table-row>
        <table:table-row>
          <table:table-cell table:style-name="Tableau17.A2" office:value-type="string">
            <text:p text:style-name="P87">Association du téléphone </text:p>
          </table:table-cell>
          <table:table-cell table:style-name="Tableau17.A2" office:value-type="string">
            <text:p text:style-name="P87">nomSmartphone</text:p>
          </table:table-cell>
          <table:table-cell table:style-name="Tableau17.C2" office:value-type="string">
            <text:p text:style-name="P87">Texte</text:p>
          </table:table-cell>
        </table:table-row>
      </table:table>
      <text:h text:style-name="P165" text:outline-level="1"/>
      <text:h text:style-name="P169" text:outline-level="1"><draw:frame draw:style-name="fr1" draw:name="Image43" text:anchor-type="paragraph" svg:x="-2cm" svg:y="1.441cm" svg:width="29.7cm" svg:height="13.432cm" draw:z-index="43"><draw:image xlink:href="Pictures/100002010000050F0000022F1271E1F4D98E65FB.png" xlink:type="simple" xlink:show="embed" xlink:actuate="onLoad" loext:mime-type="image/png"/></draw:frame><text:bookmark-start text:name="__RefHeading___Toc7594_1359916033"/><text:span text:style-name="T314">4 - </text:span><text:span text:style-name="T315">PLANIFICATION<text:tab/><text:tab/><text:tab/><text:tab/><text:tab/><text:tab/><text:tab/><text:tab/><text:tab/><text:tab/><text:tab/><text:tab/><text:tab/><text:tab/> <text:s text:c="2"/><text:tab/><text:tab/> <text:s text:c="3"/></text:span><text:bookmark-end text:name="__RefHeading___Toc7594_1359916033"/></text:h>
      <text:p text:style-name="P242"><draw:frame draw:style-name="fr1" draw:name="Image44" text:anchor-type="paragraph" svg:x="-1.875cm" svg:y="0.476cm" svg:width="29.45cm" svg:height="8.253cm" draw:z-index="44"><draw:image xlink:href="Pictures/100002010000050F0000016B7AF08EC26915833B.png" xlink:type="simple" xlink:show="embed" xlink:actuate="onLoad" loext:mime-type="image/png"/></draw:frame><text:bookmark-start text:name="__RefHeading___Toc7596_1359916033"/><text:s text:c="2"/><text:bookmark-end text:name="__RefHeading___Toc7596_1359916033"/></text:p>
      <text:h text:style-name="P170" text:outline-level="1"><text:bookmark-start text:name="__RefHeading___Toc6266_4236845592"/>5 – CONCLUSION<text:tab/><text:tab/><text:tab/><text:tab/><text:tab/><text:tab/><text:tab/><text:tab/><text:tab/> <text:s text:c="3"/><text:bookmark-end text:name="__RefHeading___Toc6266_4236845592"/></text:h>
      <text:p text:style-name="P137"/>
      <text:p text:style-name="Text_20_body"><text:tab/>A ce jour, la phase d’analyse étant à présent terminé nous pouvons conclure que notre équipe a bien pris connaissance du sujet. La phase d’analyse nous a permis la compréhension de celui-ci tout en appréhendant les besoins et les problèmes qu’ils va nous réserver. <text:span text:style-name="T316">N</text:span>ous avons pu finir la conception de nos premières maquettes, de l’application <text:span text:style-name="T316">sur Smartphone</text:span>, de la station d’accueil ainsi que des rapport<text:span text:style-name="T316">s de sécurité</text:span>. Nous avons, en parallèle, pu confectionné notre dictionnaire de données qui nous permettra la création de nos bases de données.</text:p>
      <text:p text:style-name="Text_20_body"><text:tab/>Nous somme forcé d’avoué que le sujet de base nous paraissait simple. <text:span text:style-name="T317">Cependant</text:span> nous avons été surpris par la charge de travail qui nous attendait et les premiers problèmes rencontré nous ont permis de nous remettre en cause et de réfléchir au futur de ce projet. C’est grâce a la bonne communication, a la cohésion générale de notre équipe ainsi que l’entraide que nous avons pu rassemblé le maximum d’information possible et à avoir des premières pistes a la résolution de nos problèmes actuel et fut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rps" style:family="paragraph" style:parent-style-name="Heading_20_4"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Liberation Serif" officeooo:rsid="0222eeb0" officeooo:paragraph-rsid="02301605"/>
    </style:style>
    <style:style style:name="MP2" style:family="paragraph" style:parent-style-name="Footer">
      <style:paragraph-properties fo:text-align="end" style:justify-single-word="false"/>
    </style:style>
    <style:style style:name="MP3" style:family="paragraph" style:parent-style-name="Header">
      <style:text-properties style:font-name="Liberation Serif" officeooo:rsid="0222eeb0" officeooo:paragraph-rsid="026c5b97"/>
    </style:style>
    <style:style style:name="MT1" style:family="text">
      <style:text-properties fo:font-size="12pt" style:font-size-asian="12pt" style:font-size-complex="12pt"/>
    </style:style>
    <style:style style:name="MT2" style:family="text">
      <style:text-properties fo:font-size="12pt" officeooo:rsid="02301605" style:font-size-asian="12pt" style:font-size-complex="12pt"/>
    </style:style>
    <style:style style:name="MT3" style:family="text">
      <style:text-properties fo:font-size="12pt" officeooo:rsid="0224c664"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É</text:span><text:span text:style-name="MT2">tudiant </text:span><text:span text:style-name="MT1">1: </text:span><text:span text:style-name="MT3">MEZERETTE Brice<text:tab/> <text:s text:c="57"/></text:span><text:span text:style-name="MT1">É</text:span><text:span text:style-name="MT2">tudiant 2</text:span><text:span text:style-name="MT1">: </text:span><text:span text:style-name="MT3">HUREAU Mathis </text:span></text:p>
        <text:p text:style-name="MP1"><text:span text:style-name="MT1">É</text:span><text:span text:style-name="MT2">tudiant 3</text:span><text:span text:style-name="MT1">: </text:span><text:span text:style-name="MT3">GUILLAUMIN Jérémi<text:tab/><text:tab/></text:span><text:span text:style-name="MT1">É</text:span><text:span text:style-name="MT2">tudiant 4: CHEVREL Antoine</text:span></text:p>
      </style:header>
      <style:footer>
        <text:p text:style-name="MP2"><text:page-number text:select-page="current">54</text:page-number>/<text:page-count>54</text:page-count></text:p>
      </style:footer>
    </style:master-page>
    <style:master-page style:name="Landscape" style:page-layout-name="Mpm2">
      <style:header>
        <text:p text:style-name="MP3"><text:span text:style-name="MT1">É</text:span><text:span text:style-name="MT2">tudiant </text:span><text:span text:style-name="MT1">1: </text:span><text:span text:style-name="MT3">MEZERETTE Brice<text:tab/> <text:s text:c="57"/><text:tab/><text:tab/><text:tab/> <text:s text:c="13"/></text:span><text:span text:style-name="MT1">É</text:span><text:span text:style-name="MT2">tudiant 2</text:span><text:span text:style-name="MT1">: </text:span><text:span text:style-name="MT3">HUREAU Mathis </text:span></text:p>
        <text:p text:style-name="MP3"><text:span text:style-name="MT1">É</text:span><text:span text:style-name="MT2">tudiant 3</text:span><text:span text:style-name="MT1">: </text:span><text:span text:style-name="MT3">GUILLAUMIN Jérémi<text:tab/><text:tab/><text:tab/><text:tab/> <text:s text:c="13"/></text:span><text:span text:style-name="MT1">É</text:span><text:span text:style-name="MT2">tudiant 4: CHEVREL Antoine</text:span></text:p>
      </style:header>
      <style:footer>
        <text:p text:style-name="MP2"><text:page-number text:select-page="current">53</text:page-number>/<text:page-count>5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13:15:11.993275881</meta:creation-date>
    <dc:date>2020-03-18T22:10:47.204000000</dc:date>
    <meta:editing-duration>P1DT10H16M42S</meta:editing-duration>
    <meta:editing-cycles>520</meta:editing-cycles>
    <meta:generator>LibreOffice/6.2.4.2$Windows_X86_64 LibreOffice_project/2412653d852ce75f65fbfa83fb7e7b669a126d64</meta:generator>
    <meta:print-date>2020-01-31T14:28:00.734089777</meta:print-date>
    <meta:document-statistic meta:table-count="18" meta:image-count="42" meta:object-count="0" meta:page-count="54" meta:paragraph-count="492" meta:word-count="5009" meta:character-count="32537" meta:non-whitespace-character-count="27461"/>
  </office:meta>
</office:document-meta>
</file>